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611in"/>
    </style:style>
    <style:style style:name="co2" style:family="table-column">
      <style:table-column-properties fo:break-before="auto" style:column-width="0.7075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0.8035in"/>
    </style:style>
    <style:style style:name="co5" style:family="table-column">
      <style:table-column-properties fo:break-before="auto" style:column-width="1.3189in"/>
    </style:style>
    <style:style style:name="co6" style:family="table-column">
      <style:table-column-properties fo:break-before="auto" style:column-width="6.57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Tahoma" style:language-asian="en" style:country-asian="US" style:font-name-complex="Tahoma" style:language-complex="en" style:country-complex="U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411" calcext:value-type="float">
            <text:p>4411</text:p>
          </table:table-cell>
          <table:table-cell office:value-type="float" office:value="40" calcext:value-type="float">
            <text:p>40</text:p>
          </table:table-cell>
          <table:table-cell office:value-type="float" office:value="20050601" calcext:value-type="float">
            <text:p>20050601</text:p>
          </table:table-cell>
          <table:table-cell table:formula="of:=CONCATENATE(&quot;INSERT INTO export(date, ck_no, amount, fk_lot_id, note) VALUES(&quot;   ;[.E1];    &quot;, &quot;    ;[.C1];    &quot; ,&quot;    ; [.D1];    &quot;, &quot;    ;[.B1];&quot;, '&quot;   ;[.H1];      &quot;' );&quot;)" office:value-type="string" office:string-value="INSERT INTO export(date, ck_no, amount, fk_lot_id, note) VALUES(20050601, 4411 ,40, 1, '' );" calcext:value-type="string">
            <text:p>INSERT INTO export(date, ck_no, amount, fk_lot_id, note) VALUES(20050601, 4411 ,40, 1, '' );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444" calcext:value-type="float">
            <text:p>1444</text:p>
          </table:table-cell>
          <table:table-cell office:value-type="float" office:value="40" calcext:value-type="float">
            <text:p>40</text:p>
          </table:table-cell>
          <table:table-cell office:value-type="float" office:value="20050601" calcext:value-type="float">
            <text:p>20050601</text:p>
          </table:table-cell>
          <table:table-cell table:formula="of:=CONCATENATE(&quot;INSERT INTO export(date, ck_no, amount, fk_lot_id, note) VALUES(&quot;   ;[.E2];    &quot;, &quot;    ;[.C2];    &quot; ,&quot;    ; [.D2];    &quot;, &quot;    ;[.B2];&quot;, '&quot;   ;[.H2];      &quot;' );&quot;)" office:value-type="string" office:string-value="INSERT INTO export(date, ck_no, amount, fk_lot_id, note) VALUES(20050601, 1444 ,40, 2, '' );" calcext:value-type="string">
            <text:p>INSERT INTO export(date, ck_no, amount, fk_lot_id, note) VALUES(20050601, 1444 ,40, 2, '' );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997" calcext:value-type="float">
            <text:p>997</text:p>
          </table:table-cell>
          <table:table-cell office:value-type="float" office:value="40" calcext:value-type="float">
            <text:p>40</text:p>
          </table:table-cell>
          <table:table-cell office:value-type="float" office:value="20050601" calcext:value-type="float">
            <text:p>20050601</text:p>
          </table:table-cell>
          <table:table-cell table:formula="of:=CONCATENATE(&quot;INSERT INTO export(date, ck_no, amount, fk_lot_id, note) VALUES(&quot;   ;[.E3];    &quot;, &quot;    ;[.C3];    &quot; ,&quot;    ; [.D3];    &quot;, &quot;    ;[.B3];&quot;, '&quot;   ;[.H3];      &quot;' );&quot;)" office:value-type="string" office:string-value="INSERT INTO export(date, ck_no, amount, fk_lot_id, note) VALUES(20050601, 997 ,40, 3, '' );" calcext:value-type="string">
            <text:p>INSERT INTO export(date, ck_no, amount, fk_lot_id, note) VALUES(20050601, 997 ,40, 3, '' );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670" calcext:value-type="float">
            <text:p>1670</text:p>
          </table:table-cell>
          <table:table-cell office:value-type="float" office:value="40" calcext:value-type="float">
            <text:p>40</text:p>
          </table:table-cell>
          <table:table-cell office:value-type="float" office:value="20050601" calcext:value-type="float">
            <text:p>20050601</text:p>
          </table:table-cell>
          <table:table-cell table:formula="of:=CONCATENATE(&quot;INSERT INTO export(date, ck_no, amount, fk_lot_id, note) VALUES(&quot;   ;[.E4];    &quot;, &quot;    ;[.C4];    &quot; ,&quot;    ; [.D4];    &quot;, &quot;    ;[.B4];&quot;, '&quot;   ;[.H4];      &quot;' );&quot;)" office:value-type="string" office:string-value="INSERT INTO export(date, ck_no, amount, fk_lot_id, note) VALUES(20050601, 1670 ,40, 4, '' );" calcext:value-type="string">
            <text:p>INSERT INTO export(date, ck_no, amount, fk_lot_id, note) VALUES(20050601, 1670 ,40, 4, '' );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059" calcext:value-type="float">
            <text:p>3059</text:p>
          </table:table-cell>
          <table:table-cell office:value-type="float" office:value="40" calcext:value-type="float">
            <text:p>40</text:p>
          </table:table-cell>
          <table:table-cell office:value-type="float" office:value="20050601" calcext:value-type="float">
            <text:p>20050601</text:p>
          </table:table-cell>
          <table:table-cell table:formula="of:=CONCATENATE(&quot;INSERT INTO export(date, ck_no, amount, fk_lot_id, note) VALUES(&quot;   ;[.E5];    &quot;, &quot;    ;[.C5];    &quot; ,&quot;    ; [.D5];    &quot;, &quot;    ;[.B5];&quot;, '&quot;   ;[.H5];      &quot;' );&quot;)" office:value-type="string" office:string-value="INSERT INTO export(date, ck_no, amount, fk_lot_id, note) VALUES(20050601, 3059 ,40, 5, '' );" calcext:value-type="string">
            <text:p>INSERT INTO export(date, ck_no, amount, fk_lot_id, note) VALUES(20050601, 3059 ,40, 5, '' );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758" calcext:value-type="float">
            <text:p>758</text:p>
          </table:table-cell>
          <table:table-cell office:value-type="float" office:value="40" calcext:value-type="float">
            <text:p>40</text:p>
          </table:table-cell>
          <table:table-cell office:value-type="float" office:value="20050601" calcext:value-type="float">
            <text:p>20050601</text:p>
          </table:table-cell>
          <table:table-cell table:formula="of:=CONCATENATE(&quot;INSERT INTO export(date, ck_no, amount, fk_lot_id, note) VALUES(&quot;   ;[.E6];    &quot;, &quot;    ;[.C6];    &quot; ,&quot;    ; [.D6];    &quot;, &quot;    ;[.B6];&quot;, '&quot;   ;[.H6];      &quot;' );&quot;)" office:value-type="string" office:string-value="INSERT INTO export(date, ck_no, amount, fk_lot_id, note) VALUES(20050601, 758 ,40, 6, '' );" calcext:value-type="string">
            <text:p>INSERT INTO export(date, ck_no, amount, fk_lot_id, note) VALUES(20050601, 758 ,40, 6, '' );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0050601" calcext:value-type="float">
            <text:p>20050601</text:p>
          </table:table-cell>
          <table:table-cell table:formula="of:=CONCATENATE(&quot;INSERT INTO export(date, ck_no, amount, fk_lot_id, note) VALUES(&quot;   ;[.E7];    &quot;, &quot;    ;[.C7];    &quot; ,&quot;    ; [.D7];    &quot;, &quot;    ;[.B7];&quot;, '&quot;   ;[.H7];      &quot;' );&quot;)" office:value-type="string" office:string-value="INSERT INTO export(date, ck_no, amount, fk_lot_id, note) VALUES(20050601, 1 ,40, 7, '' );" calcext:value-type="string">
            <text:p>INSERT INTO export(date, ck_no, amount, fk_lot_id, note) VALUES(20050601, 1 ,40, 7, '' );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5671" calcext:value-type="float">
            <text:p>5671</text:p>
          </table:table-cell>
          <table:table-cell office:value-type="float" office:value="40" calcext:value-type="float">
            <text:p>40</text:p>
          </table:table-cell>
          <table:table-cell office:value-type="float" office:value="20050601" calcext:value-type="float">
            <text:p>20050601</text:p>
          </table:table-cell>
          <table:table-cell table:formula="of:=CONCATENATE(&quot;INSERT INTO export(date, ck_no, amount, fk_lot_id, note) VALUES(&quot;   ;[.E8];    &quot;, &quot;    ;[.C8];    &quot; ,&quot;    ; [.D8];    &quot;, &quot;    ;[.B8];&quot;, '&quot;   ;[.H8];      &quot;' );&quot;)" office:value-type="string" office:string-value="INSERT INTO export(date, ck_no, amount, fk_lot_id, note) VALUES(20050601, 5671 ,40, 8, '' );" calcext:value-type="string">
            <text:p>INSERT INTO export(date, ck_no, amount, fk_lot_id, note) VALUES(20050601, 5671 ,40, 8, '' );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91220" calcext:value-type="float">
            <text:p>91220</text:p>
          </table:table-cell>
          <table:table-cell office:value-type="float" office:value="40" calcext:value-type="float">
            <text:p>40</text:p>
          </table:table-cell>
          <table:table-cell office:value-type="float" office:value="20050601" calcext:value-type="float">
            <text:p>20050601</text:p>
          </table:table-cell>
          <table:table-cell table:formula="of:=CONCATENATE(&quot;INSERT INTO export(date, ck_no, amount, fk_lot_id, note) VALUES(&quot;   ;[.E9];    &quot;, &quot;    ;[.C9];    &quot; ,&quot;    ; [.D9];    &quot;, &quot;    ;[.B9];&quot;, '&quot;   ;[.H9];      &quot;' );&quot;)" office:value-type="string" office:string-value="INSERT INTO export(date, ck_no, amount, fk_lot_id, note) VALUES(20050601, 91220 ,40, 9, '' );" calcext:value-type="string">
            <text:p>INSERT INTO export(date, ck_no, amount, fk_lot_id, note) VALUES(20050601, 91220 ,40, 9, '' );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744" calcext:value-type="float">
            <text:p>1744</text:p>
          </table:table-cell>
          <table:table-cell office:value-type="float" office:value="40" calcext:value-type="float">
            <text:p>40</text:p>
          </table:table-cell>
          <table:table-cell office:value-type="float" office:value="20050601" calcext:value-type="float">
            <text:p>20050601</text:p>
          </table:table-cell>
          <table:table-cell table:formula="of:=CONCATENATE(&quot;INSERT INTO export(date, ck_no, amount, fk_lot_id, note) VALUES(&quot;   ;[.E10];    &quot;, &quot;    ;[.C10];    &quot; ,&quot;    ; [.D10];    &quot;, &quot;    ;[.B10];&quot;, '&quot;   ;[.H10];      &quot;' );&quot;)" office:value-type="string" office:string-value="INSERT INTO export(date, ck_no, amount, fk_lot_id, note) VALUES(20050601, 1744 ,40, 10, '' );" calcext:value-type="string">
            <text:p>INSERT INTO export(date, ck_no, amount, fk_lot_id, note) VALUES(20050601, 1744 ,40, 10, '' );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3581" calcext:value-type="float">
            <text:p>3581</text:p>
          </table:table-cell>
          <table:table-cell office:value-type="float" office:value="40" calcext:value-type="float">
            <text:p>40</text:p>
          </table:table-cell>
          <table:table-cell office:value-type="float" office:value="20050601" calcext:value-type="float">
            <text:p>20050601</text:p>
          </table:table-cell>
          <table:table-cell table:formula="of:=CONCATENATE(&quot;INSERT INTO export(date, ck_no, amount, fk_lot_id, note) VALUES(&quot;   ;[.E11];    &quot;, &quot;    ;[.C11];    &quot; ,&quot;    ; [.D11];    &quot;, &quot;    ;[.B11];&quot;, '&quot;   ;[.H11];      &quot;' );&quot;)" office:value-type="string" office:string-value="INSERT INTO export(date, ck_no, amount, fk_lot_id, note) VALUES(20050601, 3581 ,40, 11, '' );" calcext:value-type="string">
            <text:p>INSERT INTO export(date, ck_no, amount, fk_lot_id, note) VALUES(20050601, 3581 ,40, 11, '' );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881" calcext:value-type="float">
            <text:p>881</text:p>
          </table:table-cell>
          <table:table-cell office:value-type="float" office:value="40" calcext:value-type="float">
            <text:p>40</text:p>
          </table:table-cell>
          <table:table-cell office:value-type="float" office:value="20050601" calcext:value-type="float">
            <text:p>20050601</text:p>
          </table:table-cell>
          <table:table-cell table:formula="of:=CONCATENATE(&quot;INSERT INTO export(date, ck_no, amount, fk_lot_id, note) VALUES(&quot;   ;[.E12];    &quot;, &quot;    ;[.C12];    &quot; ,&quot;    ; [.D12];    &quot;, &quot;    ;[.B12];&quot;, '&quot;   ;[.H12];      &quot;' );&quot;)" office:value-type="string" office:string-value="INSERT INTO export(date, ck_no, amount, fk_lot_id, note) VALUES(20050601, 881 ,40, 12, '' );" calcext:value-type="string">
            <text:p>INSERT INTO export(date, ck_no, amount, fk_lot_id, note) VALUES(20050601, 881 ,40, 12, '' );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825" calcext:value-type="float">
            <text:p>1825</text:p>
          </table:table-cell>
          <table:table-cell office:value-type="float" office:value="40" calcext:value-type="float">
            <text:p>40</text:p>
          </table:table-cell>
          <table:table-cell office:value-type="float" office:value="20050601" calcext:value-type="float">
            <text:p>20050601</text:p>
          </table:table-cell>
          <table:table-cell table:formula="of:=CONCATENATE(&quot;INSERT INTO export(date, ck_no, amount, fk_lot_id, note) VALUES(&quot;   ;[.E13];    &quot;, &quot;    ;[.C13];    &quot; ,&quot;    ; [.D13];    &quot;, &quot;    ;[.B13];&quot;, '&quot;   ;[.H13];      &quot;' );&quot;)" office:value-type="string" office:string-value="INSERT INTO export(date, ck_no, amount, fk_lot_id, note) VALUES(20050601, 1825 ,40, 13, '' );" calcext:value-type="string">
            <text:p>INSERT INTO export(date, ck_no, amount, fk_lot_id, note) VALUES(20050601, 1825 ,40, 13, '' );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4853" calcext:value-type="float">
            <text:p>4853</text:p>
          </table:table-cell>
          <table:table-cell office:value-type="float" office:value="40" calcext:value-type="float">
            <text:p>40</text:p>
          </table:table-cell>
          <table:table-cell office:value-type="float" office:value="20050601" calcext:value-type="float">
            <text:p>20050601</text:p>
          </table:table-cell>
          <table:table-cell table:formula="of:=CONCATENATE(&quot;INSERT INTO export(date, ck_no, amount, fk_lot_id, note) VALUES(&quot;   ;[.E14];    &quot;, &quot;    ;[.C14];    &quot; ,&quot;    ; [.D14];    &quot;, &quot;    ;[.B14];&quot;, '&quot;   ;[.H14];      &quot;' );&quot;)" office:value-type="string" office:string-value="INSERT INTO export(date, ck_no, amount, fk_lot_id, note) VALUES(20050601, 4853 ,40, 14, '' );" calcext:value-type="string">
            <text:p>INSERT INTO export(date, ck_no, amount, fk_lot_id, note) VALUES(20050601, 4853 ,40, 14, '' );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0050601" calcext:value-type="float">
            <text:p>20050601</text:p>
          </table:table-cell>
          <table:table-cell table:formula="of:=CONCATENATE(&quot;INSERT INTO export(date, ck_no, amount, fk_lot_id, note) VALUES(&quot;   ;[.E15];    &quot;, &quot;    ;[.C15];    &quot; ,&quot;    ; [.D15];    &quot;, &quot;    ;[.B15];&quot;, '&quot;   ;[.H15];      &quot;' );&quot;)" office:value-type="string" office:string-value="INSERT INTO export(date, ck_no, amount, fk_lot_id, note) VALUES(20050601, 1 ,40, 15, '' );" calcext:value-type="string">
            <text:p>INSERT INTO export(date, ck_no, amount, fk_lot_id, note) VALUES(20050601, 1 ,40, 15, '' );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1625" calcext:value-type="float">
            <text:p>1625</text:p>
          </table:table-cell>
          <table:table-cell office:value-type="float" office:value="40" calcext:value-type="float">
            <text:p>40</text:p>
          </table:table-cell>
          <table:table-cell office:value-type="float" office:value="20050601" calcext:value-type="float">
            <text:p>20050601</text:p>
          </table:table-cell>
          <table:table-cell table:formula="of:=CONCATENATE(&quot;INSERT INTO export(date, ck_no, amount, fk_lot_id, note) VALUES(&quot;   ;[.E16];    &quot;, &quot;    ;[.C16];    &quot; ,&quot;    ; [.D16];    &quot;, &quot;    ;[.B16];&quot;, '&quot;   ;[.H16];      &quot;' );&quot;)" office:value-type="string" office:string-value="INSERT INTO export(date, ck_no, amount, fk_lot_id, note) VALUES(20050601, 1625 ,40, 16, '' );" calcext:value-type="string">
            <text:p>INSERT INTO export(date, ck_no, amount, fk_lot_id, note) VALUES(20050601, 1625 ,40, 16, '' );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3652" calcext:value-type="float">
            <text:p>3652</text:p>
          </table:table-cell>
          <table:table-cell office:value-type="float" office:value="40" calcext:value-type="float">
            <text:p>40</text:p>
          </table:table-cell>
          <table:table-cell office:value-type="float" office:value="20050601" calcext:value-type="float">
            <text:p>20050601</text:p>
          </table:table-cell>
          <table:table-cell table:formula="of:=CONCATENATE(&quot;INSERT INTO export(date, ck_no, amount, fk_lot_id, note) VALUES(&quot;   ;[.E17];    &quot;, &quot;    ;[.C17];    &quot; ,&quot;    ; [.D17];    &quot;, &quot;    ;[.B17];&quot;, '&quot;   ;[.H17];      &quot;' );&quot;)" office:value-type="string" office:string-value="INSERT INTO export(date, ck_no, amount, fk_lot_id, note) VALUES(20050601, 3652 ,40, 17, '' );" calcext:value-type="string">
            <text:p>INSERT INTO export(date, ck_no, amount, fk_lot_id, note) VALUES(20050601, 3652 ,40, 17, '' );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6465" calcext:value-type="float">
            <text:p>6465</text:p>
          </table:table-cell>
          <table:table-cell office:value-type="float" office:value="40" calcext:value-type="float">
            <text:p>40</text:p>
          </table:table-cell>
          <table:table-cell office:value-type="float" office:value="20050601" calcext:value-type="float">
            <text:p>20050601</text:p>
          </table:table-cell>
          <table:table-cell table:formula="of:=CONCATENATE(&quot;INSERT INTO export(date, ck_no, amount, fk_lot_id, note) VALUES(&quot;   ;[.E18];    &quot;, &quot;    ;[.C18];    &quot; ,&quot;    ; [.D18];    &quot;, &quot;    ;[.B18];&quot;, '&quot;   ;[.H18];      &quot;' );&quot;)" office:value-type="string" office:string-value="INSERT INTO export(date, ck_no, amount, fk_lot_id, note) VALUES(20050601, 6465 ,40, 18, '' );" calcext:value-type="string">
            <text:p>INSERT INTO export(date, ck_no, amount, fk_lot_id, note) VALUES(20050601, 6465 ,40, 18, '' );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3504" calcext:value-type="float">
            <text:p>3504</text:p>
          </table:table-cell>
          <table:table-cell office:value-type="float" office:value="40" calcext:value-type="float">
            <text:p>40</text:p>
          </table:table-cell>
          <table:table-cell office:value-type="float" office:value="20050601" calcext:value-type="float">
            <text:p>20050601</text:p>
          </table:table-cell>
          <table:table-cell table:formula="of:=CONCATENATE(&quot;INSERT INTO export(date, ck_no, amount, fk_lot_id, note) VALUES(&quot;   ;[.E19];    &quot;, &quot;    ;[.C19];    &quot; ,&quot;    ; [.D19];    &quot;, &quot;    ;[.B19];&quot;, '&quot;   ;[.H19];      &quot;' );&quot;)" office:value-type="string" office:string-value="INSERT INTO export(date, ck_no, amount, fk_lot_id, note) VALUES(20050601, 3504 ,40, 19, '' );" calcext:value-type="string">
            <text:p>INSERT INTO export(date, ck_no, amount, fk_lot_id, note) VALUES(20050601, 3504 ,40, 19, '' );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2111" calcext:value-type="float">
            <text:p>2111</text:p>
          </table:table-cell>
          <table:table-cell office:value-type="float" office:value="40" calcext:value-type="float">
            <text:p>40</text:p>
          </table:table-cell>
          <table:table-cell office:value-type="float" office:value="20050601" calcext:value-type="float">
            <text:p>20050601</text:p>
          </table:table-cell>
          <table:table-cell table:formula="of:=CONCATENATE(&quot;INSERT INTO export(date, ck_no, amount, fk_lot_id, note) VALUES(&quot;   ;[.E20];    &quot;, &quot;    ;[.C20];    &quot; ,&quot;    ; [.D20];    &quot;, &quot;    ;[.B20];&quot;, '&quot;   ;[.H20];      &quot;' );&quot;)" office:value-type="string" office:string-value="INSERT INTO export(date, ck_no, amount, fk_lot_id, note) VALUES(20050601, 2111 ,40, 20, '' );" calcext:value-type="string">
            <text:p>INSERT INTO export(date, ck_no, amount, fk_lot_id, note) VALUES(20050601, 2111 ,40, 20, '' );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1793" calcext:value-type="float">
            <text:p>1793</text:p>
          </table:table-cell>
          <table:table-cell office:value-type="float" office:value="40" calcext:value-type="float">
            <text:p>40</text:p>
          </table:table-cell>
          <table:table-cell office:value-type="float" office:value="20050601" calcext:value-type="float">
            <text:p>20050601</text:p>
          </table:table-cell>
          <table:table-cell table:formula="of:=CONCATENATE(&quot;INSERT INTO export(date, ck_no, amount, fk_lot_id, note) VALUES(&quot;   ;[.E21];    &quot;, &quot;    ;[.C21];    &quot; ,&quot;    ; [.D21];    &quot;, &quot;    ;[.B21];&quot;, '&quot;   ;[.H21];      &quot;' );&quot;)" office:value-type="string" office:string-value="INSERT INTO export(date, ck_no, amount, fk_lot_id, note) VALUES(20050601, 1793 ,40, 21, '' );" calcext:value-type="string">
            <text:p>INSERT INTO export(date, ck_no, amount, fk_lot_id, note) VALUES(20050601, 1793 ,40, 21, '' );</text:p>
          </table:table-cell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3697" calcext:value-type="float">
            <text:p>3697</text:p>
          </table:table-cell>
          <table:table-cell office:value-type="float" office:value="40" calcext:value-type="float">
            <text:p>40</text:p>
          </table:table-cell>
          <table:table-cell office:value-type="float" office:value="20050601" calcext:value-type="float">
            <text:p>20050601</text:p>
          </table:table-cell>
          <table:table-cell table:formula="of:=CONCATENATE(&quot;INSERT INTO export(date, ck_no, amount, fk_lot_id, note) VALUES(&quot;   ;[.E22];    &quot;, &quot;    ;[.C22];    &quot; ,&quot;    ; [.D22];    &quot;, &quot;    ;[.B22];&quot;, '&quot;   ;[.H22];      &quot;' );&quot;)" office:value-type="string" office:string-value="INSERT INTO export(date, ck_no, amount, fk_lot_id, note) VALUES(20050601, 3697 ,40, 22, '' );" calcext:value-type="string">
            <text:p>INSERT INTO export(date, ck_no, amount, fk_lot_id, note) VALUES(20050601, 3697 ,40, 22, '' );</text:p>
          </table:table-cell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2570" calcext:value-type="float">
            <text:p>2570</text:p>
          </table:table-cell>
          <table:table-cell office:value-type="float" office:value="40" calcext:value-type="float">
            <text:p>40</text:p>
          </table:table-cell>
          <table:table-cell office:value-type="float" office:value="20050601" calcext:value-type="float">
            <text:p>20050601</text:p>
          </table:table-cell>
          <table:table-cell table:formula="of:=CONCATENATE(&quot;INSERT INTO export(date, ck_no, amount, fk_lot_id, note) VALUES(&quot;   ;[.E23];    &quot;, &quot;    ;[.C23];    &quot; ,&quot;    ; [.D23];    &quot;, &quot;    ;[.B23];&quot;, '&quot;   ;[.H23];      &quot;' );&quot;)" office:value-type="string" office:string-value="INSERT INTO export(date, ck_no, amount, fk_lot_id, note) VALUES(20050601, 2570 ,40, 23, '' );" calcext:value-type="string">
            <text:p>INSERT INTO export(date, ck_no, amount, fk_lot_id, note) VALUES(20050601, 2570 ,40, 23, '' );</text:p>
          </table:table-cell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6076" calcext:value-type="float">
            <text:p>6076</text:p>
          </table:table-cell>
          <table:table-cell office:value-type="float" office:value="40" calcext:value-type="float">
            <text:p>40</text:p>
          </table:table-cell>
          <table:table-cell office:value-type="float" office:value="20050601" calcext:value-type="float">
            <text:p>20050601</text:p>
          </table:table-cell>
          <table:table-cell table:formula="of:=CONCATENATE(&quot;INSERT INTO export(date, ck_no, amount, fk_lot_id, note) VALUES(&quot;   ;[.E24];    &quot;, &quot;    ;[.C24];    &quot; ,&quot;    ; [.D24];    &quot;, &quot;    ;[.B24];&quot;, '&quot;   ;[.H24];      &quot;' );&quot;)" office:value-type="string" office:string-value="INSERT INTO export(date, ck_no, amount, fk_lot_id, note) VALUES(20050601, 6076 ,40, 24, '' );" calcext:value-type="string">
            <text:p>INSERT INTO export(date, ck_no, amount, fk_lot_id, note) VALUES(20050601, 6076 ,40, 24, '' );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2241" calcext:value-type="float">
            <text:p>2241</text:p>
          </table:table-cell>
          <table:table-cell office:value-type="float" office:value="40" calcext:value-type="float">
            <text:p>40</text:p>
          </table:table-cell>
          <table:table-cell office:value-type="float" office:value="20050601" calcext:value-type="float">
            <text:p>20050601</text:p>
          </table:table-cell>
          <table:table-cell table:formula="of:=CONCATENATE(&quot;INSERT INTO export(date, ck_no, amount, fk_lot_id, note) VALUES(&quot;   ;[.E25];    &quot;, &quot;    ;[.C25];    &quot; ,&quot;    ; [.D25];    &quot;, &quot;    ;[.B25];&quot;, '&quot;   ;[.H25];      &quot;' );&quot;)" office:value-type="string" office:string-value="INSERT INTO export(date, ck_no, amount, fk_lot_id, note) VALUES(20050601, 2241 ,40, 25, '' );" calcext:value-type="string">
            <text:p>INSERT INTO export(date, ck_no, amount, fk_lot_id, note) VALUES(20050601, 2241 ,40, 25, '' );</text:p>
          </table:table-cell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float" office:value="6506" calcext:value-type="float">
            <text:p>6506</text:p>
          </table:table-cell>
          <table:table-cell office:value-type="float" office:value="40" calcext:value-type="float">
            <text:p>40</text:p>
          </table:table-cell>
          <table:table-cell office:value-type="float" office:value="20050601" calcext:value-type="float">
            <text:p>20050601</text:p>
          </table:table-cell>
          <table:table-cell table:formula="of:=CONCATENATE(&quot;INSERT INTO export(date, ck_no, amount, fk_lot_id, note) VALUES(&quot;   ;[.E26];    &quot;, &quot;    ;[.C26];    &quot; ,&quot;    ; [.D26];    &quot;, &quot;    ;[.B26];&quot;, '&quot;   ;[.H26];      &quot;' );&quot;)" office:value-type="string" office:string-value="INSERT INTO export(date, ck_no, amount, fk_lot_id, note) VALUES(20050601, 6506 ,40, 26, '' );" calcext:value-type="string">
            <text:p>INSERT INTO export(date, ck_no, amount, fk_lot_id, note) VALUES(20050601, 6506 ,40, 26, '' );</text:p>
          </table:table-cell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office:value-type="float" office:value="4742" calcext:value-type="float">
            <text:p>4742</text:p>
          </table:table-cell>
          <table:table-cell office:value-type="float" office:value="40" calcext:value-type="float">
            <text:p>40</text:p>
          </table:table-cell>
          <table:table-cell office:value-type="float" office:value="20050601" calcext:value-type="float">
            <text:p>20050601</text:p>
          </table:table-cell>
          <table:table-cell table:formula="of:=CONCATENATE(&quot;INSERT INTO export(date, ck_no, amount, fk_lot_id, note) VALUES(&quot;   ;[.E27];    &quot;, &quot;    ;[.C27];    &quot; ,&quot;    ; [.D27];    &quot;, &quot;    ;[.B27];&quot;, '&quot;   ;[.H27];      &quot;' );&quot;)" office:value-type="string" office:string-value="INSERT INTO export(date, ck_no, amount, fk_lot_id, note) VALUES(20050601, 4742 ,40, 27, '' );" calcext:value-type="string">
            <text:p>INSERT INTO export(date, ck_no, amount, fk_lot_id, note) VALUES(20050601, 4742 ,40, 27, '' );</text:p>
          </table:table-cell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office:value-type="float" office:value="2846" calcext:value-type="float">
            <text:p>2846</text:p>
          </table:table-cell>
          <table:table-cell office:value-type="float" office:value="40" calcext:value-type="float">
            <text:p>40</text:p>
          </table:table-cell>
          <table:table-cell office:value-type="float" office:value="20050601" calcext:value-type="float">
            <text:p>20050601</text:p>
          </table:table-cell>
          <table:table-cell table:formula="of:=CONCATENATE(&quot;INSERT INTO export(date, ck_no, amount, fk_lot_id, note) VALUES(&quot;   ;[.E28];    &quot;, &quot;    ;[.C28];    &quot; ,&quot;    ; [.D28];    &quot;, &quot;    ;[.B28];&quot;, '&quot;   ;[.H28];      &quot;' );&quot;)" office:value-type="string" office:string-value="INSERT INTO export(date, ck_no, amount, fk_lot_id, note) VALUES(20050601, 2846 ,40, 28, '' );" calcext:value-type="string">
            <text:p>INSERT INTO export(date, ck_no, amount, fk_lot_id, note) VALUES(20050601, 2846 ,40, 28, '' );</text:p>
          </table:table-cell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office:value-type="float" office:value="2046" calcext:value-type="float">
            <text:p>2046</text:p>
          </table:table-cell>
          <table:table-cell office:value-type="float" office:value="40" calcext:value-type="float">
            <text:p>40</text:p>
          </table:table-cell>
          <table:table-cell office:value-type="float" office:value="20050601" calcext:value-type="float">
            <text:p>20050601</text:p>
          </table:table-cell>
          <table:table-cell table:formula="of:=CONCATENATE(&quot;INSERT INTO export(date, ck_no, amount, fk_lot_id, note) VALUES(&quot;   ;[.E29];    &quot;, &quot;    ;[.C29];    &quot; ,&quot;    ; [.D29];    &quot;, &quot;    ;[.B29];&quot;, '&quot;   ;[.H29];      &quot;' );&quot;)" office:value-type="string" office:string-value="INSERT INTO export(date, ck_no, amount, fk_lot_id, note) VALUES(20050601, 2046 ,40, 29, '' );" calcext:value-type="string">
            <text:p>INSERT INTO export(date, ck_no, amount, fk_lot_id, note) VALUES(20050601, 2046 ,40, 29, '' );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889" calcext:value-type="float">
            <text:p>889</text:p>
          </table:table-cell>
          <table:table-cell office:value-type="float" office:value="40" calcext:value-type="float">
            <text:p>40</text:p>
          </table:table-cell>
          <table:table-cell office:value-type="float" office:value="20050601" calcext:value-type="float">
            <text:p>20050601</text:p>
          </table:table-cell>
          <table:table-cell table:formula="of:=CONCATENATE(&quot;INSERT INTO export(date, ck_no, amount, fk_lot_id, note) VALUES(&quot;   ;[.E30];    &quot;, &quot;    ;[.C30];    &quot; ,&quot;    ; [.D30];    &quot;, &quot;    ;[.B30];&quot;, '&quot;   ;[.H30];      &quot;' );&quot;)" office:value-type="string" office:string-value="INSERT INTO export(date, ck_no, amount, fk_lot_id, note) VALUES(20050601, 889 ,40, 30, '' );" calcext:value-type="string">
            <text:p>INSERT INTO export(date, ck_no, amount, fk_lot_id, note) VALUES(20050601, 889 ,40, 30, '' );</text:p>
          </table:table-cell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float" office:value="1281" calcext:value-type="float">
            <text:p>1281</text:p>
          </table:table-cell>
          <table:table-cell office:value-type="float" office:value="40" calcext:value-type="float">
            <text:p>40</text:p>
          </table:table-cell>
          <table:table-cell office:value-type="float" office:value="20050601" calcext:value-type="float">
            <text:p>20050601</text:p>
          </table:table-cell>
          <table:table-cell table:formula="of:=CONCATENATE(&quot;INSERT INTO export(date, ck_no, amount, fk_lot_id, note) VALUES(&quot;   ;[.E31];    &quot;, &quot;    ;[.C31];    &quot; ,&quot;    ; [.D31];    &quot;, &quot;    ;[.B31];&quot;, '&quot;   ;[.H31];      &quot;' );&quot;)" office:value-type="string" office:string-value="INSERT INTO export(date, ck_no, amount, fk_lot_id, note) VALUES(20050601, 1281 ,40, 31, '' );" calcext:value-type="string">
            <text:p>INSERT INTO export(date, ck_no, amount, fk_lot_id, note) VALUES(20050601, 1281 ,40, 31, '' );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5221" calcext:value-type="float">
            <text:p>5221</text:p>
          </table:table-cell>
          <table:table-cell office:value-type="float" office:value="40" calcext:value-type="float">
            <text:p>40</text:p>
          </table:table-cell>
          <table:table-cell office:value-type="float" office:value="20050601" calcext:value-type="float">
            <text:p>20050601</text:p>
          </table:table-cell>
          <table:table-cell table:formula="of:=CONCATENATE(&quot;INSERT INTO export(date, ck_no, amount, fk_lot_id, note) VALUES(&quot;   ;[.E32];    &quot;, &quot;    ;[.C32];    &quot; ,&quot;    ; [.D32];    &quot;, &quot;    ;[.B32];&quot;, '&quot;   ;[.H32];      &quot;' );&quot;)" office:value-type="string" office:string-value="INSERT INTO export(date, ck_no, amount, fk_lot_id, note) VALUES(20050601, 5221 ,40, 32, '' );" calcext:value-type="string">
            <text:p>INSERT INTO export(date, ck_no, amount, fk_lot_id, note) VALUES(20050601, 5221 ,40, 32, '' );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4696" calcext:value-type="float">
            <text:p>4696</text:p>
          </table:table-cell>
          <table:table-cell office:value-type="float" office:value="40" calcext:value-type="float">
            <text:p>40</text:p>
          </table:table-cell>
          <table:table-cell office:value-type="float" office:value="20050601" calcext:value-type="float">
            <text:p>20050601</text:p>
          </table:table-cell>
          <table:table-cell table:formula="of:=CONCATENATE(&quot;INSERT INTO export(date, ck_no, amount, fk_lot_id, note) VALUES(&quot;   ;[.E33];    &quot;, &quot;    ;[.C33];    &quot; ,&quot;    ; [.D33];    &quot;, &quot;    ;[.B33];&quot;, '&quot;   ;[.H33];      &quot;' );&quot;)" office:value-type="string" office:string-value="INSERT INTO export(date, ck_no, amount, fk_lot_id, note) VALUES(20050601, 4696 ,40, 33, '' );" calcext:value-type="string">
            <text:p>INSERT INTO export(date, ck_no, amount, fk_lot_id, note) VALUES(20050601, 4696 ,40, 33, '' );</text:p>
          </table:table-cell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office:value-type="float" office:value="35447" calcext:value-type="float">
            <text:p>35447</text:p>
          </table:table-cell>
          <table:table-cell office:value-type="float" office:value="40" calcext:value-type="float">
            <text:p>40</text:p>
          </table:table-cell>
          <table:table-cell office:value-type="float" office:value="20050601" calcext:value-type="float">
            <text:p>20050601</text:p>
          </table:table-cell>
          <table:table-cell table:formula="of:=CONCATENATE(&quot;INSERT INTO export(date, ck_no, amount, fk_lot_id, note) VALUES(&quot;   ;[.E34];    &quot;, &quot;    ;[.C34];    &quot; ,&quot;    ; [.D34];    &quot;, &quot;    ;[.B34];&quot;, '&quot;   ;[.H34];      &quot;' );&quot;)" office:value-type="string" office:string-value="INSERT INTO export(date, ck_no, amount, fk_lot_id, note) VALUES(20050601, 35447 ,40, 34, '' );" calcext:value-type="string">
            <text:p>INSERT INTO export(date, ck_no, amount, fk_lot_id, note) VALUES(20050601, 35447 ,40, 34, '' );</text:p>
          </table:table-cell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office:value-type="float" office:value="4457" calcext:value-type="float">
            <text:p>4457</text:p>
          </table:table-cell>
          <table:table-cell office:value-type="float" office:value="40" calcext:value-type="float">
            <text:p>40</text:p>
          </table:table-cell>
          <table:table-cell office:value-type="float" office:value="20050601" calcext:value-type="float">
            <text:p>20050601</text:p>
          </table:table-cell>
          <table:table-cell table:formula="of:=CONCATENATE(&quot;INSERT INTO export(date, ck_no, amount, fk_lot_id, note) VALUES(&quot;   ;[.E35];    &quot;, &quot;    ;[.C35];    &quot; ,&quot;    ; [.D35];    &quot;, &quot;    ;[.B35];&quot;, '&quot;   ;[.H35];      &quot;' );&quot;)" office:value-type="string" office:string-value="INSERT INTO export(date, ck_no, amount, fk_lot_id, note) VALUES(20050601, 4457 ,40, 35, '' );" calcext:value-type="string">
            <text:p>INSERT INTO export(date, ck_no, amount, fk_lot_id, note) VALUES(20050601, 4457 ,40, 35, '' );</text:p>
          </table:table-cell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office:value-type="float" office:value="999999" calcext:value-type="float">
            <text:p>999999</text:p>
          </table:table-cell>
          <table:table-cell office:value-type="float" office:value="40" calcext:value-type="float">
            <text:p>40</text:p>
          </table:table-cell>
          <table:table-cell office:value-type="float" office:value="20050601" calcext:value-type="float">
            <text:p>20050601</text:p>
          </table:table-cell>
          <table:table-cell table:formula="of:=CONCATENATE(&quot;INSERT INTO export(date, ck_no, amount, fk_lot_id, note) VALUES(&quot;   ;[.E36];    &quot;, &quot;    ;[.C36];    &quot; ,&quot;    ; [.D36];    &quot;, &quot;    ;[.B36];&quot;, '&quot;   ;[.H36];      &quot;' );&quot;)" office:value-type="string" office:string-value="INSERT INTO export(date, ck_no, amount, fk_lot_id, note) VALUES(20050601, 999999 ,40, 36, '' );" calcext:value-type="string">
            <text:p>INSERT INTO export(date, ck_no, amount, fk_lot_id, note) VALUES(20050601, 999999 ,40, 36, '' );</text:p>
          </table:table-cell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5550" calcext:value-type="float">
            <text:p>5550</text:p>
          </table:table-cell>
          <table:table-cell office:value-type="float" office:value="40" calcext:value-type="float">
            <text:p>40</text:p>
          </table:table-cell>
          <table:table-cell office:value-type="float" office:value="20050601" calcext:value-type="float">
            <text:p>20050601</text:p>
          </table:table-cell>
          <table:table-cell table:formula="of:=CONCATENATE(&quot;INSERT INTO export(date, ck_no, amount, fk_lot_id, note) VALUES(&quot;   ;[.E37];    &quot;, &quot;    ;[.C37];    &quot; ,&quot;    ; [.D37];    &quot;, &quot;    ;[.B37];&quot;, '&quot;   ;[.H37];      &quot;' );&quot;)" office:value-type="string" office:string-value="INSERT INTO export(date, ck_no, amount, fk_lot_id, note) VALUES(20050601, 5550 ,40, 37, '' );" calcext:value-type="string">
            <text:p>INSERT INTO export(date, ck_no, amount, fk_lot_id, note) VALUES(20050601, 5550 ,40, 37, '' );</text:p>
          </table:table-cell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office:value-type="float" office:value="20882838" calcext:value-type="float">
            <text:p>20882838</text:p>
          </table:table-cell>
          <table:table-cell office:value-type="float" office:value="40" calcext:value-type="float">
            <text:p>40</text:p>
          </table:table-cell>
          <table:table-cell office:value-type="float" office:value="20050601" calcext:value-type="float">
            <text:p>20050601</text:p>
          </table:table-cell>
          <table:table-cell table:formula="of:=CONCATENATE(&quot;INSERT INTO export(date, ck_no, amount, fk_lot_id, note) VALUES(&quot;   ;[.E38];    &quot;, &quot;    ;[.C38];    &quot; ,&quot;    ; [.D38];    &quot;, &quot;    ;[.B38];&quot;, '&quot;   ;[.H38];      &quot;' );&quot;)" office:value-type="string" office:string-value="INSERT INTO export(date, ck_no, amount, fk_lot_id, note) VALUES(20050601, 20882838 ,40, 38, '' );" calcext:value-type="string">
            <text:p>INSERT INTO export(date, ck_no, amount, fk_lot_id, note) VALUES(20050601, 20882838 ,40, 38, '' );</text:p>
          </table:table-cell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office:value-type="float" office:value="5236" calcext:value-type="float">
            <text:p>5236</text:p>
          </table:table-cell>
          <table:table-cell office:value-type="float" office:value="40" calcext:value-type="float">
            <text:p>40</text:p>
          </table:table-cell>
          <table:table-cell office:value-type="float" office:value="20050601" calcext:value-type="float">
            <text:p>20050601</text:p>
          </table:table-cell>
          <table:table-cell table:formula="of:=CONCATENATE(&quot;INSERT INTO export(date, ck_no, amount, fk_lot_id, note) VALUES(&quot;   ;[.E39];    &quot;, &quot;    ;[.C39];    &quot; ,&quot;    ; [.D39];    &quot;, &quot;    ;[.B39];&quot;, '&quot;   ;[.H39];      &quot;' );&quot;)" office:value-type="string" office:string-value="INSERT INTO export(date, ck_no, amount, fk_lot_id, note) VALUES(20050601, 5236 ,40, 39, '' );" calcext:value-type="string">
            <text:p>INSERT INTO export(date, ck_no, amount, fk_lot_id, note) VALUES(20050601, 5236 ,40, 39, '' );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5966" calcext:value-type="float">
            <text:p>5966</text:p>
          </table:table-cell>
          <table:table-cell office:value-type="float" office:value="40" calcext:value-type="float">
            <text:p>40</text:p>
          </table:table-cell>
          <table:table-cell office:value-type="float" office:value="20050601" calcext:value-type="float">
            <text:p>20050601</text:p>
          </table:table-cell>
          <table:table-cell table:formula="of:=CONCATENATE(&quot;INSERT INTO export(date, ck_no, amount, fk_lot_id, note) VALUES(&quot;   ;[.E40];    &quot;, &quot;    ;[.C40];    &quot; ,&quot;    ; [.D40];    &quot;, &quot;    ;[.B40];&quot;, '&quot;   ;[.H40];      &quot;' );&quot;)" office:value-type="string" office:string-value="INSERT INTO export(date, ck_no, amount, fk_lot_id, note) VALUES(20050601, 5966 ,40, 40, '' );" calcext:value-type="string">
            <text:p>INSERT INTO export(date, ck_no, amount, fk_lot_id, note) VALUES(20050601, 5966 ,40, 40, '' );</text:p>
          </table:table-cell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  <table:table-cell office:value-type="float" office:value="2971" calcext:value-type="float">
            <text:p>2971</text:p>
          </table:table-cell>
          <table:table-cell office:value-type="float" office:value="40" calcext:value-type="float">
            <text:p>40</text:p>
          </table:table-cell>
          <table:table-cell office:value-type="float" office:value="20050601" calcext:value-type="float">
            <text:p>20050601</text:p>
          </table:table-cell>
          <table:table-cell table:formula="of:=CONCATENATE(&quot;INSERT INTO export(date, ck_no, amount, fk_lot_id, note) VALUES(&quot;   ;[.E41];    &quot;, &quot;    ;[.C41];    &quot; ,&quot;    ; [.D41];    &quot;, &quot;    ;[.B41];&quot;, '&quot;   ;[.H41];      &quot;' );&quot;)" office:value-type="string" office:string-value="INSERT INTO export(date, ck_no, amount, fk_lot_id, note) VALUES(20050601, 2971 ,40, 41, '' );" calcext:value-type="string">
            <text:p>INSERT INTO export(date, ck_no, amount, fk_lot_id, note) VALUES(20050601, 2971 ,40, 41, '' );</text:p>
          </table:table-cell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office:value-type="float" office:value="1549" calcext:value-type="float">
            <text:p>1549</text:p>
          </table:table-cell>
          <table:table-cell office:value-type="float" office:value="40" calcext:value-type="float">
            <text:p>40</text:p>
          </table:table-cell>
          <table:table-cell office:value-type="float" office:value="20050601" calcext:value-type="float">
            <text:p>20050601</text:p>
          </table:table-cell>
          <table:table-cell table:formula="of:=CONCATENATE(&quot;INSERT INTO export(date, ck_no, amount, fk_lot_id, note) VALUES(&quot;   ;[.E42];    &quot;, &quot;    ;[.C42];    &quot; ,&quot;    ; [.D42];    &quot;, &quot;    ;[.B42];&quot;, '&quot;   ;[.H42];      &quot;' );&quot;)" office:value-type="string" office:string-value="INSERT INTO export(date, ck_no, amount, fk_lot_id, note) VALUES(20050601, 1549 ,40, 42, '' );" calcext:value-type="string">
            <text:p>INSERT INTO export(date, ck_no, amount, fk_lot_id, note) VALUES(20050601, 1549 ,40, 42, '' );</text:p>
          </table:table-cell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office:value-type="float" office:value="2883" calcext:value-type="float">
            <text:p>2883</text:p>
          </table:table-cell>
          <table:table-cell office:value-type="float" office:value="40" calcext:value-type="float">
            <text:p>40</text:p>
          </table:table-cell>
          <table:table-cell office:value-type="float" office:value="20050601" calcext:value-type="float">
            <text:p>20050601</text:p>
          </table:table-cell>
          <table:table-cell table:formula="of:=CONCATENATE(&quot;INSERT INTO export(date, ck_no, amount, fk_lot_id, note) VALUES(&quot;   ;[.E43];    &quot;, &quot;    ;[.C43];    &quot; ,&quot;    ; [.D43];    &quot;, &quot;    ;[.B43];&quot;, '&quot;   ;[.H43];      &quot;' );&quot;)" office:value-type="string" office:string-value="INSERT INTO export(date, ck_no, amount, fk_lot_id, note) VALUES(20050601, 2883 ,40, 43, '' );" calcext:value-type="string">
            <text:p>INSERT INTO export(date, ck_no, amount, fk_lot_id, note) VALUES(20050601, 2883 ,40, 43, '' );</text:p>
          </table:table-cell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office:value-type="float" office:value="920" calcext:value-type="float">
            <text:p>920</text:p>
          </table:table-cell>
          <table:table-cell office:value-type="float" office:value="40" calcext:value-type="float">
            <text:p>40</text:p>
          </table:table-cell>
          <table:table-cell office:value-type="float" office:value="20050601" calcext:value-type="float">
            <text:p>20050601</text:p>
          </table:table-cell>
          <table:table-cell table:formula="of:=CONCATENATE(&quot;INSERT INTO export(date, ck_no, amount, fk_lot_id, note) VALUES(&quot;   ;[.E44];    &quot;, &quot;    ;[.C44];    &quot; ,&quot;    ; [.D44];    &quot;, &quot;    ;[.B44];&quot;, '&quot;   ;[.H44];      &quot;' );&quot;)" office:value-type="string" office:string-value="INSERT INTO export(date, ck_no, amount, fk_lot_id, note) VALUES(20050601, 920 ,40, 44, '' );" calcext:value-type="string">
            <text:p>INSERT INTO export(date, ck_no, amount, fk_lot_id, note) VALUES(20050601, 920 ,40, 44, '' );</text:p>
          </table:table-cell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office:value-type="float" office:value="1794" calcext:value-type="float">
            <text:p>1794</text:p>
          </table:table-cell>
          <table:table-cell office:value-type="float" office:value="40" calcext:value-type="float">
            <text:p>40</text:p>
          </table:table-cell>
          <table:table-cell office:value-type="float" office:value="20050601" calcext:value-type="float">
            <text:p>20050601</text:p>
          </table:table-cell>
          <table:table-cell table:formula="of:=CONCATENATE(&quot;INSERT INTO export(date, ck_no, amount, fk_lot_id, note) VALUES(&quot;   ;[.E45];    &quot;, &quot;    ;[.C45];    &quot; ,&quot;    ; [.D45];    &quot;, &quot;    ;[.B45];&quot;, '&quot;   ;[.H45];      &quot;' );&quot;)" office:value-type="string" office:string-value="INSERT INTO export(date, ck_no, amount, fk_lot_id, note) VALUES(20050601, 1794 ,40, 45, '' );" calcext:value-type="string">
            <text:p>INSERT INTO export(date, ck_no, amount, fk_lot_id, note) VALUES(20050601, 1794 ,40, 45, '' );</text:p>
          </table:table-cell>
        </table:table-row>
        <table:table-row table:style-name="ro1">
          <table:table-cell table:number-columns-repeated="2" office:value-type="float" office:value="46" calcext:value-type="float">
            <text:p>46</text:p>
          </table:table-cell>
          <table:table-cell office:value-type="float" office:value="2656" calcext:value-type="float">
            <text:p>2656</text:p>
          </table:table-cell>
          <table:table-cell office:value-type="float" office:value="40" calcext:value-type="float">
            <text:p>40</text:p>
          </table:table-cell>
          <table:table-cell office:value-type="float" office:value="20050601" calcext:value-type="float">
            <text:p>20050601</text:p>
          </table:table-cell>
          <table:table-cell table:formula="of:=CONCATENATE(&quot;INSERT INTO export(date, ck_no, amount, fk_lot_id, note) VALUES(&quot;   ;[.E46];    &quot;, &quot;    ;[.C46];    &quot; ,&quot;    ; [.D46];    &quot;, &quot;    ;[.B46];&quot;, '&quot;   ;[.H46];      &quot;' );&quot;)" office:value-type="string" office:string-value="INSERT INTO export(date, ck_no, amount, fk_lot_id, note) VALUES(20050601, 2656 ,40, 46, '' );" calcext:value-type="string">
            <text:p>INSERT INTO export(date, ck_no, amount, fk_lot_id, note) VALUES(20050601, 2656 ,40, 46, '' );</text:p>
          </table:table-cell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office:value-type="float" office:value="144530" calcext:value-type="float">
            <text:p>144530</text:p>
          </table:table-cell>
          <table:table-cell office:value-type="float" office:value="40" calcext:value-type="float">
            <text:p>40</text:p>
          </table:table-cell>
          <table:table-cell office:value-type="float" office:value="20050601" calcext:value-type="float">
            <text:p>20050601</text:p>
          </table:table-cell>
          <table:table-cell table:formula="of:=CONCATENATE(&quot;INSERT INTO export(date, ck_no, amount, fk_lot_id, note) VALUES(&quot;   ;[.E47];    &quot;, &quot;    ;[.C47];    &quot; ,&quot;    ; [.D47];    &quot;, &quot;    ;[.B47];&quot;, '&quot;   ;[.H47];      &quot;' );&quot;)" office:value-type="string" office:string-value="INSERT INTO export(date, ck_no, amount, fk_lot_id, note) VALUES(20050601, 144530 ,40, 47, '' );" calcext:value-type="string">
            <text:p>INSERT INTO export(date, ck_no, amount, fk_lot_id, note) VALUES(20050601, 144530 ,40, 47, '' );</text:p>
          </table:table-cell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office:value-type="float" office:value="1691" calcext:value-type="float">
            <text:p>1691</text:p>
          </table:table-cell>
          <table:table-cell office:value-type="float" office:value="40" calcext:value-type="float">
            <text:p>40</text:p>
          </table:table-cell>
          <table:table-cell office:value-type="float" office:value="20050601" calcext:value-type="float">
            <text:p>20050601</text:p>
          </table:table-cell>
          <table:table-cell table:formula="of:=CONCATENATE(&quot;INSERT INTO export(date, ck_no, amount, fk_lot_id, note) VALUES(&quot;   ;[.E48];    &quot;, &quot;    ;[.C48];    &quot; ,&quot;    ; [.D48];    &quot;, &quot;    ;[.B48];&quot;, '&quot;   ;[.H48];      &quot;' );&quot;)" office:value-type="string" office:string-value="INSERT INTO export(date, ck_no, amount, fk_lot_id, note) VALUES(20050601, 1691 ,40, 48, '' );" calcext:value-type="string">
            <text:p>INSERT INTO export(date, ck_no, amount, fk_lot_id, note) VALUES(20050601, 1691 ,40, 48, '' );</text:p>
          </table:table-cell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float" office:value="1592" calcext:value-type="float">
            <text:p>1592</text:p>
          </table:table-cell>
          <table:table-cell office:value-type="float" office:value="40" calcext:value-type="float">
            <text:p>40</text:p>
          </table:table-cell>
          <table:table-cell office:value-type="float" office:value="20050601" calcext:value-type="float">
            <text:p>20050601</text:p>
          </table:table-cell>
          <table:table-cell table:formula="of:=CONCATENATE(&quot;INSERT INTO export(date, ck_no, amount, fk_lot_id, note) VALUES(&quot;   ;[.E49];    &quot;, &quot;    ;[.C49];    &quot; ,&quot;    ; [.D49];    &quot;, &quot;    ;[.B49];&quot;, '&quot;   ;[.H49];      &quot;' );&quot;)" office:value-type="string" office:string-value="INSERT INTO export(date, ck_no, amount, fk_lot_id, note) VALUES(20050601, 1592 ,40, 49, '' );" calcext:value-type="string">
            <text:p>INSERT INTO export(date, ck_no, amount, fk_lot_id, note) VALUES(20050601, 1592 ,40, 49, '' );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7132" calcext:value-type="float">
            <text:p>7132</text:p>
          </table:table-cell>
          <table:table-cell office:value-type="float" office:value="40" calcext:value-type="float">
            <text:p>40</text:p>
          </table:table-cell>
          <table:table-cell office:value-type="float" office:value="20050601" calcext:value-type="float">
            <text:p>20050601</text:p>
          </table:table-cell>
          <table:table-cell table:formula="of:=CONCATENATE(&quot;INSERT INTO export(date, ck_no, amount, fk_lot_id, note) VALUES(&quot;   ;[.E50];    &quot;, &quot;    ;[.C50];    &quot; ,&quot;    ; [.D50];    &quot;, &quot;    ;[.B50];&quot;, '&quot;   ;[.H50];      &quot;' );&quot;)" office:value-type="string" office:string-value="INSERT INTO export(date, ck_no, amount, fk_lot_id, note) VALUES(20050601, 7132 ,40, 50, '' );" calcext:value-type="string">
            <text:p>INSERT INTO export(date, ck_no, amount, fk_lot_id, note) VALUES(20050601, 7132 ,40, 50, '' );</text:p>
          </table:table-cell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office:value-type="float" office:value="1516" calcext:value-type="float">
            <text:p>1516</text:p>
          </table:table-cell>
          <table:table-cell office:value-type="float" office:value="40" calcext:value-type="float">
            <text:p>40</text:p>
          </table:table-cell>
          <table:table-cell office:value-type="float" office:value="20050601" calcext:value-type="float">
            <text:p>20050601</text:p>
          </table:table-cell>
          <table:table-cell table:formula="of:=CONCATENATE(&quot;INSERT INTO export(date, ck_no, amount, fk_lot_id, note) VALUES(&quot;   ;[.E51];    &quot;, &quot;    ;[.C51];    &quot; ,&quot;    ; [.D51];    &quot;, &quot;    ;[.B51];&quot;, '&quot;   ;[.H51];      &quot;' );&quot;)" office:value-type="string" office:string-value="INSERT INTO export(date, ck_no, amount, fk_lot_id, note) VALUES(20050601, 1516 ,40, 51, '' );" calcext:value-type="string">
            <text:p>INSERT INTO export(date, ck_no, amount, fk_lot_id, note) VALUES(20050601, 1516 ,40, 51, '' );</text:p>
          </table:table-cell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 office:value-type="float" office:value="332" calcext:value-type="float">
            <text:p>332</text:p>
          </table:table-cell>
          <table:table-cell office:value-type="float" office:value="40" calcext:value-type="float">
            <text:p>40</text:p>
          </table:table-cell>
          <table:table-cell office:value-type="float" office:value="20050601" calcext:value-type="float">
            <text:p>20050601</text:p>
          </table:table-cell>
          <table:table-cell table:formula="of:=CONCATENATE(&quot;INSERT INTO export(date, ck_no, amount, fk_lot_id, note) VALUES(&quot;   ;[.E52];    &quot;, &quot;    ;[.C52];    &quot; ,&quot;    ; [.D52];    &quot;, &quot;    ;[.B52];&quot;, '&quot;   ;[.H52];      &quot;' );&quot;)" office:value-type="string" office:string-value="INSERT INTO export(date, ck_no, amount, fk_lot_id, note) VALUES(20050601, 332 ,40, 52, '' );" calcext:value-type="string">
            <text:p>INSERT INTO export(date, ck_no, amount, fk_lot_id, note) VALUES(20050601, 332 ,40, 52, '' );</text:p>
          </table:table-cell>
        </table:table-row>
        <table:table-row table:style-name="ro1">
          <table:table-cell table:number-columns-repeated="2" office:value-type="float" office:value="53" calcext:value-type="float">
            <text:p>53</text:p>
          </table:table-cell>
          <table:table-cell office:value-type="float" office:value="2416" calcext:value-type="float">
            <text:p>2416</text:p>
          </table:table-cell>
          <table:table-cell office:value-type="float" office:value="40" calcext:value-type="float">
            <text:p>40</text:p>
          </table:table-cell>
          <table:table-cell office:value-type="float" office:value="20050601" calcext:value-type="float">
            <text:p>20050601</text:p>
          </table:table-cell>
          <table:table-cell table:formula="of:=CONCATENATE(&quot;INSERT INTO export(date, ck_no, amount, fk_lot_id, note) VALUES(&quot;   ;[.E53];    &quot;, &quot;    ;[.C53];    &quot; ,&quot;    ; [.D53];    &quot;, &quot;    ;[.B53];&quot;, '&quot;   ;[.H53];      &quot;' );&quot;)" office:value-type="string" office:string-value="INSERT INTO export(date, ck_no, amount, fk_lot_id, note) VALUES(20050601, 2416 ,40, 53, '' );" calcext:value-type="string">
            <text:p>INSERT INTO export(date, ck_no, amount, fk_lot_id, note) VALUES(20050601, 2416 ,40, 53, '' );</text:p>
          </table:table-cell>
        </table:table-row>
        <table:table-row table:style-name="ro1">
          <table:table-cell table:number-columns-repeated="2" office:value-type="float" office:value="54" calcext:value-type="float">
            <text:p>54</text:p>
          </table:table-cell>
          <table:table-cell office:value-type="float" office:value="556" calcext:value-type="float">
            <text:p>556</text:p>
          </table:table-cell>
          <table:table-cell office:value-type="float" office:value="40" calcext:value-type="float">
            <text:p>40</text:p>
          </table:table-cell>
          <table:table-cell office:value-type="float" office:value="20050601" calcext:value-type="float">
            <text:p>20050601</text:p>
          </table:table-cell>
          <table:table-cell table:formula="of:=CONCATENATE(&quot;INSERT INTO export(date, ck_no, amount, fk_lot_id, note) VALUES(&quot;   ;[.E54];    &quot;, &quot;    ;[.C54];    &quot; ,&quot;    ; [.D54];    &quot;, &quot;    ;[.B54];&quot;, '&quot;   ;[.H54];      &quot;' );&quot;)" office:value-type="string" office:string-value="INSERT INTO export(date, ck_no, amount, fk_lot_id, note) VALUES(20050601, 556 ,40, 54, '' );" calcext:value-type="string">
            <text:p>INSERT INTO export(date, ck_no, amount, fk_lot_id, note) VALUES(20050601, 556 ,40, 54, '' );</text:p>
          </table:table-cell>
        </table:table-row>
        <table:table-row table:style-name="ro1">
          <table:table-cell table:number-columns-repeated="2" office:value-type="float" office:value="55" calcext:value-type="float">
            <text:p>55</text:p>
          </table:table-cell>
          <table:table-cell office:value-type="float" office:value="3725" calcext:value-type="float">
            <text:p>3725</text:p>
          </table:table-cell>
          <table:table-cell office:value-type="float" office:value="40" calcext:value-type="float">
            <text:p>40</text:p>
          </table:table-cell>
          <table:table-cell office:value-type="float" office:value="20050601" calcext:value-type="float">
            <text:p>20050601</text:p>
          </table:table-cell>
          <table:table-cell table:formula="of:=CONCATENATE(&quot;INSERT INTO export(date, ck_no, amount, fk_lot_id, note) VALUES(&quot;   ;[.E55];    &quot;, &quot;    ;[.C55];    &quot; ,&quot;    ; [.D55];    &quot;, &quot;    ;[.B55];&quot;, '&quot;   ;[.H55];      &quot;' );&quot;)" office:value-type="string" office:string-value="INSERT INTO export(date, ck_no, amount, fk_lot_id, note) VALUES(20050601, 3725 ,40, 55, '' );" calcext:value-type="string">
            <text:p>INSERT INTO export(date, ck_no, amount, fk_lot_id, note) VALUES(20050601, 3725 ,40, 55, '' );</text:p>
          </table:table-cell>
        </table:table-row>
        <table:table-row table:style-name="ro1">
          <table:table-cell table:number-columns-repeated="2" office:value-type="float" office:value="56" calcext:value-type="float">
            <text:p>56</text:p>
          </table:table-cell>
          <table:table-cell office:value-type="float" office:value="99999999" calcext:value-type="float">
            <text:p>99999999</text:p>
          </table:table-cell>
          <table:table-cell office:value-type="float" office:value="40" calcext:value-type="float">
            <text:p>40</text:p>
          </table:table-cell>
          <table:table-cell office:value-type="float" office:value="20050601" calcext:value-type="float">
            <text:p>20050601</text:p>
          </table:table-cell>
          <table:table-cell table:formula="of:=CONCATENATE(&quot;INSERT INTO export(date, ck_no, amount, fk_lot_id, note) VALUES(&quot;   ;[.E56];    &quot;, &quot;    ;[.C56];    &quot; ,&quot;    ; [.D56];    &quot;, &quot;    ;[.B56];&quot;, '&quot;   ;[.H56];      &quot;' );&quot;)" office:value-type="string" office:string-value="INSERT INTO export(date, ck_no, amount, fk_lot_id, note) VALUES(20050601, 99999999 ,40, 56, '' );" calcext:value-type="string">
            <text:p>INSERT INTO export(date, ck_no, amount, fk_lot_id, note) VALUES(20050601, 99999999 ,40, 56, '' );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1153" calcext:value-type="float">
            <text:p>1153</text:p>
          </table:table-cell>
          <table:table-cell office:value-type="float" office:value="40" calcext:value-type="float">
            <text:p>40</text:p>
          </table:table-cell>
          <table:table-cell office:value-type="float" office:value="20050601" calcext:value-type="float">
            <text:p>20050601</text:p>
          </table:table-cell>
          <table:table-cell table:formula="of:=CONCATENATE(&quot;INSERT INTO export(date, ck_no, amount, fk_lot_id, note) VALUES(&quot;   ;[.E57];    &quot;, &quot;    ;[.C57];    &quot; ,&quot;    ; [.D57];    &quot;, &quot;    ;[.B57];&quot;, '&quot;   ;[.H57];      &quot;' );&quot;)" office:value-type="string" office:string-value="INSERT INTO export(date, ck_no, amount, fk_lot_id, note) VALUES(20050601, 1153 ,40, 67, '' );" calcext:value-type="string">
            <text:p>INSERT INTO export(date, ck_no, amount, fk_lot_id, note) VALUES(20050601, 1153 ,40, 67, '' );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8098" calcext:value-type="float">
            <text:p>8098</text:p>
          </table:table-cell>
          <table:table-cell office:value-type="float" office:value="40" calcext:value-type="float">
            <text:p>40</text:p>
          </table:table-cell>
          <table:table-cell office:value-type="float" office:value="20050601" calcext:value-type="float">
            <text:p>20050601</text:p>
          </table:table-cell>
          <table:table-cell table:formula="of:=CONCATENATE(&quot;INSERT INTO export(date, ck_no, amount, fk_lot_id, note) VALUES(&quot;   ;[.E58];    &quot;, &quot;    ;[.C58];    &quot; ,&quot;    ; [.D58];    &quot;, &quot;    ;[.B58];&quot;, '&quot;   ;[.H58];      &quot;' );&quot;)" office:value-type="string" office:string-value="INSERT INTO export(date, ck_no, amount, fk_lot_id, note) VALUES(20050601, 8098 ,40, 68, '' );" calcext:value-type="string">
            <text:p>INSERT INTO export(date, ck_no, amount, fk_lot_id, note) VALUES(20050601, 8098 ,40, 68, '' );</text:p>
          </table:table-cell>
        </table:table-row>
        <table:table-row table:style-name="ro1">
          <table:table-cell table:number-columns-repeated="2" office:value-type="float" office:value="59" calcext:value-type="float">
            <text:p>59</text:p>
          </table:table-cell>
          <table:table-cell office:value-type="float" office:value="4930" calcext:value-type="float">
            <text:p>4930</text:p>
          </table:table-cell>
          <table:table-cell office:value-type="float" office:value="40" calcext:value-type="float">
            <text:p>40</text:p>
          </table:table-cell>
          <table:table-cell office:value-type="float" office:value="20050601" calcext:value-type="float">
            <text:p>20050601</text:p>
          </table:table-cell>
          <table:table-cell table:formula="of:=CONCATENATE(&quot;INSERT INTO export(date, ck_no, amount, fk_lot_id, note) VALUES(&quot;   ;[.E59];    &quot;, &quot;    ;[.C59];    &quot; ,&quot;    ; [.D59];    &quot;, &quot;    ;[.B59];&quot;, '&quot;   ;[.H59];      &quot;' );&quot;)" office:value-type="string" office:string-value="INSERT INTO export(date, ck_no, amount, fk_lot_id, note) VALUES(20050601, 4930 ,40, 59, '' );" calcext:value-type="string">
            <text:p>INSERT INTO export(date, ck_no, amount, fk_lot_id, note) VALUES(20050601, 4930 ,40, 59, '' );</text:p>
          </table:table-cell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office:value-type="float" office:value="720" calcext:value-type="float">
            <text:p>720</text:p>
          </table:table-cell>
          <table:table-cell office:value-type="float" office:value="40" calcext:value-type="float">
            <text:p>40</text:p>
          </table:table-cell>
          <table:table-cell office:value-type="float" office:value="20050601" calcext:value-type="float">
            <text:p>20050601</text:p>
          </table:table-cell>
          <table:table-cell table:formula="of:=CONCATENATE(&quot;INSERT INTO export(date, ck_no, amount, fk_lot_id, note) VALUES(&quot;   ;[.E60];    &quot;, &quot;    ;[.C60];    &quot; ,&quot;    ; [.D60];    &quot;, &quot;    ;[.B60];&quot;, '&quot;   ;[.H60];      &quot;' );&quot;)" office:value-type="string" office:string-value="INSERT INTO export(date, ck_no, amount, fk_lot_id, note) VALUES(20050601, 720 ,40, 60, '' );" calcext:value-type="string">
            <text:p>INSERT INTO export(date, ck_no, amount, fk_lot_id, note) VALUES(20050601, 720 ,40, 60, '' );</text:p>
          </table:table-cell>
        </table:table-row>
        <table:table-row table:style-name="ro1">
          <table:table-cell table:number-columns-repeated="2" office:value-type="float" office:value="61" calcext:value-type="float">
            <text:p>61</text:p>
          </table:table-cell>
          <table:table-cell office:value-type="float" office:value="3005" calcext:value-type="float">
            <text:p>3005</text:p>
          </table:table-cell>
          <table:table-cell office:value-type="float" office:value="40" calcext:value-type="float">
            <text:p>40</text:p>
          </table:table-cell>
          <table:table-cell office:value-type="float" office:value="20050601" calcext:value-type="float">
            <text:p>20050601</text:p>
          </table:table-cell>
          <table:table-cell table:formula="of:=CONCATENATE(&quot;INSERT INTO export(date, ck_no, amount, fk_lot_id, note) VALUES(&quot;   ;[.E61];    &quot;, &quot;    ;[.C61];    &quot; ,&quot;    ; [.D61];    &quot;, &quot;    ;[.B61];&quot;, '&quot;   ;[.H61];      &quot;' );&quot;)" office:value-type="string" office:string-value="INSERT INTO export(date, ck_no, amount, fk_lot_id, note) VALUES(20050601, 3005 ,40, 61, '' );" calcext:value-type="string">
            <text:p>INSERT INTO export(date, ck_no, amount, fk_lot_id, note) VALUES(20050601, 3005 ,40, 61, '' );</text:p>
          </table:table-cell>
        </table:table-row>
        <table:table-row table:style-name="ro1">
          <table:table-cell table:number-columns-repeated="2" office:value-type="float" office:value="62" calcext:value-type="float">
            <text:p>62</text:p>
          </table:table-cell>
          <table:table-cell office:value-type="float" office:value="3969" calcext:value-type="float">
            <text:p>3969</text:p>
          </table:table-cell>
          <table:table-cell office:value-type="float" office:value="40" calcext:value-type="float">
            <text:p>40</text:p>
          </table:table-cell>
          <table:table-cell office:value-type="float" office:value="20050601" calcext:value-type="float">
            <text:p>20050601</text:p>
          </table:table-cell>
          <table:table-cell table:formula="of:=CONCATENATE(&quot;INSERT INTO export(date, ck_no, amount, fk_lot_id, note) VALUES(&quot;   ;[.E62];    &quot;, &quot;    ;[.C62];    &quot; ,&quot;    ; [.D62];    &quot;, &quot;    ;[.B62];&quot;, '&quot;   ;[.H62];      &quot;' );&quot;)" office:value-type="string" office:string-value="INSERT INTO export(date, ck_no, amount, fk_lot_id, note) VALUES(20050601, 3969 ,40, 62, '' );" calcext:value-type="string">
            <text:p>INSERT INTO export(date, ck_no, amount, fk_lot_id, note) VALUES(20050601, 3969 ,40, 62, '' );</text:p>
          </table:table-cell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933" calcext:value-type="float">
            <text:p>933</text:p>
          </table:table-cell>
          <table:table-cell office:value-type="float" office:value="40" calcext:value-type="float">
            <text:p>40</text:p>
          </table:table-cell>
          <table:table-cell office:value-type="float" office:value="20050601" calcext:value-type="float">
            <text:p>20050601</text:p>
          </table:table-cell>
          <table:table-cell table:formula="of:=CONCATENATE(&quot;INSERT INTO export(date, ck_no, amount, fk_lot_id, note) VALUES(&quot;   ;[.E63];    &quot;, &quot;    ;[.C63];    &quot; ,&quot;    ; [.D63];    &quot;, &quot;    ;[.B63];&quot;, '&quot;   ;[.H63];      &quot;' );&quot;)" office:value-type="string" office:string-value="INSERT INTO export(date, ck_no, amount, fk_lot_id, note) VALUES(20050601, 933 ,40, 63, '' );" calcext:value-type="string">
            <text:p>INSERT INTO export(date, ck_no, amount, fk_lot_id, note) VALUES(20050601, 933 ,40, 63, '' );</text:p>
          </table:table-cell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office:value-type="float" office:value="1738" calcext:value-type="float">
            <text:p>1738</text:p>
          </table:table-cell>
          <table:table-cell office:value-type="float" office:value="40" calcext:value-type="float">
            <text:p>40</text:p>
          </table:table-cell>
          <table:table-cell office:value-type="float" office:value="20050601" calcext:value-type="float">
            <text:p>20050601</text:p>
          </table:table-cell>
          <table:table-cell table:formula="of:=CONCATENATE(&quot;INSERT INTO export(date, ck_no, amount, fk_lot_id, note) VALUES(&quot;   ;[.E64];    &quot;, &quot;    ;[.C64];    &quot; ,&quot;    ; [.D64];    &quot;, &quot;    ;[.B64];&quot;, '&quot;   ;[.H64];      &quot;' );&quot;)" office:value-type="string" office:string-value="INSERT INTO export(date, ck_no, amount, fk_lot_id, note) VALUES(20050601, 1738 ,40, 64, '' );" calcext:value-type="string">
            <text:p>INSERT INTO export(date, ck_no, amount, fk_lot_id, note) VALUES(20050601, 1738 ,40, 64, '' );</text:p>
          </table:table-cell>
        </table:table-row>
        <table:table-row table:style-name="ro1">
          <table:table-cell table:number-columns-repeated="2" office:value-type="float" office:value="65" calcext:value-type="float">
            <text:p>65</text:p>
          </table:table-cell>
          <table:table-cell office:value-type="float" office:value="2213" calcext:value-type="float">
            <text:p>2213</text:p>
          </table:table-cell>
          <table:table-cell office:value-type="float" office:value="40" calcext:value-type="float">
            <text:p>40</text:p>
          </table:table-cell>
          <table:table-cell office:value-type="float" office:value="20050601" calcext:value-type="float">
            <text:p>20050601</text:p>
          </table:table-cell>
          <table:table-cell table:formula="of:=CONCATENATE(&quot;INSERT INTO export(date, ck_no, amount, fk_lot_id, note) VALUES(&quot;   ;[.E65];    &quot;, &quot;    ;[.C65];    &quot; ,&quot;    ; [.D65];    &quot;, &quot;    ;[.B65];&quot;, '&quot;   ;[.H65];      &quot;' );&quot;)" office:value-type="string" office:string-value="INSERT INTO export(date, ck_no, amount, fk_lot_id, note) VALUES(20050601, 2213 ,40, 65, '' );" calcext:value-type="string">
            <text:p>INSERT INTO export(date, ck_no, amount, fk_lot_id, note) VALUES(20050601, 2213 ,40, 65, '' );</text:p>
          </table:table-cell>
        </table:table-row>
        <table:table-row table:style-name="ro1">
          <table:table-cell table:number-columns-repeated="2" office:value-type="float" office:value="66" calcext:value-type="float">
            <text:p>66</text:p>
          </table:table-cell>
          <table:table-cell office:value-type="float" office:value="1814" calcext:value-type="float">
            <text:p>1814</text:p>
          </table:table-cell>
          <table:table-cell office:value-type="float" office:value="40" calcext:value-type="float">
            <text:p>40</text:p>
          </table:table-cell>
          <table:table-cell office:value-type="float" office:value="20050601" calcext:value-type="float">
            <text:p>20050601</text:p>
          </table:table-cell>
          <table:table-cell table:formula="of:=CONCATENATE(&quot;INSERT INTO export(date, ck_no, amount, fk_lot_id, note) VALUES(&quot;   ;[.E66];    &quot;, &quot;    ;[.C66];    &quot; ,&quot;    ; [.D66];    &quot;, &quot;    ;[.B66];&quot;, '&quot;   ;[.H66];      &quot;' );&quot;)" office:value-type="string" office:string-value="INSERT INTO export(date, ck_no, amount, fk_lot_id, note) VALUES(20050601, 1814 ,40, 66, '' );" calcext:value-type="string">
            <text:p>INSERT INTO export(date, ck_no, amount, fk_lot_id, note) VALUES(20050601, 1814 ,40, 66, '' );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office:value-type="float" office:value="13159056" calcext:value-type="float">
            <text:p>13159056</text:p>
          </table:table-cell>
          <table:table-cell office:value-type="float" office:value="40" calcext:value-type="float">
            <text:p>40</text:p>
          </table:table-cell>
          <table:table-cell office:value-type="float" office:value="20050601" calcext:value-type="float">
            <text:p>20050601</text:p>
          </table:table-cell>
          <table:table-cell table:formula="of:=CONCATENATE(&quot;INSERT INTO export(date, ck_no, amount, fk_lot_id, note) VALUES(&quot;   ;[.E67];    &quot;, &quot;    ;[.C67];    &quot; ,&quot;    ; [.D67];    &quot;, &quot;    ;[.B67];&quot;, '&quot;   ;[.H67];      &quot;' );&quot;)" office:value-type="string" office:string-value="INSERT INTO export(date, ck_no, amount, fk_lot_id, note) VALUES(20050601, 13159056 ,40, 58, '' );" calcext:value-type="string">
            <text:p>INSERT INTO export(date, ck_no, amount, fk_lot_id, note) VALUES(20050601, 13159056 ,40, 58, '' );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1075" calcext:value-type="float">
            <text:p>1075</text:p>
          </table:table-cell>
          <table:table-cell office:value-type="float" office:value="40" calcext:value-type="float">
            <text:p>40</text:p>
          </table:table-cell>
          <table:table-cell office:value-type="float" office:value="20050601" calcext:value-type="float">
            <text:p>20050601</text:p>
          </table:table-cell>
          <table:table-cell table:formula="of:=CONCATENATE(&quot;INSERT INTO export(date, ck_no, amount, fk_lot_id, note) VALUES(&quot;   ;[.E68];    &quot;, &quot;    ;[.C68];    &quot; ,&quot;    ; [.D68];    &quot;, &quot;    ;[.B68];&quot;, '&quot;   ;[.H68];      &quot;' );&quot;)" office:value-type="string" office:string-value="INSERT INTO export(date, ck_no, amount, fk_lot_id, note) VALUES(20050601, 1075 ,40, 57, '' );" calcext:value-type="string">
            <text:p>INSERT INTO export(date, ck_no, amount, fk_lot_id, note) VALUES(20050601, 1075 ,40, 57, '' );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4616" calcext:value-type="float">
            <text:p>4616</text:p>
          </table:table-cell>
          <table:table-cell office:value-type="float" office:value="40" calcext:value-type="float">
            <text:p>40</text:p>
          </table:table-cell>
          <table:table-cell office:value-type="float" office:value="20060601" calcext:value-type="float">
            <text:p>20060601</text:p>
          </table:table-cell>
          <table:table-cell table:formula="of:=CONCATENATE(&quot;INSERT INTO export(date, ck_no, amount, fk_lot_id, note) VALUES(&quot;   ;[.E69];    &quot;, &quot;    ;[.C69];    &quot; ,&quot;    ; [.D69];    &quot;, &quot;    ;[.B69];&quot;, '&quot;   ;[.H69];      &quot;' );&quot;)" office:value-type="string" office:string-value="INSERT INTO export(date, ck_no, amount, fk_lot_id, note) VALUES(20060601, 4616 ,40, 1, '' );" calcext:value-type="string">
            <text:p>INSERT INTO export(date, ck_no, amount, fk_lot_id, note) VALUES(20060601, 4616 ,40, 1, '' );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1596" calcext:value-type="float">
            <text:p>1596</text:p>
          </table:table-cell>
          <table:table-cell office:value-type="float" office:value="40" calcext:value-type="float">
            <text:p>40</text:p>
          </table:table-cell>
          <table:table-cell office:value-type="float" office:value="20060601" calcext:value-type="float">
            <text:p>20060601</text:p>
          </table:table-cell>
          <table:table-cell table:formula="of:=CONCATENATE(&quot;INSERT INTO export(date, ck_no, amount, fk_lot_id, note) VALUES(&quot;   ;[.E70];    &quot;, &quot;    ;[.C70];    &quot; ,&quot;    ; [.D70];    &quot;, &quot;    ;[.B70];&quot;, '&quot;   ;[.H70];      &quot;' );&quot;)" office:value-type="string" office:string-value="INSERT INTO export(date, ck_no, amount, fk_lot_id, note) VALUES(20060601, 1596 ,40, 2, '' );" calcext:value-type="string">
            <text:p>INSERT INTO export(date, ck_no, amount, fk_lot_id, note) VALUES(20060601, 1596 ,40, 2, '' );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1388" calcext:value-type="float">
            <text:p>1388</text:p>
          </table:table-cell>
          <table:table-cell office:value-type="float" office:value="40" calcext:value-type="float">
            <text:p>40</text:p>
          </table:table-cell>
          <table:table-cell office:value-type="float" office:value="20060601" calcext:value-type="float">
            <text:p>20060601</text:p>
          </table:table-cell>
          <table:table-cell table:formula="of:=CONCATENATE(&quot;INSERT INTO export(date, ck_no, amount, fk_lot_id, note) VALUES(&quot;   ;[.E71];    &quot;, &quot;    ;[.C71];    &quot; ,&quot;    ; [.D71];    &quot;, &quot;    ;[.B71];&quot;, '&quot;   ;[.H71];      &quot;' );&quot;)" office:value-type="string" office:string-value="INSERT INTO export(date, ck_no, amount, fk_lot_id, note) VALUES(20060601, 1388 ,40, 3, '' );" calcext:value-type="string">
            <text:p>INSERT INTO export(date, ck_no, amount, fk_lot_id, note) VALUES(20060601, 1388 ,40, 3, '' );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1943" calcext:value-type="float">
            <text:p>1943</text:p>
          </table:table-cell>
          <table:table-cell office:value-type="float" office:value="40" calcext:value-type="float">
            <text:p>40</text:p>
          </table:table-cell>
          <table:table-cell office:value-type="float" office:value="20060601" calcext:value-type="float">
            <text:p>20060601</text:p>
          </table:table-cell>
          <table:table-cell table:formula="of:=CONCATENATE(&quot;INSERT INTO export(date, ck_no, amount, fk_lot_id, note) VALUES(&quot;   ;[.E72];    &quot;, &quot;    ;[.C72];    &quot; ,&quot;    ; [.D72];    &quot;, &quot;    ;[.B72];&quot;, '&quot;   ;[.H72];      &quot;' );&quot;)" office:value-type="string" office:string-value="INSERT INTO export(date, ck_no, amount, fk_lot_id, note) VALUES(20060601, 1943 ,40, 4, '' );" calcext:value-type="string">
            <text:p>INSERT INTO export(date, ck_no, amount, fk_lot_id, note) VALUES(20060601, 1943 ,40, 4, '' );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3376" calcext:value-type="float">
            <text:p>3376</text:p>
          </table:table-cell>
          <table:table-cell office:value-type="float" office:value="40" calcext:value-type="float">
            <text:p>40</text:p>
          </table:table-cell>
          <table:table-cell office:value-type="float" office:value="20060601" calcext:value-type="float">
            <text:p>20060601</text:p>
          </table:table-cell>
          <table:table-cell table:formula="of:=CONCATENATE(&quot;INSERT INTO export(date, ck_no, amount, fk_lot_id, note) VALUES(&quot;   ;[.E73];    &quot;, &quot;    ;[.C73];    &quot; ,&quot;    ; [.D73];    &quot;, &quot;    ;[.B73];&quot;, '&quot;   ;[.H73];      &quot;' );&quot;)" office:value-type="string" office:string-value="INSERT INTO export(date, ck_no, amount, fk_lot_id, note) VALUES(20060601, 3376 ,40, 5, '' );" calcext:value-type="string">
            <text:p>INSERT INTO export(date, ck_no, amount, fk_lot_id, note) VALUES(20060601, 3376 ,40, 5, '' );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float" office:value="878" calcext:value-type="float">
            <text:p>878</text:p>
          </table:table-cell>
          <table:table-cell office:value-type="float" office:value="40" calcext:value-type="float">
            <text:p>40</text:p>
          </table:table-cell>
          <table:table-cell office:value-type="float" office:value="20060601" calcext:value-type="float">
            <text:p>20060601</text:p>
          </table:table-cell>
          <table:table-cell table:formula="of:=CONCATENATE(&quot;INSERT INTO export(date, ck_no, amount, fk_lot_id, note) VALUES(&quot;   ;[.E74];    &quot;, &quot;    ;[.C74];    &quot; ,&quot;    ; [.D74];    &quot;, &quot;    ;[.B74];&quot;, '&quot;   ;[.H74];      &quot;' );&quot;)" office:value-type="string" office:string-value="INSERT INTO export(date, ck_no, amount, fk_lot_id, note) VALUES(20060601, 878 ,40, 6, '' );" calcext:value-type="string">
            <text:p>INSERT INTO export(date, ck_no, amount, fk_lot_id, note) VALUES(20060601, 878 ,40, 6, '' );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0060601" calcext:value-type="float">
            <text:p>20060601</text:p>
          </table:table-cell>
          <table:table-cell table:formula="of:=CONCATENATE(&quot;INSERT INTO export(date, ck_no, amount, fk_lot_id, note) VALUES(&quot;   ;[.E75];    &quot;, &quot;    ;[.C75];    &quot; ,&quot;    ; [.D75];    &quot;, &quot;    ;[.B75];&quot;, '&quot;   ;[.H75];      &quot;' );&quot;)" office:value-type="string" office:string-value="INSERT INTO export(date, ck_no, amount, fk_lot_id, note) VALUES(20060601, 1 ,40, 7, '' );" calcext:value-type="string">
            <text:p>INSERT INTO export(date, ck_no, amount, fk_lot_id, note) VALUES(20060601, 1 ,40, 7, '' );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1768" calcext:value-type="float">
            <text:p>1768</text:p>
          </table:table-cell>
          <table:table-cell office:value-type="float" office:value="40" calcext:value-type="float">
            <text:p>40</text:p>
          </table:table-cell>
          <table:table-cell office:value-type="float" office:value="20060601" calcext:value-type="float">
            <text:p>20060601</text:p>
          </table:table-cell>
          <table:table-cell table:formula="of:=CONCATENATE(&quot;INSERT INTO export(date, ck_no, amount, fk_lot_id, note) VALUES(&quot;   ;[.E76];    &quot;, &quot;    ;[.C76];    &quot; ,&quot;    ; [.D76];    &quot;, &quot;    ;[.B76];&quot;, '&quot;   ;[.H76];      &quot;' );&quot;)" office:value-type="string" office:string-value="INSERT INTO export(date, ck_no, amount, fk_lot_id, note) VALUES(20060601, 1768 ,40, 8, '' );" calcext:value-type="string">
            <text:p>INSERT INTO export(date, ck_no, amount, fk_lot_id, note) VALUES(20060601, 1768 ,40, 8, '' );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float" office:value="3207" calcext:value-type="float">
            <text:p>3207</text:p>
          </table:table-cell>
          <table:table-cell office:value-type="float" office:value="40" calcext:value-type="float">
            <text:p>40</text:p>
          </table:table-cell>
          <table:table-cell office:value-type="float" office:value="20060601" calcext:value-type="float">
            <text:p>20060601</text:p>
          </table:table-cell>
          <table:table-cell table:formula="of:=CONCATENATE(&quot;INSERT INTO export(date, ck_no, amount, fk_lot_id, note) VALUES(&quot;   ;[.E77];    &quot;, &quot;    ;[.C77];    &quot; ,&quot;    ; [.D77];    &quot;, &quot;    ;[.B77];&quot;, '&quot;   ;[.H77];      &quot;' );&quot;)" office:value-type="string" office:string-value="INSERT INTO export(date, ck_no, amount, fk_lot_id, note) VALUES(20060601, 3207 ,40, 9, '' );" calcext:value-type="string">
            <text:p>INSERT INTO export(date, ck_no, amount, fk_lot_id, note) VALUES(20060601, 3207 ,40, 9, '' );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11065849" calcext:value-type="float">
            <text:p>11065849</text:p>
          </table:table-cell>
          <table:table-cell office:value-type="float" office:value="40" calcext:value-type="float">
            <text:p>40</text:p>
          </table:table-cell>
          <table:table-cell office:value-type="float" office:value="20060601" calcext:value-type="float">
            <text:p>20060601</text:p>
          </table:table-cell>
          <table:table-cell table:formula="of:=CONCATENATE(&quot;INSERT INTO export(date, ck_no, amount, fk_lot_id, note) VALUES(&quot;   ;[.E78];    &quot;, &quot;    ;[.C78];    &quot; ,&quot;    ; [.D78];    &quot;, &quot;    ;[.B78];&quot;, '&quot;   ;[.H78];      &quot;' );&quot;)" office:value-type="string" office:string-value="INSERT INTO export(date, ck_no, amount, fk_lot_id, note) VALUES(20060601, 11065849 ,40, 10, '' );" calcext:value-type="string">
            <text:p>INSERT INTO export(date, ck_no, amount, fk_lot_id, note) VALUES(20060601, 11065849 ,40, 10, '' );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office:value-type="float" office:value="4062" calcext:value-type="float">
            <text:p>4062</text:p>
          </table:table-cell>
          <table:table-cell office:value-type="float" office:value="40" calcext:value-type="float">
            <text:p>40</text:p>
          </table:table-cell>
          <table:table-cell office:value-type="float" office:value="20060601" calcext:value-type="float">
            <text:p>20060601</text:p>
          </table:table-cell>
          <table:table-cell table:formula="of:=CONCATENATE(&quot;INSERT INTO export(date, ck_no, amount, fk_lot_id, note) VALUES(&quot;   ;[.E79];    &quot;, &quot;    ;[.C79];    &quot; ,&quot;    ; [.D79];    &quot;, &quot;    ;[.B79];&quot;, '&quot;   ;[.H79];      &quot;' );&quot;)" office:value-type="string" office:string-value="INSERT INTO export(date, ck_no, amount, fk_lot_id, note) VALUES(20060601, 4062 ,40, 11, '' );" calcext:value-type="string">
            <text:p>INSERT INTO export(date, ck_no, amount, fk_lot_id, note) VALUES(20060601, 4062 ,40, 11, '' );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188" calcext:value-type="float">
            <text:p>1188</text:p>
          </table:table-cell>
          <table:table-cell office:value-type="float" office:value="40" calcext:value-type="float">
            <text:p>40</text:p>
          </table:table-cell>
          <table:table-cell office:value-type="float" office:value="20060601" calcext:value-type="float">
            <text:p>20060601</text:p>
          </table:table-cell>
          <table:table-cell table:formula="of:=CONCATENATE(&quot;INSERT INTO export(date, ck_no, amount, fk_lot_id, note) VALUES(&quot;   ;[.E80];    &quot;, &quot;    ;[.C80];    &quot; ,&quot;    ; [.D80];    &quot;, &quot;    ;[.B80];&quot;, '&quot;   ;[.H80];      &quot;' );&quot;)" office:value-type="string" office:string-value="INSERT INTO export(date, ck_no, amount, fk_lot_id, note) VALUES(20060601, 1188 ,40, 12, '' );" calcext:value-type="string">
            <text:p>INSERT INTO export(date, ck_no, amount, fk_lot_id, note) VALUES(20060601, 1188 ,40, 12, '' );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3" calcext:value-type="float">
            <text:p>13</text:p>
          </table:table-cell>
          <table:table-cell office:value-type="float" office:value="2559" calcext:value-type="float">
            <text:p>2559</text:p>
          </table:table-cell>
          <table:table-cell office:value-type="float" office:value="40" calcext:value-type="float">
            <text:p>40</text:p>
          </table:table-cell>
          <table:table-cell office:value-type="float" office:value="20060601" calcext:value-type="float">
            <text:p>20060601</text:p>
          </table:table-cell>
          <table:table-cell table:formula="of:=CONCATENATE(&quot;INSERT INTO export(date, ck_no, amount, fk_lot_id, note) VALUES(&quot;   ;[.E81];    &quot;, &quot;    ;[.C81];    &quot; ,&quot;    ; [.D81];    &quot;, &quot;    ;[.B81];&quot;, '&quot;   ;[.H81];      &quot;' );&quot;)" office:value-type="string" office:string-value="INSERT INTO export(date, ck_no, amount, fk_lot_id, note) VALUES(20060601, 2559 ,40, 13, '' );" calcext:value-type="string">
            <text:p>INSERT INTO export(date, ck_no, amount, fk_lot_id, note) VALUES(20060601, 2559 ,40, 13, '' );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office:value-type="float" office:value="5052" calcext:value-type="float">
            <text:p>5052</text:p>
          </table:table-cell>
          <table:table-cell office:value-type="float" office:value="40" calcext:value-type="float">
            <text:p>40</text:p>
          </table:table-cell>
          <table:table-cell office:value-type="float" office:value="20060601" calcext:value-type="float">
            <text:p>20060601</text:p>
          </table:table-cell>
          <table:table-cell table:formula="of:=CONCATENATE(&quot;INSERT INTO export(date, ck_no, amount, fk_lot_id, note) VALUES(&quot;   ;[.E82];    &quot;, &quot;    ;[.C82];    &quot; ,&quot;    ; [.D82];    &quot;, &quot;    ;[.B82];&quot;, '&quot;   ;[.H82];      &quot;' );&quot;)" office:value-type="string" office:string-value="INSERT INTO export(date, ck_no, amount, fk_lot_id, note) VALUES(20060601, 5052 ,40, 14, '' );" calcext:value-type="string">
            <text:p>INSERT INTO export(date, ck_no, amount, fk_lot_id, note) VALUES(20060601, 5052 ,40, 14, '' );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0060601" calcext:value-type="float">
            <text:p>20060601</text:p>
          </table:table-cell>
          <table:table-cell table:formula="of:=CONCATENATE(&quot;INSERT INTO export(date, ck_no, amount, fk_lot_id, note) VALUES(&quot;   ;[.E83];    &quot;, &quot;    ;[.C83];    &quot; ,&quot;    ; [.D83];    &quot;, &quot;    ;[.B83];&quot;, '&quot;   ;[.H83];      &quot;' );&quot;)" office:value-type="string" office:string-value="INSERT INTO export(date, ck_no, amount, fk_lot_id, note) VALUES(20060601, 1 ,40, 15, '' );" calcext:value-type="string">
            <text:p>INSERT INTO export(date, ck_no, amount, fk_lot_id, note) VALUES(20060601, 1 ,40, 15, '' );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1796" calcext:value-type="float">
            <text:p>1796</text:p>
          </table:table-cell>
          <table:table-cell office:value-type="float" office:value="40" calcext:value-type="float">
            <text:p>40</text:p>
          </table:table-cell>
          <table:table-cell office:value-type="float" office:value="20060601" calcext:value-type="float">
            <text:p>20060601</text:p>
          </table:table-cell>
          <table:table-cell table:formula="of:=CONCATENATE(&quot;INSERT INTO export(date, ck_no, amount, fk_lot_id, note) VALUES(&quot;   ;[.E84];    &quot;, &quot;    ;[.C84];    &quot; ,&quot;    ; [.D84];    &quot;, &quot;    ;[.B84];&quot;, '&quot;   ;[.H84];      &quot;' );&quot;)" office:value-type="string" office:string-value="INSERT INTO export(date, ck_no, amount, fk_lot_id, note) VALUES(20060601, 1796 ,40, 16, '' );" calcext:value-type="string">
            <text:p>INSERT INTO export(date, ck_no, amount, fk_lot_id, note) VALUES(20060601, 1796 ,40, 16, '' );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3769" calcext:value-type="float">
            <text:p>3769</text:p>
          </table:table-cell>
          <table:table-cell office:value-type="float" office:value="40" calcext:value-type="float">
            <text:p>40</text:p>
          </table:table-cell>
          <table:table-cell office:value-type="float" office:value="20060601" calcext:value-type="float">
            <text:p>20060601</text:p>
          </table:table-cell>
          <table:table-cell table:formula="of:=CONCATENATE(&quot;INSERT INTO export(date, ck_no, amount, fk_lot_id, note) VALUES(&quot;   ;[.E85];    &quot;, &quot;    ;[.C85];    &quot; ,&quot;    ; [.D85];    &quot;, &quot;    ;[.B85];&quot;, '&quot;   ;[.H85];      &quot;' );&quot;)" office:value-type="string" office:string-value="INSERT INTO export(date, ck_no, amount, fk_lot_id, note) VALUES(20060601, 3769 ,40, 17, '' );" calcext:value-type="string">
            <text:p>INSERT INTO export(date, ck_no, amount, fk_lot_id, note) VALUES(20060601, 3769 ,40, 17, '' );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8" calcext:value-type="float">
            <text:p>18</text:p>
          </table:table-cell>
          <table:table-cell office:value-type="float" office:value="6666" calcext:value-type="float">
            <text:p>6666</text:p>
          </table:table-cell>
          <table:table-cell office:value-type="float" office:value="40" calcext:value-type="float">
            <text:p>40</text:p>
          </table:table-cell>
          <table:table-cell office:value-type="float" office:value="20060601" calcext:value-type="float">
            <text:p>20060601</text:p>
          </table:table-cell>
          <table:table-cell table:formula="of:=CONCATENATE(&quot;INSERT INTO export(date, ck_no, amount, fk_lot_id, note) VALUES(&quot;   ;[.E86];    &quot;, &quot;    ;[.C86];    &quot; ,&quot;    ; [.D86];    &quot;, &quot;    ;[.B86];&quot;, '&quot;   ;[.H86];      &quot;' );&quot;)" office:value-type="string" office:string-value="INSERT INTO export(date, ck_no, amount, fk_lot_id, note) VALUES(20060601, 6666 ,40, 18, '' );" calcext:value-type="string">
            <text:p>INSERT INTO export(date, ck_no, amount, fk_lot_id, note) VALUES(20060601, 6666 ,40, 18, '' );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9" calcext:value-type="float">
            <text:p>19</text:p>
          </table:table-cell>
          <table:table-cell office:value-type="float" office:value="7459" calcext:value-type="float">
            <text:p>7459</text:p>
          </table:table-cell>
          <table:table-cell office:value-type="float" office:value="40" calcext:value-type="float">
            <text:p>40</text:p>
          </table:table-cell>
          <table:table-cell office:value-type="float" office:value="20060601" calcext:value-type="float">
            <text:p>20060601</text:p>
          </table:table-cell>
          <table:table-cell table:formula="of:=CONCATENATE(&quot;INSERT INTO export(date, ck_no, amount, fk_lot_id, note) VALUES(&quot;   ;[.E87];    &quot;, &quot;    ;[.C87];    &quot; ,&quot;    ; [.D87];    &quot;, &quot;    ;[.B87];&quot;, '&quot;   ;[.H87];      &quot;' );&quot;)" office:value-type="string" office:string-value="INSERT INTO export(date, ck_no, amount, fk_lot_id, note) VALUES(20060601, 7459 ,40, 19, '' );" calcext:value-type="string">
            <text:p>INSERT INTO export(date, ck_no, amount, fk_lot_id, note) VALUES(20060601, 7459 ,40, 19, '' );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0" calcext:value-type="float">
            <text:p>20</text:p>
          </table:table-cell>
          <table:table-cell office:value-type="float" office:value="2359" calcext:value-type="float">
            <text:p>2359</text:p>
          </table:table-cell>
          <table:table-cell office:value-type="float" office:value="40" calcext:value-type="float">
            <text:p>40</text:p>
          </table:table-cell>
          <table:table-cell office:value-type="float" office:value="20060601" calcext:value-type="float">
            <text:p>20060601</text:p>
          </table:table-cell>
          <table:table-cell table:formula="of:=CONCATENATE(&quot;INSERT INTO export(date, ck_no, amount, fk_lot_id, note) VALUES(&quot;   ;[.E88];    &quot;, &quot;    ;[.C88];    &quot; ,&quot;    ; [.D88];    &quot;, &quot;    ;[.B88];&quot;, '&quot;   ;[.H88];      &quot;' );&quot;)" office:value-type="string" office:string-value="INSERT INTO export(date, ck_no, amount, fk_lot_id, note) VALUES(20060601, 2359 ,40, 20, '' );" calcext:value-type="string">
            <text:p>INSERT INTO export(date, ck_no, amount, fk_lot_id, note) VALUES(20060601, 2359 ,40, 20, '' );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1" calcext:value-type="float">
            <text:p>21</text:p>
          </table:table-cell>
          <table:table-cell office:value-type="float" office:value="1960" calcext:value-type="float">
            <text:p>1960</text:p>
          </table:table-cell>
          <table:table-cell office:value-type="float" office:value="40" calcext:value-type="float">
            <text:p>40</text:p>
          </table:table-cell>
          <table:table-cell office:value-type="float" office:value="20060601" calcext:value-type="float">
            <text:p>20060601</text:p>
          </table:table-cell>
          <table:table-cell table:formula="of:=CONCATENATE(&quot;INSERT INTO export(date, ck_no, amount, fk_lot_id, note) VALUES(&quot;   ;[.E89];    &quot;, &quot;    ;[.C89];    &quot; ,&quot;    ; [.D89];    &quot;, &quot;    ;[.B89];&quot;, '&quot;   ;[.H89];      &quot;' );&quot;)" office:value-type="string" office:string-value="INSERT INTO export(date, ck_no, amount, fk_lot_id, note) VALUES(20060601, 1960 ,40, 21, '' );" calcext:value-type="string">
            <text:p>INSERT INTO export(date, ck_no, amount, fk_lot_id, note) VALUES(20060601, 1960 ,40, 21, '' );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float" office:value="3861" calcext:value-type="float">
            <text:p>3861</text:p>
          </table:table-cell>
          <table:table-cell office:value-type="float" office:value="40" calcext:value-type="float">
            <text:p>40</text:p>
          </table:table-cell>
          <table:table-cell office:value-type="float" office:value="20060601" calcext:value-type="float">
            <text:p>20060601</text:p>
          </table:table-cell>
          <table:table-cell table:formula="of:=CONCATENATE(&quot;INSERT INTO export(date, ck_no, amount, fk_lot_id, note) VALUES(&quot;   ;[.E90];    &quot;, &quot;    ;[.C90];    &quot; ,&quot;    ; [.D90];    &quot;, &quot;    ;[.B90];&quot;, '&quot;   ;[.H90];      &quot;' );&quot;)" office:value-type="string" office:string-value="INSERT INTO export(date, ck_no, amount, fk_lot_id, note) VALUES(20060601, 3861 ,40, 22, '' );" calcext:value-type="string">
            <text:p>INSERT INTO export(date, ck_no, amount, fk_lot_id, note) VALUES(20060601, 3861 ,40, 22, '' );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2866" calcext:value-type="float">
            <text:p>2866</text:p>
          </table:table-cell>
          <table:table-cell office:value-type="float" office:value="40" calcext:value-type="float">
            <text:p>40</text:p>
          </table:table-cell>
          <table:table-cell office:value-type="float" office:value="20060601" calcext:value-type="float">
            <text:p>20060601</text:p>
          </table:table-cell>
          <table:table-cell table:formula="of:=CONCATENATE(&quot;INSERT INTO export(date, ck_no, amount, fk_lot_id, note) VALUES(&quot;   ;[.E91];    &quot;, &quot;    ;[.C91];    &quot; ,&quot;    ; [.D91];    &quot;, &quot;    ;[.B91];&quot;, '&quot;   ;[.H91];      &quot;' );&quot;)" office:value-type="string" office:string-value="INSERT INTO export(date, ck_no, amount, fk_lot_id, note) VALUES(20060601, 2866 ,40, 23, '' );" calcext:value-type="string">
            <text:p>INSERT INTO export(date, ck_no, amount, fk_lot_id, note) VALUES(20060601, 2866 ,40, 23, '' );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4" calcext:value-type="float">
            <text:p>24</text:p>
          </table:table-cell>
          <table:table-cell office:value-type="float" office:value="6401" calcext:value-type="float">
            <text:p>6401</text:p>
          </table:table-cell>
          <table:table-cell office:value-type="float" office:value="40" calcext:value-type="float">
            <text:p>40</text:p>
          </table:table-cell>
          <table:table-cell office:value-type="float" office:value="20060601" calcext:value-type="float">
            <text:p>20060601</text:p>
          </table:table-cell>
          <table:table-cell table:formula="of:=CONCATENATE(&quot;INSERT INTO export(date, ck_no, amount, fk_lot_id, note) VALUES(&quot;   ;[.E92];    &quot;, &quot;    ;[.C92];    &quot; ,&quot;    ; [.D92];    &quot;, &quot;    ;[.B92];&quot;, '&quot;   ;[.H92];      &quot;' );&quot;)" office:value-type="string" office:string-value="INSERT INTO export(date, ck_no, amount, fk_lot_id, note) VALUES(20060601, 6401 ,40, 24, '' );" calcext:value-type="string">
            <text:p>INSERT INTO export(date, ck_no, amount, fk_lot_id, note) VALUES(20060601, 6401 ,40, 24, '' );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2439" calcext:value-type="float">
            <text:p>2439</text:p>
          </table:table-cell>
          <table:table-cell office:value-type="float" office:value="40" calcext:value-type="float">
            <text:p>40</text:p>
          </table:table-cell>
          <table:table-cell office:value-type="float" office:value="20060601" calcext:value-type="float">
            <text:p>20060601</text:p>
          </table:table-cell>
          <table:table-cell table:formula="of:=CONCATENATE(&quot;INSERT INTO export(date, ck_no, amount, fk_lot_id, note) VALUES(&quot;   ;[.E93];    &quot;, &quot;    ;[.C93];    &quot; ,&quot;    ; [.D93];    &quot;, &quot;    ;[.B93];&quot;, '&quot;   ;[.H93];      &quot;' );&quot;)" office:value-type="string" office:string-value="INSERT INTO export(date, ck_no, amount, fk_lot_id, note) VALUES(20060601, 2439 ,40, 25, '' );" calcext:value-type="string">
            <text:p>INSERT INTO export(date, ck_no, amount, fk_lot_id, note) VALUES(20060601, 2439 ,40, 25, '' );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6" calcext:value-type="float">
            <text:p>26</text:p>
          </table:table-cell>
          <table:table-cell office:value-type="float" office:value="92842" calcext:value-type="float">
            <text:p>92842</text:p>
          </table:table-cell>
          <table:table-cell office:value-type="float" office:value="40" calcext:value-type="float">
            <text:p>40</text:p>
          </table:table-cell>
          <table:table-cell office:value-type="float" office:value="20060601" calcext:value-type="float">
            <text:p>20060601</text:p>
          </table:table-cell>
          <table:table-cell table:formula="of:=CONCATENATE(&quot;INSERT INTO export(date, ck_no, amount, fk_lot_id, note) VALUES(&quot;   ;[.E94];    &quot;, &quot;    ;[.C94];    &quot; ,&quot;    ; [.D94];    &quot;, &quot;    ;[.B94];&quot;, '&quot;   ;[.H94];      &quot;' );&quot;)" office:value-type="string" office:string-value="INSERT INTO export(date, ck_no, amount, fk_lot_id, note) VALUES(20060601, 92842 ,40, 26, '' );" calcext:value-type="string">
            <text:p>INSERT INTO export(date, ck_no, amount, fk_lot_id, note) VALUES(20060601, 92842 ,40, 26, '' );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7" calcext:value-type="float">
            <text:p>27</text:p>
          </table:table-cell>
          <table:table-cell office:value-type="float" office:value="4925" calcext:value-type="float">
            <text:p>4925</text:p>
          </table:table-cell>
          <table:table-cell office:value-type="float" office:value="40" calcext:value-type="float">
            <text:p>40</text:p>
          </table:table-cell>
          <table:table-cell office:value-type="float" office:value="20060601" calcext:value-type="float">
            <text:p>20060601</text:p>
          </table:table-cell>
          <table:table-cell table:formula="of:=CONCATENATE(&quot;INSERT INTO export(date, ck_no, amount, fk_lot_id, note) VALUES(&quot;   ;[.E95];    &quot;, &quot;    ;[.C95];    &quot; ,&quot;    ; [.D95];    &quot;, &quot;    ;[.B95];&quot;, '&quot;   ;[.H95];      &quot;' );&quot;)" office:value-type="string" office:string-value="INSERT INTO export(date, ck_no, amount, fk_lot_id, note) VALUES(20060601, 4925 ,40, 27, '' );" calcext:value-type="string">
            <text:p>INSERT INTO export(date, ck_no, amount, fk_lot_id, note) VALUES(20060601, 4925 ,40, 27, '' );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8" calcext:value-type="float">
            <text:p>28</text:p>
          </table:table-cell>
          <table:table-cell office:value-type="float" office:value="2979" calcext:value-type="float">
            <text:p>2979</text:p>
          </table:table-cell>
          <table:table-cell office:value-type="float" office:value="40" calcext:value-type="float">
            <text:p>40</text:p>
          </table:table-cell>
          <table:table-cell office:value-type="float" office:value="20060601" calcext:value-type="float">
            <text:p>20060601</text:p>
          </table:table-cell>
          <table:table-cell table:formula="of:=CONCATENATE(&quot;INSERT INTO export(date, ck_no, amount, fk_lot_id, note) VALUES(&quot;   ;[.E96];    &quot;, &quot;    ;[.C96];    &quot; ,&quot;    ; [.D96];    &quot;, &quot;    ;[.B96];&quot;, '&quot;   ;[.H96];      &quot;' );&quot;)" office:value-type="string" office:string-value="INSERT INTO export(date, ck_no, amount, fk_lot_id, note) VALUES(20060601, 2979 ,40, 28, '' );" calcext:value-type="string">
            <text:p>INSERT INTO export(date, ck_no, amount, fk_lot_id, note) VALUES(20060601, 2979 ,40, 28, '' );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9" calcext:value-type="float">
            <text:p>29</text:p>
          </table:table-cell>
          <table:table-cell office:value-type="float" office:value="2046" calcext:value-type="float">
            <text:p>2046</text:p>
          </table:table-cell>
          <table:table-cell office:value-type="float" office:value="40" calcext:value-type="float">
            <text:p>40</text:p>
          </table:table-cell>
          <table:table-cell office:value-type="float" office:value="20060601" calcext:value-type="float">
            <text:p>20060601</text:p>
          </table:table-cell>
          <table:table-cell table:formula="of:=CONCATENATE(&quot;INSERT INTO export(date, ck_no, amount, fk_lot_id, note) VALUES(&quot;   ;[.E97];    &quot;, &quot;    ;[.C97];    &quot; ,&quot;    ; [.D97];    &quot;, &quot;    ;[.B97];&quot;, '&quot;   ;[.H97];      &quot;' );&quot;)" office:value-type="string" office:string-value="INSERT INTO export(date, ck_no, amount, fk_lot_id, note) VALUES(20060601, 2046 ,40, 29, '' );" calcext:value-type="string">
            <text:p>INSERT INTO export(date, ck_no, amount, fk_lot_id, note) VALUES(20060601, 2046 ,40, 29, '' );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0" calcext:value-type="float">
            <text:p>30</text:p>
          </table:table-cell>
          <table:table-cell office:value-type="float" office:value="1236" calcext:value-type="float">
            <text:p>1236</text:p>
          </table:table-cell>
          <table:table-cell office:value-type="float" office:value="40" calcext:value-type="float">
            <text:p>40</text:p>
          </table:table-cell>
          <table:table-cell office:value-type="float" office:value="20060601" calcext:value-type="float">
            <text:p>20060601</text:p>
          </table:table-cell>
          <table:table-cell table:formula="of:=CONCATENATE(&quot;INSERT INTO export(date, ck_no, amount, fk_lot_id, note) VALUES(&quot;   ;[.E98];    &quot;, &quot;    ;[.C98];    &quot; ,&quot;    ; [.D98];    &quot;, &quot;    ;[.B98];&quot;, '&quot;   ;[.H98];      &quot;' );&quot;)" office:value-type="string" office:string-value="INSERT INTO export(date, ck_no, amount, fk_lot_id, note) VALUES(20060601, 1236 ,40, 30, '' );" calcext:value-type="string">
            <text:p>INSERT INTO export(date, ck_no, amount, fk_lot_id, note) VALUES(20060601, 1236 ,40, 30, '' );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office:value-type="float" office:value="1303" calcext:value-type="float">
            <text:p>1303</text:p>
          </table:table-cell>
          <table:table-cell office:value-type="float" office:value="40" calcext:value-type="float">
            <text:p>40</text:p>
          </table:table-cell>
          <table:table-cell office:value-type="float" office:value="20060601" calcext:value-type="float">
            <text:p>20060601</text:p>
          </table:table-cell>
          <table:table-cell table:formula="of:=CONCATENATE(&quot;INSERT INTO export(date, ck_no, amount, fk_lot_id, note) VALUES(&quot;   ;[.E99];    &quot;, &quot;    ;[.C99];    &quot; ,&quot;    ; [.D99];    &quot;, &quot;    ;[.B99];&quot;, '&quot;   ;[.H99];      &quot;' );&quot;)" office:value-type="string" office:string-value="INSERT INTO export(date, ck_no, amount, fk_lot_id, note) VALUES(20060601, 1303 ,40, 31, '' );" calcext:value-type="string">
            <text:p>INSERT INTO export(date, ck_no, amount, fk_lot_id, note) VALUES(20060601, 1303 ,40, 31, '' );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5503" calcext:value-type="float">
            <text:p>5503</text:p>
          </table:table-cell>
          <table:table-cell office:value-type="float" office:value="40" calcext:value-type="float">
            <text:p>40</text:p>
          </table:table-cell>
          <table:table-cell office:value-type="float" office:value="20060601" calcext:value-type="float">
            <text:p>20060601</text:p>
          </table:table-cell>
          <table:table-cell table:formula="of:=CONCATENATE(&quot;INSERT INTO export(date, ck_no, amount, fk_lot_id, note) VALUES(&quot;   ;[.E100];    &quot;, &quot;    ;[.C100];    &quot; ,&quot;    ; [.D100];    &quot;, &quot;    ;[.B100];&quot;, '&quot;   ;[.H100];      &quot;' );&quot;)" office:value-type="string" office:string-value="INSERT INTO export(date, ck_no, amount, fk_lot_id, note) VALUES(20060601, 5503 ,40, 32, '' );" calcext:value-type="string">
            <text:p>INSERT INTO export(date, ck_no, amount, fk_lot_id, note) VALUES(20060601, 5503 ,40, 32, '' );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3" calcext:value-type="float">
            <text:p>33</text:p>
          </table:table-cell>
          <table:table-cell office:value-type="float" office:value="4846" calcext:value-type="float">
            <text:p>4846</text:p>
          </table:table-cell>
          <table:table-cell office:value-type="float" office:value="40" calcext:value-type="float">
            <text:p>40</text:p>
          </table:table-cell>
          <table:table-cell office:value-type="float" office:value="20060601" calcext:value-type="float">
            <text:p>20060601</text:p>
          </table:table-cell>
          <table:table-cell table:formula="of:=CONCATENATE(&quot;INSERT INTO export(date, ck_no, amount, fk_lot_id, note) VALUES(&quot;   ;[.E101];    &quot;, &quot;    ;[.C101];    &quot; ,&quot;    ; [.D101];    &quot;, &quot;    ;[.B101];&quot;, '&quot;   ;[.H101];      &quot;' );&quot;)" office:value-type="string" office:string-value="INSERT INTO export(date, ck_no, amount, fk_lot_id, note) VALUES(20060601, 4846 ,40, 33, '' );" calcext:value-type="string">
            <text:p>INSERT INTO export(date, ck_no, amount, fk_lot_id, note) VALUES(20060601, 4846 ,40, 33, '' );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4" calcext:value-type="float">
            <text:p>34</text:p>
          </table:table-cell>
          <table:table-cell office:value-type="float" office:value="528" calcext:value-type="float">
            <text:p>528</text:p>
          </table:table-cell>
          <table:table-cell office:value-type="float" office:value="40" calcext:value-type="float">
            <text:p>40</text:p>
          </table:table-cell>
          <table:table-cell office:value-type="float" office:value="20060601" calcext:value-type="float">
            <text:p>20060601</text:p>
          </table:table-cell>
          <table:table-cell table:formula="of:=CONCATENATE(&quot;INSERT INTO export(date, ck_no, amount, fk_lot_id, note) VALUES(&quot;   ;[.E102];    &quot;, &quot;    ;[.C102];    &quot; ,&quot;    ; [.D102];    &quot;, &quot;    ;[.B102];&quot;, '&quot;   ;[.H102];      &quot;' );&quot;)" office:value-type="string" office:string-value="INSERT INTO export(date, ck_no, amount, fk_lot_id, note) VALUES(20060601, 528 ,40, 34, '' );" calcext:value-type="string">
            <text:p>INSERT INTO export(date, ck_no, amount, fk_lot_id, note) VALUES(20060601, 528 ,40, 34, '' );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5" calcext:value-type="float">
            <text:p>35</text:p>
          </table:table-cell>
          <table:table-cell office:value-type="float" office:value="4560" calcext:value-type="float">
            <text:p>4560</text:p>
          </table:table-cell>
          <table:table-cell office:value-type="float" office:value="40" calcext:value-type="float">
            <text:p>40</text:p>
          </table:table-cell>
          <table:table-cell office:value-type="float" office:value="20060601" calcext:value-type="float">
            <text:p>20060601</text:p>
          </table:table-cell>
          <table:table-cell table:formula="of:=CONCATENATE(&quot;INSERT INTO export(date, ck_no, amount, fk_lot_id, note) VALUES(&quot;   ;[.E103];    &quot;, &quot;    ;[.C103];    &quot; ,&quot;    ; [.D103];    &quot;, &quot;    ;[.B103];&quot;, '&quot;   ;[.H103];      &quot;' );&quot;)" office:value-type="string" office:string-value="INSERT INTO export(date, ck_no, amount, fk_lot_id, note) VALUES(20060601, 4560 ,40, 35, '' );" calcext:value-type="string">
            <text:p>INSERT INTO export(date, ck_no, amount, fk_lot_id, note) VALUES(20060601, 4560 ,40, 35, '' );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6" calcext:value-type="float">
            <text:p>36</text:p>
          </table:table-cell>
          <table:table-cell office:value-type="float" office:value="1091" calcext:value-type="float">
            <text:p>1091</text:p>
          </table:table-cell>
          <table:table-cell office:value-type="float" office:value="40" calcext:value-type="float">
            <text:p>40</text:p>
          </table:table-cell>
          <table:table-cell office:value-type="float" office:value="20060601" calcext:value-type="float">
            <text:p>20060601</text:p>
          </table:table-cell>
          <table:table-cell table:formula="of:=CONCATENATE(&quot;INSERT INTO export(date, ck_no, amount, fk_lot_id, note) VALUES(&quot;   ;[.E104];    &quot;, &quot;    ;[.C104];    &quot; ,&quot;    ; [.D104];    &quot;, &quot;    ;[.B104];&quot;, '&quot;   ;[.H104];      &quot;' );&quot;)" office:value-type="string" office:string-value="INSERT INTO export(date, ck_no, amount, fk_lot_id, note) VALUES(20060601, 1091 ,40, 36, '' );" calcext:value-type="string">
            <text:p>INSERT INTO export(date, ck_no, amount, fk_lot_id, note) VALUES(20060601, 1091 ,40, 36, '' );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5550" calcext:value-type="float">
            <text:p>5550</text:p>
          </table:table-cell>
          <table:table-cell office:value-type="float" office:value="40" calcext:value-type="float">
            <text:p>40</text:p>
          </table:table-cell>
          <table:table-cell office:value-type="float" office:value="20060601" calcext:value-type="float">
            <text:p>20060601</text:p>
          </table:table-cell>
          <table:table-cell table:formula="of:=CONCATENATE(&quot;INSERT INTO export(date, ck_no, amount, fk_lot_id, note) VALUES(&quot;   ;[.E105];    &quot;, &quot;    ;[.C105];    &quot; ,&quot;    ; [.D105];    &quot;, &quot;    ;[.B105];&quot;, '&quot;   ;[.H105];      &quot;' );&quot;)" office:value-type="string" office:string-value="INSERT INTO export(date, ck_no, amount, fk_lot_id, note) VALUES(20060601, 5550 ,40, 37, '' );" calcext:value-type="string">
            <text:p>INSERT INTO export(date, ck_no, amount, fk_lot_id, note) VALUES(20060601, 5550 ,40, 37, '' );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8" calcext:value-type="float">
            <text:p>38</text:p>
          </table:table-cell>
          <table:table-cell office:value-type="float" office:value="30657506" calcext:value-type="float">
            <text:p>30657506</text:p>
          </table:table-cell>
          <table:table-cell office:value-type="float" office:value="40" calcext:value-type="float">
            <text:p>40</text:p>
          </table:table-cell>
          <table:table-cell office:value-type="float" office:value="20060601" calcext:value-type="float">
            <text:p>20060601</text:p>
          </table:table-cell>
          <table:table-cell table:formula="of:=CONCATENATE(&quot;INSERT INTO export(date, ck_no, amount, fk_lot_id, note) VALUES(&quot;   ;[.E106];    &quot;, &quot;    ;[.C106];    &quot; ,&quot;    ; [.D106];    &quot;, &quot;    ;[.B106];&quot;, '&quot;   ;[.H106];      &quot;' );&quot;)" office:value-type="string" office:string-value="INSERT INTO export(date, ck_no, amount, fk_lot_id, note) VALUES(20060601, 30657506 ,40, 38, '' );" calcext:value-type="string">
            <text:p>INSERT INTO export(date, ck_no, amount, fk_lot_id, note) VALUES(20060601, 30657506 ,40, 38, '' );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  <table:table-cell office:value-type="float" office:value="5733" calcext:value-type="float">
            <text:p>5733</text:p>
          </table:table-cell>
          <table:table-cell office:value-type="float" office:value="40" calcext:value-type="float">
            <text:p>40</text:p>
          </table:table-cell>
          <table:table-cell office:value-type="float" office:value="20060601" calcext:value-type="float">
            <text:p>20060601</text:p>
          </table:table-cell>
          <table:table-cell table:formula="of:=CONCATENATE(&quot;INSERT INTO export(date, ck_no, amount, fk_lot_id, note) VALUES(&quot;   ;[.E107];    &quot;, &quot;    ;[.C107];    &quot; ,&quot;    ; [.D107];    &quot;, &quot;    ;[.B107];&quot;, '&quot;   ;[.H107];      &quot;' );&quot;)" office:value-type="string" office:string-value="INSERT INTO export(date, ck_no, amount, fk_lot_id, note) VALUES(20060601, 5733 ,40, 39, '' );" calcext:value-type="string">
            <text:p>INSERT INTO export(date, ck_no, amount, fk_lot_id, note) VALUES(20060601, 5733 ,40, 39, '' );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0" calcext:value-type="float">
            <text:p>40</text:p>
          </table:table-cell>
          <table:table-cell office:value-type="float" office:value="6400" calcext:value-type="float">
            <text:p>6400</text:p>
          </table:table-cell>
          <table:table-cell office:value-type="float" office:value="40" calcext:value-type="float">
            <text:p>40</text:p>
          </table:table-cell>
          <table:table-cell office:value-type="float" office:value="20060601" calcext:value-type="float">
            <text:p>20060601</text:p>
          </table:table-cell>
          <table:table-cell table:formula="of:=CONCATENATE(&quot;INSERT INTO export(date, ck_no, amount, fk_lot_id, note) VALUES(&quot;   ;[.E108];    &quot;, &quot;    ;[.C108];    &quot; ,&quot;    ; [.D108];    &quot;, &quot;    ;[.B108];&quot;, '&quot;   ;[.H108];      &quot;' );&quot;)" office:value-type="string" office:string-value="INSERT INTO export(date, ck_no, amount, fk_lot_id, note) VALUES(20060601, 6400 ,40, 40, '' );" calcext:value-type="string">
            <text:p>INSERT INTO export(date, ck_no, amount, fk_lot_id, note) VALUES(20060601, 6400 ,40, 40, '' );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office:value-type="float" office:value="3140" calcext:value-type="float">
            <text:p>3140</text:p>
          </table:table-cell>
          <table:table-cell office:value-type="float" office:value="40" calcext:value-type="float">
            <text:p>40</text:p>
          </table:table-cell>
          <table:table-cell office:value-type="float" office:value="20060601" calcext:value-type="float">
            <text:p>20060601</text:p>
          </table:table-cell>
          <table:table-cell table:formula="of:=CONCATENATE(&quot;INSERT INTO export(date, ck_no, amount, fk_lot_id, note) VALUES(&quot;   ;[.E109];    &quot;, &quot;    ;[.C109];    &quot; ,&quot;    ; [.D109];    &quot;, &quot;    ;[.B109];&quot;, '&quot;   ;[.H109];      &quot;' );&quot;)" office:value-type="string" office:string-value="INSERT INTO export(date, ck_no, amount, fk_lot_id, note) VALUES(20060601, 3140 ,40, 41, '' );" calcext:value-type="string">
            <text:p>INSERT INTO export(date, ck_no, amount, fk_lot_id, note) VALUES(20060601, 3140 ,40, 41, '' );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2" calcext:value-type="float">
            <text:p>42</text:p>
          </table:table-cell>
          <table:table-cell office:value-type="float" office:value="1734" calcext:value-type="float">
            <text:p>1734</text:p>
          </table:table-cell>
          <table:table-cell office:value-type="float" office:value="40" calcext:value-type="float">
            <text:p>40</text:p>
          </table:table-cell>
          <table:table-cell office:value-type="float" office:value="20060601" calcext:value-type="float">
            <text:p>20060601</text:p>
          </table:table-cell>
          <table:table-cell table:formula="of:=CONCATENATE(&quot;INSERT INTO export(date, ck_no, amount, fk_lot_id, note) VALUES(&quot;   ;[.E110];    &quot;, &quot;    ;[.C110];    &quot; ,&quot;    ; [.D110];    &quot;, &quot;    ;[.B110];&quot;, '&quot;   ;[.H110];      &quot;' );&quot;)" office:value-type="string" office:string-value="INSERT INTO export(date, ck_no, amount, fk_lot_id, note) VALUES(20060601, 1734 ,40, 42, '' );" calcext:value-type="string">
            <text:p>INSERT INTO export(date, ck_no, amount, fk_lot_id, note) VALUES(20060601, 1734 ,40, 42, '' );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3" calcext:value-type="float">
            <text:p>43</text:p>
          </table:table-cell>
          <table:table-cell office:value-type="float" office:value="3385" calcext:value-type="float">
            <text:p>3385</text:p>
          </table:table-cell>
          <table:table-cell office:value-type="float" office:value="40" calcext:value-type="float">
            <text:p>40</text:p>
          </table:table-cell>
          <table:table-cell office:value-type="float" office:value="20060601" calcext:value-type="float">
            <text:p>20060601</text:p>
          </table:table-cell>
          <table:table-cell table:formula="of:=CONCATENATE(&quot;INSERT INTO export(date, ck_no, amount, fk_lot_id, note) VALUES(&quot;   ;[.E111];    &quot;, &quot;    ;[.C111];    &quot; ,&quot;    ; [.D111];    &quot;, &quot;    ;[.B111];&quot;, '&quot;   ;[.H111];      &quot;' );&quot;)" office:value-type="string" office:string-value="INSERT INTO export(date, ck_no, amount, fk_lot_id, note) VALUES(20060601, 3385 ,40, 43, '' );" calcext:value-type="string">
            <text:p>INSERT INTO export(date, ck_no, amount, fk_lot_id, note) VALUES(20060601, 3385 ,40, 43, '' );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4" calcext:value-type="float">
            <text:p>44</text:p>
          </table:table-cell>
          <table:table-cell office:value-type="float" office:value="1069" calcext:value-type="float">
            <text:p>1069</text:p>
          </table:table-cell>
          <table:table-cell office:value-type="float" office:value="40" calcext:value-type="float">
            <text:p>40</text:p>
          </table:table-cell>
          <table:table-cell office:value-type="float" office:value="20060601" calcext:value-type="float">
            <text:p>20060601</text:p>
          </table:table-cell>
          <table:table-cell table:formula="of:=CONCATENATE(&quot;INSERT INTO export(date, ck_no, amount, fk_lot_id, note) VALUES(&quot;   ;[.E112];    &quot;, &quot;    ;[.C112];    &quot; ,&quot;    ; [.D112];    &quot;, &quot;    ;[.B112];&quot;, '&quot;   ;[.H112];      &quot;' );&quot;)" office:value-type="string" office:string-value="INSERT INTO export(date, ck_no, amount, fk_lot_id, note) VALUES(20060601, 1069 ,40, 44, '' );" calcext:value-type="string">
            <text:p>INSERT INTO export(date, ck_no, amount, fk_lot_id, note) VALUES(20060601, 1069 ,40, 44, '' );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5" calcext:value-type="float">
            <text:p>45</text:p>
          </table:table-cell>
          <table:table-cell office:value-type="float" office:value="1942" calcext:value-type="float">
            <text:p>1942</text:p>
          </table:table-cell>
          <table:table-cell office:value-type="float" office:value="40" calcext:value-type="float">
            <text:p>40</text:p>
          </table:table-cell>
          <table:table-cell office:value-type="float" office:value="20060601" calcext:value-type="float">
            <text:p>20060601</text:p>
          </table:table-cell>
          <table:table-cell table:formula="of:=CONCATENATE(&quot;INSERT INTO export(date, ck_no, amount, fk_lot_id, note) VALUES(&quot;   ;[.E113];    &quot;, &quot;    ;[.C113];    &quot; ,&quot;    ; [.D113];    &quot;, &quot;    ;[.B113];&quot;, '&quot;   ;[.H113];      &quot;' );&quot;)" office:value-type="string" office:string-value="INSERT INTO export(date, ck_no, amount, fk_lot_id, note) VALUES(20060601, 1942 ,40, 45, '' );" calcext:value-type="string">
            <text:p>INSERT INTO export(date, ck_no, amount, fk_lot_id, note) VALUES(20060601, 1942 ,40, 45, '' );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6" calcext:value-type="float">
            <text:p>46</text:p>
          </table:table-cell>
          <table:table-cell office:value-type="float" office:value="2814" calcext:value-type="float">
            <text:p>2814</text:p>
          </table:table-cell>
          <table:table-cell office:value-type="float" office:value="40" calcext:value-type="float">
            <text:p>40</text:p>
          </table:table-cell>
          <table:table-cell office:value-type="float" office:value="20060601" calcext:value-type="float">
            <text:p>20060601</text:p>
          </table:table-cell>
          <table:table-cell table:formula="of:=CONCATENATE(&quot;INSERT INTO export(date, ck_no, amount, fk_lot_id, note) VALUES(&quot;   ;[.E114];    &quot;, &quot;    ;[.C114];    &quot; ,&quot;    ; [.D114];    &quot;, &quot;    ;[.B114];&quot;, '&quot;   ;[.H114];      &quot;' );&quot;)" office:value-type="string" office:string-value="INSERT INTO export(date, ck_no, amount, fk_lot_id, note) VALUES(20060601, 2814 ,40, 46, '' );" calcext:value-type="string">
            <text:p>INSERT INTO export(date, ck_no, amount, fk_lot_id, note) VALUES(20060601, 2814 ,40, 46, '' );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7" calcext:value-type="float">
            <text:p>47</text:p>
          </table:table-cell>
          <table:table-cell office:value-type="float" office:value="1366" calcext:value-type="float">
            <text:p>1366</text:p>
          </table:table-cell>
          <table:table-cell office:value-type="float" office:value="40" calcext:value-type="float">
            <text:p>40</text:p>
          </table:table-cell>
          <table:table-cell office:value-type="float" office:value="20060601" calcext:value-type="float">
            <text:p>20060601</text:p>
          </table:table-cell>
          <table:table-cell table:formula="of:=CONCATENATE(&quot;INSERT INTO export(date, ck_no, amount, fk_lot_id, note) VALUES(&quot;   ;[.E115];    &quot;, &quot;    ;[.C115];    &quot; ,&quot;    ; [.D115];    &quot;, &quot;    ;[.B115];&quot;, '&quot;   ;[.H115];      &quot;' );&quot;)" office:value-type="string" office:string-value="INSERT INTO export(date, ck_no, amount, fk_lot_id, note) VALUES(20060601, 1366 ,40, 47, '' );" calcext:value-type="string">
            <text:p>INSERT INTO export(date, ck_no, amount, fk_lot_id, note) VALUES(20060601, 1366 ,40, 47, '' );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8" calcext:value-type="float">
            <text:p>48</text:p>
          </table:table-cell>
          <table:table-cell office:value-type="float" office:value="1826" calcext:value-type="float">
            <text:p>1826</text:p>
          </table:table-cell>
          <table:table-cell office:value-type="float" office:value="40" calcext:value-type="float">
            <text:p>40</text:p>
          </table:table-cell>
          <table:table-cell office:value-type="float" office:value="20060601" calcext:value-type="float">
            <text:p>20060601</text:p>
          </table:table-cell>
          <table:table-cell table:formula="of:=CONCATENATE(&quot;INSERT INTO export(date, ck_no, amount, fk_lot_id, note) VALUES(&quot;   ;[.E116];    &quot;, &quot;    ;[.C116];    &quot; ,&quot;    ; [.D116];    &quot;, &quot;    ;[.B116];&quot;, '&quot;   ;[.H116];      &quot;' );&quot;)" office:value-type="string" office:string-value="INSERT INTO export(date, ck_no, amount, fk_lot_id, note) VALUES(20060601, 1826 ,40, 48, '' );" calcext:value-type="string">
            <text:p>INSERT INTO export(date, ck_no, amount, fk_lot_id, note) VALUES(20060601, 1826 ,40, 48, '' );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9" calcext:value-type="float">
            <text:p>49</text:p>
          </table:table-cell>
          <table:table-cell office:value-type="float" office:value="1712" calcext:value-type="float">
            <text:p>1712</text:p>
          </table:table-cell>
          <table:table-cell office:value-type="float" office:value="40" calcext:value-type="float">
            <text:p>40</text:p>
          </table:table-cell>
          <table:table-cell office:value-type="float" office:value="20060601" calcext:value-type="float">
            <text:p>20060601</text:p>
          </table:table-cell>
          <table:table-cell table:formula="of:=CONCATENATE(&quot;INSERT INTO export(date, ck_no, amount, fk_lot_id, note) VALUES(&quot;   ;[.E117];    &quot;, &quot;    ;[.C117];    &quot; ,&quot;    ; [.D117];    &quot;, &quot;    ;[.B117];&quot;, '&quot;   ;[.H117];      &quot;' );&quot;)" office:value-type="string" office:string-value="INSERT INTO export(date, ck_no, amount, fk_lot_id, note) VALUES(20060601, 1712 ,40, 49, '' );" calcext:value-type="string">
            <text:p>INSERT INTO export(date, ck_no, amount, fk_lot_id, note) VALUES(20060601, 1712 ,40, 49, '' );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0" calcext:value-type="float">
            <text:p>50</text:p>
          </table:table-cell>
          <table:table-cell office:value-type="float" office:value="896" calcext:value-type="float">
            <text:p>896</text:p>
          </table:table-cell>
          <table:table-cell office:value-type="float" office:value="40" calcext:value-type="float">
            <text:p>40</text:p>
          </table:table-cell>
          <table:table-cell office:value-type="float" office:value="20060601" calcext:value-type="float">
            <text:p>20060601</text:p>
          </table:table-cell>
          <table:table-cell table:formula="of:=CONCATENATE(&quot;INSERT INTO export(date, ck_no, amount, fk_lot_id, note) VALUES(&quot;   ;[.E118];    &quot;, &quot;    ;[.C118];    &quot; ,&quot;    ; [.D118];    &quot;, &quot;    ;[.B118];&quot;, '&quot;   ;[.H118];      &quot;' );&quot;)" office:value-type="string" office:string-value="INSERT INTO export(date, ck_no, amount, fk_lot_id, note) VALUES(20060601, 896 ,40, 50, '' );" calcext:value-type="string">
            <text:p>INSERT INTO export(date, ck_no, amount, fk_lot_id, note) VALUES(20060601, 896 ,40, 50, '' );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1" calcext:value-type="float">
            <text:p>51</text:p>
          </table:table-cell>
          <table:table-cell office:value-type="float" office:value="153688" calcext:value-type="float">
            <text:p>153688</text:p>
          </table:table-cell>
          <table:table-cell office:value-type="float" office:value="40" calcext:value-type="float">
            <text:p>40</text:p>
          </table:table-cell>
          <table:table-cell office:value-type="float" office:value="20060601" calcext:value-type="float">
            <text:p>20060601</text:p>
          </table:table-cell>
          <table:table-cell table:formula="of:=CONCATENATE(&quot;INSERT INTO export(date, ck_no, amount, fk_lot_id, note) VALUES(&quot;   ;[.E119];    &quot;, &quot;    ;[.C119];    &quot; ,&quot;    ; [.D119];    &quot;, &quot;    ;[.B119];&quot;, '&quot;   ;[.H119];      &quot;' );&quot;)" office:value-type="string" office:string-value="INSERT INTO export(date, ck_no, amount, fk_lot_id, note) VALUES(20060601, 153688 ,40, 51, '' );" calcext:value-type="string">
            <text:p>INSERT INTO export(date, ck_no, amount, fk_lot_id, note) VALUES(20060601, 153688 ,40, 51, '' );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2" calcext:value-type="float">
            <text:p>52</text:p>
          </table:table-cell>
          <table:table-cell office:value-type="float" office:value="404" calcext:value-type="float">
            <text:p>404</text:p>
          </table:table-cell>
          <table:table-cell office:value-type="float" office:value="40" calcext:value-type="float">
            <text:p>40</text:p>
          </table:table-cell>
          <table:table-cell office:value-type="float" office:value="20060601" calcext:value-type="float">
            <text:p>20060601</text:p>
          </table:table-cell>
          <table:table-cell table:formula="of:=CONCATENATE(&quot;INSERT INTO export(date, ck_no, amount, fk_lot_id, note) VALUES(&quot;   ;[.E120];    &quot;, &quot;    ;[.C120];    &quot; ,&quot;    ; [.D120];    &quot;, &quot;    ;[.B120];&quot;, '&quot;   ;[.H120];      &quot;' );&quot;)" office:value-type="string" office:string-value="INSERT INTO export(date, ck_no, amount, fk_lot_id, note) VALUES(20060601, 404 ,40, 52, '' );" calcext:value-type="string">
            <text:p>INSERT INTO export(date, ck_no, amount, fk_lot_id, note) VALUES(20060601, 404 ,40, 52, '' );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3" calcext:value-type="float">
            <text:p>53</text:p>
          </table:table-cell>
          <table:table-cell office:value-type="float" office:value="545" calcext:value-type="float">
            <text:p>545</text:p>
          </table:table-cell>
          <table:table-cell office:value-type="float" office:value="40" calcext:value-type="float">
            <text:p>40</text:p>
          </table:table-cell>
          <table:table-cell office:value-type="float" office:value="20060601" calcext:value-type="float">
            <text:p>20060601</text:p>
          </table:table-cell>
          <table:table-cell table:formula="of:=CONCATENATE(&quot;INSERT INTO export(date, ck_no, amount, fk_lot_id, note) VALUES(&quot;   ;[.E121];    &quot;, &quot;    ;[.C121];    &quot; ,&quot;    ; [.D121];    &quot;, &quot;    ;[.B121];&quot;, '&quot;   ;[.H121];      &quot;' );&quot;)" office:value-type="string" office:string-value="INSERT INTO export(date, ck_no, amount, fk_lot_id, note) VALUES(20060601, 545 ,40, 53, '' );" calcext:value-type="string">
            <text:p>INSERT INTO export(date, ck_no, amount, fk_lot_id, note) VALUES(20060601, 545 ,40, 53, '' );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4" calcext:value-type="float">
            <text:p>54</text:p>
          </table:table-cell>
          <table:table-cell office:value-type="float" office:value="578" calcext:value-type="float">
            <text:p>578</text:p>
          </table:table-cell>
          <table:table-cell office:value-type="float" office:value="40" calcext:value-type="float">
            <text:p>40</text:p>
          </table:table-cell>
          <table:table-cell office:value-type="float" office:value="20060601" calcext:value-type="float">
            <text:p>20060601</text:p>
          </table:table-cell>
          <table:table-cell table:formula="of:=CONCATENATE(&quot;INSERT INTO export(date, ck_no, amount, fk_lot_id, note) VALUES(&quot;   ;[.E122];    &quot;, &quot;    ;[.C122];    &quot; ,&quot;    ; [.D122];    &quot;, &quot;    ;[.B122];&quot;, '&quot;   ;[.H122];      &quot;' );&quot;)" office:value-type="string" office:string-value="INSERT INTO export(date, ck_no, amount, fk_lot_id, note) VALUES(20060601, 578 ,40, 54, '' );" calcext:value-type="string">
            <text:p>INSERT INTO export(date, ck_no, amount, fk_lot_id, note) VALUES(20060601, 578 ,40, 54, '' );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55" calcext:value-type="float">
            <text:p>55</text:p>
          </table:table-cell>
          <table:table-cell office:value-type="float" office:value="3895" calcext:value-type="float">
            <text:p>3895</text:p>
          </table:table-cell>
          <table:table-cell office:value-type="float" office:value="40" calcext:value-type="float">
            <text:p>40</text:p>
          </table:table-cell>
          <table:table-cell office:value-type="float" office:value="20060601" calcext:value-type="float">
            <text:p>20060601</text:p>
          </table:table-cell>
          <table:table-cell table:formula="of:=CONCATENATE(&quot;INSERT INTO export(date, ck_no, amount, fk_lot_id, note) VALUES(&quot;   ;[.E123];    &quot;, &quot;    ;[.C123];    &quot; ,&quot;    ; [.D123];    &quot;, &quot;    ;[.B123];&quot;, '&quot;   ;[.H123];      &quot;' );&quot;)" office:value-type="string" office:string-value="INSERT INTO export(date, ck_no, amount, fk_lot_id, note) VALUES(20060601, 3895 ,40, 55, '' );" calcext:value-type="string">
            <text:p>INSERT INTO export(date, ck_no, amount, fk_lot_id, note) VALUES(20060601, 3895 ,40, 55, '' );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6" calcext:value-type="float">
            <text:p>56</text:p>
          </table:table-cell>
          <table:table-cell office:value-type="float" office:value="2534" calcext:value-type="float">
            <text:p>2534</text:p>
          </table:table-cell>
          <table:table-cell office:value-type="float" office:value="40" calcext:value-type="float">
            <text:p>40</text:p>
          </table:table-cell>
          <table:table-cell office:value-type="float" office:value="20060601" calcext:value-type="float">
            <text:p>20060601</text:p>
          </table:table-cell>
          <table:table-cell table:formula="of:=CONCATENATE(&quot;INSERT INTO export(date, ck_no, amount, fk_lot_id, note) VALUES(&quot;   ;[.E124];    &quot;, &quot;    ;[.C124];    &quot; ,&quot;    ; [.D124];    &quot;, &quot;    ;[.B124];&quot;, '&quot;   ;[.H124];      &quot;' );&quot;)" office:value-type="string" office:string-value="INSERT INTO export(date, ck_no, amount, fk_lot_id, note) VALUES(20060601, 2534 ,40, 56, '' );" calcext:value-type="string">
            <text:p>INSERT INTO export(date, ck_no, amount, fk_lot_id, note) VALUES(20060601, 2534 ,40, 56, '' );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7" calcext:value-type="float">
            <text:p>67</text:p>
          </table:table-cell>
          <table:table-cell office:value-type="float" office:value="1153" calcext:value-type="float">
            <text:p>1153</text:p>
          </table:table-cell>
          <table:table-cell office:value-type="float" office:value="40" calcext:value-type="float">
            <text:p>40</text:p>
          </table:table-cell>
          <table:table-cell office:value-type="float" office:value="20060601" calcext:value-type="float">
            <text:p>20060601</text:p>
          </table:table-cell>
          <table:table-cell table:formula="of:=CONCATENATE(&quot;INSERT INTO export(date, ck_no, amount, fk_lot_id, note) VALUES(&quot;   ;[.E125];    &quot;, &quot;    ;[.C125];    &quot; ,&quot;    ; [.D125];    &quot;, &quot;    ;[.B125];&quot;, '&quot;   ;[.H125];      &quot;' );&quot;)" office:value-type="string" office:string-value="INSERT INTO export(date, ck_no, amount, fk_lot_id, note) VALUES(20060601, 1153 ,40, 67, '' );" calcext:value-type="string">
            <text:p>INSERT INTO export(date, ck_no, amount, fk_lot_id, note) VALUES(20060601, 1153 ,40, 67, '' );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8" calcext:value-type="float">
            <text:p>68</text:p>
          </table:table-cell>
          <table:table-cell office:value-type="float" office:value="3320" calcext:value-type="float">
            <text:p>3320</text:p>
          </table:table-cell>
          <table:table-cell office:value-type="float" office:value="40" calcext:value-type="float">
            <text:p>40</text:p>
          </table:table-cell>
          <table:table-cell office:value-type="float" office:value="20060601" calcext:value-type="float">
            <text:p>20060601</text:p>
          </table:table-cell>
          <table:table-cell table:formula="of:=CONCATENATE(&quot;INSERT INTO export(date, ck_no, amount, fk_lot_id, note) VALUES(&quot;   ;[.E126];    &quot;, &quot;    ;[.C126];    &quot; ,&quot;    ; [.D126];    &quot;, &quot;    ;[.B126];&quot;, '&quot;   ;[.H126];      &quot;' );&quot;)" office:value-type="string" office:string-value="INSERT INTO export(date, ck_no, amount, fk_lot_id, note) VALUES(20060601, 3320 ,40, 68, '' );" calcext:value-type="string">
            <text:p>INSERT INTO export(date, ck_no, amount, fk_lot_id, note) VALUES(20060601, 3320 ,40, 68, '' );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9" calcext:value-type="float">
            <text:p>59</text:p>
          </table:table-cell>
          <table:table-cell office:value-type="float" office:value="5058" calcext:value-type="float">
            <text:p>5058</text:p>
          </table:table-cell>
          <table:table-cell office:value-type="float" office:value="40" calcext:value-type="float">
            <text:p>40</text:p>
          </table:table-cell>
          <table:table-cell office:value-type="float" office:value="20060601" calcext:value-type="float">
            <text:p>20060601</text:p>
          </table:table-cell>
          <table:table-cell table:formula="of:=CONCATENATE(&quot;INSERT INTO export(date, ck_no, amount, fk_lot_id, note) VALUES(&quot;   ;[.E127];    &quot;, &quot;    ;[.C127];    &quot; ,&quot;    ; [.D127];    &quot;, &quot;    ;[.B127];&quot;, '&quot;   ;[.H127];      &quot;' );&quot;)" office:value-type="string" office:string-value="INSERT INTO export(date, ck_no, amount, fk_lot_id, note) VALUES(20060601, 5058 ,40, 59, '' );" calcext:value-type="string">
            <text:p>INSERT INTO export(date, ck_no, amount, fk_lot_id, note) VALUES(20060601, 5058 ,40, 59, '' );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office:value-type="float" office:value="778" calcext:value-type="float">
            <text:p>778</text:p>
          </table:table-cell>
          <table:table-cell office:value-type="float" office:value="40" calcext:value-type="float">
            <text:p>40</text:p>
          </table:table-cell>
          <table:table-cell office:value-type="float" office:value="20060601" calcext:value-type="float">
            <text:p>20060601</text:p>
          </table:table-cell>
          <table:table-cell table:formula="of:=CONCATENATE(&quot;INSERT INTO export(date, ck_no, amount, fk_lot_id, note) VALUES(&quot;   ;[.E128];    &quot;, &quot;    ;[.C128];    &quot; ,&quot;    ; [.D128];    &quot;, &quot;    ;[.B128];&quot;, '&quot;   ;[.H128];      &quot;' );&quot;)" office:value-type="string" office:string-value="INSERT INTO export(date, ck_no, amount, fk_lot_id, note) VALUES(20060601, 778 ,40, 60, '' );" calcext:value-type="string">
            <text:p>INSERT INTO export(date, ck_no, amount, fk_lot_id, note) VALUES(20060601, 778 ,40, 60, '' );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1" calcext:value-type="float">
            <text:p>61</text:p>
          </table:table-cell>
          <table:table-cell office:value-type="float" office:value="3126" calcext:value-type="float">
            <text:p>3126</text:p>
          </table:table-cell>
          <table:table-cell office:value-type="float" office:value="40" calcext:value-type="float">
            <text:p>40</text:p>
          </table:table-cell>
          <table:table-cell office:value-type="float" office:value="20060601" calcext:value-type="float">
            <text:p>20060601</text:p>
          </table:table-cell>
          <table:table-cell table:formula="of:=CONCATENATE(&quot;INSERT INTO export(date, ck_no, amount, fk_lot_id, note) VALUES(&quot;   ;[.E129];    &quot;, &quot;    ;[.C129];    &quot; ,&quot;    ; [.D129];    &quot;, &quot;    ;[.B129];&quot;, '&quot;   ;[.H129];      &quot;' );&quot;)" office:value-type="string" office:string-value="INSERT INTO export(date, ck_no, amount, fk_lot_id, note) VALUES(20060601, 3126 ,40, 61, '' );" calcext:value-type="string">
            <text:p>INSERT INTO export(date, ck_no, amount, fk_lot_id, note) VALUES(20060601, 3126 ,40, 61, '' );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2" calcext:value-type="float">
            <text:p>62</text:p>
          </table:table-cell>
          <table:table-cell office:value-type="float" office:value="3969" calcext:value-type="float">
            <text:p>3969</text:p>
          </table:table-cell>
          <table:table-cell office:value-type="float" office:value="40" calcext:value-type="float">
            <text:p>40</text:p>
          </table:table-cell>
          <table:table-cell office:value-type="float" office:value="20060601" calcext:value-type="float">
            <text:p>20060601</text:p>
          </table:table-cell>
          <table:table-cell table:formula="of:=CONCATENATE(&quot;INSERT INTO export(date, ck_no, amount, fk_lot_id, note) VALUES(&quot;   ;[.E130];    &quot;, &quot;    ;[.C130];    &quot; ,&quot;    ; [.D130];    &quot;, &quot;    ;[.B130];&quot;, '&quot;   ;[.H130];      &quot;' );&quot;)" office:value-type="string" office:string-value="INSERT INTO export(date, ck_no, amount, fk_lot_id, note) VALUES(20060601, 3969 ,40, 62, '' );" calcext:value-type="string">
            <text:p>INSERT INTO export(date, ck_no, amount, fk_lot_id, note) VALUES(20060601, 3969 ,40, 62, '' );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3" calcext:value-type="float">
            <text:p>63</text:p>
          </table:table-cell>
          <table:table-cell office:value-type="float" office:value="1196" calcext:value-type="float">
            <text:p>1196</text:p>
          </table:table-cell>
          <table:table-cell office:value-type="float" office:value="40" calcext:value-type="float">
            <text:p>40</text:p>
          </table:table-cell>
          <table:table-cell office:value-type="float" office:value="20060601" calcext:value-type="float">
            <text:p>20060601</text:p>
          </table:table-cell>
          <table:table-cell table:formula="of:=CONCATENATE(&quot;INSERT INTO export(date, ck_no, amount, fk_lot_id, note) VALUES(&quot;   ;[.E131];    &quot;, &quot;    ;[.C131];    &quot; ,&quot;    ; [.D131];    &quot;, &quot;    ;[.B131];&quot;, '&quot;   ;[.H131];      &quot;' );&quot;)" office:value-type="string" office:string-value="INSERT INTO export(date, ck_no, amount, fk_lot_id, note) VALUES(20060601, 1196 ,40, 63, '' );" calcext:value-type="string">
            <text:p>INSERT INTO export(date, ck_no, amount, fk_lot_id, note) VALUES(20060601, 1196 ,40, 63, '' );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4" calcext:value-type="float">
            <text:p>64</text:p>
          </table:table-cell>
          <table:table-cell office:value-type="float" office:value="1999" calcext:value-type="float">
            <text:p>1999</text:p>
          </table:table-cell>
          <table:table-cell office:value-type="float" office:value="40" calcext:value-type="float">
            <text:p>40</text:p>
          </table:table-cell>
          <table:table-cell office:value-type="float" office:value="20060601" calcext:value-type="float">
            <text:p>20060601</text:p>
          </table:table-cell>
          <table:table-cell table:formula="of:=CONCATENATE(&quot;INSERT INTO export(date, ck_no, amount, fk_lot_id, note) VALUES(&quot;   ;[.E132];    &quot;, &quot;    ;[.C132];    &quot; ,&quot;    ; [.D132];    &quot;, &quot;    ;[.B132];&quot;, '&quot;   ;[.H132];      &quot;' );&quot;)" office:value-type="string" office:string-value="INSERT INTO export(date, ck_no, amount, fk_lot_id, note) VALUES(20060601, 1999 ,40, 64, '' );" calcext:value-type="string">
            <text:p>INSERT INTO export(date, ck_no, amount, fk_lot_id, note) VALUES(20060601, 1999 ,40, 64, '' );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5" calcext:value-type="float">
            <text:p>65</text:p>
          </table:table-cell>
          <table:table-cell office:value-type="float" office:value="2491" calcext:value-type="float">
            <text:p>2491</text:p>
          </table:table-cell>
          <table:table-cell office:value-type="float" office:value="40" calcext:value-type="float">
            <text:p>40</text:p>
          </table:table-cell>
          <table:table-cell office:value-type="float" office:value="20060601" calcext:value-type="float">
            <text:p>20060601</text:p>
          </table:table-cell>
          <table:table-cell table:formula="of:=CONCATENATE(&quot;INSERT INTO export(date, ck_no, amount, fk_lot_id, note) VALUES(&quot;   ;[.E133];    &quot;, &quot;    ;[.C133];    &quot; ,&quot;    ; [.D133];    &quot;, &quot;    ;[.B133];&quot;, '&quot;   ;[.H133];      &quot;' );&quot;)" office:value-type="string" office:string-value="INSERT INTO export(date, ck_no, amount, fk_lot_id, note) VALUES(20060601, 2491 ,40, 65, '' );" calcext:value-type="string">
            <text:p>INSERT INTO export(date, ck_no, amount, fk_lot_id, note) VALUES(20060601, 2491 ,40, 65, '' );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6" calcext:value-type="float">
            <text:p>66</text:p>
          </table:table-cell>
          <table:table-cell office:value-type="float" office:value="1872" calcext:value-type="float">
            <text:p>1872</text:p>
          </table:table-cell>
          <table:table-cell office:value-type="float" office:value="40" calcext:value-type="float">
            <text:p>40</text:p>
          </table:table-cell>
          <table:table-cell office:value-type="float" office:value="20060601" calcext:value-type="float">
            <text:p>20060601</text:p>
          </table:table-cell>
          <table:table-cell table:formula="of:=CONCATENATE(&quot;INSERT INTO export(date, ck_no, amount, fk_lot_id, note) VALUES(&quot;   ;[.E134];    &quot;, &quot;    ;[.C134];    &quot; ,&quot;    ; [.D134];    &quot;, &quot;    ;[.B134];&quot;, '&quot;   ;[.H134];      &quot;' );&quot;)" office:value-type="string" office:string-value="INSERT INTO export(date, ck_no, amount, fk_lot_id, note) VALUES(20060601, 1872 ,40, 66, '' );" calcext:value-type="string">
            <text:p>INSERT INTO export(date, ck_no, amount, fk_lot_id, note) VALUES(20060601, 1872 ,40, 66, '' );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995011" calcext:value-type="float">
            <text:p>995011</text:p>
          </table:table-cell>
          <table:table-cell office:value-type="float" office:value="40" calcext:value-type="float">
            <text:p>40</text:p>
          </table:table-cell>
          <table:table-cell office:value-type="float" office:value="20060601" calcext:value-type="float">
            <text:p>20060601</text:p>
          </table:table-cell>
          <table:table-cell table:formula="of:=CONCATENATE(&quot;INSERT INTO export(date, ck_no, amount, fk_lot_id, note) VALUES(&quot;   ;[.E135];    &quot;, &quot;    ;[.C135];    &quot; ,&quot;    ; [.D135];    &quot;, &quot;    ;[.B135];&quot;, '&quot;   ;[.H135];      &quot;' );&quot;)" office:value-type="string" office:string-value="INSERT INTO export(date, ck_no, amount, fk_lot_id, note) VALUES(20060601, 995011 ,40, 58, '' );" calcext:value-type="string">
            <text:p>INSERT INTO export(date, ck_no, amount, fk_lot_id, note) VALUES(20060601, 995011 ,40, 58, '' );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7" calcext:value-type="float">
            <text:p>57</text:p>
          </table:table-cell>
          <table:table-cell office:value-type="float" office:value="1075" calcext:value-type="float">
            <text:p>1075</text:p>
          </table:table-cell>
          <table:table-cell office:value-type="float" office:value="40" calcext:value-type="float">
            <text:p>40</text:p>
          </table:table-cell>
          <table:table-cell office:value-type="float" office:value="20060601" calcext:value-type="float">
            <text:p>20060601</text:p>
          </table:table-cell>
          <table:table-cell table:formula="of:=CONCATENATE(&quot;INSERT INTO export(date, ck_no, amount, fk_lot_id, note) VALUES(&quot;   ;[.E136];    &quot;, &quot;    ;[.C136];    &quot; ,&quot;    ; [.D136];    &quot;, &quot;    ;[.B136];&quot;, '&quot;   ;[.H136];      &quot;' );&quot;)" office:value-type="string" office:string-value="INSERT INTO export(date, ck_no, amount, fk_lot_id, note) VALUES(20060601, 1075 ,40, 57, '' );" calcext:value-type="string">
            <text:p>INSERT INTO export(date, ck_no, amount, fk_lot_id, note) VALUES(20060601, 1075 ,40, 57, '' );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4865" calcext:value-type="float">
            <text:p>4865</text:p>
          </table:table-cell>
          <table:table-cell office:value-type="float" office:value="40" calcext:value-type="float">
            <text:p>40</text:p>
          </table:table-cell>
          <table:table-cell office:value-type="float" office:value="20070601" calcext:value-type="float">
            <text:p>20070601</text:p>
          </table:table-cell>
          <table:table-cell table:formula="of:=CONCATENATE(&quot;INSERT INTO export(date, ck_no, amount, fk_lot_id, note) VALUES(&quot;   ;[.E137];    &quot;, &quot;    ;[.C137];    &quot; ,&quot;    ; [.D137];    &quot;, &quot;    ;[.B137];&quot;, '&quot;   ;[.H137];      &quot;' );&quot;)" office:value-type="string" office:string-value="INSERT INTO export(date, ck_no, amount, fk_lot_id, note) VALUES(20070601, 4865 ,40, 1, '' );" calcext:value-type="string">
            <text:p>INSERT INTO export(date, ck_no, amount, fk_lot_id, note) VALUES(20070601, 4865 ,40, 1, '' );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float" office:value="1714" calcext:value-type="float">
            <text:p>1714</text:p>
          </table:table-cell>
          <table:table-cell office:value-type="float" office:value="40" calcext:value-type="float">
            <text:p>40</text:p>
          </table:table-cell>
          <table:table-cell office:value-type="float" office:value="20070601" calcext:value-type="float">
            <text:p>20070601</text:p>
          </table:table-cell>
          <table:table-cell table:formula="of:=CONCATENATE(&quot;INSERT INTO export(date, ck_no, amount, fk_lot_id, note) VALUES(&quot;   ;[.E138];    &quot;, &quot;    ;[.C138];    &quot; ,&quot;    ; [.D138];    &quot;, &quot;    ;[.B138];&quot;, '&quot;   ;[.H138];      &quot;' );&quot;)" office:value-type="string" office:string-value="INSERT INTO export(date, ck_no, amount, fk_lot_id, note) VALUES(20070601, 1714 ,40, 2, '' );" calcext:value-type="string">
            <text:p>INSERT INTO export(date, ck_no, amount, fk_lot_id, note) VALUES(20070601, 1714 ,40, 2, '' );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office:value-type="float" office:value="1388" calcext:value-type="float">
            <text:p>1388</text:p>
          </table:table-cell>
          <table:table-cell office:value-type="float" office:value="40" calcext:value-type="float">
            <text:p>40</text:p>
          </table:table-cell>
          <table:table-cell office:value-type="float" office:value="20070601" calcext:value-type="float">
            <text:p>20070601</text:p>
          </table:table-cell>
          <table:table-cell table:formula="of:=CONCATENATE(&quot;INSERT INTO export(date, ck_no, amount, fk_lot_id, note) VALUES(&quot;   ;[.E139];    &quot;, &quot;    ;[.C139];    &quot; ,&quot;    ; [.D139];    &quot;, &quot;    ;[.B139];&quot;, '&quot;   ;[.H139];      &quot;' );&quot;)" office:value-type="string" office:string-value="INSERT INTO export(date, ck_no, amount, fk_lot_id, note) VALUES(20070601, 1388 ,40, 3, '' );" calcext:value-type="string">
            <text:p>INSERT INTO export(date, ck_no, amount, fk_lot_id, note) VALUES(20070601, 1388 ,40, 3, '' );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float" office:value="2201" calcext:value-type="float">
            <text:p>2201</text:p>
          </table:table-cell>
          <table:table-cell office:value-type="float" office:value="40" calcext:value-type="float">
            <text:p>40</text:p>
          </table:table-cell>
          <table:table-cell office:value-type="float" office:value="20070601" calcext:value-type="float">
            <text:p>20070601</text:p>
          </table:table-cell>
          <table:table-cell table:formula="of:=CONCATENATE(&quot;INSERT INTO export(date, ck_no, amount, fk_lot_id, note) VALUES(&quot;   ;[.E140];    &quot;, &quot;    ;[.C140];    &quot; ,&quot;    ; [.D140];    &quot;, &quot;    ;[.B140];&quot;, '&quot;   ;[.H140];      &quot;' );&quot;)" office:value-type="string" office:string-value="INSERT INTO export(date, ck_no, amount, fk_lot_id, note) VALUES(20070601, 2201 ,40, 4, '' );" calcext:value-type="string">
            <text:p>INSERT INTO export(date, ck_no, amount, fk_lot_id, note) VALUES(20070601, 2201 ,40, 4, '' );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" calcext:value-type="float">
            <text:p>5</text:p>
          </table:table-cell>
          <table:table-cell office:value-type="float" office:value="2473" calcext:value-type="float">
            <text:p>2473</text:p>
          </table:table-cell>
          <table:table-cell office:value-type="float" office:value="40" calcext:value-type="float">
            <text:p>40</text:p>
          </table:table-cell>
          <table:table-cell office:value-type="float" office:value="20070601" calcext:value-type="float">
            <text:p>20070601</text:p>
          </table:table-cell>
          <table:table-cell table:formula="of:=CONCATENATE(&quot;INSERT INTO export(date, ck_no, amount, fk_lot_id, note) VALUES(&quot;   ;[.E141];    &quot;, &quot;    ;[.C141];    &quot; ,&quot;    ; [.D141];    &quot;, &quot;    ;[.B141];&quot;, '&quot;   ;[.H141];      &quot;' );&quot;)" office:value-type="string" office:string-value="INSERT INTO export(date, ck_no, amount, fk_lot_id, note) VALUES(20070601, 2473 ,40, 5, '' );" calcext:value-type="string">
            <text:p>INSERT INTO export(date, ck_no, amount, fk_lot_id, note) VALUES(20070601, 2473 ,40, 5, '' );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" calcext:value-type="float">
            <text:p>6</text:p>
          </table:table-cell>
          <table:table-cell office:value-type="float" office:value="993" calcext:value-type="float">
            <text:p>993</text:p>
          </table:table-cell>
          <table:table-cell office:value-type="float" office:value="40" calcext:value-type="float">
            <text:p>40</text:p>
          </table:table-cell>
          <table:table-cell office:value-type="float" office:value="20070601" calcext:value-type="float">
            <text:p>20070601</text:p>
          </table:table-cell>
          <table:table-cell table:formula="of:=CONCATENATE(&quot;INSERT INTO export(date, ck_no, amount, fk_lot_id, note) VALUES(&quot;   ;[.E142];    &quot;, &quot;    ;[.C142];    &quot; ,&quot;    ; [.D142];    &quot;, &quot;    ;[.B142];&quot;, '&quot;   ;[.H142];      &quot;' );&quot;)" office:value-type="string" office:string-value="INSERT INTO export(date, ck_no, amount, fk_lot_id, note) VALUES(20070601, 993 ,40, 6, '' );" calcext:value-type="string">
            <text:p>INSERT INTO export(date, ck_no, amount, fk_lot_id, note) VALUES(20070601, 993 ,40, 6, '' );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" calcext:value-type="float">
            <text:p>7</text:p>
          </table:table-cell>
          <table:table-cell office:value-type="float" office:value="1328" calcext:value-type="float">
            <text:p>1328</text:p>
          </table:table-cell>
          <table:table-cell office:value-type="float" office:value="40" calcext:value-type="float">
            <text:p>40</text:p>
          </table:table-cell>
          <table:table-cell office:value-type="float" office:value="20070601" calcext:value-type="float">
            <text:p>20070601</text:p>
          </table:table-cell>
          <table:table-cell table:formula="of:=CONCATENATE(&quot;INSERT INTO export(date, ck_no, amount, fk_lot_id, note) VALUES(&quot;   ;[.E143];    &quot;, &quot;    ;[.C143];    &quot; ,&quot;    ; [.D143];    &quot;, &quot;    ;[.B143];&quot;, '&quot;   ;[.H143];      &quot;' );&quot;)" office:value-type="string" office:string-value="INSERT INTO export(date, ck_no, amount, fk_lot_id, note) VALUES(20070601, 1328 ,40, 7, '' );" calcext:value-type="string">
            <text:p>INSERT INTO export(date, ck_no, amount, fk_lot_id, note) VALUES(20070601, 1328 ,40, 7, '' );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8" calcext:value-type="float">
            <text:p>8</text:p>
          </table:table-cell>
          <table:table-cell office:value-type="float" office:value="1768" calcext:value-type="float">
            <text:p>1768</text:p>
          </table:table-cell>
          <table:table-cell office:value-type="float" office:value="40" calcext:value-type="float">
            <text:p>40</text:p>
          </table:table-cell>
          <table:table-cell office:value-type="float" office:value="20070601" calcext:value-type="float">
            <text:p>20070601</text:p>
          </table:table-cell>
          <table:table-cell table:formula="of:=CONCATENATE(&quot;INSERT INTO export(date, ck_no, amount, fk_lot_id, note) VALUES(&quot;   ;[.E144];    &quot;, &quot;    ;[.C144];    &quot; ,&quot;    ; [.D144];    &quot;, &quot;    ;[.B144];&quot;, '&quot;   ;[.H144];      &quot;' );&quot;)" office:value-type="string" office:string-value="INSERT INTO export(date, ck_no, amount, fk_lot_id, note) VALUES(20070601, 1768 ,40, 8, '' );" calcext:value-type="string">
            <text:p>INSERT INTO export(date, ck_no, amount, fk_lot_id, note) VALUES(20070601, 1768 ,40, 8, '' );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" calcext:value-type="float">
            <text:p>9</text:p>
          </table:table-cell>
          <table:table-cell office:value-type="float" office:value="536" calcext:value-type="float">
            <text:p>536</text:p>
          </table:table-cell>
          <table:table-cell office:value-type="float" office:value="40" calcext:value-type="float">
            <text:p>40</text:p>
          </table:table-cell>
          <table:table-cell office:value-type="float" office:value="20070601" calcext:value-type="float">
            <text:p>20070601</text:p>
          </table:table-cell>
          <table:table-cell table:formula="of:=CONCATENATE(&quot;INSERT INTO export(date, ck_no, amount, fk_lot_id, note) VALUES(&quot;   ;[.E145];    &quot;, &quot;    ;[.C145];    &quot; ,&quot;    ; [.D145];    &quot;, &quot;    ;[.B145];&quot;, '&quot;   ;[.H145];      &quot;' );&quot;)" office:value-type="string" office:string-value="INSERT INTO export(date, ck_no, amount, fk_lot_id, note) VALUES(20070601, 536 ,40, 9, '' );" calcext:value-type="string">
            <text:p>INSERT INTO export(date, ck_no, amount, fk_lot_id, note) VALUES(20070601, 536 ,40, 9, '' );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" calcext:value-type="float">
            <text:p>10</text:p>
          </table:table-cell>
          <table:table-cell office:value-type="float" office:value="11065849" calcext:value-type="float">
            <text:p>11065849</text:p>
          </table:table-cell>
          <table:table-cell office:value-type="float" office:value="40" calcext:value-type="float">
            <text:p>40</text:p>
          </table:table-cell>
          <table:table-cell office:value-type="float" office:value="20070601" calcext:value-type="float">
            <text:p>20070601</text:p>
          </table:table-cell>
          <table:table-cell table:formula="of:=CONCATENATE(&quot;INSERT INTO export(date, ck_no, amount, fk_lot_id, note) VALUES(&quot;   ;[.E146];    &quot;, &quot;    ;[.C146];    &quot; ,&quot;    ; [.D146];    &quot;, &quot;    ;[.B146];&quot;, '&quot;   ;[.H146];      &quot;' );&quot;)" office:value-type="string" office:string-value="INSERT INTO export(date, ck_no, amount, fk_lot_id, note) VALUES(20070601, 11065849 ,40, 10, '' );" calcext:value-type="string">
            <text:p>INSERT INTO export(date, ck_no, amount, fk_lot_id, note) VALUES(20070601, 11065849 ,40, 10, '' );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1" calcext:value-type="float">
            <text:p>11</text:p>
          </table:table-cell>
          <table:table-cell office:value-type="float" office:value="4490" calcext:value-type="float">
            <text:p>4490</text:p>
          </table:table-cell>
          <table:table-cell office:value-type="float" office:value="40" calcext:value-type="float">
            <text:p>40</text:p>
          </table:table-cell>
          <table:table-cell office:value-type="float" office:value="20070601" calcext:value-type="float">
            <text:p>20070601</text:p>
          </table:table-cell>
          <table:table-cell table:formula="of:=CONCATENATE(&quot;INSERT INTO export(date, ck_no, amount, fk_lot_id, note) VALUES(&quot;   ;[.E147];    &quot;, &quot;    ;[.C147];    &quot; ,&quot;    ; [.D147];    &quot;, &quot;    ;[.B147];&quot;, '&quot;   ;[.H147];      &quot;' );&quot;)" office:value-type="string" office:string-value="INSERT INTO export(date, ck_no, amount, fk_lot_id, note) VALUES(20070601, 4490 ,40, 11, '' );" calcext:value-type="string">
            <text:p>INSERT INTO export(date, ck_no, amount, fk_lot_id, note) VALUES(20070601, 4490 ,40, 11, '' );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2" calcext:value-type="float">
            <text:p>12</text:p>
          </table:table-cell>
          <table:table-cell office:value-type="float" office:value="1211" calcext:value-type="float">
            <text:p>1211</text:p>
          </table:table-cell>
          <table:table-cell office:value-type="float" office:value="40" calcext:value-type="float">
            <text:p>40</text:p>
          </table:table-cell>
          <table:table-cell office:value-type="float" office:value="20070601" calcext:value-type="float">
            <text:p>20070601</text:p>
          </table:table-cell>
          <table:table-cell table:formula="of:=CONCATENATE(&quot;INSERT INTO export(date, ck_no, amount, fk_lot_id, note) VALUES(&quot;   ;[.E148];    &quot;, &quot;    ;[.C148];    &quot; ,&quot;    ; [.D148];    &quot;, &quot;    ;[.B148];&quot;, '&quot;   ;[.H148];      &quot;' );&quot;)" office:value-type="string" office:string-value="INSERT INTO export(date, ck_no, amount, fk_lot_id, note) VALUES(20070601, 1211 ,40, 12, '' );" calcext:value-type="string">
            <text:p>INSERT INTO export(date, ck_no, amount, fk_lot_id, note) VALUES(20070601, 1211 ,40, 12, '' );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3" calcext:value-type="float">
            <text:p>13</text:p>
          </table:table-cell>
          <table:table-cell office:value-type="float" office:value="2559" calcext:value-type="float">
            <text:p>2559</text:p>
          </table:table-cell>
          <table:table-cell office:value-type="float" office:value="40" calcext:value-type="float">
            <text:p>40</text:p>
          </table:table-cell>
          <table:table-cell office:value-type="float" office:value="20070601" calcext:value-type="float">
            <text:p>20070601</text:p>
          </table:table-cell>
          <table:table-cell table:formula="of:=CONCATENATE(&quot;INSERT INTO export(date, ck_no, amount, fk_lot_id, note) VALUES(&quot;   ;[.E149];    &quot;, &quot;    ;[.C149];    &quot; ,&quot;    ; [.D149];    &quot;, &quot;    ;[.B149];&quot;, '&quot;   ;[.H149];      &quot;' );&quot;)" office:value-type="string" office:string-value="INSERT INTO export(date, ck_no, amount, fk_lot_id, note) VALUES(20070601, 2559 ,40, 13, '' );" calcext:value-type="string">
            <text:p>INSERT INTO export(date, ck_no, amount, fk_lot_id, note) VALUES(20070601, 2559 ,40, 13, '' );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office:value-type="float" office:value="5209" calcext:value-type="float">
            <text:p>5209</text:p>
          </table:table-cell>
          <table:table-cell office:value-type="float" office:value="40" calcext:value-type="float">
            <text:p>40</text:p>
          </table:table-cell>
          <table:table-cell office:value-type="float" office:value="20070601" calcext:value-type="float">
            <text:p>20070601</text:p>
          </table:table-cell>
          <table:table-cell table:formula="of:=CONCATENATE(&quot;INSERT INTO export(date, ck_no, amount, fk_lot_id, note) VALUES(&quot;   ;[.E150];    &quot;, &quot;    ;[.C150];    &quot; ,&quot;    ; [.D150];    &quot;, &quot;    ;[.B150];&quot;, '&quot;   ;[.H150];      &quot;' );&quot;)" office:value-type="string" office:string-value="INSERT INTO export(date, ck_no, amount, fk_lot_id, note) VALUES(20070601, 5209 ,40, 14, '' );" calcext:value-type="string">
            <text:p>INSERT INTO export(date, ck_no, amount, fk_lot_id, note) VALUES(20070601, 5209 ,40, 14, '' );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301" calcext:value-type="float">
            <text:p>301</text:p>
          </table:table-cell>
          <table:table-cell office:value-type="float" office:value="40" calcext:value-type="float">
            <text:p>40</text:p>
          </table:table-cell>
          <table:table-cell office:value-type="float" office:value="20070601" calcext:value-type="float">
            <text:p>20070601</text:p>
          </table:table-cell>
          <table:table-cell table:formula="of:=CONCATENATE(&quot;INSERT INTO export(date, ck_no, amount, fk_lot_id, note) VALUES(&quot;   ;[.E151];    &quot;, &quot;    ;[.C151];    &quot; ,&quot;    ; [.D151];    &quot;, &quot;    ;[.B151];&quot;, '&quot;   ;[.H151];      &quot;' );&quot;)" office:value-type="string" office:string-value="INSERT INTO export(date, ck_no, amount, fk_lot_id, note) VALUES(20070601, 301 ,40, 15, '' );" calcext:value-type="string">
            <text:p>INSERT INTO export(date, ck_no, amount, fk_lot_id, note) VALUES(20070601, 301 ,40, 15, '' );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6" calcext:value-type="float">
            <text:p>16</text:p>
          </table:table-cell>
          <table:table-cell office:value-type="float" office:value="1952" calcext:value-type="float">
            <text:p>1952</text:p>
          </table:table-cell>
          <table:table-cell office:value-type="float" office:value="40" calcext:value-type="float">
            <text:p>40</text:p>
          </table:table-cell>
          <table:table-cell office:value-type="float" office:value="20070601" calcext:value-type="float">
            <text:p>20070601</text:p>
          </table:table-cell>
          <table:table-cell table:formula="of:=CONCATENATE(&quot;INSERT INTO export(date, ck_no, amount, fk_lot_id, note) VALUES(&quot;   ;[.E152];    &quot;, &quot;    ;[.C152];    &quot; ,&quot;    ; [.D152];    &quot;, &quot;    ;[.B152];&quot;, '&quot;   ;[.H152];      &quot;' );&quot;)" office:value-type="string" office:string-value="INSERT INTO export(date, ck_no, amount, fk_lot_id, note) VALUES(20070601, 1952 ,40, 16, '' );" calcext:value-type="string">
            <text:p>INSERT INTO export(date, ck_no, amount, fk_lot_id, note) VALUES(20070601, 1952 ,40, 16, '' );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7" calcext:value-type="float">
            <text:p>17</text:p>
          </table:table-cell>
          <table:table-cell office:value-type="float" office:value="3871" calcext:value-type="float">
            <text:p>3871</text:p>
          </table:table-cell>
          <table:table-cell office:value-type="float" office:value="40" calcext:value-type="float">
            <text:p>40</text:p>
          </table:table-cell>
          <table:table-cell office:value-type="float" office:value="20070601" calcext:value-type="float">
            <text:p>20070601</text:p>
          </table:table-cell>
          <table:table-cell table:formula="of:=CONCATENATE(&quot;INSERT INTO export(date, ck_no, amount, fk_lot_id, note) VALUES(&quot;   ;[.E153];    &quot;, &quot;    ;[.C153];    &quot; ,&quot;    ; [.D153];    &quot;, &quot;    ;[.B153];&quot;, '&quot;   ;[.H153];      &quot;' );&quot;)" office:value-type="string" office:string-value="INSERT INTO export(date, ck_no, amount, fk_lot_id, note) VALUES(20070601, 3871 ,40, 17, '' );" calcext:value-type="string">
            <text:p>INSERT INTO export(date, ck_no, amount, fk_lot_id, note) VALUES(20070601, 3871 ,40, 17, '' );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8" calcext:value-type="float">
            <text:p>18</text:p>
          </table:table-cell>
          <table:table-cell office:value-type="float" office:value="6817" calcext:value-type="float">
            <text:p>6817</text:p>
          </table:table-cell>
          <table:table-cell office:value-type="float" office:value="40" calcext:value-type="float">
            <text:p>40</text:p>
          </table:table-cell>
          <table:table-cell office:value-type="float" office:value="20070601" calcext:value-type="float">
            <text:p>20070601</text:p>
          </table:table-cell>
          <table:table-cell table:formula="of:=CONCATENATE(&quot;INSERT INTO export(date, ck_no, amount, fk_lot_id, note) VALUES(&quot;   ;[.E154];    &quot;, &quot;    ;[.C154];    &quot; ,&quot;    ; [.D154];    &quot;, &quot;    ;[.B154];&quot;, '&quot;   ;[.H154];      &quot;' );&quot;)" office:value-type="string" office:string-value="INSERT INTO export(date, ck_no, amount, fk_lot_id, note) VALUES(20070601, 6817 ,40, 18, '' );" calcext:value-type="string">
            <text:p>INSERT INTO export(date, ck_no, amount, fk_lot_id, note) VALUES(20070601, 6817 ,40, 18, '' );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1455" calcext:value-type="float">
            <text:p>1455</text:p>
          </table:table-cell>
          <table:table-cell office:value-type="float" office:value="40" calcext:value-type="float">
            <text:p>40</text:p>
          </table:table-cell>
          <table:table-cell office:value-type="float" office:value="20070601" calcext:value-type="float">
            <text:p>20070601</text:p>
          </table:table-cell>
          <table:table-cell table:formula="of:=CONCATENATE(&quot;INSERT INTO export(date, ck_no, amount, fk_lot_id, note) VALUES(&quot;   ;[.E155];    &quot;, &quot;    ;[.C155];    &quot; ,&quot;    ; [.D155];    &quot;, &quot;    ;[.B155];&quot;, '&quot;   ;[.H155];      &quot;' );&quot;)" office:value-type="string" office:string-value="INSERT INTO export(date, ck_no, amount, fk_lot_id, note) VALUES(20070601, 1455 ,40, 19, '' );" calcext:value-type="string">
            <text:p>INSERT INTO export(date, ck_no, amount, fk_lot_id, note) VALUES(20070601, 1455 ,40, 19, '' );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0" calcext:value-type="float">
            <text:p>20</text:p>
          </table:table-cell>
          <table:table-cell office:value-type="float" office:value="2541" calcext:value-type="float">
            <text:p>2541</text:p>
          </table:table-cell>
          <table:table-cell office:value-type="float" office:value="40" calcext:value-type="float">
            <text:p>40</text:p>
          </table:table-cell>
          <table:table-cell office:value-type="float" office:value="20070601" calcext:value-type="float">
            <text:p>20070601</text:p>
          </table:table-cell>
          <table:table-cell table:formula="of:=CONCATENATE(&quot;INSERT INTO export(date, ck_no, amount, fk_lot_id, note) VALUES(&quot;   ;[.E156];    &quot;, &quot;    ;[.C156];    &quot; ,&quot;    ; [.D156];    &quot;, &quot;    ;[.B156];&quot;, '&quot;   ;[.H156];      &quot;' );&quot;)" office:value-type="string" office:string-value="INSERT INTO export(date, ck_no, amount, fk_lot_id, note) VALUES(20070601, 2541 ,40, 20, '' );" calcext:value-type="string">
            <text:p>INSERT INTO export(date, ck_no, amount, fk_lot_id, note) VALUES(20070601, 2541 ,40, 20, '' );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1" calcext:value-type="float">
            <text:p>21</text:p>
          </table:table-cell>
          <table:table-cell office:value-type="float" office:value="1057" calcext:value-type="float">
            <text:p>1057</text:p>
          </table:table-cell>
          <table:table-cell office:value-type="float" office:value="40" calcext:value-type="float">
            <text:p>40</text:p>
          </table:table-cell>
          <table:table-cell office:value-type="float" office:value="20070601" calcext:value-type="float">
            <text:p>20070601</text:p>
          </table:table-cell>
          <table:table-cell table:formula="of:=CONCATENATE(&quot;INSERT INTO export(date, ck_no, amount, fk_lot_id, note) VALUES(&quot;   ;[.E157];    &quot;, &quot;    ;[.C157];    &quot; ,&quot;    ; [.D157];    &quot;, &quot;    ;[.B157];&quot;, '&quot;   ;[.H157];      &quot;' );&quot;)" office:value-type="string" office:string-value="INSERT INTO export(date, ck_no, amount, fk_lot_id, note) VALUES(20070601, 1057 ,40, 21, '' );" calcext:value-type="string">
            <text:p>INSERT INTO export(date, ck_no, amount, fk_lot_id, note) VALUES(20070601, 1057 ,40, 21, '' );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2" calcext:value-type="float">
            <text:p>22</text:p>
          </table:table-cell>
          <table:table-cell office:value-type="float" office:value="3991" calcext:value-type="float">
            <text:p>3991</text:p>
          </table:table-cell>
          <table:table-cell office:value-type="float" office:value="40" calcext:value-type="float">
            <text:p>40</text:p>
          </table:table-cell>
          <table:table-cell office:value-type="float" office:value="20070601" calcext:value-type="float">
            <text:p>20070601</text:p>
          </table:table-cell>
          <table:table-cell table:formula="of:=CONCATENATE(&quot;INSERT INTO export(date, ck_no, amount, fk_lot_id, note) VALUES(&quot;   ;[.E158];    &quot;, &quot;    ;[.C158];    &quot; ,&quot;    ; [.D158];    &quot;, &quot;    ;[.B158];&quot;, '&quot;   ;[.H158];      &quot;' );&quot;)" office:value-type="string" office:string-value="INSERT INTO export(date, ck_no, amount, fk_lot_id, note) VALUES(20070601, 3991 ,40, 22, '' );" calcext:value-type="string">
            <text:p>INSERT INTO export(date, ck_no, amount, fk_lot_id, note) VALUES(20070601, 3991 ,40, 22, '' );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3" calcext:value-type="float">
            <text:p>23</text:p>
          </table:table-cell>
          <table:table-cell office:value-type="float" office:value="3120" calcext:value-type="float">
            <text:p>3120</text:p>
          </table:table-cell>
          <table:table-cell office:value-type="float" office:value="40" calcext:value-type="float">
            <text:p>40</text:p>
          </table:table-cell>
          <table:table-cell office:value-type="float" office:value="20070601" calcext:value-type="float">
            <text:p>20070601</text:p>
          </table:table-cell>
          <table:table-cell table:formula="of:=CONCATENATE(&quot;INSERT INTO export(date, ck_no, amount, fk_lot_id, note) VALUES(&quot;   ;[.E159];    &quot;, &quot;    ;[.C159];    &quot; ,&quot;    ; [.D159];    &quot;, &quot;    ;[.B159];&quot;, '&quot;   ;[.H159];      &quot;' );&quot;)" office:value-type="string" office:string-value="INSERT INTO export(date, ck_no, amount, fk_lot_id, note) VALUES(20070601, 3120 ,40, 23, '' );" calcext:value-type="string">
            <text:p>INSERT INTO export(date, ck_no, amount, fk_lot_id, note) VALUES(20070601, 3120 ,40, 23, '' );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4" calcext:value-type="float">
            <text:p>24</text:p>
          </table:table-cell>
          <table:table-cell office:value-type="float" office:value="1019" calcext:value-type="float">
            <text:p>1019</text:p>
          </table:table-cell>
          <table:table-cell office:value-type="float" office:value="40" calcext:value-type="float">
            <text:p>40</text:p>
          </table:table-cell>
          <table:table-cell office:value-type="float" office:value="20070601" calcext:value-type="float">
            <text:p>20070601</text:p>
          </table:table-cell>
          <table:table-cell table:formula="of:=CONCATENATE(&quot;INSERT INTO export(date, ck_no, amount, fk_lot_id, note) VALUES(&quot;   ;[.E160];    &quot;, &quot;    ;[.C160];    &quot; ,&quot;    ; [.D160];    &quot;, &quot;    ;[.B160];&quot;, '&quot;   ;[.H160];      &quot;' );&quot;)" office:value-type="string" office:string-value="INSERT INTO export(date, ck_no, amount, fk_lot_id, note) VALUES(20070601, 1019 ,40, 24, '' );" calcext:value-type="string">
            <text:p>INSERT INTO export(date, ck_no, amount, fk_lot_id, note) VALUES(20070601, 1019 ,40, 24, '' );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5" calcext:value-type="float">
            <text:p>25</text:p>
          </table:table-cell>
          <table:table-cell office:value-type="float" office:value="2617" calcext:value-type="float">
            <text:p>2617</text:p>
          </table:table-cell>
          <table:table-cell office:value-type="float" office:value="40" calcext:value-type="float">
            <text:p>40</text:p>
          </table:table-cell>
          <table:table-cell office:value-type="float" office:value="20070601" calcext:value-type="float">
            <text:p>20070601</text:p>
          </table:table-cell>
          <table:table-cell table:formula="of:=CONCATENATE(&quot;INSERT INTO export(date, ck_no, amount, fk_lot_id, note) VALUES(&quot;   ;[.E161];    &quot;, &quot;    ;[.C161];    &quot; ,&quot;    ; [.D161];    &quot;, &quot;    ;[.B161];&quot;, '&quot;   ;[.H161];      &quot;' );&quot;)" office:value-type="string" office:string-value="INSERT INTO export(date, ck_no, amount, fk_lot_id, note) VALUES(20070601, 2617 ,40, 25, '' );" calcext:value-type="string">
            <text:p>INSERT INTO export(date, ck_no, amount, fk_lot_id, note) VALUES(20070601, 2617 ,40, 25, '' );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6" calcext:value-type="float">
            <text:p>26</text:p>
          </table:table-cell>
          <table:table-cell office:value-type="float" office:value="1391" calcext:value-type="float">
            <text:p>1391</text:p>
          </table:table-cell>
          <table:table-cell office:value-type="float" office:value="40" calcext:value-type="float">
            <text:p>40</text:p>
          </table:table-cell>
          <table:table-cell office:value-type="float" office:value="20070601" calcext:value-type="float">
            <text:p>20070601</text:p>
          </table:table-cell>
          <table:table-cell table:formula="of:=CONCATENATE(&quot;INSERT INTO export(date, ck_no, amount, fk_lot_id, note) VALUES(&quot;   ;[.E162];    &quot;, &quot;    ;[.C162];    &quot; ,&quot;    ; [.D162];    &quot;, &quot;    ;[.B162];&quot;, '&quot;   ;[.H162];      &quot;' );&quot;)" office:value-type="string" office:string-value="INSERT INTO export(date, ck_no, amount, fk_lot_id, note) VALUES(20070601, 1391 ,40, 26, '' );" calcext:value-type="string">
            <text:p>INSERT INTO export(date, ck_no, amount, fk_lot_id, note) VALUES(20070601, 1391 ,40, 26, '' );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office:value-type="float" office:value="1068" calcext:value-type="float">
            <text:p>1068</text:p>
          </table:table-cell>
          <table:table-cell office:value-type="float" office:value="40" calcext:value-type="float">
            <text:p>40</text:p>
          </table:table-cell>
          <table:table-cell office:value-type="float" office:value="20070601" calcext:value-type="float">
            <text:p>20070601</text:p>
          </table:table-cell>
          <table:table-cell table:formula="of:=CONCATENATE(&quot;INSERT INTO export(date, ck_no, amount, fk_lot_id, note) VALUES(&quot;   ;[.E163];    &quot;, &quot;    ;[.C163];    &quot; ,&quot;    ; [.D163];    &quot;, &quot;    ;[.B163];&quot;, '&quot;   ;[.H163];      &quot;' );&quot;)" office:value-type="string" office:string-value="INSERT INTO export(date, ck_no, amount, fk_lot_id, note) VALUES(20070601, 1068 ,40, 27, '' );" calcext:value-type="string">
            <text:p>INSERT INTO export(date, ck_no, amount, fk_lot_id, note) VALUES(20070601, 1068 ,40, 27, '' );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office:value-type="float" office:value="3102" calcext:value-type="float">
            <text:p>3102</text:p>
          </table:table-cell>
          <table:table-cell office:value-type="float" office:value="40" calcext:value-type="float">
            <text:p>40</text:p>
          </table:table-cell>
          <table:table-cell office:value-type="float" office:value="20070601" calcext:value-type="float">
            <text:p>20070601</text:p>
          </table:table-cell>
          <table:table-cell table:formula="of:=CONCATENATE(&quot;INSERT INTO export(date, ck_no, amount, fk_lot_id, note) VALUES(&quot;   ;[.E164];    &quot;, &quot;    ;[.C164];    &quot; ,&quot;    ; [.D164];    &quot;, &quot;    ;[.B164];&quot;, '&quot;   ;[.H164];      &quot;' );&quot;)" office:value-type="string" office:string-value="INSERT INTO export(date, ck_no, amount, fk_lot_id, note) VALUES(20070601, 3102 ,40, 28, '' );" calcext:value-type="string">
            <text:p>INSERT INTO export(date, ck_no, amount, fk_lot_id, note) VALUES(20070601, 3102 ,40, 28, '' );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0070601" calcext:value-type="float">
            <text:p>20070601</text:p>
          </table:table-cell>
          <table:table-cell table:formula="of:=CONCATENATE(&quot;INSERT INTO export(date, ck_no, amount, fk_lot_id, note) VALUES(&quot;   ;[.E165];    &quot;, &quot;    ;[.C165];    &quot; ,&quot;    ; [.D165];    &quot;, &quot;    ;[.B165];&quot;, '&quot;   ;[.H165];      &quot;' );&quot;)" office:value-type="string" office:string-value="INSERT INTO export(date, ck_no, amount, fk_lot_id, note) VALUES(20070601, 1 ,40, 29, '' );" calcext:value-type="string">
            <text:p>INSERT INTO export(date, ck_no, amount, fk_lot_id, note) VALUES(20070601, 1 ,40, 29, '' );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0" calcext:value-type="float">
            <text:p>30</text:p>
          </table:table-cell>
          <table:table-cell office:value-type="float" office:value="1573" calcext:value-type="float">
            <text:p>1573</text:p>
          </table:table-cell>
          <table:table-cell office:value-type="float" office:value="40" calcext:value-type="float">
            <text:p>40</text:p>
          </table:table-cell>
          <table:table-cell office:value-type="float" office:value="20070601" calcext:value-type="float">
            <text:p>20070601</text:p>
          </table:table-cell>
          <table:table-cell table:formula="of:=CONCATENATE(&quot;INSERT INTO export(date, ck_no, amount, fk_lot_id, note) VALUES(&quot;   ;[.E166];    &quot;, &quot;    ;[.C166];    &quot; ,&quot;    ; [.D166];    &quot;, &quot;    ;[.B166];&quot;, '&quot;   ;[.H166];      &quot;' );&quot;)" office:value-type="string" office:string-value="INSERT INTO export(date, ck_no, amount, fk_lot_id, note) VALUES(20070601, 1573 ,40, 30, '' );" calcext:value-type="string">
            <text:p>INSERT INTO export(date, ck_no, amount, fk_lot_id, note) VALUES(20070601, 1573 ,40, 30, '' );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1" calcext:value-type="float">
            <text:p>31</text:p>
          </table:table-cell>
          <table:table-cell office:value-type="float" office:value="1330" calcext:value-type="float">
            <text:p>1330</text:p>
          </table:table-cell>
          <table:table-cell office:value-type="float" office:value="40" calcext:value-type="float">
            <text:p>40</text:p>
          </table:table-cell>
          <table:table-cell office:value-type="float" office:value="20070601" calcext:value-type="float">
            <text:p>20070601</text:p>
          </table:table-cell>
          <table:table-cell table:formula="of:=CONCATENATE(&quot;INSERT INTO export(date, ck_no, amount, fk_lot_id, note) VALUES(&quot;   ;[.E167];    &quot;, &quot;    ;[.C167];    &quot; ,&quot;    ; [.D167];    &quot;, &quot;    ;[.B167];&quot;, '&quot;   ;[.H167];      &quot;' );&quot;)" office:value-type="string" office:string-value="INSERT INTO export(date, ck_no, amount, fk_lot_id, note) VALUES(20070601, 1330 ,40, 31, '' );" calcext:value-type="string">
            <text:p>INSERT INTO export(date, ck_no, amount, fk_lot_id, note) VALUES(20070601, 1330 ,40, 31, '' );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2" calcext:value-type="float">
            <text:p>32</text:p>
          </table:table-cell>
          <table:table-cell office:value-type="float" office:value="236150" calcext:value-type="float">
            <text:p>236150</text:p>
          </table:table-cell>
          <table:table-cell office:value-type="float" office:value="40" calcext:value-type="float">
            <text:p>40</text:p>
          </table:table-cell>
          <table:table-cell office:value-type="float" office:value="20070601" calcext:value-type="float">
            <text:p>20070601</text:p>
          </table:table-cell>
          <table:table-cell table:formula="of:=CONCATENATE(&quot;INSERT INTO export(date, ck_no, amount, fk_lot_id, note) VALUES(&quot;   ;[.E168];    &quot;, &quot;    ;[.C168];    &quot; ,&quot;    ; [.D168];    &quot;, &quot;    ;[.B168];&quot;, '&quot;   ;[.H168];      &quot;' );&quot;)" office:value-type="string" office:string-value="INSERT INTO export(date, ck_no, amount, fk_lot_id, note) VALUES(20070601, 236150 ,40, 32, '' );" calcext:value-type="string">
            <text:p>INSERT INTO export(date, ck_no, amount, fk_lot_id, note) VALUES(20070601, 236150 ,40, 32, '' );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5101" calcext:value-type="float">
            <text:p>5101</text:p>
          </table:table-cell>
          <table:table-cell office:value-type="float" office:value="40" calcext:value-type="float">
            <text:p>40</text:p>
          </table:table-cell>
          <table:table-cell office:value-type="float" office:value="20070601" calcext:value-type="float">
            <text:p>20070601</text:p>
          </table:table-cell>
          <table:table-cell table:formula="of:=CONCATENATE(&quot;INSERT INTO export(date, ck_no, amount, fk_lot_id, note) VALUES(&quot;   ;[.E169];    &quot;, &quot;    ;[.C169];    &quot; ,&quot;    ; [.D169];    &quot;, &quot;    ;[.B169];&quot;, '&quot;   ;[.H169];      &quot;' );&quot;)" office:value-type="string" office:string-value="INSERT INTO export(date, ck_no, amount, fk_lot_id, note) VALUES(20070601, 5101 ,40, 33, '' );" calcext:value-type="string">
            <text:p>INSERT INTO export(date, ck_no, amount, fk_lot_id, note) VALUES(20070601, 5101 ,40, 33, '' );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4" calcext:value-type="float">
            <text:p>34</text:p>
          </table:table-cell>
          <table:table-cell office:value-type="float" office:value="745" calcext:value-type="float">
            <text:p>745</text:p>
          </table:table-cell>
          <table:table-cell office:value-type="float" office:value="40" calcext:value-type="float">
            <text:p>40</text:p>
          </table:table-cell>
          <table:table-cell office:value-type="float" office:value="20070601" calcext:value-type="float">
            <text:p>20070601</text:p>
          </table:table-cell>
          <table:table-cell table:formula="of:=CONCATENATE(&quot;INSERT INTO export(date, ck_no, amount, fk_lot_id, note) VALUES(&quot;   ;[.E170];    &quot;, &quot;    ;[.C170];    &quot; ,&quot;    ; [.D170];    &quot;, &quot;    ;[.B170];&quot;, '&quot;   ;[.H170];      &quot;' );&quot;)" office:value-type="string" office:string-value="INSERT INTO export(date, ck_no, amount, fk_lot_id, note) VALUES(20070601, 745 ,40, 34, '' );" calcext:value-type="string">
            <text:p>INSERT INTO export(date, ck_no, amount, fk_lot_id, note) VALUES(20070601, 745 ,40, 34, '' );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5" calcext:value-type="float">
            <text:p>35</text:p>
          </table:table-cell>
          <table:table-cell office:value-type="float" office:value="4625" calcext:value-type="float">
            <text:p>4625</text:p>
          </table:table-cell>
          <table:table-cell office:value-type="float" office:value="40" calcext:value-type="float">
            <text:p>40</text:p>
          </table:table-cell>
          <table:table-cell office:value-type="float" office:value="20070601" calcext:value-type="float">
            <text:p>20070601</text:p>
          </table:table-cell>
          <table:table-cell table:formula="of:=CONCATENATE(&quot;INSERT INTO export(date, ck_no, amount, fk_lot_id, note) VALUES(&quot;   ;[.E171];    &quot;, &quot;    ;[.C171];    &quot; ,&quot;    ; [.D171];    &quot;, &quot;    ;[.B171];&quot;, '&quot;   ;[.H171];      &quot;' );&quot;)" office:value-type="string" office:string-value="INSERT INTO export(date, ck_no, amount, fk_lot_id, note) VALUES(20070601, 4625 ,40, 35, '' );" calcext:value-type="string">
            <text:p>INSERT INTO export(date, ck_no, amount, fk_lot_id, note) VALUES(20070601, 4625 ,40, 35, '' );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6" calcext:value-type="float">
            <text:p>36</text:p>
          </table:table-cell>
          <table:table-cell office:value-type="float" office:value="1044" calcext:value-type="float">
            <text:p>1044</text:p>
          </table:table-cell>
          <table:table-cell office:value-type="float" office:value="40" calcext:value-type="float">
            <text:p>40</text:p>
          </table:table-cell>
          <table:table-cell office:value-type="float" office:value="20070601" calcext:value-type="float">
            <text:p>20070601</text:p>
          </table:table-cell>
          <table:table-cell table:formula="of:=CONCATENATE(&quot;INSERT INTO export(date, ck_no, amount, fk_lot_id, note) VALUES(&quot;   ;[.E172];    &quot;, &quot;    ;[.C172];    &quot; ,&quot;    ; [.D172];    &quot;, &quot;    ;[.B172];&quot;, '&quot;   ;[.H172];      &quot;' );&quot;)" office:value-type="string" office:string-value="INSERT INTO export(date, ck_no, amount, fk_lot_id, note) VALUES(20070601, 1044 ,40, 36, '' );" calcext:value-type="string">
            <text:p>INSERT INTO export(date, ck_no, amount, fk_lot_id, note) VALUES(20070601, 1044 ,40, 36, '' );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7" calcext:value-type="float">
            <text:p>37</text:p>
          </table:table-cell>
          <table:table-cell office:value-type="float" office:value="5760" calcext:value-type="float">
            <text:p>5760</text:p>
          </table:table-cell>
          <table:table-cell office:value-type="float" office:value="40" calcext:value-type="float">
            <text:p>40</text:p>
          </table:table-cell>
          <table:table-cell office:value-type="float" office:value="20070601" calcext:value-type="float">
            <text:p>20070601</text:p>
          </table:table-cell>
          <table:table-cell table:formula="of:=CONCATENATE(&quot;INSERT INTO export(date, ck_no, amount, fk_lot_id, note) VALUES(&quot;   ;[.E173];    &quot;, &quot;    ;[.C173];    &quot; ,&quot;    ; [.D173];    &quot;, &quot;    ;[.B173];&quot;, '&quot;   ;[.H173];      &quot;' );&quot;)" office:value-type="string" office:string-value="INSERT INTO export(date, ck_no, amount, fk_lot_id, note) VALUES(20070601, 5760 ,40, 37, '' );" calcext:value-type="string">
            <text:p>INSERT INTO export(date, ck_no, amount, fk_lot_id, note) VALUES(20070601, 5760 ,40, 37, '' );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8" calcext:value-type="float">
            <text:p>38</text:p>
          </table:table-cell>
          <table:table-cell office:value-type="float" office:value="674" calcext:value-type="float">
            <text:p>674</text:p>
          </table:table-cell>
          <table:table-cell office:value-type="float" office:value="40" calcext:value-type="float">
            <text:p>40</text:p>
          </table:table-cell>
          <table:table-cell office:value-type="float" office:value="20070601" calcext:value-type="float">
            <text:p>20070601</text:p>
          </table:table-cell>
          <table:table-cell table:formula="of:=CONCATENATE(&quot;INSERT INTO export(date, ck_no, amount, fk_lot_id, note) VALUES(&quot;   ;[.E174];    &quot;, &quot;    ;[.C174];    &quot; ,&quot;    ; [.D174];    &quot;, &quot;    ;[.B174];&quot;, '&quot;   ;[.H174];      &quot;' );&quot;)" office:value-type="string" office:string-value="INSERT INTO export(date, ck_no, amount, fk_lot_id, note) VALUES(20070601, 674 ,40, 38, '' );" calcext:value-type="string">
            <text:p>INSERT INTO export(date, ck_no, amount, fk_lot_id, note) VALUES(20070601, 674 ,40, 38, '' );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9" calcext:value-type="float">
            <text:p>39</text:p>
          </table:table-cell>
          <table:table-cell office:value-type="float" office:value="6169" calcext:value-type="float">
            <text:p>6169</text:p>
          </table:table-cell>
          <table:table-cell office:value-type="float" office:value="40" calcext:value-type="float">
            <text:p>40</text:p>
          </table:table-cell>
          <table:table-cell office:value-type="float" office:value="20070601" calcext:value-type="float">
            <text:p>20070601</text:p>
          </table:table-cell>
          <table:table-cell table:formula="of:=CONCATENATE(&quot;INSERT INTO export(date, ck_no, amount, fk_lot_id, note) VALUES(&quot;   ;[.E175];    &quot;, &quot;    ;[.C175];    &quot; ,&quot;    ; [.D175];    &quot;, &quot;    ;[.B175];&quot;, '&quot;   ;[.H175];      &quot;' );&quot;)" office:value-type="string" office:string-value="INSERT INTO export(date, ck_no, amount, fk_lot_id, note) VALUES(20070601, 6169 ,40, 39, '' );" calcext:value-type="string">
            <text:p>INSERT INTO export(date, ck_no, amount, fk_lot_id, note) VALUES(20070601, 6169 ,40, 39, '' );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0" calcext:value-type="float">
            <text:p>40</text:p>
          </table:table-cell>
          <table:table-cell office:value-type="float" office:value="6682" calcext:value-type="float">
            <text:p>6682</text:p>
          </table:table-cell>
          <table:table-cell office:value-type="float" office:value="40" calcext:value-type="float">
            <text:p>40</text:p>
          </table:table-cell>
          <table:table-cell office:value-type="float" office:value="20070601" calcext:value-type="float">
            <text:p>20070601</text:p>
          </table:table-cell>
          <table:table-cell table:formula="of:=CONCATENATE(&quot;INSERT INTO export(date, ck_no, amount, fk_lot_id, note) VALUES(&quot;   ;[.E176];    &quot;, &quot;    ;[.C176];    &quot; ,&quot;    ; [.D176];    &quot;, &quot;    ;[.B176];&quot;, '&quot;   ;[.H176];      &quot;' );&quot;)" office:value-type="string" office:string-value="INSERT INTO export(date, ck_no, amount, fk_lot_id, note) VALUES(20070601, 6682 ,40, 40, '' );" calcext:value-type="string">
            <text:p>INSERT INTO export(date, ck_no, amount, fk_lot_id, note) VALUES(20070601, 6682 ,40, 40, '' );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1" calcext:value-type="float">
            <text:p>41</text:p>
          </table:table-cell>
          <table:table-cell office:value-type="float" office:value="2966" calcext:value-type="float">
            <text:p>2966</text:p>
          </table:table-cell>
          <table:table-cell office:value-type="float" office:value="40" calcext:value-type="float">
            <text:p>40</text:p>
          </table:table-cell>
          <table:table-cell office:value-type="float" office:value="20070601" calcext:value-type="float">
            <text:p>20070601</text:p>
          </table:table-cell>
          <table:table-cell table:formula="of:=CONCATENATE(&quot;INSERT INTO export(date, ck_no, amount, fk_lot_id, note) VALUES(&quot;   ;[.E177];    &quot;, &quot;    ;[.C177];    &quot; ,&quot;    ; [.D177];    &quot;, &quot;    ;[.B177];&quot;, '&quot;   ;[.H177];      &quot;' );&quot;)" office:value-type="string" office:string-value="INSERT INTO export(date, ck_no, amount, fk_lot_id, note) VALUES(20070601, 2966 ,40, 41, '' );" calcext:value-type="string">
            <text:p>INSERT INTO export(date, ck_no, amount, fk_lot_id, note) VALUES(20070601, 2966 ,40, 41, '' );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2" calcext:value-type="float">
            <text:p>42</text:p>
          </table:table-cell>
          <table:table-cell office:value-type="float" office:value="1895" calcext:value-type="float">
            <text:p>1895</text:p>
          </table:table-cell>
          <table:table-cell office:value-type="float" office:value="40" calcext:value-type="float">
            <text:p>40</text:p>
          </table:table-cell>
          <table:table-cell office:value-type="float" office:value="20070601" calcext:value-type="float">
            <text:p>20070601</text:p>
          </table:table-cell>
          <table:table-cell table:formula="of:=CONCATENATE(&quot;INSERT INTO export(date, ck_no, amount, fk_lot_id, note) VALUES(&quot;   ;[.E178];    &quot;, &quot;    ;[.C178];    &quot; ,&quot;    ; [.D178];    &quot;, &quot;    ;[.B178];&quot;, '&quot;   ;[.H178];      &quot;' );&quot;)" office:value-type="string" office:string-value="INSERT INTO export(date, ck_no, amount, fk_lot_id, note) VALUES(20070601, 1895 ,40, 42, '' );" calcext:value-type="string">
            <text:p>INSERT INTO export(date, ck_no, amount, fk_lot_id, note) VALUES(20070601, 1895 ,40, 42, '' );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3" calcext:value-type="float">
            <text:p>43</text:p>
          </table:table-cell>
          <table:table-cell office:value-type="float" office:value="3947" calcext:value-type="float">
            <text:p>3947</text:p>
          </table:table-cell>
          <table:table-cell office:value-type="float" office:value="40" calcext:value-type="float">
            <text:p>40</text:p>
          </table:table-cell>
          <table:table-cell office:value-type="float" office:value="20070601" calcext:value-type="float">
            <text:p>20070601</text:p>
          </table:table-cell>
          <table:table-cell table:formula="of:=CONCATENATE(&quot;INSERT INTO export(date, ck_no, amount, fk_lot_id, note) VALUES(&quot;   ;[.E179];    &quot;, &quot;    ;[.C179];    &quot; ,&quot;    ; [.D179];    &quot;, &quot;    ;[.B179];&quot;, '&quot;   ;[.H179];      &quot;' );&quot;)" office:value-type="string" office:string-value="INSERT INTO export(date, ck_no, amount, fk_lot_id, note) VALUES(20070601, 3947 ,40, 43, '' );" calcext:value-type="string">
            <text:p>INSERT INTO export(date, ck_no, amount, fk_lot_id, note) VALUES(20070601, 3947 ,40, 43, '' );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4" calcext:value-type="float">
            <text:p>44</text:p>
          </table:table-cell>
          <table:table-cell office:value-type="float" office:value="1224" calcext:value-type="float">
            <text:p>1224</text:p>
          </table:table-cell>
          <table:table-cell office:value-type="float" office:value="40" calcext:value-type="float">
            <text:p>40</text:p>
          </table:table-cell>
          <table:table-cell office:value-type="float" office:value="20070601" calcext:value-type="float">
            <text:p>20070601</text:p>
          </table:table-cell>
          <table:table-cell table:formula="of:=CONCATENATE(&quot;INSERT INTO export(date, ck_no, amount, fk_lot_id, note) VALUES(&quot;   ;[.E180];    &quot;, &quot;    ;[.C180];    &quot; ,&quot;    ; [.D180];    &quot;, &quot;    ;[.B180];&quot;, '&quot;   ;[.H180];      &quot;' );&quot;)" office:value-type="string" office:string-value="INSERT INTO export(date, ck_no, amount, fk_lot_id, note) VALUES(20070601, 1224 ,40, 44, '' );" calcext:value-type="string">
            <text:p>INSERT INTO export(date, ck_no, amount, fk_lot_id, note) VALUES(20070601, 1224 ,40, 44, '' );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45" calcext:value-type="float">
            <text:p>45</text:p>
          </table:table-cell>
          <table:table-cell office:value-type="float" office:value="2065" calcext:value-type="float">
            <text:p>2065</text:p>
          </table:table-cell>
          <table:table-cell office:value-type="float" office:value="40" calcext:value-type="float">
            <text:p>40</text:p>
          </table:table-cell>
          <table:table-cell office:value-type="float" office:value="20070601" calcext:value-type="float">
            <text:p>20070601</text:p>
          </table:table-cell>
          <table:table-cell table:formula="of:=CONCATENATE(&quot;INSERT INTO export(date, ck_no, amount, fk_lot_id, note) VALUES(&quot;   ;[.E181];    &quot;, &quot;    ;[.C181];    &quot; ,&quot;    ; [.D181];    &quot;, &quot;    ;[.B181];&quot;, '&quot;   ;[.H181];      &quot;' );&quot;)" office:value-type="string" office:string-value="INSERT INTO export(date, ck_no, amount, fk_lot_id, note) VALUES(20070601, 2065 ,40, 45, '' );" calcext:value-type="string">
            <text:p>INSERT INTO export(date, ck_no, amount, fk_lot_id, note) VALUES(20070601, 2065 ,40, 45, '' );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6" calcext:value-type="float">
            <text:p>46</text:p>
          </table:table-cell>
          <table:table-cell office:value-type="float" office:value="2968" calcext:value-type="float">
            <text:p>2968</text:p>
          </table:table-cell>
          <table:table-cell office:value-type="float" office:value="40" calcext:value-type="float">
            <text:p>40</text:p>
          </table:table-cell>
          <table:table-cell office:value-type="float" office:value="20070601" calcext:value-type="float">
            <text:p>20070601</text:p>
          </table:table-cell>
          <table:table-cell table:formula="of:=CONCATENATE(&quot;INSERT INTO export(date, ck_no, amount, fk_lot_id, note) VALUES(&quot;   ;[.E182];    &quot;, &quot;    ;[.C182];    &quot; ,&quot;    ; [.D182];    &quot;, &quot;    ;[.B182];&quot;, '&quot;   ;[.H182];      &quot;' );&quot;)" office:value-type="string" office:string-value="INSERT INTO export(date, ck_no, amount, fk_lot_id, note) VALUES(20070601, 2968 ,40, 46, '' );" calcext:value-type="string">
            <text:p>INSERT INTO export(date, ck_no, amount, fk_lot_id, note) VALUES(20070601, 2968 ,40, 46, '' );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7" calcext:value-type="float">
            <text:p>47</text:p>
          </table:table-cell>
          <table:table-cell office:value-type="float" office:value="1602" calcext:value-type="float">
            <text:p>1602</text:p>
          </table:table-cell>
          <table:table-cell office:value-type="float" office:value="40" calcext:value-type="float">
            <text:p>40</text:p>
          </table:table-cell>
          <table:table-cell office:value-type="float" office:value="20070601" calcext:value-type="float">
            <text:p>20070601</text:p>
          </table:table-cell>
          <table:table-cell table:formula="of:=CONCATENATE(&quot;INSERT INTO export(date, ck_no, amount, fk_lot_id, note) VALUES(&quot;   ;[.E183];    &quot;, &quot;    ;[.C183];    &quot; ,&quot;    ; [.D183];    &quot;, &quot;    ;[.B183];&quot;, '&quot;   ;[.H183];      &quot;' );&quot;)" office:value-type="string" office:string-value="INSERT INTO export(date, ck_no, amount, fk_lot_id, note) VALUES(20070601, 1602 ,40, 47, '' );" calcext:value-type="string">
            <text:p>INSERT INTO export(date, ck_no, amount, fk_lot_id, note) VALUES(20070601, 1602 ,40, 47, '' );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8" calcext:value-type="float">
            <text:p>48</text:p>
          </table:table-cell>
          <table:table-cell office:value-type="float" office:value="1964" calcext:value-type="float">
            <text:p>1964</text:p>
          </table:table-cell>
          <table:table-cell office:value-type="float" office:value="40" calcext:value-type="float">
            <text:p>40</text:p>
          </table:table-cell>
          <table:table-cell office:value-type="float" office:value="20070601" calcext:value-type="float">
            <text:p>20070601</text:p>
          </table:table-cell>
          <table:table-cell table:formula="of:=CONCATENATE(&quot;INSERT INTO export(date, ck_no, amount, fk_lot_id, note) VALUES(&quot;   ;[.E184];    &quot;, &quot;    ;[.C184];    &quot; ,&quot;    ; [.D184];    &quot;, &quot;    ;[.B184];&quot;, '&quot;   ;[.H184];      &quot;' );&quot;)" office:value-type="string" office:string-value="INSERT INTO export(date, ck_no, amount, fk_lot_id, note) VALUES(20070601, 1964 ,40, 48, '' );" calcext:value-type="string">
            <text:p>INSERT INTO export(date, ck_no, amount, fk_lot_id, note) VALUES(20070601, 1964 ,40, 48, '' );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9" calcext:value-type="float">
            <text:p>49</text:p>
          </table:table-cell>
          <table:table-cell office:value-type="float" office:value="1822" calcext:value-type="float">
            <text:p>1822</text:p>
          </table:table-cell>
          <table:table-cell office:value-type="float" office:value="40" calcext:value-type="float">
            <text:p>40</text:p>
          </table:table-cell>
          <table:table-cell office:value-type="float" office:value="20070601" calcext:value-type="float">
            <text:p>20070601</text:p>
          </table:table-cell>
          <table:table-cell table:formula="of:=CONCATENATE(&quot;INSERT INTO export(date, ck_no, amount, fk_lot_id, note) VALUES(&quot;   ;[.E185];    &quot;, &quot;    ;[.C185];    &quot; ,&quot;    ; [.D185];    &quot;, &quot;    ;[.B185];&quot;, '&quot;   ;[.H185];      &quot;' );&quot;)" office:value-type="string" office:string-value="INSERT INTO export(date, ck_no, amount, fk_lot_id, note) VALUES(20070601, 1822 ,40, 49, '' );" calcext:value-type="string">
            <text:p>INSERT INTO export(date, ck_no, amount, fk_lot_id, note) VALUES(20070601, 1822 ,40, 49, '' );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0" calcext:value-type="float">
            <text:p>50</text:p>
          </table:table-cell>
          <table:table-cell office:value-type="float" office:value="1022" calcext:value-type="float">
            <text:p>1022</text:p>
          </table:table-cell>
          <table:table-cell office:value-type="float" office:value="40" calcext:value-type="float">
            <text:p>40</text:p>
          </table:table-cell>
          <table:table-cell office:value-type="float" office:value="20070601" calcext:value-type="float">
            <text:p>20070601</text:p>
          </table:table-cell>
          <table:table-cell table:formula="of:=CONCATENATE(&quot;INSERT INTO export(date, ck_no, amount, fk_lot_id, note) VALUES(&quot;   ;[.E186];    &quot;, &quot;    ;[.C186];    &quot; ,&quot;    ; [.D186];    &quot;, &quot;    ;[.B186];&quot;, '&quot;   ;[.H186];      &quot;' );&quot;)" office:value-type="string" office:string-value="INSERT INTO export(date, ck_no, amount, fk_lot_id, note) VALUES(20070601, 1022 ,40, 50, '' );" calcext:value-type="string">
            <text:p>INSERT INTO export(date, ck_no, amount, fk_lot_id, note) VALUES(20070601, 1022 ,40, 50, '' );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1" calcext:value-type="float">
            <text:p>51</text:p>
          </table:table-cell>
          <table:table-cell office:value-type="float" office:value="686" calcext:value-type="float">
            <text:p>686</text:p>
          </table:table-cell>
          <table:table-cell office:value-type="float" office:value="40" calcext:value-type="float">
            <text:p>40</text:p>
          </table:table-cell>
          <table:table-cell office:value-type="float" office:value="20070601" calcext:value-type="float">
            <text:p>20070601</text:p>
          </table:table-cell>
          <table:table-cell table:formula="of:=CONCATENATE(&quot;INSERT INTO export(date, ck_no, amount, fk_lot_id, note) VALUES(&quot;   ;[.E187];    &quot;, &quot;    ;[.C187];    &quot; ,&quot;    ; [.D187];    &quot;, &quot;    ;[.B187];&quot;, '&quot;   ;[.H187];      &quot;' );&quot;)" office:value-type="string" office:string-value="INSERT INTO export(date, ck_no, amount, fk_lot_id, note) VALUES(20070601, 686 ,40, 51, '' );" calcext:value-type="string">
            <text:p>INSERT INTO export(date, ck_no, amount, fk_lot_id, note) VALUES(20070601, 686 ,40, 51, '' );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2" calcext:value-type="float">
            <text:p>52</text:p>
          </table:table-cell>
          <table:table-cell office:value-type="float" office:value="470" calcext:value-type="float">
            <text:p>470</text:p>
          </table:table-cell>
          <table:table-cell office:value-type="float" office:value="40" calcext:value-type="float">
            <text:p>40</text:p>
          </table:table-cell>
          <table:table-cell office:value-type="float" office:value="20070601" calcext:value-type="float">
            <text:p>20070601</text:p>
          </table:table-cell>
          <table:table-cell table:formula="of:=CONCATENATE(&quot;INSERT INTO export(date, ck_no, amount, fk_lot_id, note) VALUES(&quot;   ;[.E188];    &quot;, &quot;    ;[.C188];    &quot; ,&quot;    ; [.D188];    &quot;, &quot;    ;[.B188];&quot;, '&quot;   ;[.H188];      &quot;' );&quot;)" office:value-type="string" office:string-value="INSERT INTO export(date, ck_no, amount, fk_lot_id, note) VALUES(20070601, 470 ,40, 52, '' );" calcext:value-type="string">
            <text:p>INSERT INTO export(date, ck_no, amount, fk_lot_id, note) VALUES(20070601, 470 ,40, 52, '' );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53" calcext:value-type="float">
            <text:p>53</text:p>
          </table:table-cell>
          <table:table-cell office:value-type="float" office:value="659" calcext:value-type="float">
            <text:p>659</text:p>
          </table:table-cell>
          <table:table-cell office:value-type="float" office:value="40" calcext:value-type="float">
            <text:p>40</text:p>
          </table:table-cell>
          <table:table-cell office:value-type="float" office:value="20070601" calcext:value-type="float">
            <text:p>20070601</text:p>
          </table:table-cell>
          <table:table-cell table:formula="of:=CONCATENATE(&quot;INSERT INTO export(date, ck_no, amount, fk_lot_id, note) VALUES(&quot;   ;[.E189];    &quot;, &quot;    ;[.C189];    &quot; ,&quot;    ; [.D189];    &quot;, &quot;    ;[.B189];&quot;, '&quot;   ;[.H189];      &quot;' );&quot;)" office:value-type="string" office:string-value="INSERT INTO export(date, ck_no, amount, fk_lot_id, note) VALUES(20070601, 659 ,40, 53, '' );" calcext:value-type="string">
            <text:p>INSERT INTO export(date, ck_no, amount, fk_lot_id, note) VALUES(20070601, 659 ,40, 53, '' );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4" calcext:value-type="float">
            <text:p>54</text:p>
          </table:table-cell>
          <table:table-cell office:value-type="float" office:value="379685" calcext:value-type="float">
            <text:p>379685</text:p>
          </table:table-cell>
          <table:table-cell office:value-type="float" office:value="40" calcext:value-type="float">
            <text:p>40</text:p>
          </table:table-cell>
          <table:table-cell office:value-type="float" office:value="20070601" calcext:value-type="float">
            <text:p>20070601</text:p>
          </table:table-cell>
          <table:table-cell table:formula="of:=CONCATENATE(&quot;INSERT INTO export(date, ck_no, amount, fk_lot_id, note) VALUES(&quot;   ;[.E190];    &quot;, &quot;    ;[.C190];    &quot; ,&quot;    ; [.D190];    &quot;, &quot;    ;[.B190];&quot;, '&quot;   ;[.H190];      &quot;' );&quot;)" office:value-type="string" office:string-value="INSERT INTO export(date, ck_no, amount, fk_lot_id, note) VALUES(20070601, 379685 ,40, 54, '' );" calcext:value-type="string">
            <text:p>INSERT INTO export(date, ck_no, amount, fk_lot_id, note) VALUES(20070601, 379685 ,40, 54, '' );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55" calcext:value-type="float">
            <text:p>55</text:p>
          </table:table-cell>
          <table:table-cell office:value-type="float" office:value="4079" calcext:value-type="float">
            <text:p>4079</text:p>
          </table:table-cell>
          <table:table-cell office:value-type="float" office:value="40" calcext:value-type="float">
            <text:p>40</text:p>
          </table:table-cell>
          <table:table-cell office:value-type="float" office:value="20070601" calcext:value-type="float">
            <text:p>20070601</text:p>
          </table:table-cell>
          <table:table-cell table:formula="of:=CONCATENATE(&quot;INSERT INTO export(date, ck_no, amount, fk_lot_id, note) VALUES(&quot;   ;[.E191];    &quot;, &quot;    ;[.C191];    &quot; ,&quot;    ; [.D191];    &quot;, &quot;    ;[.B191];&quot;, '&quot;   ;[.H191];      &quot;' );&quot;)" office:value-type="string" office:string-value="INSERT INTO export(date, ck_no, amount, fk_lot_id, note) VALUES(20070601, 4079 ,40, 55, '' );" calcext:value-type="string">
            <text:p>INSERT INTO export(date, ck_no, amount, fk_lot_id, note) VALUES(20070601, 4079 ,40, 55, '' );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6" calcext:value-type="float">
            <text:p>56</text:p>
          </table:table-cell>
          <table:table-cell office:value-type="float" office:value="2674" calcext:value-type="float">
            <text:p>2674</text:p>
          </table:table-cell>
          <table:table-cell office:value-type="float" office:value="40" calcext:value-type="float">
            <text:p>40</text:p>
          </table:table-cell>
          <table:table-cell office:value-type="float" office:value="20070601" calcext:value-type="float">
            <text:p>20070601</text:p>
          </table:table-cell>
          <table:table-cell table:formula="of:=CONCATENATE(&quot;INSERT INTO export(date, ck_no, amount, fk_lot_id, note) VALUES(&quot;   ;[.E192];    &quot;, &quot;    ;[.C192];    &quot; ,&quot;    ; [.D192];    &quot;, &quot;    ;[.B192];&quot;, '&quot;   ;[.H192];      &quot;' );&quot;)" office:value-type="string" office:string-value="INSERT INTO export(date, ck_no, amount, fk_lot_id, note) VALUES(20070601, 2674 ,40, 56, '' );" calcext:value-type="string">
            <text:p>INSERT INTO export(date, ck_no, amount, fk_lot_id, note) VALUES(20070601, 2674 ,40, 56, '' );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7" calcext:value-type="float">
            <text:p>67</text:p>
          </table:table-cell>
          <table:table-cell office:value-type="float" office:value="1153" calcext:value-type="float">
            <text:p>1153</text:p>
          </table:table-cell>
          <table:table-cell office:value-type="float" office:value="40" calcext:value-type="float">
            <text:p>40</text:p>
          </table:table-cell>
          <table:table-cell office:value-type="float" office:value="20070601" calcext:value-type="float">
            <text:p>20070601</text:p>
          </table:table-cell>
          <table:table-cell table:formula="of:=CONCATENATE(&quot;INSERT INTO export(date, ck_no, amount, fk_lot_id, note) VALUES(&quot;   ;[.E193];    &quot;, &quot;    ;[.C193];    &quot; ,&quot;    ; [.D193];    &quot;, &quot;    ;[.B193];&quot;, '&quot;   ;[.H193];      &quot;' );&quot;)" office:value-type="string" office:string-value="INSERT INTO export(date, ck_no, amount, fk_lot_id, note) VALUES(20070601, 1153 ,40, 67, '' );" calcext:value-type="string">
            <text:p>INSERT INTO export(date, ck_no, amount, fk_lot_id, note) VALUES(20070601, 1153 ,40, 67, '' );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8" calcext:value-type="float">
            <text:p>68</text:p>
          </table:table-cell>
          <table:table-cell office:value-type="float" office:value="3293" calcext:value-type="float">
            <text:p>3293</text:p>
          </table:table-cell>
          <table:table-cell office:value-type="float" office:value="40" calcext:value-type="float">
            <text:p>40</text:p>
          </table:table-cell>
          <table:table-cell office:value-type="float" office:value="20070601" calcext:value-type="float">
            <text:p>20070601</text:p>
          </table:table-cell>
          <table:table-cell table:formula="of:=CONCATENATE(&quot;INSERT INTO export(date, ck_no, amount, fk_lot_id, note) VALUES(&quot;   ;[.E194];    &quot;, &quot;    ;[.C194];    &quot; ,&quot;    ; [.D194];    &quot;, &quot;    ;[.B194];&quot;, '&quot;   ;[.H194];      &quot;' );&quot;)" office:value-type="string" office:string-value="INSERT INTO export(date, ck_no, amount, fk_lot_id, note) VALUES(20070601, 3293 ,40, 68, '' );" calcext:value-type="string">
            <text:p>INSERT INTO export(date, ck_no, amount, fk_lot_id, note) VALUES(20070601, 3293 ,40, 68, '' );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9" calcext:value-type="float">
            <text:p>59</text:p>
          </table:table-cell>
          <table:table-cell office:value-type="float" office:value="5470" calcext:value-type="float">
            <text:p>5470</text:p>
          </table:table-cell>
          <table:table-cell office:value-type="float" office:value="40" calcext:value-type="float">
            <text:p>40</text:p>
          </table:table-cell>
          <table:table-cell office:value-type="float" office:value="20070601" calcext:value-type="float">
            <text:p>20070601</text:p>
          </table:table-cell>
          <table:table-cell table:formula="of:=CONCATENATE(&quot;INSERT INTO export(date, ck_no, amount, fk_lot_id, note) VALUES(&quot;   ;[.E195];    &quot;, &quot;    ;[.C195];    &quot; ,&quot;    ; [.D195];    &quot;, &quot;    ;[.B195];&quot;, '&quot;   ;[.H195];      &quot;' );&quot;)" office:value-type="string" office:string-value="INSERT INTO export(date, ck_no, amount, fk_lot_id, note) VALUES(20070601, 5470 ,40, 59, '' );" calcext:value-type="string">
            <text:p>INSERT INTO export(date, ck_no, amount, fk_lot_id, note) VALUES(20070601, 5470 ,40, 59, '' );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0" calcext:value-type="float">
            <text:p>60</text:p>
          </table:table-cell>
          <table:table-cell office:value-type="float" office:value="1029" calcext:value-type="float">
            <text:p>1029</text:p>
          </table:table-cell>
          <table:table-cell office:value-type="float" office:value="40" calcext:value-type="float">
            <text:p>40</text:p>
          </table:table-cell>
          <table:table-cell office:value-type="float" office:value="20070601" calcext:value-type="float">
            <text:p>20070601</text:p>
          </table:table-cell>
          <table:table-cell table:formula="of:=CONCATENATE(&quot;INSERT INTO export(date, ck_no, amount, fk_lot_id, note) VALUES(&quot;   ;[.E196];    &quot;, &quot;    ;[.C196];    &quot; ,&quot;    ; [.D196];    &quot;, &quot;    ;[.B196];&quot;, '&quot;   ;[.H196];      &quot;' );&quot;)" office:value-type="string" office:string-value="INSERT INTO export(date, ck_no, amount, fk_lot_id, note) VALUES(20070601, 1029 ,40, 60, '' );" calcext:value-type="string">
            <text:p>INSERT INTO export(date, ck_no, amount, fk_lot_id, note) VALUES(20070601, 1029 ,40, 60, '' );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4026" calcext:value-type="float">
            <text:p>4026</text:p>
          </table:table-cell>
          <table:table-cell office:value-type="float" office:value="40" calcext:value-type="float">
            <text:p>40</text:p>
          </table:table-cell>
          <table:table-cell office:value-type="float" office:value="20070601" calcext:value-type="float">
            <text:p>20070601</text:p>
          </table:table-cell>
          <table:table-cell table:formula="of:=CONCATENATE(&quot;INSERT INTO export(date, ck_no, amount, fk_lot_id, note) VALUES(&quot;   ;[.E197];    &quot;, &quot;    ;[.C197];    &quot; ,&quot;    ; [.D197];    &quot;, &quot;    ;[.B197];&quot;, '&quot;   ;[.H197];      &quot;' );&quot;)" office:value-type="string" office:string-value="INSERT INTO export(date, ck_no, amount, fk_lot_id, note) VALUES(20070601, 4026 ,40, 61, '' );" calcext:value-type="string">
            <text:p>INSERT INTO export(date, ck_no, amount, fk_lot_id, note) VALUES(20070601, 4026 ,40, 61, '' );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2" calcext:value-type="float">
            <text:p>62</text:p>
          </table:table-cell>
          <table:table-cell office:value-type="float" office:value="4247" calcext:value-type="float">
            <text:p>4247</text:p>
          </table:table-cell>
          <table:table-cell office:value-type="float" office:value="40" calcext:value-type="float">
            <text:p>40</text:p>
          </table:table-cell>
          <table:table-cell office:value-type="float" office:value="20070601" calcext:value-type="float">
            <text:p>20070601</text:p>
          </table:table-cell>
          <table:table-cell table:formula="of:=CONCATENATE(&quot;INSERT INTO export(date, ck_no, amount, fk_lot_id, note) VALUES(&quot;   ;[.E198];    &quot;, &quot;    ;[.C198];    &quot; ,&quot;    ; [.D198];    &quot;, &quot;    ;[.B198];&quot;, '&quot;   ;[.H198];      &quot;' );&quot;)" office:value-type="string" office:string-value="INSERT INTO export(date, ck_no, amount, fk_lot_id, note) VALUES(20070601, 4247 ,40, 62, '' );" calcext:value-type="string">
            <text:p>INSERT INTO export(date, ck_no, amount, fk_lot_id, note) VALUES(20070601, 4247 ,40, 62, '' );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3" calcext:value-type="float">
            <text:p>63</text:p>
          </table:table-cell>
          <table:table-cell office:value-type="float" office:value="1500" calcext:value-type="float">
            <text:p>1500</text:p>
          </table:table-cell>
          <table:table-cell office:value-type="float" office:value="40" calcext:value-type="float">
            <text:p>40</text:p>
          </table:table-cell>
          <table:table-cell office:value-type="float" office:value="20070601" calcext:value-type="float">
            <text:p>20070601</text:p>
          </table:table-cell>
          <table:table-cell table:formula="of:=CONCATENATE(&quot;INSERT INTO export(date, ck_no, amount, fk_lot_id, note) VALUES(&quot;   ;[.E199];    &quot;, &quot;    ;[.C199];    &quot; ,&quot;    ; [.D199];    &quot;, &quot;    ;[.B199];&quot;, '&quot;   ;[.H199];      &quot;' );&quot;)" office:value-type="string" office:string-value="INSERT INTO export(date, ck_no, amount, fk_lot_id, note) VALUES(20070601, 1500 ,40, 63, '' );" calcext:value-type="string">
            <text:p>INSERT INTO export(date, ck_no, amount, fk_lot_id, note) VALUES(20070601, 1500 ,40, 63, '' );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4" calcext:value-type="float">
            <text:p>64</text:p>
          </table:table-cell>
          <table:table-cell office:value-type="float" office:value="1119" calcext:value-type="float">
            <text:p>1119</text:p>
          </table:table-cell>
          <table:table-cell office:value-type="float" office:value="40" calcext:value-type="float">
            <text:p>40</text:p>
          </table:table-cell>
          <table:table-cell office:value-type="float" office:value="20070601" calcext:value-type="float">
            <text:p>20070601</text:p>
          </table:table-cell>
          <table:table-cell table:formula="of:=CONCATENATE(&quot;INSERT INTO export(date, ck_no, amount, fk_lot_id, note) VALUES(&quot;   ;[.E200];    &quot;, &quot;    ;[.C200];    &quot; ,&quot;    ; [.D200];    &quot;, &quot;    ;[.B200];&quot;, '&quot;   ;[.H200];      &quot;' );&quot;)" office:value-type="string" office:string-value="INSERT INTO export(date, ck_no, amount, fk_lot_id, note) VALUES(20070601, 1119 ,40, 64, '' );" calcext:value-type="string">
            <text:p>INSERT INTO export(date, ck_no, amount, fk_lot_id, note) VALUES(20070601, 1119 ,40, 64, '' );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5" calcext:value-type="float">
            <text:p>65</text:p>
          </table:table-cell>
          <table:table-cell office:value-type="float" office:value="11046954" calcext:value-type="float">
            <text:p>11046954</text:p>
          </table:table-cell>
          <table:table-cell office:value-type="float" office:value="40" calcext:value-type="float">
            <text:p>40</text:p>
          </table:table-cell>
          <table:table-cell office:value-type="float" office:value="20070601" calcext:value-type="float">
            <text:p>20070601</text:p>
          </table:table-cell>
          <table:table-cell table:formula="of:=CONCATENATE(&quot;INSERT INTO export(date, ck_no, amount, fk_lot_id, note) VALUES(&quot;   ;[.E201];    &quot;, &quot;    ;[.C201];    &quot; ,&quot;    ; [.D201];    &quot;, &quot;    ;[.B201];&quot;, '&quot;   ;[.H201];      &quot;' );&quot;)" office:value-type="string" office:string-value="INSERT INTO export(date, ck_no, amount, fk_lot_id, note) VALUES(20070601, 11046954 ,40, 65, '' );" calcext:value-type="string">
            <text:p>INSERT INTO export(date, ck_no, amount, fk_lot_id, note) VALUES(20070601, 11046954 ,40, 65, '' );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6" calcext:value-type="float">
            <text:p>66</text:p>
          </table:table-cell>
          <table:table-cell office:value-type="float" office:value="1914" calcext:value-type="float">
            <text:p>1914</text:p>
          </table:table-cell>
          <table:table-cell office:value-type="float" office:value="40" calcext:value-type="float">
            <text:p>40</text:p>
          </table:table-cell>
          <table:table-cell office:value-type="float" office:value="20070601" calcext:value-type="float">
            <text:p>20070601</text:p>
          </table:table-cell>
          <table:table-cell table:formula="of:=CONCATENATE(&quot;INSERT INTO export(date, ck_no, amount, fk_lot_id, note) VALUES(&quot;   ;[.E202];    &quot;, &quot;    ;[.C202];    &quot; ,&quot;    ; [.D202];    &quot;, &quot;    ;[.B202];&quot;, '&quot;   ;[.H202];      &quot;' );&quot;)" office:value-type="string" office:string-value="INSERT INTO export(date, ck_no, amount, fk_lot_id, note) VALUES(20070601, 1914 ,40, 66, '' );" calcext:value-type="string">
            <text:p>INSERT INTO export(date, ck_no, amount, fk_lot_id, note) VALUES(20070601, 1914 ,40, 66, '' );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8" calcext:value-type="float">
            <text:p>58</text:p>
          </table:table-cell>
          <table:table-cell office:value-type="float" office:value="1123" calcext:value-type="float">
            <text:p>1123</text:p>
          </table:table-cell>
          <table:table-cell office:value-type="float" office:value="40" calcext:value-type="float">
            <text:p>40</text:p>
          </table:table-cell>
          <table:table-cell office:value-type="float" office:value="20070601" calcext:value-type="float">
            <text:p>20070601</text:p>
          </table:table-cell>
          <table:table-cell table:formula="of:=CONCATENATE(&quot;INSERT INTO export(date, ck_no, amount, fk_lot_id, note) VALUES(&quot;   ;[.E203];    &quot;, &quot;    ;[.C203];    &quot; ,&quot;    ; [.D203];    &quot;, &quot;    ;[.B203];&quot;, '&quot;   ;[.H203];      &quot;' );&quot;)" office:value-type="string" office:string-value="INSERT INTO export(date, ck_no, amount, fk_lot_id, note) VALUES(20070601, 1123 ,40, 58, '' );" calcext:value-type="string">
            <text:p>INSERT INTO export(date, ck_no, amount, fk_lot_id, note) VALUES(20070601, 1123 ,40, 58, '' );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7" calcext:value-type="float">
            <text:p>57</text:p>
          </table:table-cell>
          <table:table-cell office:value-type="float" office:value="1075" calcext:value-type="float">
            <text:p>1075</text:p>
          </table:table-cell>
          <table:table-cell office:value-type="float" office:value="40" calcext:value-type="float">
            <text:p>40</text:p>
          </table:table-cell>
          <table:table-cell office:value-type="float" office:value="20070601" calcext:value-type="float">
            <text:p>20070601</text:p>
          </table:table-cell>
          <table:table-cell table:formula="of:=CONCATENATE(&quot;INSERT INTO export(date, ck_no, amount, fk_lot_id, note) VALUES(&quot;   ;[.E204];    &quot;, &quot;    ;[.C204];    &quot; ,&quot;    ; [.D204];    &quot;, &quot;    ;[.B204];&quot;, '&quot;   ;[.H204];      &quot;' );&quot;)" office:value-type="string" office:string-value="INSERT INTO export(date, ck_no, amount, fk_lot_id, note) VALUES(20070601, 1075 ,40, 57, '' );" calcext:value-type="string">
            <text:p>INSERT INTO export(date, ck_no, amount, fk_lot_id, note) VALUES(20070601, 1075 ,40, 57, '' );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float" office:value="5031" calcext:value-type="float">
            <text:p>5031</text:p>
          </table:table-cell>
          <table:table-cell office:value-type="float" office:value="40" calcext:value-type="float">
            <text:p>40</text:p>
          </table:table-cell>
          <table:table-cell office:value-type="float" office:value="20080601" calcext:value-type="float">
            <text:p>20080601</text:p>
          </table:table-cell>
          <table:table-cell table:formula="of:=CONCATENATE(&quot;INSERT INTO export(date, ck_no, amount, fk_lot_id, note) VALUES(&quot;   ;[.E205];    &quot;, &quot;    ;[.C205];    &quot; ,&quot;    ; [.D205];    &quot;, &quot;    ;[.B205];&quot;, '&quot;   ;[.H205];      &quot;' );&quot;)" office:value-type="string" office:string-value="INSERT INTO export(date, ck_no, amount, fk_lot_id, note) VALUES(20080601, 5031 ,40, 1, '' );" calcext:value-type="string">
            <text:p>INSERT INTO export(date, ck_no, amount, fk_lot_id, note) VALUES(20080601, 5031 ,40, 1, '' );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" calcext:value-type="float">
            <text:p>2</text:p>
          </table:table-cell>
          <table:table-cell office:value-type="float" office:value="5052" calcext:value-type="float">
            <text:p>5052</text:p>
          </table:table-cell>
          <table:table-cell office:value-type="float" office:value="40" calcext:value-type="float">
            <text:p>40</text:p>
          </table:table-cell>
          <table:table-cell office:value-type="float" office:value="20080601" calcext:value-type="float">
            <text:p>20080601</text:p>
          </table:table-cell>
          <table:table-cell table:formula="of:=CONCATENATE(&quot;INSERT INTO export(date, ck_no, amount, fk_lot_id, note) VALUES(&quot;   ;[.E206];    &quot;, &quot;    ;[.C206];    &quot; ,&quot;    ; [.D206];    &quot;, &quot;    ;[.B206];&quot;, '&quot;   ;[.H206];      &quot;' );&quot;)" office:value-type="string" office:string-value="INSERT INTO export(date, ck_no, amount, fk_lot_id, note) VALUES(20080601, 5052 ,40, 2, '' );" calcext:value-type="string">
            <text:p>INSERT INTO export(date, ck_no, amount, fk_lot_id, note) VALUES(20080601, 5052 ,40, 2, '' );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office:value-type="float" office:value="1559" calcext:value-type="float">
            <text:p>1559</text:p>
          </table:table-cell>
          <table:table-cell office:value-type="float" office:value="40" calcext:value-type="float">
            <text:p>40</text:p>
          </table:table-cell>
          <table:table-cell office:value-type="float" office:value="20080601" calcext:value-type="float">
            <text:p>20080601</text:p>
          </table:table-cell>
          <table:table-cell table:formula="of:=CONCATENATE(&quot;INSERT INTO export(date, ck_no, amount, fk_lot_id, note) VALUES(&quot;   ;[.E207];    &quot;, &quot;    ;[.C207];    &quot; ,&quot;    ; [.D207];    &quot;, &quot;    ;[.B207];&quot;, '&quot;   ;[.H207];      &quot;' );&quot;)" office:value-type="string" office:string-value="INSERT INTO export(date, ck_no, amount, fk_lot_id, note) VALUES(20080601, 1559 ,40, 3, '' );" calcext:value-type="string">
            <text:p>INSERT INTO export(date, ck_no, amount, fk_lot_id, note) VALUES(20080601, 1559 ,40, 3, '' );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" calcext:value-type="float">
            <text:p>4</text:p>
          </table:table-cell>
          <table:table-cell office:value-type="float" office:value="2461" calcext:value-type="float">
            <text:p>2461</text:p>
          </table:table-cell>
          <table:table-cell office:value-type="float" office:value="40" calcext:value-type="float">
            <text:p>40</text:p>
          </table:table-cell>
          <table:table-cell office:value-type="float" office:value="20080601" calcext:value-type="float">
            <text:p>20080601</text:p>
          </table:table-cell>
          <table:table-cell table:formula="of:=CONCATENATE(&quot;INSERT INTO export(date, ck_no, amount, fk_lot_id, note) VALUES(&quot;   ;[.E208];    &quot;, &quot;    ;[.C208];    &quot; ,&quot;    ; [.D208];    &quot;, &quot;    ;[.B208];&quot;, '&quot;   ;[.H208];      &quot;' );&quot;)" office:value-type="string" office:string-value="INSERT INTO export(date, ck_no, amount, fk_lot_id, note) VALUES(20080601, 2461 ,40, 4, '' );" calcext:value-type="string">
            <text:p>INSERT INTO export(date, ck_no, amount, fk_lot_id, note) VALUES(20080601, 2461 ,40, 4, '' );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office:value-type="float" office:value="1635" calcext:value-type="float">
            <text:p>1635</text:p>
          </table:table-cell>
          <table:table-cell office:value-type="float" office:value="40" calcext:value-type="float">
            <text:p>40</text:p>
          </table:table-cell>
          <table:table-cell office:value-type="float" office:value="20080601" calcext:value-type="float">
            <text:p>20080601</text:p>
          </table:table-cell>
          <table:table-cell table:formula="of:=CONCATENATE(&quot;INSERT INTO export(date, ck_no, amount, fk_lot_id, note) VALUES(&quot;   ;[.E209];    &quot;, &quot;    ;[.C209];    &quot; ,&quot;    ; [.D209];    &quot;, &quot;    ;[.B209];&quot;, '&quot;   ;[.H209];      &quot;' );&quot;)" office:value-type="string" office:string-value="INSERT INTO export(date, ck_no, amount, fk_lot_id, note) VALUES(20080601, 1635 ,40, 5, '' );" calcext:value-type="string">
            <text:p>INSERT INTO export(date, ck_no, amount, fk_lot_id, note) VALUES(20080601, 1635 ,40, 5, '' );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" calcext:value-type="float">
            <text:p>6</text:p>
          </table:table-cell>
          <table:table-cell office:value-type="float" office:value="1087" calcext:value-type="float">
            <text:p>1087</text:p>
          </table:table-cell>
          <table:table-cell office:value-type="float" office:value="40" calcext:value-type="float">
            <text:p>40</text:p>
          </table:table-cell>
          <table:table-cell office:value-type="float" office:value="20080601" calcext:value-type="float">
            <text:p>20080601</text:p>
          </table:table-cell>
          <table:table-cell table:formula="of:=CONCATENATE(&quot;INSERT INTO export(date, ck_no, amount, fk_lot_id, note) VALUES(&quot;   ;[.E210];    &quot;, &quot;    ;[.C210];    &quot; ,&quot;    ; [.D210];    &quot;, &quot;    ;[.B210];&quot;, '&quot;   ;[.H210];      &quot;' );&quot;)" office:value-type="string" office:string-value="INSERT INTO export(date, ck_no, amount, fk_lot_id, note) VALUES(20080601, 1087 ,40, 6, '' );" calcext:value-type="string">
            <text:p>INSERT INTO export(date, ck_no, amount, fk_lot_id, note) VALUES(20080601, 1087 ,40, 6, '' );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7" calcext:value-type="float">
            <text:p>7</text:p>
          </table:table-cell>
          <table:table-cell office:value-type="float" office:value="1472" calcext:value-type="float">
            <text:p>1472</text:p>
          </table:table-cell>
          <table:table-cell office:value-type="float" office:value="40" calcext:value-type="float">
            <text:p>40</text:p>
          </table:table-cell>
          <table:table-cell office:value-type="float" office:value="20080601" calcext:value-type="float">
            <text:p>20080601</text:p>
          </table:table-cell>
          <table:table-cell table:formula="of:=CONCATENATE(&quot;INSERT INTO export(date, ck_no, amount, fk_lot_id, note) VALUES(&quot;   ;[.E211];    &quot;, &quot;    ;[.C211];    &quot; ,&quot;    ; [.D211];    &quot;, &quot;    ;[.B211];&quot;, '&quot;   ;[.H211];      &quot;' );&quot;)" office:value-type="string" office:string-value="INSERT INTO export(date, ck_no, amount, fk_lot_id, note) VALUES(20080601, 1472 ,40, 7, '' );" calcext:value-type="string">
            <text:p>INSERT INTO export(date, ck_no, amount, fk_lot_id, note) VALUES(20080601, 1472 ,40, 7, '' );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8" calcext:value-type="float">
            <text:p>8</text:p>
          </table:table-cell>
          <table:table-cell office:value-type="float" office:value="412839" calcext:value-type="float">
            <text:p>412839</text:p>
          </table:table-cell>
          <table:table-cell office:value-type="float" office:value="40" calcext:value-type="float">
            <text:p>40</text:p>
          </table:table-cell>
          <table:table-cell office:value-type="float" office:value="20080601" calcext:value-type="float">
            <text:p>20080601</text:p>
          </table:table-cell>
          <table:table-cell table:formula="of:=CONCATENATE(&quot;INSERT INTO export(date, ck_no, amount, fk_lot_id, note) VALUES(&quot;   ;[.E212];    &quot;, &quot;    ;[.C212];    &quot; ,&quot;    ; [.D212];    &quot;, &quot;    ;[.B212];&quot;, '&quot;   ;[.H212];      &quot;' );&quot;)" office:value-type="string" office:string-value="INSERT INTO export(date, ck_no, amount, fk_lot_id, note) VALUES(20080601, 412839 ,40, 8, '' );" calcext:value-type="string">
            <text:p>INSERT INTO export(date, ck_no, amount, fk_lot_id, note) VALUES(20080601, 412839 ,40, 8, '' );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9" calcext:value-type="float">
            <text:p>9</text:p>
          </table:table-cell>
          <table:table-cell office:value-type="float" office:value="642" calcext:value-type="float">
            <text:p>642</text:p>
          </table:table-cell>
          <table:table-cell office:value-type="float" office:value="40" calcext:value-type="float">
            <text:p>40</text:p>
          </table:table-cell>
          <table:table-cell office:value-type="float" office:value="20080601" calcext:value-type="float">
            <text:p>20080601</text:p>
          </table:table-cell>
          <table:table-cell table:formula="of:=CONCATENATE(&quot;INSERT INTO export(date, ck_no, amount, fk_lot_id, note) VALUES(&quot;   ;[.E213];    &quot;, &quot;    ;[.C213];    &quot; ,&quot;    ; [.D213];    &quot;, &quot;    ;[.B213];&quot;, '&quot;   ;[.H213];      &quot;' );&quot;)" office:value-type="string" office:string-value="INSERT INTO export(date, ck_no, amount, fk_lot_id, note) VALUES(20080601, 642 ,40, 9, '' );" calcext:value-type="string">
            <text:p>INSERT INTO export(date, ck_no, amount, fk_lot_id, note) VALUES(20080601, 642 ,40, 9, '' );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" calcext:value-type="float">
            <text:p>10</text:p>
          </table:table-cell>
          <table:table-cell office:value-type="float" office:value="3157" calcext:value-type="float">
            <text:p>3157</text:p>
          </table:table-cell>
          <table:table-cell office:value-type="float" office:value="40" calcext:value-type="float">
            <text:p>40</text:p>
          </table:table-cell>
          <table:table-cell office:value-type="float" office:value="20080601" calcext:value-type="float">
            <text:p>20080601</text:p>
          </table:table-cell>
          <table:table-cell table:formula="of:=CONCATENATE(&quot;INSERT INTO export(date, ck_no, amount, fk_lot_id, note) VALUES(&quot;   ;[.E214];    &quot;, &quot;    ;[.C214];    &quot; ,&quot;    ; [.D214];    &quot;, &quot;    ;[.B214];&quot;, '&quot;   ;[.H214];      &quot;' );&quot;)" office:value-type="string" office:string-value="INSERT INTO export(date, ck_no, amount, fk_lot_id, note) VALUES(20080601, 3157 ,40, 10, '' );" calcext:value-type="string">
            <text:p>INSERT INTO export(date, ck_no, amount, fk_lot_id, note) VALUES(20080601, 3157 ,40, 10, '' );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1" calcext:value-type="float">
            <text:p>11</text:p>
          </table:table-cell>
          <table:table-cell office:value-type="float" office:value="4824" calcext:value-type="float">
            <text:p>4824</text:p>
          </table:table-cell>
          <table:table-cell office:value-type="float" office:value="40" calcext:value-type="float">
            <text:p>40</text:p>
          </table:table-cell>
          <table:table-cell office:value-type="float" office:value="20080601" calcext:value-type="float">
            <text:p>20080601</text:p>
          </table:table-cell>
          <table:table-cell table:formula="of:=CONCATENATE(&quot;INSERT INTO export(date, ck_no, amount, fk_lot_id, note) VALUES(&quot;   ;[.E215];    &quot;, &quot;    ;[.C215];    &quot; ,&quot;    ; [.D215];    &quot;, &quot;    ;[.B215];&quot;, '&quot;   ;[.H215];      &quot;' );&quot;)" office:value-type="string" office:string-value="INSERT INTO export(date, ck_no, amount, fk_lot_id, note) VALUES(20080601, 4824 ,40, 11, '' );" calcext:value-type="string">
            <text:p>INSERT INTO export(date, ck_no, amount, fk_lot_id, note) VALUES(20080601, 4824 ,40, 11, '' );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2" calcext:value-type="float">
            <text:p>12</text:p>
          </table:table-cell>
          <table:table-cell office:value-type="float" office:value="1404" calcext:value-type="float">
            <text:p>1404</text:p>
          </table:table-cell>
          <table:table-cell office:value-type="float" office:value="40" calcext:value-type="float">
            <text:p>40</text:p>
          </table:table-cell>
          <table:table-cell office:value-type="float" office:value="20080601" calcext:value-type="float">
            <text:p>20080601</text:p>
          </table:table-cell>
          <table:table-cell table:formula="of:=CONCATENATE(&quot;INSERT INTO export(date, ck_no, amount, fk_lot_id, note) VALUES(&quot;   ;[.E216];    &quot;, &quot;    ;[.C216];    &quot; ,&quot;    ; [.D216];    &quot;, &quot;    ;[.B216];&quot;, '&quot;   ;[.H216];      &quot;' );&quot;)" office:value-type="string" office:string-value="INSERT INTO export(date, ck_no, amount, fk_lot_id, note) VALUES(20080601, 1404 ,40, 12, '' );" calcext:value-type="string">
            <text:p>INSERT INTO export(date, ck_no, amount, fk_lot_id, note) VALUES(20080601, 1404 ,40, 12, '' );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  <table:table-cell office:value-type="float" office:value="5184" calcext:value-type="float">
            <text:p>5184</text:p>
          </table:table-cell>
          <table:table-cell office:value-type="float" office:value="40" calcext:value-type="float">
            <text:p>40</text:p>
          </table:table-cell>
          <table:table-cell office:value-type="float" office:value="20080601" calcext:value-type="float">
            <text:p>20080601</text:p>
          </table:table-cell>
          <table:table-cell table:formula="of:=CONCATENATE(&quot;INSERT INTO export(date, ck_no, amount, fk_lot_id, note) VALUES(&quot;   ;[.E217];    &quot;, &quot;    ;[.C217];    &quot; ,&quot;    ; [.D217];    &quot;, &quot;    ;[.B217];&quot;, '&quot;   ;[.H217];      &quot;' );&quot;)" office:value-type="string" office:string-value="INSERT INTO export(date, ck_no, amount, fk_lot_id, note) VALUES(20080601, 5184 ,40, 13, '' );" calcext:value-type="string">
            <text:p>INSERT INTO export(date, ck_no, amount, fk_lot_id, note) VALUES(20080601, 5184 ,40, 13, '' );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" calcext:value-type="float">
            <text:p>14</text:p>
          </table:table-cell>
          <table:table-cell office:value-type="float" office:value="5335" calcext:value-type="float">
            <text:p>5335</text:p>
          </table:table-cell>
          <table:table-cell office:value-type="float" office:value="40" calcext:value-type="float">
            <text:p>40</text:p>
          </table:table-cell>
          <table:table-cell office:value-type="float" office:value="20080601" calcext:value-type="float">
            <text:p>20080601</text:p>
          </table:table-cell>
          <table:table-cell table:formula="of:=CONCATENATE(&quot;INSERT INTO export(date, ck_no, amount, fk_lot_id, note) VALUES(&quot;   ;[.E218];    &quot;, &quot;    ;[.C218];    &quot; ,&quot;    ; [.D218];    &quot;, &quot;    ;[.B218];&quot;, '&quot;   ;[.H218];      &quot;' );&quot;)" office:value-type="string" office:string-value="INSERT INTO export(date, ck_no, amount, fk_lot_id, note) VALUES(20080601, 5335 ,40, 14, '' );" calcext:value-type="string">
            <text:p>INSERT INTO export(date, ck_no, amount, fk_lot_id, note) VALUES(20080601, 5335 ,40, 14, '' );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5" calcext:value-type="float">
            <text:p>15</text:p>
          </table:table-cell>
          <table:table-cell office:value-type="float" office:value="337" calcext:value-type="float">
            <text:p>337</text:p>
          </table:table-cell>
          <table:table-cell office:value-type="float" office:value="40" calcext:value-type="float">
            <text:p>40</text:p>
          </table:table-cell>
          <table:table-cell office:value-type="float" office:value="20080601" calcext:value-type="float">
            <text:p>20080601</text:p>
          </table:table-cell>
          <table:table-cell table:formula="of:=CONCATENATE(&quot;INSERT INTO export(date, ck_no, amount, fk_lot_id, note) VALUES(&quot;   ;[.E219];    &quot;, &quot;    ;[.C219];    &quot; ,&quot;    ; [.D219];    &quot;, &quot;    ;[.B219];&quot;, '&quot;   ;[.H219];      &quot;' );&quot;)" office:value-type="string" office:string-value="INSERT INTO export(date, ck_no, amount, fk_lot_id, note) VALUES(20080601, 337 ,40, 15, '' );" calcext:value-type="string">
            <text:p>INSERT INTO export(date, ck_no, amount, fk_lot_id, note) VALUES(20080601, 337 ,40, 15, '' );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6" calcext:value-type="float">
            <text:p>16</text:p>
          </table:table-cell>
          <table:table-cell office:value-type="float" office:value="2082" calcext:value-type="float">
            <text:p>2082</text:p>
          </table:table-cell>
          <table:table-cell office:value-type="float" office:value="40" calcext:value-type="float">
            <text:p>40</text:p>
          </table:table-cell>
          <table:table-cell office:value-type="float" office:value="20080601" calcext:value-type="float">
            <text:p>20080601</text:p>
          </table:table-cell>
          <table:table-cell table:formula="of:=CONCATENATE(&quot;INSERT INTO export(date, ck_no, amount, fk_lot_id, note) VALUES(&quot;   ;[.E220];    &quot;, &quot;    ;[.C220];    &quot; ,&quot;    ; [.D220];    &quot;, &quot;    ;[.B220];&quot;, '&quot;   ;[.H220];      &quot;' );&quot;)" office:value-type="string" office:string-value="INSERT INTO export(date, ck_no, amount, fk_lot_id, note) VALUES(20080601, 2082 ,40, 16, '' );" calcext:value-type="string">
            <text:p>INSERT INTO export(date, ck_no, amount, fk_lot_id, note) VALUES(20080601, 2082 ,40, 16, '' );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7" calcext:value-type="float">
            <text:p>17</text:p>
          </table:table-cell>
          <table:table-cell office:value-type="float" office:value="3930" calcext:value-type="float">
            <text:p>3930</text:p>
          </table:table-cell>
          <table:table-cell office:value-type="float" office:value="40" calcext:value-type="float">
            <text:p>40</text:p>
          </table:table-cell>
          <table:table-cell office:value-type="float" office:value="20080601" calcext:value-type="float">
            <text:p>20080601</text:p>
          </table:table-cell>
          <table:table-cell table:formula="of:=CONCATENATE(&quot;INSERT INTO export(date, ck_no, amount, fk_lot_id, note) VALUES(&quot;   ;[.E221];    &quot;, &quot;    ;[.C221];    &quot; ,&quot;    ; [.D221];    &quot;, &quot;    ;[.B221];&quot;, '&quot;   ;[.H221];      &quot;' );&quot;)" office:value-type="string" office:string-value="INSERT INTO export(date, ck_no, amount, fk_lot_id, note) VALUES(20080601, 3930 ,40, 17, '' );" calcext:value-type="string">
            <text:p>INSERT INTO export(date, ck_no, amount, fk_lot_id, note) VALUES(20080601, 3930 ,40, 17, '' );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8" calcext:value-type="float">
            <text:p>18</text:p>
          </table:table-cell>
          <table:table-cell office:value-type="float" office:value="6956" calcext:value-type="float">
            <text:p>6956</text:p>
          </table:table-cell>
          <table:table-cell office:value-type="float" office:value="40" calcext:value-type="float">
            <text:p>40</text:p>
          </table:table-cell>
          <table:table-cell office:value-type="float" office:value="20080601" calcext:value-type="float">
            <text:p>20080601</text:p>
          </table:table-cell>
          <table:table-cell table:formula="of:=CONCATENATE(&quot;INSERT INTO export(date, ck_no, amount, fk_lot_id, note) VALUES(&quot;   ;[.E222];    &quot;, &quot;    ;[.C222];    &quot; ,&quot;    ; [.D222];    &quot;, &quot;    ;[.B222];&quot;, '&quot;   ;[.H222];      &quot;' );&quot;)" office:value-type="string" office:string-value="INSERT INTO export(date, ck_no, amount, fk_lot_id, note) VALUES(20080601, 6956 ,40, 18, '' );" calcext:value-type="string">
            <text:p>INSERT INTO export(date, ck_no, amount, fk_lot_id, note) VALUES(20080601, 6956 ,40, 18, '' );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9" calcext:value-type="float">
            <text:p>19</text:p>
          </table:table-cell>
          <table:table-cell office:value-type="float" office:value="1831" calcext:value-type="float">
            <text:p>1831</text:p>
          </table:table-cell>
          <table:table-cell office:value-type="float" office:value="40" calcext:value-type="float">
            <text:p>40</text:p>
          </table:table-cell>
          <table:table-cell office:value-type="float" office:value="20080601" calcext:value-type="float">
            <text:p>20080601</text:p>
          </table:table-cell>
          <table:table-cell table:formula="of:=CONCATENATE(&quot;INSERT INTO export(date, ck_no, amount, fk_lot_id, note) VALUES(&quot;   ;[.E223];    &quot;, &quot;    ;[.C223];    &quot; ,&quot;    ; [.D223];    &quot;, &quot;    ;[.B223];&quot;, '&quot;   ;[.H223];      &quot;' );&quot;)" office:value-type="string" office:string-value="INSERT INTO export(date, ck_no, amount, fk_lot_id, note) VALUES(20080601, 1831 ,40, 19, '' );" calcext:value-type="string">
            <text:p>INSERT INTO export(date, ck_no, amount, fk_lot_id, note) VALUES(20080601, 1831 ,40, 19, '' );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0" calcext:value-type="float">
            <text:p>20</text:p>
          </table:table-cell>
          <table:table-cell office:value-type="float" office:value="2725" calcext:value-type="float">
            <text:p>2725</text:p>
          </table:table-cell>
          <table:table-cell office:value-type="float" office:value="40" calcext:value-type="float">
            <text:p>40</text:p>
          </table:table-cell>
          <table:table-cell office:value-type="float" office:value="20080601" calcext:value-type="float">
            <text:p>20080601</text:p>
          </table:table-cell>
          <table:table-cell table:formula="of:=CONCATENATE(&quot;INSERT INTO export(date, ck_no, amount, fk_lot_id, note) VALUES(&quot;   ;[.E224];    &quot;, &quot;    ;[.C224];    &quot; ,&quot;    ; [.D224];    &quot;, &quot;    ;[.B224];&quot;, '&quot;   ;[.H224];      &quot;' );&quot;)" office:value-type="string" office:string-value="INSERT INTO export(date, ck_no, amount, fk_lot_id, note) VALUES(20080601, 2725 ,40, 20, '' );" calcext:value-type="string">
            <text:p>INSERT INTO export(date, ck_no, amount, fk_lot_id, note) VALUES(20080601, 2725 ,40, 20, '' );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1" calcext:value-type="float">
            <text:p>21</text:p>
          </table:table-cell>
          <table:table-cell office:value-type="float" office:value="1195" calcext:value-type="float">
            <text:p>1195</text:p>
          </table:table-cell>
          <table:table-cell office:value-type="float" office:value="40" calcext:value-type="float">
            <text:p>40</text:p>
          </table:table-cell>
          <table:table-cell office:value-type="float" office:value="20080601" calcext:value-type="float">
            <text:p>20080601</text:p>
          </table:table-cell>
          <table:table-cell table:formula="of:=CONCATENATE(&quot;INSERT INTO export(date, ck_no, amount, fk_lot_id, note) VALUES(&quot;   ;[.E225];    &quot;, &quot;    ;[.C225];    &quot; ,&quot;    ; [.D225];    &quot;, &quot;    ;[.B225];&quot;, '&quot;   ;[.H225];      &quot;' );&quot;)" office:value-type="string" office:string-value="INSERT INTO export(date, ck_no, amount, fk_lot_id, note) VALUES(20080601, 1195 ,40, 21, '' );" calcext:value-type="string">
            <text:p>INSERT INTO export(date, ck_no, amount, fk_lot_id, note) VALUES(20080601, 1195 ,40, 21, '' );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2" calcext:value-type="float">
            <text:p>22</text:p>
          </table:table-cell>
          <table:table-cell office:value-type="float" office:value="4070" calcext:value-type="float">
            <text:p>4070</text:p>
          </table:table-cell>
          <table:table-cell office:value-type="float" office:value="40" calcext:value-type="float">
            <text:p>40</text:p>
          </table:table-cell>
          <table:table-cell office:value-type="float" office:value="20080601" calcext:value-type="float">
            <text:p>20080601</text:p>
          </table:table-cell>
          <table:table-cell table:formula="of:=CONCATENATE(&quot;INSERT INTO export(date, ck_no, amount, fk_lot_id, note) VALUES(&quot;   ;[.E226];    &quot;, &quot;    ;[.C226];    &quot; ,&quot;    ; [.D226];    &quot;, &quot;    ;[.B226];&quot;, '&quot;   ;[.H226];      &quot;' );&quot;)" office:value-type="string" office:string-value="INSERT INTO export(date, ck_no, amount, fk_lot_id, note) VALUES(20080601, 4070 ,40, 22, '' );" calcext:value-type="string">
            <text:p>INSERT INTO export(date, ck_no, amount, fk_lot_id, note) VALUES(20080601, 4070 ,40, 22, '' );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3" calcext:value-type="float">
            <text:p>23</text:p>
          </table:table-cell>
          <table:table-cell office:value-type="float" office:value="3348" calcext:value-type="float">
            <text:p>3348</text:p>
          </table:table-cell>
          <table:table-cell office:value-type="float" office:value="40" calcext:value-type="float">
            <text:p>40</text:p>
          </table:table-cell>
          <table:table-cell office:value-type="float" office:value="20080601" calcext:value-type="float">
            <text:p>20080601</text:p>
          </table:table-cell>
          <table:table-cell table:formula="of:=CONCATENATE(&quot;INSERT INTO export(date, ck_no, amount, fk_lot_id, note) VALUES(&quot;   ;[.E227];    &quot;, &quot;    ;[.C227];    &quot; ,&quot;    ; [.D227];    &quot;, &quot;    ;[.B227];&quot;, '&quot;   ;[.H227];      &quot;' );&quot;)" office:value-type="string" office:string-value="INSERT INTO export(date, ck_no, amount, fk_lot_id, note) VALUES(20080601, 3348 ,40, 23, '' );" calcext:value-type="string">
            <text:p>INSERT INTO export(date, ck_no, amount, fk_lot_id, note) VALUES(20080601, 3348 ,40, 23, '' );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20080601" calcext:value-type="float">
            <text:p>20080601</text:p>
          </table:table-cell>
          <table:table-cell table:formula="of:=CONCATENATE(&quot;INSERT INTO export(date, ck_no, amount, fk_lot_id, note) VALUES(&quot;   ;[.E228];    &quot;, &quot;    ;[.C228];    &quot; ,&quot;    ; [.D228];    &quot;, &quot;    ;[.B228];&quot;, '&quot;   ;[.H228];      &quot;' );&quot;)" office:value-type="string" office:string-value="INSERT INTO export(date, ck_no, amount, fk_lot_id, note) VALUES(20080601, 51 ,40, 24, '' );" calcext:value-type="string">
            <text:p>INSERT INTO export(date, ck_no, amount, fk_lot_id, note) VALUES(20080601, 51 ,40, 24, '' );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5" calcext:value-type="float">
            <text:p>25</text:p>
          </table:table-cell>
          <table:table-cell office:value-type="float" office:value="2823" calcext:value-type="float">
            <text:p>2823</text:p>
          </table:table-cell>
          <table:table-cell office:value-type="float" office:value="40" calcext:value-type="float">
            <text:p>40</text:p>
          </table:table-cell>
          <table:table-cell office:value-type="float" office:value="20080601" calcext:value-type="float">
            <text:p>20080601</text:p>
          </table:table-cell>
          <table:table-cell table:formula="of:=CONCATENATE(&quot;INSERT INTO export(date, ck_no, amount, fk_lot_id, note) VALUES(&quot;   ;[.E229];    &quot;, &quot;    ;[.C229];    &quot; ,&quot;    ; [.D229];    &quot;, &quot;    ;[.B229];&quot;, '&quot;   ;[.H229];      &quot;' );&quot;)" office:value-type="string" office:string-value="INSERT INTO export(date, ck_no, amount, fk_lot_id, note) VALUES(20080601, 2823 ,40, 25, '' );" calcext:value-type="string">
            <text:p>INSERT INTO export(date, ck_no, amount, fk_lot_id, note) VALUES(20080601, 2823 ,40, 25, '' );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6" calcext:value-type="float">
            <text:p>26</text:p>
          </table:table-cell>
          <table:table-cell office:value-type="float" office:value="2089" calcext:value-type="float">
            <text:p>2089</text:p>
          </table:table-cell>
          <table:table-cell office:value-type="float" office:value="40" calcext:value-type="float">
            <text:p>40</text:p>
          </table:table-cell>
          <table:table-cell office:value-type="float" office:value="20080601" calcext:value-type="float">
            <text:p>20080601</text:p>
          </table:table-cell>
          <table:table-cell table:formula="of:=CONCATENATE(&quot;INSERT INTO export(date, ck_no, amount, fk_lot_id, note) VALUES(&quot;   ;[.E230];    &quot;, &quot;    ;[.C230];    &quot; ,&quot;    ; [.D230];    &quot;, &quot;    ;[.B230];&quot;, '&quot;   ;[.H230];      &quot;' );&quot;)" office:value-type="string" office:string-value="INSERT INTO export(date, ck_no, amount, fk_lot_id, note) VALUES(20080601, 2089 ,40, 26, '' );" calcext:value-type="string">
            <text:p>INSERT INTO export(date, ck_no, amount, fk_lot_id, note) VALUES(20080601, 2089 ,40, 26, '' );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7" calcext:value-type="float">
            <text:p>27</text:p>
          </table:table-cell>
          <table:table-cell office:value-type="float" office:value="1281" calcext:value-type="float">
            <text:p>1281</text:p>
          </table:table-cell>
          <table:table-cell office:value-type="float" office:value="40" calcext:value-type="float">
            <text:p>40</text:p>
          </table:table-cell>
          <table:table-cell office:value-type="float" office:value="20080601" calcext:value-type="float">
            <text:p>20080601</text:p>
          </table:table-cell>
          <table:table-cell table:formula="of:=CONCATENATE(&quot;INSERT INTO export(date, ck_no, amount, fk_lot_id, note) VALUES(&quot;   ;[.E231];    &quot;, &quot;    ;[.C231];    &quot; ,&quot;    ; [.D231];    &quot;, &quot;    ;[.B231];&quot;, '&quot;   ;[.H231];      &quot;' );&quot;)" office:value-type="string" office:string-value="INSERT INTO export(date, ck_no, amount, fk_lot_id, note) VALUES(20080601, 1281 ,40, 27, '' );" calcext:value-type="string">
            <text:p>INSERT INTO export(date, ck_no, amount, fk_lot_id, note) VALUES(20080601, 1281 ,40, 27, '' );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8" calcext:value-type="float">
            <text:p>28</text:p>
          </table:table-cell>
          <table:table-cell office:value-type="float" office:value="3329" calcext:value-type="float">
            <text:p>3329</text:p>
          </table:table-cell>
          <table:table-cell office:value-type="float" office:value="40" calcext:value-type="float">
            <text:p>40</text:p>
          </table:table-cell>
          <table:table-cell office:value-type="float" office:value="20080601" calcext:value-type="float">
            <text:p>20080601</text:p>
          </table:table-cell>
          <table:table-cell table:formula="of:=CONCATENATE(&quot;INSERT INTO export(date, ck_no, amount, fk_lot_id, note) VALUES(&quot;   ;[.E232];    &quot;, &quot;    ;[.C232];    &quot; ,&quot;    ; [.D232];    &quot;, &quot;    ;[.B232];&quot;, '&quot;   ;[.H232];      &quot;' );&quot;)" office:value-type="string" office:string-value="INSERT INTO export(date, ck_no, amount, fk_lot_id, note) VALUES(20080601, 3329 ,40, 28, '' );" calcext:value-type="string">
            <text:p>INSERT INTO export(date, ck_no, amount, fk_lot_id, note) VALUES(20080601, 3329 ,40, 28, '' );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9" calcext:value-type="float">
            <text:p>29</text:p>
          </table:table-cell>
          <table:table-cell office:value-type="float" office:value="50025" calcext:value-type="float">
            <text:p>50025</text:p>
          </table:table-cell>
          <table:table-cell office:value-type="float" office:value="40" calcext:value-type="float">
            <text:p>40</text:p>
          </table:table-cell>
          <table:table-cell office:value-type="float" office:value="20080601" calcext:value-type="float">
            <text:p>20080601</text:p>
          </table:table-cell>
          <table:table-cell table:formula="of:=CONCATENATE(&quot;INSERT INTO export(date, ck_no, amount, fk_lot_id, note) VALUES(&quot;   ;[.E233];    &quot;, &quot;    ;[.C233];    &quot; ,&quot;    ; [.D233];    &quot;, &quot;    ;[.B233];&quot;, '&quot;   ;[.H233];      &quot;' );&quot;)" office:value-type="string" office:string-value="INSERT INTO export(date, ck_no, amount, fk_lot_id, note) VALUES(20080601, 50025 ,40, 29, '' );" calcext:value-type="string">
            <text:p>INSERT INTO export(date, ck_no, amount, fk_lot_id, note) VALUES(20080601, 50025 ,40, 29, '' );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857" calcext:value-type="float">
            <text:p>1857</text:p>
          </table:table-cell>
          <table:table-cell office:value-type="float" office:value="40" calcext:value-type="float">
            <text:p>40</text:p>
          </table:table-cell>
          <table:table-cell office:value-type="float" office:value="20080601" calcext:value-type="float">
            <text:p>20080601</text:p>
          </table:table-cell>
          <table:table-cell table:formula="of:=CONCATENATE(&quot;INSERT INTO export(date, ck_no, amount, fk_lot_id, note) VALUES(&quot;   ;[.E234];    &quot;, &quot;    ;[.C234];    &quot; ,&quot;    ; [.D234];    &quot;, &quot;    ;[.B234];&quot;, '&quot;   ;[.H234];      &quot;' );&quot;)" office:value-type="string" office:string-value="INSERT INTO export(date, ck_no, amount, fk_lot_id, note) VALUES(20080601, 1857 ,40, 30, '' );" calcext:value-type="string">
            <text:p>INSERT INTO export(date, ck_no, amount, fk_lot_id, note) VALUES(20080601, 1857 ,40, 30, '' );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1" calcext:value-type="float">
            <text:p>31</text:p>
          </table:table-cell>
          <table:table-cell office:value-type="float" office:value="1377" calcext:value-type="float">
            <text:p>1377</text:p>
          </table:table-cell>
          <table:table-cell office:value-type="float" office:value="40" calcext:value-type="float">
            <text:p>40</text:p>
          </table:table-cell>
          <table:table-cell office:value-type="float" office:value="20080601" calcext:value-type="float">
            <text:p>20080601</text:p>
          </table:table-cell>
          <table:table-cell table:formula="of:=CONCATENATE(&quot;INSERT INTO export(date, ck_no, amount, fk_lot_id, note) VALUES(&quot;   ;[.E235];    &quot;, &quot;    ;[.C235];    &quot; ,&quot;    ; [.D235];    &quot;, &quot;    ;[.B235];&quot;, '&quot;   ;[.H235];      &quot;' );&quot;)" office:value-type="string" office:string-value="INSERT INTO export(date, ck_no, amount, fk_lot_id, note) VALUES(20080601, 1377 ,40, 31, '' );" calcext:value-type="string">
            <text:p>INSERT INTO export(date, ck_no, amount, fk_lot_id, note) VALUES(20080601, 1377 ,40, 31, '' );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2" calcext:value-type="float">
            <text:p>32</text:p>
          </table:table-cell>
          <table:table-cell office:value-type="float" office:value="2979" calcext:value-type="float">
            <text:p>2979</text:p>
          </table:table-cell>
          <table:table-cell office:value-type="float" office:value="40" calcext:value-type="float">
            <text:p>40</text:p>
          </table:table-cell>
          <table:table-cell office:value-type="float" office:value="20080601" calcext:value-type="float">
            <text:p>20080601</text:p>
          </table:table-cell>
          <table:table-cell table:formula="of:=CONCATENATE(&quot;INSERT INTO export(date, ck_no, amount, fk_lot_id, note) VALUES(&quot;   ;[.E236];    &quot;, &quot;    ;[.C236];    &quot; ,&quot;    ; [.D236];    &quot;, &quot;    ;[.B236];&quot;, '&quot;   ;[.H236];      &quot;' );&quot;)" office:value-type="string" office:string-value="INSERT INTO export(date, ck_no, amount, fk_lot_id, note) VALUES(20080601, 2979 ,40, 32, '' );" calcext:value-type="string">
            <text:p>INSERT INTO export(date, ck_no, amount, fk_lot_id, note) VALUES(20080601, 2979 ,40, 32, '' );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33" calcext:value-type="float">
            <text:p>33</text:p>
          </table:table-cell>
          <table:table-cell office:value-type="float" office:value="5216" calcext:value-type="float">
            <text:p>5216</text:p>
          </table:table-cell>
          <table:table-cell office:value-type="float" office:value="40" calcext:value-type="float">
            <text:p>40</text:p>
          </table:table-cell>
          <table:table-cell office:value-type="float" office:value="20080601" calcext:value-type="float">
            <text:p>20080601</text:p>
          </table:table-cell>
          <table:table-cell table:formula="of:=CONCATENATE(&quot;INSERT INTO export(date, ck_no, amount, fk_lot_id, note) VALUES(&quot;   ;[.E237];    &quot;, &quot;    ;[.C237];    &quot; ,&quot;    ; [.D237];    &quot;, &quot;    ;[.B237];&quot;, '&quot;   ;[.H237];      &quot;' );&quot;)" office:value-type="string" office:string-value="INSERT INTO export(date, ck_no, amount, fk_lot_id, note) VALUES(20080601, 5216 ,40, 33, '' );" calcext:value-type="string">
            <text:p>INSERT INTO export(date, ck_no, amount, fk_lot_id, note) VALUES(20080601, 5216 ,40, 33, '' );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4" calcext:value-type="float">
            <text:p>34</text:p>
          </table:table-cell>
          <table:table-cell office:value-type="float" office:value="991" calcext:value-type="float">
            <text:p>991</text:p>
          </table:table-cell>
          <table:table-cell office:value-type="float" office:value="40" calcext:value-type="float">
            <text:p>40</text:p>
          </table:table-cell>
          <table:table-cell office:value-type="float" office:value="20080601" calcext:value-type="float">
            <text:p>20080601</text:p>
          </table:table-cell>
          <table:table-cell table:formula="of:=CONCATENATE(&quot;INSERT INTO export(date, ck_no, amount, fk_lot_id, note) VALUES(&quot;   ;[.E238];    &quot;, &quot;    ;[.C238];    &quot; ,&quot;    ; [.D238];    &quot;, &quot;    ;[.B238];&quot;, '&quot;   ;[.H238];      &quot;' );&quot;)" office:value-type="string" office:string-value="INSERT INTO export(date, ck_no, amount, fk_lot_id, note) VALUES(20080601, 991 ,40, 34, '' );" calcext:value-type="string">
            <text:p>INSERT INTO export(date, ck_no, amount, fk_lot_id, note) VALUES(20080601, 991 ,40, 34, '' );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5" calcext:value-type="float">
            <text:p>35</text:p>
          </table:table-cell>
          <table:table-cell office:value-type="float" office:value="4684" calcext:value-type="float">
            <text:p>4684</text:p>
          </table:table-cell>
          <table:table-cell office:value-type="float" office:value="40" calcext:value-type="float">
            <text:p>40</text:p>
          </table:table-cell>
          <table:table-cell office:value-type="float" office:value="20080601" calcext:value-type="float">
            <text:p>20080601</text:p>
          </table:table-cell>
          <table:table-cell table:formula="of:=CONCATENATE(&quot;INSERT INTO export(date, ck_no, amount, fk_lot_id, note) VALUES(&quot;   ;[.E239];    &quot;, &quot;    ;[.C239];    &quot; ,&quot;    ; [.D239];    &quot;, &quot;    ;[.B239];&quot;, '&quot;   ;[.H239];      &quot;' );&quot;)" office:value-type="string" office:string-value="INSERT INTO export(date, ck_no, amount, fk_lot_id, note) VALUES(20080601, 4684 ,40, 35, '' );" calcext:value-type="string">
            <text:p>INSERT INTO export(date, ck_no, amount, fk_lot_id, note) VALUES(20080601, 4684 ,40, 35, '' );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office:value-type="float" office:value="2538" calcext:value-type="float">
            <text:p>2538</text:p>
          </table:table-cell>
          <table:table-cell office:value-type="float" office:value="40" calcext:value-type="float">
            <text:p>40</text:p>
          </table:table-cell>
          <table:table-cell office:value-type="float" office:value="20080601" calcext:value-type="float">
            <text:p>20080601</text:p>
          </table:table-cell>
          <table:table-cell table:formula="of:=CONCATENATE(&quot;INSERT INTO export(date, ck_no, amount, fk_lot_id, note) VALUES(&quot;   ;[.E240];    &quot;, &quot;    ;[.C240];    &quot; ,&quot;    ; [.D240];    &quot;, &quot;    ;[.B240];&quot;, '&quot;   ;[.H240];      &quot;' );&quot;)" office:value-type="string" office:string-value="INSERT INTO export(date, ck_no, amount, fk_lot_id, note) VALUES(20080601, 2538 ,40, 36, '' );" calcext:value-type="string">
            <text:p>INSERT INTO export(date, ck_no, amount, fk_lot_id, note) VALUES(20080601, 2538 ,40, 36, '' );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7" calcext:value-type="float">
            <text:p>37</text:p>
          </table:table-cell>
          <table:table-cell office:value-type="float" office:value="5803" calcext:value-type="float">
            <text:p>5803</text:p>
          </table:table-cell>
          <table:table-cell office:value-type="float" office:value="40" calcext:value-type="float">
            <text:p>40</text:p>
          </table:table-cell>
          <table:table-cell office:value-type="float" office:value="20080601" calcext:value-type="float">
            <text:p>20080601</text:p>
          </table:table-cell>
          <table:table-cell table:formula="of:=CONCATENATE(&quot;INSERT INTO export(date, ck_no, amount, fk_lot_id, note) VALUES(&quot;   ;[.E241];    &quot;, &quot;    ;[.C241];    &quot; ,&quot;    ; [.D241];    &quot;, &quot;    ;[.B241];&quot;, '&quot;   ;[.H241];      &quot;' );&quot;)" office:value-type="string" office:string-value="INSERT INTO export(date, ck_no, amount, fk_lot_id, note) VALUES(20080601, 5803 ,40, 37, '' );" calcext:value-type="string">
            <text:p>INSERT INTO export(date, ck_no, amount, fk_lot_id, note) VALUES(20080601, 5803 ,40, 37, '' );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8" calcext:value-type="float">
            <text:p>38</text:p>
          </table:table-cell>
          <table:table-cell office:value-type="float" office:value="688" calcext:value-type="float">
            <text:p>688</text:p>
          </table:table-cell>
          <table:table-cell office:value-type="float" office:value="40" calcext:value-type="float">
            <text:p>40</text:p>
          </table:table-cell>
          <table:table-cell office:value-type="float" office:value="20080601" calcext:value-type="float">
            <text:p>20080601</text:p>
          </table:table-cell>
          <table:table-cell table:formula="of:=CONCATENATE(&quot;INSERT INTO export(date, ck_no, amount, fk_lot_id, note) VALUES(&quot;   ;[.E242];    &quot;, &quot;    ;[.C242];    &quot; ,&quot;    ; [.D242];    &quot;, &quot;    ;[.B242];&quot;, '&quot;   ;[.H242];      &quot;' );&quot;)" office:value-type="string" office:string-value="INSERT INTO export(date, ck_no, amount, fk_lot_id, note) VALUES(20080601, 688 ,40, 38, '' );" calcext:value-type="string">
            <text:p>INSERT INTO export(date, ck_no, amount, fk_lot_id, note) VALUES(20080601, 688 ,40, 38, '' );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9" calcext:value-type="float">
            <text:p>39</text:p>
          </table:table-cell>
          <table:table-cell office:value-type="float" office:value="6472" calcext:value-type="float">
            <text:p>6472</text:p>
          </table:table-cell>
          <table:table-cell office:value-type="float" office:value="40" calcext:value-type="float">
            <text:p>40</text:p>
          </table:table-cell>
          <table:table-cell office:value-type="float" office:value="20080601" calcext:value-type="float">
            <text:p>20080601</text:p>
          </table:table-cell>
          <table:table-cell table:formula="of:=CONCATENATE(&quot;INSERT INTO export(date, ck_no, amount, fk_lot_id, note) VALUES(&quot;   ;[.E243];    &quot;, &quot;    ;[.C243];    &quot; ,&quot;    ; [.D243];    &quot;, &quot;    ;[.B243];&quot;, '&quot;   ;[.H243];      &quot;' );&quot;)" office:value-type="string" office:string-value="INSERT INTO export(date, ck_no, amount, fk_lot_id, note) VALUES(20080601, 6472 ,40, 39, '' );" calcext:value-type="string">
            <text:p>INSERT INTO export(date, ck_no, amount, fk_lot_id, note) VALUES(20080601, 6472 ,40, 39, '' );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40" calcext:value-type="float">
            <text:p>40</text:p>
          </table:table-cell>
          <table:table-cell office:value-type="float" office:value="6932" calcext:value-type="float">
            <text:p>6932</text:p>
          </table:table-cell>
          <table:table-cell office:value-type="float" office:value="40" calcext:value-type="float">
            <text:p>40</text:p>
          </table:table-cell>
          <table:table-cell office:value-type="float" office:value="20080601" calcext:value-type="float">
            <text:p>20080601</text:p>
          </table:table-cell>
          <table:table-cell table:formula="of:=CONCATENATE(&quot;INSERT INTO export(date, ck_no, amount, fk_lot_id, note) VALUES(&quot;   ;[.E244];    &quot;, &quot;    ;[.C244];    &quot; ,&quot;    ; [.D244];    &quot;, &quot;    ;[.B244];&quot;, '&quot;   ;[.H244];      &quot;' );&quot;)" office:value-type="string" office:string-value="INSERT INTO export(date, ck_no, amount, fk_lot_id, note) VALUES(20080601, 6932 ,40, 40, '' );" calcext:value-type="string">
            <text:p>INSERT INTO export(date, ck_no, amount, fk_lot_id, note) VALUES(20080601, 6932 ,40, 40, '' );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1" calcext:value-type="float">
            <text:p>41</text:p>
          </table:table-cell>
          <table:table-cell office:value-type="float" office:value="5071" calcext:value-type="float">
            <text:p>5071</text:p>
          </table:table-cell>
          <table:table-cell office:value-type="float" office:value="40" calcext:value-type="float">
            <text:p>40</text:p>
          </table:table-cell>
          <table:table-cell office:value-type="float" office:value="20080601" calcext:value-type="float">
            <text:p>20080601</text:p>
          </table:table-cell>
          <table:table-cell table:formula="of:=CONCATENATE(&quot;INSERT INTO export(date, ck_no, amount, fk_lot_id, note) VALUES(&quot;   ;[.E245];    &quot;, &quot;    ;[.C245];    &quot; ,&quot;    ; [.D245];    &quot;, &quot;    ;[.B245];&quot;, '&quot;   ;[.H245];      &quot;' );&quot;)" office:value-type="string" office:string-value="INSERT INTO export(date, ck_no, amount, fk_lot_id, note) VALUES(20080601, 5071 ,40, 41, '' );" calcext:value-type="string">
            <text:p>INSERT INTO export(date, ck_no, amount, fk_lot_id, note) VALUES(20080601, 5071 ,40, 41, '' );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42" calcext:value-type="float">
            <text:p>42</text:p>
          </table:table-cell>
          <table:table-cell office:value-type="float" office:value="2081" calcext:value-type="float">
            <text:p>2081</text:p>
          </table:table-cell>
          <table:table-cell office:value-type="float" office:value="40" calcext:value-type="float">
            <text:p>40</text:p>
          </table:table-cell>
          <table:table-cell office:value-type="float" office:value="20080601" calcext:value-type="float">
            <text:p>20080601</text:p>
          </table:table-cell>
          <table:table-cell table:formula="of:=CONCATENATE(&quot;INSERT INTO export(date, ck_no, amount, fk_lot_id, note) VALUES(&quot;   ;[.E246];    &quot;, &quot;    ;[.C246];    &quot; ,&quot;    ; [.D246];    &quot;, &quot;    ;[.B246];&quot;, '&quot;   ;[.H246];      &quot;' );&quot;)" office:value-type="string" office:string-value="INSERT INTO export(date, ck_no, amount, fk_lot_id, note) VALUES(20080601, 2081 ,40, 42, '' );" calcext:value-type="string">
            <text:p>INSERT INTO export(date, ck_no, amount, fk_lot_id, note) VALUES(20080601, 2081 ,40, 42, '' );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3" calcext:value-type="float">
            <text:p>43</text:p>
          </table:table-cell>
          <table:table-cell office:value-type="float" office:value="4324" calcext:value-type="float">
            <text:p>4324</text:p>
          </table:table-cell>
          <table:table-cell office:value-type="float" office:value="40" calcext:value-type="float">
            <text:p>40</text:p>
          </table:table-cell>
          <table:table-cell office:value-type="float" office:value="20080601" calcext:value-type="float">
            <text:p>20080601</text:p>
          </table:table-cell>
          <table:table-cell table:formula="of:=CONCATENATE(&quot;INSERT INTO export(date, ck_no, amount, fk_lot_id, note) VALUES(&quot;   ;[.E247];    &quot;, &quot;    ;[.C247];    &quot; ,&quot;    ; [.D247];    &quot;, &quot;    ;[.B247];&quot;, '&quot;   ;[.H247];      &quot;' );&quot;)" office:value-type="string" office:string-value="INSERT INTO export(date, ck_no, amount, fk_lot_id, note) VALUES(20080601, 4324 ,40, 43, '' );" calcext:value-type="string">
            <text:p>INSERT INTO export(date, ck_no, amount, fk_lot_id, note) VALUES(20080601, 4324 ,40, 43, '' );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4" calcext:value-type="float">
            <text:p>44</text:p>
          </table:table-cell>
          <table:table-cell office:value-type="float" office:value="1356" calcext:value-type="float">
            <text:p>1356</text:p>
          </table:table-cell>
          <table:table-cell office:value-type="float" office:value="40" calcext:value-type="float">
            <text:p>40</text:p>
          </table:table-cell>
          <table:table-cell office:value-type="float" office:value="20080601" calcext:value-type="float">
            <text:p>20080601</text:p>
          </table:table-cell>
          <table:table-cell table:formula="of:=CONCATENATE(&quot;INSERT INTO export(date, ck_no, amount, fk_lot_id, note) VALUES(&quot;   ;[.E248];    &quot;, &quot;    ;[.C248];    &quot; ,&quot;    ; [.D248];    &quot;, &quot;    ;[.B248];&quot;, '&quot;   ;[.H248];      &quot;' );&quot;)" office:value-type="string" office:string-value="INSERT INTO export(date, ck_no, amount, fk_lot_id, note) VALUES(20080601, 1356 ,40, 44, '' );" calcext:value-type="string">
            <text:p>INSERT INTO export(date, ck_no, amount, fk_lot_id, note) VALUES(20080601, 1356 ,40, 44, '' );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45" calcext:value-type="float">
            <text:p>45</text:p>
          </table:table-cell>
          <table:table-cell office:value-type="float" office:value="2156" calcext:value-type="float">
            <text:p>2156</text:p>
          </table:table-cell>
          <table:table-cell office:value-type="float" office:value="40" calcext:value-type="float">
            <text:p>40</text:p>
          </table:table-cell>
          <table:table-cell office:value-type="float" office:value="20080601" calcext:value-type="float">
            <text:p>20080601</text:p>
          </table:table-cell>
          <table:table-cell table:formula="of:=CONCATENATE(&quot;INSERT INTO export(date, ck_no, amount, fk_lot_id, note) VALUES(&quot;   ;[.E249];    &quot;, &quot;    ;[.C249];    &quot; ,&quot;    ; [.D249];    &quot;, &quot;    ;[.B249];&quot;, '&quot;   ;[.H249];      &quot;' );&quot;)" office:value-type="string" office:string-value="INSERT INTO export(date, ck_no, amount, fk_lot_id, note) VALUES(20080601, 2156 ,40, 45, '' );" calcext:value-type="string">
            <text:p>INSERT INTO export(date, ck_no, amount, fk_lot_id, note) VALUES(20080601, 2156 ,40, 45, '' );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6" calcext:value-type="float">
            <text:p>46</text:p>
          </table:table-cell>
          <table:table-cell office:value-type="float" office:value="3111" calcext:value-type="float">
            <text:p>3111</text:p>
          </table:table-cell>
          <table:table-cell office:value-type="float" office:value="40" calcext:value-type="float">
            <text:p>40</text:p>
          </table:table-cell>
          <table:table-cell office:value-type="float" office:value="20080601" calcext:value-type="float">
            <text:p>20080601</text:p>
          </table:table-cell>
          <table:table-cell table:formula="of:=CONCATENATE(&quot;INSERT INTO export(date, ck_no, amount, fk_lot_id, note) VALUES(&quot;   ;[.E250];    &quot;, &quot;    ;[.C250];    &quot; ,&quot;    ; [.D250];    &quot;, &quot;    ;[.B250];&quot;, '&quot;   ;[.H250];      &quot;' );&quot;)" office:value-type="string" office:string-value="INSERT INTO export(date, ck_no, amount, fk_lot_id, note) VALUES(20080601, 3111 ,40, 46, '' );" calcext:value-type="string">
            <text:p>INSERT INTO export(date, ck_no, amount, fk_lot_id, note) VALUES(20080601, 3111 ,40, 46, '' );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47" calcext:value-type="float">
            <text:p>47</text:p>
          </table:table-cell>
          <table:table-cell office:value-type="float" office:value="1822" calcext:value-type="float">
            <text:p>1822</text:p>
          </table:table-cell>
          <table:table-cell office:value-type="float" office:value="40" calcext:value-type="float">
            <text:p>40</text:p>
          </table:table-cell>
          <table:table-cell office:value-type="float" office:value="20080601" calcext:value-type="float">
            <text:p>20080601</text:p>
          </table:table-cell>
          <table:table-cell table:formula="of:=CONCATENATE(&quot;INSERT INTO export(date, ck_no, amount, fk_lot_id, note) VALUES(&quot;   ;[.E251];    &quot;, &quot;    ;[.C251];    &quot; ,&quot;    ; [.D251];    &quot;, &quot;    ;[.B251];&quot;, '&quot;   ;[.H251];      &quot;' );&quot;)" office:value-type="string" office:string-value="INSERT INTO export(date, ck_no, amount, fk_lot_id, note) VALUES(20080601, 1822 ,40, 47, '' );" calcext:value-type="string">
            <text:p>INSERT INTO export(date, ck_no, amount, fk_lot_id, note) VALUES(20080601, 1822 ,40, 47, '' );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48" calcext:value-type="float">
            <text:p>48</text:p>
          </table:table-cell>
          <table:table-cell office:value-type="float" office:value="2057" calcext:value-type="float">
            <text:p>2057</text:p>
          </table:table-cell>
          <table:table-cell office:value-type="float" office:value="40" calcext:value-type="float">
            <text:p>40</text:p>
          </table:table-cell>
          <table:table-cell office:value-type="float" office:value="20080601" calcext:value-type="float">
            <text:p>20080601</text:p>
          </table:table-cell>
          <table:table-cell table:formula="of:=CONCATENATE(&quot;INSERT INTO export(date, ck_no, amount, fk_lot_id, note) VALUES(&quot;   ;[.E252];    &quot;, &quot;    ;[.C252];    &quot; ,&quot;    ; [.D252];    &quot;, &quot;    ;[.B252];&quot;, '&quot;   ;[.H252];      &quot;' );&quot;)" office:value-type="string" office:string-value="INSERT INTO export(date, ck_no, amount, fk_lot_id, note) VALUES(20080601, 2057 ,40, 48, '' );" calcext:value-type="string">
            <text:p>INSERT INTO export(date, ck_no, amount, fk_lot_id, note) VALUES(20080601, 2057 ,40, 48, '' );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49" calcext:value-type="float">
            <text:p>49</text:p>
          </table:table-cell>
          <table:table-cell office:value-type="float" office:value="1919" calcext:value-type="float">
            <text:p>1919</text:p>
          </table:table-cell>
          <table:table-cell office:value-type="float" office:value="40" calcext:value-type="float">
            <text:p>40</text:p>
          </table:table-cell>
          <table:table-cell office:value-type="float" office:value="20080601" calcext:value-type="float">
            <text:p>20080601</text:p>
          </table:table-cell>
          <table:table-cell table:formula="of:=CONCATENATE(&quot;INSERT INTO export(date, ck_no, amount, fk_lot_id, note) VALUES(&quot;   ;[.E253];    &quot;, &quot;    ;[.C253];    &quot; ,&quot;    ; [.D253];    &quot;, &quot;    ;[.B253];&quot;, '&quot;   ;[.H253];      &quot;' );&quot;)" office:value-type="string" office:string-value="INSERT INTO export(date, ck_no, amount, fk_lot_id, note) VALUES(20080601, 1919 ,40, 49, '' );" calcext:value-type="string">
            <text:p>INSERT INTO export(date, ck_no, amount, fk_lot_id, note) VALUES(20080601, 1919 ,40, 49, '' );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50" calcext:value-type="float">
            <text:p>50</text:p>
          </table:table-cell>
          <table:table-cell office:value-type="float" office:value="1142" calcext:value-type="float">
            <text:p>1142</text:p>
          </table:table-cell>
          <table:table-cell office:value-type="float" office:value="40" calcext:value-type="float">
            <text:p>40</text:p>
          </table:table-cell>
          <table:table-cell office:value-type="float" office:value="20080601" calcext:value-type="float">
            <text:p>20080601</text:p>
          </table:table-cell>
          <table:table-cell table:formula="of:=CONCATENATE(&quot;INSERT INTO export(date, ck_no, amount, fk_lot_id, note) VALUES(&quot;   ;[.E254];    &quot;, &quot;    ;[.C254];    &quot; ,&quot;    ; [.D254];    &quot;, &quot;    ;[.B254];&quot;, '&quot;   ;[.H254];      &quot;' );&quot;)" office:value-type="string" office:string-value="INSERT INTO export(date, ck_no, amount, fk_lot_id, note) VALUES(20080601, 1142 ,40, 50, '' );" calcext:value-type="string">
            <text:p>INSERT INTO export(date, ck_no, amount, fk_lot_id, note) VALUES(20080601, 1142 ,40, 50, '' );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office:value-type="float" office:value="715" calcext:value-type="float">
            <text:p>715</text:p>
          </table:table-cell>
          <table:table-cell office:value-type="float" office:value="40" calcext:value-type="float">
            <text:p>40</text:p>
          </table:table-cell>
          <table:table-cell office:value-type="float" office:value="20080601" calcext:value-type="float">
            <text:p>20080601</text:p>
          </table:table-cell>
          <table:table-cell table:formula="of:=CONCATENATE(&quot;INSERT INTO export(date, ck_no, amount, fk_lot_id, note) VALUES(&quot;   ;[.E255];    &quot;, &quot;    ;[.C255];    &quot; ,&quot;    ; [.D255];    &quot;, &quot;    ;[.B255];&quot;, '&quot;   ;[.H255];      &quot;' );&quot;)" office:value-type="string" office:string-value="INSERT INTO export(date, ck_no, amount, fk_lot_id, note) VALUES(20080601, 715 ,40, 51, '' );" calcext:value-type="string">
            <text:p>INSERT INTO export(date, ck_no, amount, fk_lot_id, note) VALUES(20080601, 715 ,40, 51, '' );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2" calcext:value-type="float">
            <text:p>52</text:p>
          </table:table-cell>
          <table:table-cell office:value-type="float" office:value="507" calcext:value-type="float">
            <text:p>507</text:p>
          </table:table-cell>
          <table:table-cell office:value-type="float" office:value="40" calcext:value-type="float">
            <text:p>40</text:p>
          </table:table-cell>
          <table:table-cell office:value-type="float" office:value="20080601" calcext:value-type="float">
            <text:p>20080601</text:p>
          </table:table-cell>
          <table:table-cell table:formula="of:=CONCATENATE(&quot;INSERT INTO export(date, ck_no, amount, fk_lot_id, note) VALUES(&quot;   ;[.E256];    &quot;, &quot;    ;[.C256];    &quot; ,&quot;    ; [.D256];    &quot;, &quot;    ;[.B256];&quot;, '&quot;   ;[.H256];      &quot;' );&quot;)" office:value-type="string" office:string-value="INSERT INTO export(date, ck_no, amount, fk_lot_id, note) VALUES(20080601, 507 ,40, 52, '' );" calcext:value-type="string">
            <text:p>INSERT INTO export(date, ck_no, amount, fk_lot_id, note) VALUES(20080601, 507 ,40, 52, '' );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53" calcext:value-type="float">
            <text:p>53</text:p>
          </table:table-cell>
          <table:table-cell office:value-type="float" office:value="946" calcext:value-type="float">
            <text:p>946</text:p>
          </table:table-cell>
          <table:table-cell office:value-type="float" office:value="40" calcext:value-type="float">
            <text:p>40</text:p>
          </table:table-cell>
          <table:table-cell office:value-type="float" office:value="20080601" calcext:value-type="float">
            <text:p>20080601</text:p>
          </table:table-cell>
          <table:table-cell table:formula="of:=CONCATENATE(&quot;INSERT INTO export(date, ck_no, amount, fk_lot_id, note) VALUES(&quot;   ;[.E257];    &quot;, &quot;    ;[.C257];    &quot; ,&quot;    ; [.D257];    &quot;, &quot;    ;[.B257];&quot;, '&quot;   ;[.H257];      &quot;' );&quot;)" office:value-type="string" office:string-value="INSERT INTO export(date, ck_no, amount, fk_lot_id, note) VALUES(20080601, 946 ,40, 53, '' );" calcext:value-type="string">
            <text:p>INSERT INTO export(date, ck_no, amount, fk_lot_id, note) VALUES(20080601, 946 ,40, 53, '' );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54" calcext:value-type="float">
            <text:p>54</text:p>
          </table:table-cell>
          <table:table-cell office:value-type="float" office:value="1301" calcext:value-type="float">
            <text:p>1301</text:p>
          </table:table-cell>
          <table:table-cell office:value-type="float" office:value="40" calcext:value-type="float">
            <text:p>40</text:p>
          </table:table-cell>
          <table:table-cell office:value-type="float" office:value="20080601" calcext:value-type="float">
            <text:p>20080601</text:p>
          </table:table-cell>
          <table:table-cell table:formula="of:=CONCATENATE(&quot;INSERT INTO export(date, ck_no, amount, fk_lot_id, note) VALUES(&quot;   ;[.E258];    &quot;, &quot;    ;[.C258];    &quot; ,&quot;    ; [.D258];    &quot;, &quot;    ;[.B258];&quot;, '&quot;   ;[.H258];      &quot;' );&quot;)" office:value-type="string" office:string-value="INSERT INTO export(date, ck_no, amount, fk_lot_id, note) VALUES(20080601, 1301 ,40, 54, '' );" calcext:value-type="string">
            <text:p>INSERT INTO export(date, ck_no, amount, fk_lot_id, note) VALUES(20080601, 1301 ,40, 54, '' );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55" calcext:value-type="float">
            <text:p>55</text:p>
          </table:table-cell>
          <table:table-cell office:value-type="float" office:value="4247" calcext:value-type="float">
            <text:p>4247</text:p>
          </table:table-cell>
          <table:table-cell office:value-type="float" office:value="40" calcext:value-type="float">
            <text:p>40</text:p>
          </table:table-cell>
          <table:table-cell office:value-type="float" office:value="20080601" calcext:value-type="float">
            <text:p>20080601</text:p>
          </table:table-cell>
          <table:table-cell table:formula="of:=CONCATENATE(&quot;INSERT INTO export(date, ck_no, amount, fk_lot_id, note) VALUES(&quot;   ;[.E259];    &quot;, &quot;    ;[.C259];    &quot; ,&quot;    ; [.D259];    &quot;, &quot;    ;[.B259];&quot;, '&quot;   ;[.H259];      &quot;' );&quot;)" office:value-type="string" office:string-value="INSERT INTO export(date, ck_no, amount, fk_lot_id, note) VALUES(20080601, 4247 ,40, 55, '' );" calcext:value-type="string">
            <text:p>INSERT INTO export(date, ck_no, amount, fk_lot_id, note) VALUES(20080601, 4247 ,40, 55, '' );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6" calcext:value-type="float">
            <text:p>56</text:p>
          </table:table-cell>
          <table:table-cell office:value-type="float" office:value="4464" calcext:value-type="float">
            <text:p>4464</text:p>
          </table:table-cell>
          <table:table-cell office:value-type="float" office:value="40" calcext:value-type="float">
            <text:p>40</text:p>
          </table:table-cell>
          <table:table-cell office:value-type="float" office:value="20080601" calcext:value-type="float">
            <text:p>20080601</text:p>
          </table:table-cell>
          <table:table-cell table:formula="of:=CONCATENATE(&quot;INSERT INTO export(date, ck_no, amount, fk_lot_id, note) VALUES(&quot;   ;[.E260];    &quot;, &quot;    ;[.C260];    &quot; ,&quot;    ; [.D260];    &quot;, &quot;    ;[.B260];&quot;, '&quot;   ;[.H260];      &quot;' );&quot;)" office:value-type="string" office:string-value="INSERT INTO export(date, ck_no, amount, fk_lot_id, note) VALUES(20080601, 4464 ,40, 56, '' );" calcext:value-type="string">
            <text:p>INSERT INTO export(date, ck_no, amount, fk_lot_id, note) VALUES(20080601, 4464 ,40, 56, '' );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7" calcext:value-type="float">
            <text:p>67</text:p>
          </table:table-cell>
          <table:table-cell office:value-type="float" office:value="281619" calcext:value-type="float">
            <text:p>281619</text:p>
          </table:table-cell>
          <table:table-cell office:value-type="float" office:value="40" calcext:value-type="float">
            <text:p>40</text:p>
          </table:table-cell>
          <table:table-cell office:value-type="float" office:value="20080601" calcext:value-type="float">
            <text:p>20080601</text:p>
          </table:table-cell>
          <table:table-cell table:formula="of:=CONCATENATE(&quot;INSERT INTO export(date, ck_no, amount, fk_lot_id, note) VALUES(&quot;   ;[.E261];    &quot;, &quot;    ;[.C261];    &quot; ,&quot;    ; [.D261];    &quot;, &quot;    ;[.B261];&quot;, '&quot;   ;[.H261];      &quot;' );&quot;)" office:value-type="string" office:string-value="INSERT INTO export(date, ck_no, amount, fk_lot_id, note) VALUES(20080601, 281619 ,40, 67, '' );" calcext:value-type="string">
            <text:p>INSERT INTO export(date, ck_no, amount, fk_lot_id, note) VALUES(20080601, 281619 ,40, 67, '' );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0080601" calcext:value-type="float">
            <text:p>20080601</text:p>
          </table:table-cell>
          <table:table-cell table:formula="of:=CONCATENATE(&quot;INSERT INTO export(date, ck_no, amount, fk_lot_id, note) VALUES(&quot;   ;[.E262];    &quot;, &quot;    ;[.C262];    &quot; ,&quot;    ; [.D262];    &quot;, &quot;    ;[.B262];&quot;, '&quot;   ;[.H262];      &quot;' );&quot;)" office:value-type="string" office:string-value="INSERT INTO export(date, ck_no, amount, fk_lot_id, note) VALUES(20080601, 1 ,40, 68, '' );" calcext:value-type="string">
            <text:p>INSERT INTO export(date, ck_no, amount, fk_lot_id, note) VALUES(20080601, 1 ,40, 68, '' );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59" calcext:value-type="float">
            <text:p>59</text:p>
          </table:table-cell>
          <table:table-cell office:value-type="float" office:value="5776" calcext:value-type="float">
            <text:p>5776</text:p>
          </table:table-cell>
          <table:table-cell office:value-type="float" office:value="40" calcext:value-type="float">
            <text:p>40</text:p>
          </table:table-cell>
          <table:table-cell office:value-type="float" office:value="20080601" calcext:value-type="float">
            <text:p>20080601</text:p>
          </table:table-cell>
          <table:table-cell table:formula="of:=CONCATENATE(&quot;INSERT INTO export(date, ck_no, amount, fk_lot_id, note) VALUES(&quot;   ;[.E263];    &quot;, &quot;    ;[.C263];    &quot; ,&quot;    ; [.D263];    &quot;, &quot;    ;[.B263];&quot;, '&quot;   ;[.H263];      &quot;' );&quot;)" office:value-type="string" office:string-value="INSERT INTO export(date, ck_no, amount, fk_lot_id, note) VALUES(20080601, 5776 ,40, 59, '' );" calcext:value-type="string">
            <text:p>INSERT INTO export(date, ck_no, amount, fk_lot_id, note) VALUES(20080601, 5776 ,40, 59, '' );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60" calcext:value-type="float">
            <text:p>60</text:p>
          </table:table-cell>
          <table:table-cell office:value-type="float" office:value="1059" calcext:value-type="float">
            <text:p>1059</text:p>
          </table:table-cell>
          <table:table-cell office:value-type="float" office:value="40" calcext:value-type="float">
            <text:p>40</text:p>
          </table:table-cell>
          <table:table-cell office:value-type="float" office:value="20080601" calcext:value-type="float">
            <text:p>20080601</text:p>
          </table:table-cell>
          <table:table-cell table:formula="of:=CONCATENATE(&quot;INSERT INTO export(date, ck_no, amount, fk_lot_id, note) VALUES(&quot;   ;[.E264];    &quot;, &quot;    ;[.C264];    &quot; ,&quot;    ; [.D264];    &quot;, &quot;    ;[.B264];&quot;, '&quot;   ;[.H264];      &quot;' );&quot;)" office:value-type="string" office:string-value="INSERT INTO export(date, ck_no, amount, fk_lot_id, note) VALUES(20080601, 1059 ,40, 60, '' );" calcext:value-type="string">
            <text:p>INSERT INTO export(date, ck_no, amount, fk_lot_id, note) VALUES(20080601, 1059 ,40, 60, '' );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1" calcext:value-type="float">
            <text:p>61</text:p>
          </table:table-cell>
          <table:table-cell office:value-type="float" office:value="4108" calcext:value-type="float">
            <text:p>4108</text:p>
          </table:table-cell>
          <table:table-cell office:value-type="float" office:value="40" calcext:value-type="float">
            <text:p>40</text:p>
          </table:table-cell>
          <table:table-cell office:value-type="float" office:value="20080601" calcext:value-type="float">
            <text:p>20080601</text:p>
          </table:table-cell>
          <table:table-cell table:formula="of:=CONCATENATE(&quot;INSERT INTO export(date, ck_no, amount, fk_lot_id, note) VALUES(&quot;   ;[.E265];    &quot;, &quot;    ;[.C265];    &quot; ,&quot;    ; [.D265];    &quot;, &quot;    ;[.B265];&quot;, '&quot;   ;[.H265];      &quot;' );&quot;)" office:value-type="string" office:string-value="INSERT INTO export(date, ck_no, amount, fk_lot_id, note) VALUES(20080601, 4108 ,40, 61, '' );" calcext:value-type="string">
            <text:p>INSERT INTO export(date, ck_no, amount, fk_lot_id, note) VALUES(20080601, 4108 ,40, 61, '' );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62" calcext:value-type="float">
            <text:p>62</text:p>
          </table:table-cell>
          <table:table-cell office:value-type="float" office:value="4454" calcext:value-type="float">
            <text:p>4454</text:p>
          </table:table-cell>
          <table:table-cell office:value-type="float" office:value="40" calcext:value-type="float">
            <text:p>40</text:p>
          </table:table-cell>
          <table:table-cell office:value-type="float" office:value="20080601" calcext:value-type="float">
            <text:p>20080601</text:p>
          </table:table-cell>
          <table:table-cell table:formula="of:=CONCATENATE(&quot;INSERT INTO export(date, ck_no, amount, fk_lot_id, note) VALUES(&quot;   ;[.E266];    &quot;, &quot;    ;[.C266];    &quot; ,&quot;    ; [.D266];    &quot;, &quot;    ;[.B266];&quot;, '&quot;   ;[.H266];      &quot;' );&quot;)" office:value-type="string" office:string-value="INSERT INTO export(date, ck_no, amount, fk_lot_id, note) VALUES(20080601, 4454 ,40, 62, '' );" calcext:value-type="string">
            <text:p>INSERT INTO export(date, ck_no, amount, fk_lot_id, note) VALUES(20080601, 4454 ,40, 62, '' );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3" calcext:value-type="float">
            <text:p>63</text:p>
          </table:table-cell>
          <table:table-cell office:value-type="float" office:value="1760" calcext:value-type="float">
            <text:p>1760</text:p>
          </table:table-cell>
          <table:table-cell office:value-type="float" office:value="40" calcext:value-type="float">
            <text:p>40</text:p>
          </table:table-cell>
          <table:table-cell office:value-type="float" office:value="20080601" calcext:value-type="float">
            <text:p>20080601</text:p>
          </table:table-cell>
          <table:table-cell table:formula="of:=CONCATENATE(&quot;INSERT INTO export(date, ck_no, amount, fk_lot_id, note) VALUES(&quot;   ;[.E267];    &quot;, &quot;    ;[.C267];    &quot; ,&quot;    ; [.D267];    &quot;, &quot;    ;[.B267];&quot;, '&quot;   ;[.H267];      &quot;' );&quot;)" office:value-type="string" office:string-value="INSERT INTO export(date, ck_no, amount, fk_lot_id, note) VALUES(20080601, 1760 ,40, 63, '' );" calcext:value-type="string">
            <text:p>INSERT INTO export(date, ck_no, amount, fk_lot_id, note) VALUES(20080601, 1760 ,40, 63, '' );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4" calcext:value-type="float">
            <text:p>64</text:p>
          </table:table-cell>
          <table:table-cell office:value-type="float" office:value="1322" calcext:value-type="float">
            <text:p>1322</text:p>
          </table:table-cell>
          <table:table-cell office:value-type="float" office:value="40" calcext:value-type="float">
            <text:p>40</text:p>
          </table:table-cell>
          <table:table-cell office:value-type="float" office:value="20080601" calcext:value-type="float">
            <text:p>20080601</text:p>
          </table:table-cell>
          <table:table-cell table:formula="of:=CONCATENATE(&quot;INSERT INTO export(date, ck_no, amount, fk_lot_id, note) VALUES(&quot;   ;[.E268];    &quot;, &quot;    ;[.C268];    &quot; ,&quot;    ; [.D268];    &quot;, &quot;    ;[.B268];&quot;, '&quot;   ;[.H268];      &quot;' );&quot;)" office:value-type="string" office:string-value="INSERT INTO export(date, ck_no, amount, fk_lot_id, note) VALUES(20080601, 1322 ,40, 64, '' );" calcext:value-type="string">
            <text:p>INSERT INTO export(date, ck_no, amount, fk_lot_id, note) VALUES(20080601, 1322 ,40, 64, '' );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65" calcext:value-type="float">
            <text:p>65</text:p>
          </table:table-cell>
          <table:table-cell office:value-type="float" office:value="926" calcext:value-type="float">
            <text:p>926</text:p>
          </table:table-cell>
          <table:table-cell office:value-type="float" office:value="40" calcext:value-type="float">
            <text:p>40</text:p>
          </table:table-cell>
          <table:table-cell office:value-type="float" office:value="20080601" calcext:value-type="float">
            <text:p>20080601</text:p>
          </table:table-cell>
          <table:table-cell table:formula="of:=CONCATENATE(&quot;INSERT INTO export(date, ck_no, amount, fk_lot_id, note) VALUES(&quot;   ;[.E269];    &quot;, &quot;    ;[.C269];    &quot; ,&quot;    ; [.D269];    &quot;, &quot;    ;[.B269];&quot;, '&quot;   ;[.H269];      &quot;' );&quot;)" office:value-type="string" office:string-value="INSERT INTO export(date, ck_no, amount, fk_lot_id, note) VALUES(20080601, 926 ,40, 65, '' );" calcext:value-type="string">
            <text:p>INSERT INTO export(date, ck_no, amount, fk_lot_id, note) VALUES(20080601, 926 ,40, 65, '' );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6" calcext:value-type="float">
            <text:p>66</text:p>
          </table:table-cell>
          <table:table-cell office:value-type="float" office:value="1968" calcext:value-type="float">
            <text:p>1968</text:p>
          </table:table-cell>
          <table:table-cell office:value-type="float" office:value="40" calcext:value-type="float">
            <text:p>40</text:p>
          </table:table-cell>
          <table:table-cell office:value-type="float" office:value="20080601" calcext:value-type="float">
            <text:p>20080601</text:p>
          </table:table-cell>
          <table:table-cell table:formula="of:=CONCATENATE(&quot;INSERT INTO export(date, ck_no, amount, fk_lot_id, note) VALUES(&quot;   ;[.E270];    &quot;, &quot;    ;[.C270];    &quot; ,&quot;    ; [.D270];    &quot;, &quot;    ;[.B270];&quot;, '&quot;   ;[.H270];      &quot;' );&quot;)" office:value-type="string" office:string-value="INSERT INTO export(date, ck_no, amount, fk_lot_id, note) VALUES(20080601, 1968 ,40, 66, '' );" calcext:value-type="string">
            <text:p>INSERT INTO export(date, ck_no, amount, fk_lot_id, note) VALUES(20080601, 1968 ,40, 66, '' );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58" calcext:value-type="float">
            <text:p>58</text:p>
          </table:table-cell>
          <table:table-cell office:value-type="float" office:value="203690" calcext:value-type="float">
            <text:p>203690</text:p>
          </table:table-cell>
          <table:table-cell office:value-type="float" office:value="40" calcext:value-type="float">
            <text:p>40</text:p>
          </table:table-cell>
          <table:table-cell office:value-type="float" office:value="20080601" calcext:value-type="float">
            <text:p>20080601</text:p>
          </table:table-cell>
          <table:table-cell table:formula="of:=CONCATENATE(&quot;INSERT INTO export(date, ck_no, amount, fk_lot_id, note) VALUES(&quot;   ;[.E271];    &quot;, &quot;    ;[.C271];    &quot; ,&quot;    ; [.D271];    &quot;, &quot;    ;[.B271];&quot;, '&quot;   ;[.H271];      &quot;' );&quot;)" office:value-type="string" office:string-value="INSERT INTO export(date, ck_no, amount, fk_lot_id, note) VALUES(20080601, 203690 ,40, 58, '' );" calcext:value-type="string">
            <text:p>INSERT INTO export(date, ck_no, amount, fk_lot_id, note) VALUES(20080601, 203690 ,40, 58, '' );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7" calcext:value-type="float">
            <text:p>57</text:p>
          </table:table-cell>
          <table:table-cell office:value-type="float" office:value="3366" calcext:value-type="float">
            <text:p>3366</text:p>
          </table:table-cell>
          <table:table-cell office:value-type="float" office:value="40" calcext:value-type="float">
            <text:p>40</text:p>
          </table:table-cell>
          <table:table-cell office:value-type="float" office:value="20080601" calcext:value-type="float">
            <text:p>20080601</text:p>
          </table:table-cell>
          <table:table-cell table:formula="of:=CONCATENATE(&quot;INSERT INTO export(date, ck_no, amount, fk_lot_id, note) VALUES(&quot;   ;[.E272];    &quot;, &quot;    ;[.C272];    &quot; ,&quot;    ; [.D272];    &quot;, &quot;    ;[.B272];&quot;, '&quot;   ;[.H272];      &quot;' );&quot;)" office:value-type="string" office:string-value="INSERT INTO export(date, ck_no, amount, fk_lot_id, note) VALUES(20080601, 3366 ,40, 57, '' );" calcext:value-type="string">
            <text:p>INSERT INTO export(date, ck_no, amount, fk_lot_id, note) VALUES(20080601, 3366 ,40, 57, '' );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float" office:value="5209" calcext:value-type="float">
            <text:p>5209</text:p>
          </table:table-cell>
          <table:table-cell office:value-type="float" office:value="50" calcext:value-type="float">
            <text:p>50</text:p>
          </table:table-cell>
          <table:table-cell office:value-type="float" office:value="20090601" calcext:value-type="float">
            <text:p>20090601</text:p>
          </table:table-cell>
          <table:table-cell table:formula="of:=CONCATENATE(&quot;INSERT INTO export(date, ck_no, amount, fk_lot_id, note) VALUES(&quot;   ;[.E273];    &quot;, &quot;    ;[.C273];    &quot; ,&quot;    ; [.D273];    &quot;, &quot;    ;[.B273];&quot;, '&quot;   ;[.H273];      &quot;' );&quot;)" office:value-type="string" office:string-value="INSERT INTO export(date, ck_no, amount, fk_lot_id, note) VALUES(20090601, 5209 ,50, 1, '' );" calcext:value-type="string">
            <text:p>INSERT INTO export(date, ck_no, amount, fk_lot_id, note) VALUES(20090601, 5209 ,50, 1, '' );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" calcext:value-type="float">
            <text:p>2</text:p>
          </table:table-cell>
          <table:table-cell office:value-type="float" office:value="5147" calcext:value-type="float">
            <text:p>5147</text:p>
          </table:table-cell>
          <table:table-cell office:value-type="float" office:value="50" calcext:value-type="float">
            <text:p>50</text:p>
          </table:table-cell>
          <table:table-cell office:value-type="float" office:value="20090601" calcext:value-type="float">
            <text:p>20090601</text:p>
          </table:table-cell>
          <table:table-cell table:formula="of:=CONCATENATE(&quot;INSERT INTO export(date, ck_no, amount, fk_lot_id, note) VALUES(&quot;   ;[.E274];    &quot;, &quot;    ;[.C274];    &quot; ,&quot;    ; [.D274];    &quot;, &quot;    ;[.B274];&quot;, '&quot;   ;[.H274];      &quot;' );&quot;)" office:value-type="string" office:string-value="INSERT INTO export(date, ck_no, amount, fk_lot_id, note) VALUES(20090601, 5147 ,50, 2, '' );" calcext:value-type="string">
            <text:p>INSERT INTO export(date, ck_no, amount, fk_lot_id, note) VALUES(20090601, 5147 ,50, 2, '' );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" calcext:value-type="float">
            <text:p>3</text:p>
          </table:table-cell>
          <table:table-cell office:value-type="float" office:value="1796" calcext:value-type="float">
            <text:p>1796</text:p>
          </table:table-cell>
          <table:table-cell office:value-type="float" office:value="50" calcext:value-type="float">
            <text:p>50</text:p>
          </table:table-cell>
          <table:table-cell office:value-type="float" office:value="20090601" calcext:value-type="float">
            <text:p>20090601</text:p>
          </table:table-cell>
          <table:table-cell table:formula="of:=CONCATENATE(&quot;INSERT INTO export(date, ck_no, amount, fk_lot_id, note) VALUES(&quot;   ;[.E275];    &quot;, &quot;    ;[.C275];    &quot; ,&quot;    ; [.D275];    &quot;, &quot;    ;[.B275];&quot;, '&quot;   ;[.H275];      &quot;' );&quot;)" office:value-type="string" office:string-value="INSERT INTO export(date, ck_no, amount, fk_lot_id, note) VALUES(20090601, 1796 ,50, 3, '' );" calcext:value-type="string">
            <text:p>INSERT INTO export(date, ck_no, amount, fk_lot_id, note) VALUES(20090601, 1796 ,50, 3, '' );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4" calcext:value-type="float">
            <text:p>4</text:p>
          </table:table-cell>
          <table:table-cell office:value-type="float" office:value="2789" calcext:value-type="float">
            <text:p>2789</text:p>
          </table:table-cell>
          <table:table-cell office:value-type="float" office:value="50" calcext:value-type="float">
            <text:p>50</text:p>
          </table:table-cell>
          <table:table-cell office:value-type="float" office:value="20090601" calcext:value-type="float">
            <text:p>20090601</text:p>
          </table:table-cell>
          <table:table-cell table:formula="of:=CONCATENATE(&quot;INSERT INTO export(date, ck_no, amount, fk_lot_id, note) VALUES(&quot;   ;[.E276];    &quot;, &quot;    ;[.C276];    &quot; ,&quot;    ; [.D276];    &quot;, &quot;    ;[.B276];&quot;, '&quot;   ;[.H276];      &quot;' );&quot;)" office:value-type="string" office:string-value="INSERT INTO export(date, ck_no, amount, fk_lot_id, note) VALUES(20090601, 2789 ,50, 4, '' );" calcext:value-type="string">
            <text:p>INSERT INTO export(date, ck_no, amount, fk_lot_id, note) VALUES(20090601, 2789 ,50, 4, '' );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5" calcext:value-type="float">
            <text:p>5</text:p>
          </table:table-cell>
          <table:table-cell office:value-type="float" office:value="1345" calcext:value-type="float">
            <text:p>1345</text:p>
          </table:table-cell>
          <table:table-cell office:value-type="float" office:value="50" calcext:value-type="float">
            <text:p>50</text:p>
          </table:table-cell>
          <table:table-cell office:value-type="float" office:value="20090601" calcext:value-type="float">
            <text:p>20090601</text:p>
          </table:table-cell>
          <table:table-cell table:formula="of:=CONCATENATE(&quot;INSERT INTO export(date, ck_no, amount, fk_lot_id, note) VALUES(&quot;   ;[.E277];    &quot;, &quot;    ;[.C277];    &quot; ,&quot;    ; [.D277];    &quot;, &quot;    ;[.B277];&quot;, '&quot;   ;[.H277];      &quot;' );&quot;)" office:value-type="string" office:string-value="INSERT INTO export(date, ck_no, amount, fk_lot_id, note) VALUES(20090601, 1345 ,50, 5, '' );" calcext:value-type="string">
            <text:p>INSERT INTO export(date, ck_no, amount, fk_lot_id, note) VALUES(20090601, 1345 ,50, 5, '' );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" calcext:value-type="float">
            <text:p>6</text:p>
          </table:table-cell>
          <table:table-cell office:value-type="float" office:value="1633" calcext:value-type="float">
            <text:p>1633</text:p>
          </table:table-cell>
          <table:table-cell office:value-type="float" office:value="50" calcext:value-type="float">
            <text:p>50</text:p>
          </table:table-cell>
          <table:table-cell office:value-type="float" office:value="20090601" calcext:value-type="float">
            <text:p>20090601</text:p>
          </table:table-cell>
          <table:table-cell table:formula="of:=CONCATENATE(&quot;INSERT INTO export(date, ck_no, amount, fk_lot_id, note) VALUES(&quot;   ;[.E278];    &quot;, &quot;    ;[.C278];    &quot; ,&quot;    ; [.D278];    &quot;, &quot;    ;[.B278];&quot;, '&quot;   ;[.H278];      &quot;' );&quot;)" office:value-type="string" office:string-value="INSERT INTO export(date, ck_no, amount, fk_lot_id, note) VALUES(20090601, 1633 ,50, 6, '' );" calcext:value-type="string">
            <text:p>INSERT INTO export(date, ck_no, amount, fk_lot_id, note) VALUES(20090601, 1633 ,50, 6, '' );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7" calcext:value-type="float">
            <text:p>7</text:p>
          </table:table-cell>
          <table:table-cell office:value-type="float" office:value="1479" calcext:value-type="float">
            <text:p>1479</text:p>
          </table:table-cell>
          <table:table-cell office:value-type="float" office:value="50" calcext:value-type="float">
            <text:p>50</text:p>
          </table:table-cell>
          <table:table-cell office:value-type="float" office:value="20090601" calcext:value-type="float">
            <text:p>20090601</text:p>
          </table:table-cell>
          <table:table-cell table:formula="of:=CONCATENATE(&quot;INSERT INTO export(date, ck_no, amount, fk_lot_id, note) VALUES(&quot;   ;[.E279];    &quot;, &quot;    ;[.C279];    &quot; ,&quot;    ; [.D279];    &quot;, &quot;    ;[.B279];&quot;, '&quot;   ;[.H279];      &quot;' );&quot;)" office:value-type="string" office:string-value="INSERT INTO export(date, ck_no, amount, fk_lot_id, note) VALUES(20090601, 1479 ,50, 7, '' );" calcext:value-type="string">
            <text:p>INSERT INTO export(date, ck_no, amount, fk_lot_id, note) VALUES(20090601, 1479 ,50, 7, '' );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8" calcext:value-type="float">
            <text:p>8</text:p>
          </table:table-cell>
          <table:table-cell office:value-type="float" office:value="412839" calcext:value-type="float">
            <text:p>412839</text:p>
          </table:table-cell>
          <table:table-cell office:value-type="float" office:value="50" calcext:value-type="float">
            <text:p>50</text:p>
          </table:table-cell>
          <table:table-cell office:value-type="float" office:value="20090601" calcext:value-type="float">
            <text:p>20090601</text:p>
          </table:table-cell>
          <table:table-cell table:formula="of:=CONCATENATE(&quot;INSERT INTO export(date, ck_no, amount, fk_lot_id, note) VALUES(&quot;   ;[.E280];    &quot;, &quot;    ;[.C280];    &quot; ,&quot;    ; [.D280];    &quot;, &quot;    ;[.B280];&quot;, '&quot;   ;[.H280];      &quot;' );&quot;)" office:value-type="string" office:string-value="INSERT INTO export(date, ck_no, amount, fk_lot_id, note) VALUES(20090601, 412839 ,50, 8, '' );" calcext:value-type="string">
            <text:p>INSERT INTO export(date, ck_no, amount, fk_lot_id, note) VALUES(20090601, 412839 ,50, 8, '' );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9" calcext:value-type="float">
            <text:p>9</text:p>
          </table:table-cell>
          <table:table-cell office:value-type="float" office:value="776" calcext:value-type="float">
            <text:p>776</text:p>
          </table:table-cell>
          <table:table-cell office:value-type="float" office:value="50" calcext:value-type="float">
            <text:p>50</text:p>
          </table:table-cell>
          <table:table-cell office:value-type="float" office:value="20090601" calcext:value-type="float">
            <text:p>20090601</text:p>
          </table:table-cell>
          <table:table-cell table:formula="of:=CONCATENATE(&quot;INSERT INTO export(date, ck_no, amount, fk_lot_id, note) VALUES(&quot;   ;[.E281];    &quot;, &quot;    ;[.C281];    &quot; ,&quot;    ; [.D281];    &quot;, &quot;    ;[.B281];&quot;, '&quot;   ;[.H281];      &quot;' );&quot;)" office:value-type="string" office:string-value="INSERT INTO export(date, ck_no, amount, fk_lot_id, note) VALUES(20090601, 776 ,50, 9, '' );" calcext:value-type="string">
            <text:p>INSERT INTO export(date, ck_no, amount, fk_lot_id, note) VALUES(20090601, 776 ,50, 9, '' );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0" calcext:value-type="float">
            <text:p>10</text:p>
          </table:table-cell>
          <table:table-cell office:value-type="float" office:value="3265" calcext:value-type="float">
            <text:p>3265</text:p>
          </table:table-cell>
          <table:table-cell office:value-type="float" office:value="50" calcext:value-type="float">
            <text:p>50</text:p>
          </table:table-cell>
          <table:table-cell office:value-type="float" office:value="20090601" calcext:value-type="float">
            <text:p>20090601</text:p>
          </table:table-cell>
          <table:table-cell table:formula="of:=CONCATENATE(&quot;INSERT INTO export(date, ck_no, amount, fk_lot_id, note) VALUES(&quot;   ;[.E282];    &quot;, &quot;    ;[.C282];    &quot; ,&quot;    ; [.D282];    &quot;, &quot;    ;[.B282];&quot;, '&quot;   ;[.H282];      &quot;' );&quot;)" office:value-type="string" office:string-value="INSERT INTO export(date, ck_no, amount, fk_lot_id, note) VALUES(20090601, 3265 ,50, 10, '' );" calcext:value-type="string">
            <text:p>INSERT INTO export(date, ck_no, amount, fk_lot_id, note) VALUES(20090601, 3265 ,50, 10, '' );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1" calcext:value-type="float">
            <text:p>11</text:p>
          </table:table-cell>
          <table:table-cell office:value-type="float" office:value="5267" calcext:value-type="float">
            <text:p>5267</text:p>
          </table:table-cell>
          <table:table-cell office:value-type="float" office:value="50" calcext:value-type="float">
            <text:p>50</text:p>
          </table:table-cell>
          <table:table-cell office:value-type="float" office:value="20090601" calcext:value-type="float">
            <text:p>20090601</text:p>
          </table:table-cell>
          <table:table-cell table:formula="of:=CONCATENATE(&quot;INSERT INTO export(date, ck_no, amount, fk_lot_id, note) VALUES(&quot;   ;[.E283];    &quot;, &quot;    ;[.C283];    &quot; ,&quot;    ; [.D283];    &quot;, &quot;    ;[.B283];&quot;, '&quot;   ;[.H283];      &quot;' );&quot;)" office:value-type="string" office:string-value="INSERT INTO export(date, ck_no, amount, fk_lot_id, note) VALUES(20090601, 5267 ,50, 11, '' );" calcext:value-type="string">
            <text:p>INSERT INTO export(date, ck_no, amount, fk_lot_id, note) VALUES(20090601, 5267 ,50, 11, '' );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2" calcext:value-type="float">
            <text:p>12</text:p>
          </table:table-cell>
          <table:table-cell office:value-type="float" office:value="1301" calcext:value-type="float">
            <text:p>1301</text:p>
          </table:table-cell>
          <table:table-cell office:value-type="float" office:value="50" calcext:value-type="float">
            <text:p>50</text:p>
          </table:table-cell>
          <table:table-cell office:value-type="float" office:value="20090601" calcext:value-type="float">
            <text:p>20090601</text:p>
          </table:table-cell>
          <table:table-cell table:formula="of:=CONCATENATE(&quot;INSERT INTO export(date, ck_no, amount, fk_lot_id, note) VALUES(&quot;   ;[.E284];    &quot;, &quot;    ;[.C284];    &quot; ,&quot;    ; [.D284];    &quot;, &quot;    ;[.B284];&quot;, '&quot;   ;[.H284];      &quot;' );&quot;)" office:value-type="string" office:string-value="INSERT INTO export(date, ck_no, amount, fk_lot_id, note) VALUES(20090601, 1301 ,50, 12, '' );" calcext:value-type="string">
            <text:p>INSERT INTO export(date, ck_no, amount, fk_lot_id, note) VALUES(20090601, 1301 ,50, 12, '' );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3" calcext:value-type="float">
            <text:p>13</text:p>
          </table:table-cell>
          <table:table-cell office:value-type="float" office:value="5581" calcext:value-type="float">
            <text:p>5581</text:p>
          </table:table-cell>
          <table:table-cell office:value-type="float" office:value="50" calcext:value-type="float">
            <text:p>50</text:p>
          </table:table-cell>
          <table:table-cell office:value-type="float" office:value="20090601" calcext:value-type="float">
            <text:p>20090601</text:p>
          </table:table-cell>
          <table:table-cell table:formula="of:=CONCATENATE(&quot;INSERT INTO export(date, ck_no, amount, fk_lot_id, note) VALUES(&quot;   ;[.E285];    &quot;, &quot;    ;[.C285];    &quot; ,&quot;    ; [.D285];    &quot;, &quot;    ;[.B285];&quot;, '&quot;   ;[.H285];      &quot;' );&quot;)" office:value-type="string" office:string-value="INSERT INTO export(date, ck_no, amount, fk_lot_id, note) VALUES(20090601, 5581 ,50, 13, '' );" calcext:value-type="string">
            <text:p>INSERT INTO export(date, ck_no, amount, fk_lot_id, note) VALUES(20090601, 5581 ,50, 13, '' );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" calcext:value-type="float">
            <text:p>14</text:p>
          </table:table-cell>
          <table:table-cell office:value-type="float" office:value="5521" calcext:value-type="float">
            <text:p>5521</text:p>
          </table:table-cell>
          <table:table-cell office:value-type="float" office:value="50" calcext:value-type="float">
            <text:p>50</text:p>
          </table:table-cell>
          <table:table-cell office:value-type="float" office:value="20090601" calcext:value-type="float">
            <text:p>20090601</text:p>
          </table:table-cell>
          <table:table-cell table:formula="of:=CONCATENATE(&quot;INSERT INTO export(date, ck_no, amount, fk_lot_id, note) VALUES(&quot;   ;[.E286];    &quot;, &quot;    ;[.C286];    &quot; ,&quot;    ; [.D286];    &quot;, &quot;    ;[.B286];&quot;, '&quot;   ;[.H286];      &quot;' );&quot;)" office:value-type="string" office:string-value="INSERT INTO export(date, ck_no, amount, fk_lot_id, note) VALUES(20090601, 5521 ,50, 14, '' );" calcext:value-type="string">
            <text:p>INSERT INTO export(date, ck_no, amount, fk_lot_id, note) VALUES(20090601, 5521 ,50, 14, '' );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5" calcext:value-type="float">
            <text:p>15</text:p>
          </table:table-cell>
          <table:table-cell office:value-type="float" office:value="5121" calcext:value-type="float">
            <text:p>5121</text:p>
          </table:table-cell>
          <table:table-cell office:value-type="float" office:value="50" calcext:value-type="float">
            <text:p>50</text:p>
          </table:table-cell>
          <table:table-cell office:value-type="float" office:value="20090601" calcext:value-type="float">
            <text:p>20090601</text:p>
          </table:table-cell>
          <table:table-cell table:formula="of:=CONCATENATE(&quot;INSERT INTO export(date, ck_no, amount, fk_lot_id, note) VALUES(&quot;   ;[.E287];    &quot;, &quot;    ;[.C287];    &quot; ,&quot;    ; [.D287];    &quot;, &quot;    ;[.B287];&quot;, '&quot;   ;[.H287];      &quot;' );&quot;)" office:value-type="string" office:string-value="INSERT INTO export(date, ck_no, amount, fk_lot_id, note) VALUES(20090601, 5121 ,50, 15, '' );" calcext:value-type="string">
            <text:p>INSERT INTO export(date, ck_no, amount, fk_lot_id, note) VALUES(20090601, 5121 ,50, 15, '' );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6" calcext:value-type="float">
            <text:p>16</text:p>
          </table:table-cell>
          <table:table-cell office:value-type="float" office:value="2205" calcext:value-type="float">
            <text:p>2205</text:p>
          </table:table-cell>
          <table:table-cell office:value-type="float" office:value="50" calcext:value-type="float">
            <text:p>50</text:p>
          </table:table-cell>
          <table:table-cell office:value-type="float" office:value="20090601" calcext:value-type="float">
            <text:p>20090601</text:p>
          </table:table-cell>
          <table:table-cell table:formula="of:=CONCATENATE(&quot;INSERT INTO export(date, ck_no, amount, fk_lot_id, note) VALUES(&quot;   ;[.E288];    &quot;, &quot;    ;[.C288];    &quot; ,&quot;    ; [.D288];    &quot;, &quot;    ;[.B288];&quot;, '&quot;   ;[.H288];      &quot;' );&quot;)" office:value-type="string" office:string-value="INSERT INTO export(date, ck_no, amount, fk_lot_id, note) VALUES(20090601, 2205 ,50, 16, '' );" calcext:value-type="string">
            <text:p>INSERT INTO export(date, ck_no, amount, fk_lot_id, note) VALUES(20090601, 2205 ,50, 16, '' );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7" calcext:value-type="float">
            <text:p>17</text:p>
          </table:table-cell>
          <table:table-cell office:value-type="float" office:value="3961" calcext:value-type="float">
            <text:p>3961</text:p>
          </table:table-cell>
          <table:table-cell office:value-type="float" office:value="50" calcext:value-type="float">
            <text:p>50</text:p>
          </table:table-cell>
          <table:table-cell office:value-type="float" office:value="20090601" calcext:value-type="float">
            <text:p>20090601</text:p>
          </table:table-cell>
          <table:table-cell table:formula="of:=CONCATENATE(&quot;INSERT INTO export(date, ck_no, amount, fk_lot_id, note) VALUES(&quot;   ;[.E289];    &quot;, &quot;    ;[.C289];    &quot; ,&quot;    ; [.D289];    &quot;, &quot;    ;[.B289];&quot;, '&quot;   ;[.H289];      &quot;' );&quot;)" office:value-type="string" office:string-value="INSERT INTO export(date, ck_no, amount, fk_lot_id, note) VALUES(20090601, 3961 ,50, 17, '' );" calcext:value-type="string">
            <text:p>INSERT INTO export(date, ck_no, amount, fk_lot_id, note) VALUES(20090601, 3961 ,50, 17, '' );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8" calcext:value-type="float">
            <text:p>18</text:p>
          </table:table-cell>
          <table:table-cell office:value-type="float" office:value="7118" calcext:value-type="float">
            <text:p>7118</text:p>
          </table:table-cell>
          <table:table-cell office:value-type="float" office:value="50" calcext:value-type="float">
            <text:p>50</text:p>
          </table:table-cell>
          <table:table-cell office:value-type="float" office:value="20090601" calcext:value-type="float">
            <text:p>20090601</text:p>
          </table:table-cell>
          <table:table-cell table:formula="of:=CONCATENATE(&quot;INSERT INTO export(date, ck_no, amount, fk_lot_id, note) VALUES(&quot;   ;[.E290];    &quot;, &quot;    ;[.C290];    &quot; ,&quot;    ; [.D290];    &quot;, &quot;    ;[.B290];&quot;, '&quot;   ;[.H290];      &quot;' );&quot;)" office:value-type="string" office:string-value="INSERT INTO export(date, ck_no, amount, fk_lot_id, note) VALUES(20090601, 7118 ,50, 18, '' );" calcext:value-type="string">
            <text:p>INSERT INTO export(date, ck_no, amount, fk_lot_id, note) VALUES(20090601, 7118 ,50, 18, '' );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9" calcext:value-type="float">
            <text:p>19</text:p>
          </table:table-cell>
          <table:table-cell office:value-type="float" office:value="2045" calcext:value-type="float">
            <text:p>2045</text:p>
          </table:table-cell>
          <table:table-cell office:value-type="float" office:value="50" calcext:value-type="float">
            <text:p>50</text:p>
          </table:table-cell>
          <table:table-cell office:value-type="float" office:value="20090601" calcext:value-type="float">
            <text:p>20090601</text:p>
          </table:table-cell>
          <table:table-cell table:formula="of:=CONCATENATE(&quot;INSERT INTO export(date, ck_no, amount, fk_lot_id, note) VALUES(&quot;   ;[.E291];    &quot;, &quot;    ;[.C291];    &quot; ,&quot;    ; [.D291];    &quot;, &quot;    ;[.B291];&quot;, '&quot;   ;[.H291];      &quot;' );&quot;)" office:value-type="string" office:string-value="INSERT INTO export(date, ck_no, amount, fk_lot_id, note) VALUES(20090601, 2045 ,50, 19, '' );" calcext:value-type="string">
            <text:p>INSERT INTO export(date, ck_no, amount, fk_lot_id, note) VALUES(20090601, 2045 ,50, 19, '' );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0" calcext:value-type="float">
            <text:p>20</text:p>
          </table:table-cell>
          <table:table-cell office:value-type="float" office:value="2980" calcext:value-type="float">
            <text:p>2980</text:p>
          </table:table-cell>
          <table:table-cell office:value-type="float" office:value="50" calcext:value-type="float">
            <text:p>50</text:p>
          </table:table-cell>
          <table:table-cell office:value-type="float" office:value="20090601" calcext:value-type="float">
            <text:p>20090601</text:p>
          </table:table-cell>
          <table:table-cell table:formula="of:=CONCATENATE(&quot;INSERT INTO export(date, ck_no, amount, fk_lot_id, note) VALUES(&quot;   ;[.E292];    &quot;, &quot;    ;[.C292];    &quot; ,&quot;    ; [.D292];    &quot;, &quot;    ;[.B292];&quot;, '&quot;   ;[.H292];      &quot;' );&quot;)" office:value-type="string" office:string-value="INSERT INTO export(date, ck_no, amount, fk_lot_id, note) VALUES(20090601, 2980 ,50, 20, '' );" calcext:value-type="string">
            <text:p>INSERT INTO export(date, ck_no, amount, fk_lot_id, note) VALUES(20090601, 2980 ,50, 20, '' );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1" calcext:value-type="float">
            <text:p>21</text:p>
          </table:table-cell>
          <table:table-cell office:value-type="float" office:value="118042" calcext:value-type="float">
            <text:p>118042</text:p>
          </table:table-cell>
          <table:table-cell office:value-type="float" office:value="50" calcext:value-type="float">
            <text:p>50</text:p>
          </table:table-cell>
          <table:table-cell office:value-type="float" office:value="20090601" calcext:value-type="float">
            <text:p>20090601</text:p>
          </table:table-cell>
          <table:table-cell table:formula="of:=CONCATENATE(&quot;INSERT INTO export(date, ck_no, amount, fk_lot_id, note) VALUES(&quot;   ;[.E293];    &quot;, &quot;    ;[.C293];    &quot; ,&quot;    ; [.D293];    &quot;, &quot;    ;[.B293];&quot;, '&quot;   ;[.H293];      &quot;' );&quot;)" office:value-type="string" office:string-value="INSERT INTO export(date, ck_no, amount, fk_lot_id, note) VALUES(20090601, 118042 ,50, 21, '' );" calcext:value-type="string">
            <text:p>INSERT INTO export(date, ck_no, amount, fk_lot_id, note) VALUES(20090601, 118042 ,50, 21, '' );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2" calcext:value-type="float">
            <text:p>22</text:p>
          </table:table-cell>
          <table:table-cell office:value-type="float" office:value="4183" calcext:value-type="float">
            <text:p>4183</text:p>
          </table:table-cell>
          <table:table-cell office:value-type="float" office:value="50" calcext:value-type="float">
            <text:p>50</text:p>
          </table:table-cell>
          <table:table-cell office:value-type="float" office:value="20090601" calcext:value-type="float">
            <text:p>20090601</text:p>
          </table:table-cell>
          <table:table-cell table:formula="of:=CONCATENATE(&quot;INSERT INTO export(date, ck_no, amount, fk_lot_id, note) VALUES(&quot;   ;[.E294];    &quot;, &quot;    ;[.C294];    &quot; ,&quot;    ; [.D294];    &quot;, &quot;    ;[.B294];&quot;, '&quot;   ;[.H294];      &quot;' );&quot;)" office:value-type="string" office:string-value="INSERT INTO export(date, ck_no, amount, fk_lot_id, note) VALUES(20090601, 4183 ,50, 22, '' );" calcext:value-type="string">
            <text:p>INSERT INTO export(date, ck_no, amount, fk_lot_id, note) VALUES(20090601, 4183 ,50, 22, '' );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3" calcext:value-type="float">
            <text:p>23</text:p>
          </table:table-cell>
          <table:table-cell office:value-type="float" office:value="3626" calcext:value-type="float">
            <text:p>3626</text:p>
          </table:table-cell>
          <table:table-cell office:value-type="float" office:value="50" calcext:value-type="float">
            <text:p>50</text:p>
          </table:table-cell>
          <table:table-cell office:value-type="float" office:value="20090601" calcext:value-type="float">
            <text:p>20090601</text:p>
          </table:table-cell>
          <table:table-cell table:formula="of:=CONCATENATE(&quot;INSERT INTO export(date, ck_no, amount, fk_lot_id, note) VALUES(&quot;   ;[.E295];    &quot;, &quot;    ;[.C295];    &quot; ,&quot;    ; [.D295];    &quot;, &quot;    ;[.B295];&quot;, '&quot;   ;[.H295];      &quot;' );&quot;)" office:value-type="string" office:string-value="INSERT INTO export(date, ck_no, amount, fk_lot_id, note) VALUES(20090601, 3626 ,50, 23, '' );" calcext:value-type="string">
            <text:p>INSERT INTO export(date, ck_no, amount, fk_lot_id, note) VALUES(20090601, 3626 ,50, 23, '' );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4" calcext:value-type="float">
            <text:p>24</text:p>
          </table:table-cell>
          <table:table-cell office:value-type="float" office:value="5133" calcext:value-type="float">
            <text:p>5133</text:p>
          </table:table-cell>
          <table:table-cell office:value-type="float" office:value="50" calcext:value-type="float">
            <text:p>50</text:p>
          </table:table-cell>
          <table:table-cell office:value-type="float" office:value="20090601" calcext:value-type="float">
            <text:p>20090601</text:p>
          </table:table-cell>
          <table:table-cell table:formula="of:=CONCATENATE(&quot;INSERT INTO export(date, ck_no, amount, fk_lot_id, note) VALUES(&quot;   ;[.E296];    &quot;, &quot;    ;[.C296];    &quot; ,&quot;    ; [.D296];    &quot;, &quot;    ;[.B296];&quot;, '&quot;   ;[.H296];      &quot;' );&quot;)" office:value-type="string" office:string-value="INSERT INTO export(date, ck_no, amount, fk_lot_id, note) VALUES(20090601, 5133 ,50, 24, '' );" calcext:value-type="string">
            <text:p>INSERT INTO export(date, ck_no, amount, fk_lot_id, note) VALUES(20090601, 5133 ,50, 24, '' );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5" calcext:value-type="float">
            <text:p>25</text:p>
          </table:table-cell>
          <table:table-cell office:value-type="float" office:value="5025" calcext:value-type="float">
            <text:p>5025</text:p>
          </table:table-cell>
          <table:table-cell office:value-type="float" office:value="50" calcext:value-type="float">
            <text:p>50</text:p>
          </table:table-cell>
          <table:table-cell office:value-type="float" office:value="20090601" calcext:value-type="float">
            <text:p>20090601</text:p>
          </table:table-cell>
          <table:table-cell table:formula="of:=CONCATENATE(&quot;INSERT INTO export(date, ck_no, amount, fk_lot_id, note) VALUES(&quot;   ;[.E297];    &quot;, &quot;    ;[.C297];    &quot; ,&quot;    ; [.D297];    &quot;, &quot;    ;[.B297];&quot;, '&quot;   ;[.H297];      &quot;' );&quot;)" office:value-type="string" office:string-value="INSERT INTO export(date, ck_no, amount, fk_lot_id, note) VALUES(20090601, 5025 ,50, 25, '' );" calcext:value-type="string">
            <text:p>INSERT INTO export(date, ck_no, amount, fk_lot_id, note) VALUES(20090601, 5025 ,50, 25, '' );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6" calcext:value-type="float">
            <text:p>26</text:p>
          </table:table-cell>
          <table:table-cell office:value-type="float" office:value="2837" calcext:value-type="float">
            <text:p>2837</text:p>
          </table:table-cell>
          <table:table-cell office:value-type="float" office:value="50" calcext:value-type="float">
            <text:p>50</text:p>
          </table:table-cell>
          <table:table-cell office:value-type="float" office:value="20090601" calcext:value-type="float">
            <text:p>20090601</text:p>
          </table:table-cell>
          <table:table-cell table:formula="of:=CONCATENATE(&quot;INSERT INTO export(date, ck_no, amount, fk_lot_id, note) VALUES(&quot;   ;[.E298];    &quot;, &quot;    ;[.C298];    &quot; ,&quot;    ; [.D298];    &quot;, &quot;    ;[.B298];&quot;, '&quot;   ;[.H298];      &quot;' );&quot;)" office:value-type="string" office:string-value="INSERT INTO export(date, ck_no, amount, fk_lot_id, note) VALUES(20090601, 2837 ,50, 26, '' );" calcext:value-type="string">
            <text:p>INSERT INTO export(date, ck_no, amount, fk_lot_id, note) VALUES(20090601, 2837 ,50, 26, '' );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7" calcext:value-type="float">
            <text:p>27</text:p>
          </table:table-cell>
          <table:table-cell office:value-type="float" office:value="1496" calcext:value-type="float">
            <text:p>1496</text:p>
          </table:table-cell>
          <table:table-cell office:value-type="float" office:value="50" calcext:value-type="float">
            <text:p>50</text:p>
          </table:table-cell>
          <table:table-cell office:value-type="float" office:value="20090601" calcext:value-type="float">
            <text:p>20090601</text:p>
          </table:table-cell>
          <table:table-cell table:formula="of:=CONCATENATE(&quot;INSERT INTO export(date, ck_no, amount, fk_lot_id, note) VALUES(&quot;   ;[.E299];    &quot;, &quot;    ;[.C299];    &quot; ,&quot;    ; [.D299];    &quot;, &quot;    ;[.B299];&quot;, '&quot;   ;[.H299];      &quot;' );&quot;)" office:value-type="string" office:string-value="INSERT INTO export(date, ck_no, amount, fk_lot_id, note) VALUES(20090601, 1496 ,50, 27, '' );" calcext:value-type="string">
            <text:p>INSERT INTO export(date, ck_no, amount, fk_lot_id, note) VALUES(20090601, 1496 ,50, 27, '' );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8" calcext:value-type="float">
            <text:p>28</text:p>
          </table:table-cell>
          <table:table-cell office:value-type="float" office:value="3497" calcext:value-type="float">
            <text:p>3497</text:p>
          </table:table-cell>
          <table:table-cell office:value-type="float" office:value="50" calcext:value-type="float">
            <text:p>50</text:p>
          </table:table-cell>
          <table:table-cell office:value-type="float" office:value="20090601" calcext:value-type="float">
            <text:p>20090601</text:p>
          </table:table-cell>
          <table:table-cell table:formula="of:=CONCATENATE(&quot;INSERT INTO export(date, ck_no, amount, fk_lot_id, note) VALUES(&quot;   ;[.E300];    &quot;, &quot;    ;[.C300];    &quot; ,&quot;    ; [.D300];    &quot;, &quot;    ;[.B300];&quot;, '&quot;   ;[.H300];      &quot;' );&quot;)" office:value-type="string" office:string-value="INSERT INTO export(date, ck_no, amount, fk_lot_id, note) VALUES(20090601, 3497 ,50, 28, '' );" calcext:value-type="string">
            <text:p>INSERT INTO export(date, ck_no, amount, fk_lot_id, note) VALUES(20090601, 3497 ,50, 28, '' );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9" calcext:value-type="float">
            <text:p>29</text:p>
          </table:table-cell>
          <table:table-cell office:value-type="float" office:value="50139" calcext:value-type="float">
            <text:p>50139</text:p>
          </table:table-cell>
          <table:table-cell office:value-type="float" office:value="50" calcext:value-type="float">
            <text:p>50</text:p>
          </table:table-cell>
          <table:table-cell office:value-type="float" office:value="20090601" calcext:value-type="float">
            <text:p>20090601</text:p>
          </table:table-cell>
          <table:table-cell table:formula="of:=CONCATENATE(&quot;INSERT INTO export(date, ck_no, amount, fk_lot_id, note) VALUES(&quot;   ;[.E301];    &quot;, &quot;    ;[.C301];    &quot; ,&quot;    ; [.D301];    &quot;, &quot;    ;[.B301];&quot;, '&quot;   ;[.H301];      &quot;' );&quot;)" office:value-type="string" office:string-value="INSERT INTO export(date, ck_no, amount, fk_lot_id, note) VALUES(20090601, 50139 ,50, 29, '' );" calcext:value-type="string">
            <text:p>INSERT INTO export(date, ck_no, amount, fk_lot_id, note) VALUES(20090601, 50139 ,50, 29, '' );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0" calcext:value-type="float">
            <text:p>30</text:p>
          </table:table-cell>
          <table:table-cell office:value-type="float" office:value="2207" calcext:value-type="float">
            <text:p>2207</text:p>
          </table:table-cell>
          <table:table-cell office:value-type="float" office:value="50" calcext:value-type="float">
            <text:p>50</text:p>
          </table:table-cell>
          <table:table-cell office:value-type="float" office:value="20090601" calcext:value-type="float">
            <text:p>20090601</text:p>
          </table:table-cell>
          <table:table-cell table:formula="of:=CONCATENATE(&quot;INSERT INTO export(date, ck_no, amount, fk_lot_id, note) VALUES(&quot;   ;[.E302];    &quot;, &quot;    ;[.C302];    &quot; ,&quot;    ; [.D302];    &quot;, &quot;    ;[.B302];&quot;, '&quot;   ;[.H302];      &quot;' );&quot;)" office:value-type="string" office:string-value="INSERT INTO export(date, ck_no, amount, fk_lot_id, note) VALUES(20090601, 2207 ,50, 30, '' );" calcext:value-type="string">
            <text:p>INSERT INTO export(date, ck_no, amount, fk_lot_id, note) VALUES(20090601, 2207 ,50, 30, '' );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1" calcext:value-type="float">
            <text:p>31</text:p>
          </table:table-cell>
          <table:table-cell office:value-type="float" office:value="1439" calcext:value-type="float">
            <text:p>1439</text:p>
          </table:table-cell>
          <table:table-cell office:value-type="float" office:value="50" calcext:value-type="float">
            <text:p>50</text:p>
          </table:table-cell>
          <table:table-cell office:value-type="float" office:value="20090601" calcext:value-type="float">
            <text:p>20090601</text:p>
          </table:table-cell>
          <table:table-cell table:formula="of:=CONCATENATE(&quot;INSERT INTO export(date, ck_no, amount, fk_lot_id, note) VALUES(&quot;   ;[.E303];    &quot;, &quot;    ;[.C303];    &quot; ,&quot;    ; [.D303];    &quot;, &quot;    ;[.B303];&quot;, '&quot;   ;[.H303];      &quot;' );&quot;)" office:value-type="string" office:string-value="INSERT INTO export(date, ck_no, amount, fk_lot_id, note) VALUES(20090601, 1439 ,50, 31, '' );" calcext:value-type="string">
            <text:p>INSERT INTO export(date, ck_no, amount, fk_lot_id, note) VALUES(20090601, 1439 ,50, 31, '' );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2" calcext:value-type="float">
            <text:p>32</text:p>
          </table:table-cell>
          <table:table-cell office:value-type="float" office:value="3156" calcext:value-type="float">
            <text:p>3156</text:p>
          </table:table-cell>
          <table:table-cell office:value-type="float" office:value="50" calcext:value-type="float">
            <text:p>50</text:p>
          </table:table-cell>
          <table:table-cell office:value-type="float" office:value="20090601" calcext:value-type="float">
            <text:p>20090601</text:p>
          </table:table-cell>
          <table:table-cell table:formula="of:=CONCATENATE(&quot;INSERT INTO export(date, ck_no, amount, fk_lot_id, note) VALUES(&quot;   ;[.E304];    &quot;, &quot;    ;[.C304];    &quot; ,&quot;    ; [.D304];    &quot;, &quot;    ;[.B304];&quot;, '&quot;   ;[.H304];      &quot;' );&quot;)" office:value-type="string" office:string-value="INSERT INTO export(date, ck_no, amount, fk_lot_id, note) VALUES(20090601, 3156 ,50, 32, '' );" calcext:value-type="string">
            <text:p>INSERT INTO export(date, ck_no, amount, fk_lot_id, note) VALUES(20090601, 3156 ,50, 32, '' );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3" calcext:value-type="float">
            <text:p>33</text:p>
          </table:table-cell>
          <table:table-cell office:value-type="float" office:value="5634" calcext:value-type="float">
            <text:p>5634</text:p>
          </table:table-cell>
          <table:table-cell office:value-type="float" office:value="50" calcext:value-type="float">
            <text:p>50</text:p>
          </table:table-cell>
          <table:table-cell office:value-type="float" office:value="20090601" calcext:value-type="float">
            <text:p>20090601</text:p>
          </table:table-cell>
          <table:table-cell table:formula="of:=CONCATENATE(&quot;INSERT INTO export(date, ck_no, amount, fk_lot_id, note) VALUES(&quot;   ;[.E305];    &quot;, &quot;    ;[.C305];    &quot; ,&quot;    ; [.D305];    &quot;, &quot;    ;[.B305];&quot;, '&quot;   ;[.H305];      &quot;' );&quot;)" office:value-type="string" office:string-value="INSERT INTO export(date, ck_no, amount, fk_lot_id, note) VALUES(20090601, 5634 ,50, 33, '' );" calcext:value-type="string">
            <text:p>INSERT INTO export(date, ck_no, amount, fk_lot_id, note) VALUES(20090601, 5634 ,50, 33, '' );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4" calcext:value-type="float">
            <text:p>34</text:p>
          </table:table-cell>
          <table:table-cell office:value-type="float" office:value="1298" calcext:value-type="float">
            <text:p>1298</text:p>
          </table:table-cell>
          <table:table-cell office:value-type="float" office:value="50" calcext:value-type="float">
            <text:p>50</text:p>
          </table:table-cell>
          <table:table-cell office:value-type="float" office:value="20090601" calcext:value-type="float">
            <text:p>20090601</text:p>
          </table:table-cell>
          <table:table-cell table:formula="of:=CONCATENATE(&quot;INSERT INTO export(date, ck_no, amount, fk_lot_id, note) VALUES(&quot;   ;[.E306];    &quot;, &quot;    ;[.C306];    &quot; ,&quot;    ; [.D306];    &quot;, &quot;    ;[.B306];&quot;, '&quot;   ;[.H306];      &quot;' );&quot;)" office:value-type="string" office:string-value="INSERT INTO export(date, ck_no, amount, fk_lot_id, note) VALUES(20090601, 1298 ,50, 34, '' );" calcext:value-type="string">
            <text:p>INSERT INTO export(date, ck_no, amount, fk_lot_id, note) VALUES(20090601, 1298 ,50, 34, '' );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5" calcext:value-type="float">
            <text:p>35</text:p>
          </table:table-cell>
          <table:table-cell office:value-type="float" office:value="4774" calcext:value-type="float">
            <text:p>4774</text:p>
          </table:table-cell>
          <table:table-cell office:value-type="float" office:value="50" calcext:value-type="float">
            <text:p>50</text:p>
          </table:table-cell>
          <table:table-cell office:value-type="float" office:value="20090601" calcext:value-type="float">
            <text:p>20090601</text:p>
          </table:table-cell>
          <table:table-cell table:formula="of:=CONCATENATE(&quot;INSERT INTO export(date, ck_no, amount, fk_lot_id, note) VALUES(&quot;   ;[.E307];    &quot;, &quot;    ;[.C307];    &quot; ,&quot;    ; [.D307];    &quot;, &quot;    ;[.B307];&quot;, '&quot;   ;[.H307];      &quot;' );&quot;)" office:value-type="string" office:string-value="INSERT INTO export(date, ck_no, amount, fk_lot_id, note) VALUES(20090601, 4774 ,50, 35, '' );" calcext:value-type="string">
            <text:p>INSERT INTO export(date, ck_no, amount, fk_lot_id, note) VALUES(20090601, 4774 ,50, 35, '' );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6" calcext:value-type="float">
            <text:p>36</text:p>
          </table:table-cell>
          <table:table-cell office:value-type="float" office:value="2559" calcext:value-type="float">
            <text:p>2559</text:p>
          </table:table-cell>
          <table:table-cell office:value-type="float" office:value="50" calcext:value-type="float">
            <text:p>50</text:p>
          </table:table-cell>
          <table:table-cell office:value-type="float" office:value="20090601" calcext:value-type="float">
            <text:p>20090601</text:p>
          </table:table-cell>
          <table:table-cell table:formula="of:=CONCATENATE(&quot;INSERT INTO export(date, ck_no, amount, fk_lot_id, note) VALUES(&quot;   ;[.E308];    &quot;, &quot;    ;[.C308];    &quot; ,&quot;    ; [.D308];    &quot;, &quot;    ;[.B308];&quot;, '&quot;   ;[.H308];      &quot;' );&quot;)" office:value-type="string" office:string-value="INSERT INTO export(date, ck_no, amount, fk_lot_id, note) VALUES(20090601, 2559 ,50, 36, '' );" calcext:value-type="string">
            <text:p>INSERT INTO export(date, ck_no, amount, fk_lot_id, note) VALUES(20090601, 2559 ,50, 36, '' );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7" calcext:value-type="float">
            <text:p>37</text:p>
          </table:table-cell>
          <table:table-cell office:value-type="float" office:value="6003" calcext:value-type="float">
            <text:p>6003</text:p>
          </table:table-cell>
          <table:table-cell office:value-type="float" office:value="50" calcext:value-type="float">
            <text:p>50</text:p>
          </table:table-cell>
          <table:table-cell office:value-type="float" office:value="20090601" calcext:value-type="float">
            <text:p>20090601</text:p>
          </table:table-cell>
          <table:table-cell table:formula="of:=CONCATENATE(&quot;INSERT INTO export(date, ck_no, amount, fk_lot_id, note) VALUES(&quot;   ;[.E309];    &quot;, &quot;    ;[.C309];    &quot; ,&quot;    ; [.D309];    &quot;, &quot;    ;[.B309];&quot;, '&quot;   ;[.H309];      &quot;' );&quot;)" office:value-type="string" office:string-value="INSERT INTO export(date, ck_no, amount, fk_lot_id, note) VALUES(20090601, 6003 ,50, 37, '' );" calcext:value-type="string">
            <text:p>INSERT INTO export(date, ck_no, amount, fk_lot_id, note) VALUES(20090601, 6003 ,50, 37, '' );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8" calcext:value-type="float">
            <text:p>38</text:p>
          </table:table-cell>
          <table:table-cell office:value-type="float" office:value="705" calcext:value-type="float">
            <text:p>705</text:p>
          </table:table-cell>
          <table:table-cell office:value-type="float" office:value="50" calcext:value-type="float">
            <text:p>50</text:p>
          </table:table-cell>
          <table:table-cell office:value-type="float" office:value="20090601" calcext:value-type="float">
            <text:p>20090601</text:p>
          </table:table-cell>
          <table:table-cell table:formula="of:=CONCATENATE(&quot;INSERT INTO export(date, ck_no, amount, fk_lot_id, note) VALUES(&quot;   ;[.E310];    &quot;, &quot;    ;[.C310];    &quot; ,&quot;    ; [.D310];    &quot;, &quot;    ;[.B310];&quot;, '&quot;   ;[.H310];      &quot;' );&quot;)" office:value-type="string" office:string-value="INSERT INTO export(date, ck_no, amount, fk_lot_id, note) VALUES(20090601, 705 ,50, 38, '' );" calcext:value-type="string">
            <text:p>INSERT INTO export(date, ck_no, amount, fk_lot_id, note) VALUES(20090601, 705 ,50, 38, '' );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9" calcext:value-type="float">
            <text:p>39</text:p>
          </table:table-cell>
          <table:table-cell office:value-type="float" office:value="6831" calcext:value-type="float">
            <text:p>6831</text:p>
          </table:table-cell>
          <table:table-cell office:value-type="float" office:value="50" calcext:value-type="float">
            <text:p>50</text:p>
          </table:table-cell>
          <table:table-cell office:value-type="float" office:value="20090601" calcext:value-type="float">
            <text:p>20090601</text:p>
          </table:table-cell>
          <table:table-cell table:formula="of:=CONCATENATE(&quot;INSERT INTO export(date, ck_no, amount, fk_lot_id, note) VALUES(&quot;   ;[.E311];    &quot;, &quot;    ;[.C311];    &quot; ,&quot;    ; [.D311];    &quot;, &quot;    ;[.B311];&quot;, '&quot;   ;[.H311];      &quot;' );&quot;)" office:value-type="string" office:string-value="INSERT INTO export(date, ck_no, amount, fk_lot_id, note) VALUES(20090601, 6831 ,50, 39, '' );" calcext:value-type="string">
            <text:p>INSERT INTO export(date, ck_no, amount, fk_lot_id, note) VALUES(20090601, 6831 ,50, 39, '' );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40" calcext:value-type="float">
            <text:p>40</text:p>
          </table:table-cell>
          <table:table-cell office:value-type="float" office:value="7240" calcext:value-type="float">
            <text:p>7240</text:p>
          </table:table-cell>
          <table:table-cell office:value-type="float" office:value="50" calcext:value-type="float">
            <text:p>50</text:p>
          </table:table-cell>
          <table:table-cell office:value-type="float" office:value="20090601" calcext:value-type="float">
            <text:p>20090601</text:p>
          </table:table-cell>
          <table:table-cell table:formula="of:=CONCATENATE(&quot;INSERT INTO export(date, ck_no, amount, fk_lot_id, note) VALUES(&quot;   ;[.E312];    &quot;, &quot;    ;[.C312];    &quot; ,&quot;    ; [.D312];    &quot;, &quot;    ;[.B312];&quot;, '&quot;   ;[.H312];      &quot;' );&quot;)" office:value-type="string" office:string-value="INSERT INTO export(date, ck_no, amount, fk_lot_id, note) VALUES(20090601, 7240 ,50, 40, '' );" calcext:value-type="string">
            <text:p>INSERT INTO export(date, ck_no, amount, fk_lot_id, note) VALUES(20090601, 7240 ,50, 40, '' );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1" calcext:value-type="float">
            <text:p>41</text:p>
          </table:table-cell>
          <table:table-cell office:value-type="float" office:value="3241" calcext:value-type="float">
            <text:p>3241</text:p>
          </table:table-cell>
          <table:table-cell office:value-type="float" office:value="50" calcext:value-type="float">
            <text:p>50</text:p>
          </table:table-cell>
          <table:table-cell office:value-type="float" office:value="20090601" calcext:value-type="float">
            <text:p>20090601</text:p>
          </table:table-cell>
          <table:table-cell table:formula="of:=CONCATENATE(&quot;INSERT INTO export(date, ck_no, amount, fk_lot_id, note) VALUES(&quot;   ;[.E313];    &quot;, &quot;    ;[.C313];    &quot; ,&quot;    ; [.D313];    &quot;, &quot;    ;[.B313];&quot;, '&quot;   ;[.H313];      &quot;' );&quot;)" office:value-type="string" office:string-value="INSERT INTO export(date, ck_no, amount, fk_lot_id, note) VALUES(20090601, 3241 ,50, 41, '' );" calcext:value-type="string">
            <text:p>INSERT INTO export(date, ck_no, amount, fk_lot_id, note) VALUES(20090601, 3241 ,50, 41, '' );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42" calcext:value-type="float">
            <text:p>42</text:p>
          </table:table-cell>
          <table:table-cell office:value-type="float" office:value="2258" calcext:value-type="float">
            <text:p>2258</text:p>
          </table:table-cell>
          <table:table-cell office:value-type="float" office:value="50" calcext:value-type="float">
            <text:p>50</text:p>
          </table:table-cell>
          <table:table-cell office:value-type="float" office:value="20090601" calcext:value-type="float">
            <text:p>20090601</text:p>
          </table:table-cell>
          <table:table-cell table:formula="of:=CONCATENATE(&quot;INSERT INTO export(date, ck_no, amount, fk_lot_id, note) VALUES(&quot;   ;[.E314];    &quot;, &quot;    ;[.C314];    &quot; ,&quot;    ; [.D314];    &quot;, &quot;    ;[.B314];&quot;, '&quot;   ;[.H314];      &quot;' );&quot;)" office:value-type="string" office:string-value="INSERT INTO export(date, ck_no, amount, fk_lot_id, note) VALUES(20090601, 2258 ,50, 42, '' );" calcext:value-type="string">
            <text:p>INSERT INTO export(date, ck_no, amount, fk_lot_id, note) VALUES(20090601, 2258 ,50, 42, '' );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3" calcext:value-type="float">
            <text:p>43</text:p>
          </table:table-cell>
          <table:table-cell office:value-type="float" office:value="4591" calcext:value-type="float">
            <text:p>4591</text:p>
          </table:table-cell>
          <table:table-cell office:value-type="float" office:value="50" calcext:value-type="float">
            <text:p>50</text:p>
          </table:table-cell>
          <table:table-cell office:value-type="float" office:value="20090601" calcext:value-type="float">
            <text:p>20090601</text:p>
          </table:table-cell>
          <table:table-cell table:formula="of:=CONCATENATE(&quot;INSERT INTO export(date, ck_no, amount, fk_lot_id, note) VALUES(&quot;   ;[.E315];    &quot;, &quot;    ;[.C315];    &quot; ,&quot;    ; [.D315];    &quot;, &quot;    ;[.B315];&quot;, '&quot;   ;[.H315];      &quot;' );&quot;)" office:value-type="string" office:string-value="INSERT INTO export(date, ck_no, amount, fk_lot_id, note) VALUES(20090601, 4591 ,50, 43, '' );" calcext:value-type="string">
            <text:p>INSERT INTO export(date, ck_no, amount, fk_lot_id, note) VALUES(20090601, 4591 ,50, 43, '' );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44" calcext:value-type="float">
            <text:p>44</text:p>
          </table:table-cell>
          <table:table-cell office:value-type="float" office:value="1556" calcext:value-type="float">
            <text:p>1556</text:p>
          </table:table-cell>
          <table:table-cell office:value-type="float" office:value="50" calcext:value-type="float">
            <text:p>50</text:p>
          </table:table-cell>
          <table:table-cell office:value-type="float" office:value="20090601" calcext:value-type="float">
            <text:p>20090601</text:p>
          </table:table-cell>
          <table:table-cell table:formula="of:=CONCATENATE(&quot;INSERT INTO export(date, ck_no, amount, fk_lot_id, note) VALUES(&quot;   ;[.E316];    &quot;, &quot;    ;[.C316];    &quot; ,&quot;    ; [.D316];    &quot;, &quot;    ;[.B316];&quot;, '&quot;   ;[.H316];      &quot;' );&quot;)" office:value-type="string" office:string-value="INSERT INTO export(date, ck_no, amount, fk_lot_id, note) VALUES(20090601, 1556 ,50, 44, '' );" calcext:value-type="string">
            <text:p>INSERT INTO export(date, ck_no, amount, fk_lot_id, note) VALUES(20090601, 1556 ,50, 44, '' );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45" calcext:value-type="float">
            <text:p>45</text:p>
          </table:table-cell>
          <table:table-cell office:value-type="float" office:value="2272" calcext:value-type="float">
            <text:p>2272</text:p>
          </table:table-cell>
          <table:table-cell office:value-type="float" office:value="50" calcext:value-type="float">
            <text:p>50</text:p>
          </table:table-cell>
          <table:table-cell office:value-type="float" office:value="20090601" calcext:value-type="float">
            <text:p>20090601</text:p>
          </table:table-cell>
          <table:table-cell table:formula="of:=CONCATENATE(&quot;INSERT INTO export(date, ck_no, amount, fk_lot_id, note) VALUES(&quot;   ;[.E317];    &quot;, &quot;    ;[.C317];    &quot; ,&quot;    ; [.D317];    &quot;, &quot;    ;[.B317];&quot;, '&quot;   ;[.H317];      &quot;' );&quot;)" office:value-type="string" office:string-value="INSERT INTO export(date, ck_no, amount, fk_lot_id, note) VALUES(20090601, 2272 ,50, 45, '' );" calcext:value-type="string">
            <text:p>INSERT INTO export(date, ck_no, amount, fk_lot_id, note) VALUES(20090601, 2272 ,50, 45, '' );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46" calcext:value-type="float">
            <text:p>46</text:p>
          </table:table-cell>
          <table:table-cell office:value-type="float" office:value="1299139" calcext:value-type="float">
            <text:p>1299139</text:p>
          </table:table-cell>
          <table:table-cell office:value-type="float" office:value="50" calcext:value-type="float">
            <text:p>50</text:p>
          </table:table-cell>
          <table:table-cell office:value-type="float" office:value="20090601" calcext:value-type="float">
            <text:p>20090601</text:p>
          </table:table-cell>
          <table:table-cell table:formula="of:=CONCATENATE(&quot;INSERT INTO export(date, ck_no, amount, fk_lot_id, note) VALUES(&quot;   ;[.E318];    &quot;, &quot;    ;[.C318];    &quot; ,&quot;    ; [.D318];    &quot;, &quot;    ;[.B318];&quot;, '&quot;   ;[.H318];      &quot;' );&quot;)" office:value-type="string" office:string-value="INSERT INTO export(date, ck_no, amount, fk_lot_id, note) VALUES(20090601, 1299139 ,50, 46, '' );" calcext:value-type="string">
            <text:p>INSERT INTO export(date, ck_no, amount, fk_lot_id, note) VALUES(20090601, 1299139 ,50, 46, '' );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47" calcext:value-type="float">
            <text:p>47</text:p>
          </table:table-cell>
          <table:table-cell office:value-type="float" office:value="2072" calcext:value-type="float">
            <text:p>2072</text:p>
          </table:table-cell>
          <table:table-cell office:value-type="float" office:value="50" calcext:value-type="float">
            <text:p>50</text:p>
          </table:table-cell>
          <table:table-cell office:value-type="float" office:value="20090601" calcext:value-type="float">
            <text:p>20090601</text:p>
          </table:table-cell>
          <table:table-cell table:formula="of:=CONCATENATE(&quot;INSERT INTO export(date, ck_no, amount, fk_lot_id, note) VALUES(&quot;   ;[.E319];    &quot;, &quot;    ;[.C319];    &quot; ,&quot;    ; [.D319];    &quot;, &quot;    ;[.B319];&quot;, '&quot;   ;[.H319];      &quot;' );&quot;)" office:value-type="string" office:string-value="INSERT INTO export(date, ck_no, amount, fk_lot_id, note) VALUES(20090601, 2072 ,50, 47, '' );" calcext:value-type="string">
            <text:p>INSERT INTO export(date, ck_no, amount, fk_lot_id, note) VALUES(20090601, 2072 ,50, 47, '' );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8" calcext:value-type="float">
            <text:p>48</text:p>
          </table:table-cell>
          <table:table-cell office:value-type="float" office:value="2167" calcext:value-type="float">
            <text:p>2167</text:p>
          </table:table-cell>
          <table:table-cell office:value-type="float" office:value="50" calcext:value-type="float">
            <text:p>50</text:p>
          </table:table-cell>
          <table:table-cell office:value-type="float" office:value="20090601" calcext:value-type="float">
            <text:p>20090601</text:p>
          </table:table-cell>
          <table:table-cell table:formula="of:=CONCATENATE(&quot;INSERT INTO export(date, ck_no, amount, fk_lot_id, note) VALUES(&quot;   ;[.E320];    &quot;, &quot;    ;[.C320];    &quot; ,&quot;    ; [.D320];    &quot;, &quot;    ;[.B320];&quot;, '&quot;   ;[.H320];      &quot;' );&quot;)" office:value-type="string" office:string-value="INSERT INTO export(date, ck_no, amount, fk_lot_id, note) VALUES(20090601, 2167 ,50, 48, '' );" calcext:value-type="string">
            <text:p>INSERT INTO export(date, ck_no, amount, fk_lot_id, note) VALUES(20090601, 2167 ,50, 48, '' );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49" calcext:value-type="float">
            <text:p>49</text:p>
          </table:table-cell>
          <table:table-cell office:value-type="float" office:value="2040" calcext:value-type="float">
            <text:p>2040</text:p>
          </table:table-cell>
          <table:table-cell office:value-type="float" office:value="50" calcext:value-type="float">
            <text:p>50</text:p>
          </table:table-cell>
          <table:table-cell office:value-type="float" office:value="20090601" calcext:value-type="float">
            <text:p>20090601</text:p>
          </table:table-cell>
          <table:table-cell table:formula="of:=CONCATENATE(&quot;INSERT INTO export(date, ck_no, amount, fk_lot_id, note) VALUES(&quot;   ;[.E321];    &quot;, &quot;    ;[.C321];    &quot; ,&quot;    ; [.D321];    &quot;, &quot;    ;[.B321];&quot;, '&quot;   ;[.H321];      &quot;' );&quot;)" office:value-type="string" office:string-value="INSERT INTO export(date, ck_no, amount, fk_lot_id, note) VALUES(20090601, 2040 ,50, 49, '' );" calcext:value-type="string">
            <text:p>INSERT INTO export(date, ck_no, amount, fk_lot_id, note) VALUES(20090601, 2040 ,50, 49, '' );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50" calcext:value-type="float">
            <text:p>50</text:p>
          </table:table-cell>
          <table:table-cell office:value-type="float" office:value="524" calcext:value-type="float">
            <text:p>524</text:p>
          </table:table-cell>
          <table:table-cell office:value-type="float" office:value="50" calcext:value-type="float">
            <text:p>50</text:p>
          </table:table-cell>
          <table:table-cell office:value-type="float" office:value="20090601" calcext:value-type="float">
            <text:p>20090601</text:p>
          </table:table-cell>
          <table:table-cell table:formula="of:=CONCATENATE(&quot;INSERT INTO export(date, ck_no, amount, fk_lot_id, note) VALUES(&quot;   ;[.E322];    &quot;, &quot;    ;[.C322];    &quot; ,&quot;    ; [.D322];    &quot;, &quot;    ;[.B322];&quot;, '&quot;   ;[.H322];      &quot;' );&quot;)" office:value-type="string" office:string-value="INSERT INTO export(date, ck_no, amount, fk_lot_id, note) VALUES(20090601, 524 ,50, 50, '' );" calcext:value-type="string">
            <text:p>INSERT INTO export(date, ck_no, amount, fk_lot_id, note) VALUES(20090601, 524 ,50, 50, '' );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51" calcext:value-type="float">
            <text:p>51</text:p>
          </table:table-cell>
          <table:table-cell office:value-type="float" office:value="72557" calcext:value-type="float">
            <text:p>72557</text:p>
          </table:table-cell>
          <table:table-cell office:value-type="float" office:value="50" calcext:value-type="float">
            <text:p>50</text:p>
          </table:table-cell>
          <table:table-cell office:value-type="float" office:value="20090601" calcext:value-type="float">
            <text:p>20090601</text:p>
          </table:table-cell>
          <table:table-cell table:formula="of:=CONCATENATE(&quot;INSERT INTO export(date, ck_no, amount, fk_lot_id, note) VALUES(&quot;   ;[.E323];    &quot;, &quot;    ;[.C323];    &quot; ,&quot;    ; [.D323];    &quot;, &quot;    ;[.B323];&quot;, '&quot;   ;[.H323];      &quot;' );&quot;)" office:value-type="string" office:string-value="INSERT INTO export(date, ck_no, amount, fk_lot_id, note) VALUES(20090601, 72557 ,50, 51, '' );" calcext:value-type="string">
            <text:p>INSERT INTO export(date, ck_no, amount, fk_lot_id, note) VALUES(20090601, 72557 ,50, 51, '' );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52" calcext:value-type="float">
            <text:p>52</text:p>
          </table:table-cell>
          <table:table-cell office:value-type="float" office:value="543" calcext:value-type="float">
            <text:p>543</text:p>
          </table:table-cell>
          <table:table-cell office:value-type="float" office:value="50" calcext:value-type="float">
            <text:p>50</text:p>
          </table:table-cell>
          <table:table-cell office:value-type="float" office:value="20090601" calcext:value-type="float">
            <text:p>20090601</text:p>
          </table:table-cell>
          <table:table-cell table:formula="of:=CONCATENATE(&quot;INSERT INTO export(date, ck_no, amount, fk_lot_id, note) VALUES(&quot;   ;[.E324];    &quot;, &quot;    ;[.C324];    &quot; ,&quot;    ; [.D324];    &quot;, &quot;    ;[.B324];&quot;, '&quot;   ;[.H324];      &quot;' );&quot;)" office:value-type="string" office:string-value="INSERT INTO export(date, ck_no, amount, fk_lot_id, note) VALUES(20090601, 543 ,50, 52, '' );" calcext:value-type="string">
            <text:p>INSERT INTO export(date, ck_no, amount, fk_lot_id, note) VALUES(20090601, 543 ,50, 52, '' );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53" calcext:value-type="float">
            <text:p>53</text:p>
          </table:table-cell>
          <table:table-cell office:value-type="float" office:value="1338" calcext:value-type="float">
            <text:p>1338</text:p>
          </table:table-cell>
          <table:table-cell office:value-type="float" office:value="50" calcext:value-type="float">
            <text:p>50</text:p>
          </table:table-cell>
          <table:table-cell office:value-type="float" office:value="20090601" calcext:value-type="float">
            <text:p>20090601</text:p>
          </table:table-cell>
          <table:table-cell table:formula="of:=CONCATENATE(&quot;INSERT INTO export(date, ck_no, amount, fk_lot_id, note) VALUES(&quot;   ;[.E325];    &quot;, &quot;    ;[.C325];    &quot; ,&quot;    ; [.D325];    &quot;, &quot;    ;[.B325];&quot;, '&quot;   ;[.H325];      &quot;' );&quot;)" office:value-type="string" office:string-value="INSERT INTO export(date, ck_no, amount, fk_lot_id, note) VALUES(20090601, 1338 ,50, 53, '' );" calcext:value-type="string">
            <text:p>INSERT INTO export(date, ck_no, amount, fk_lot_id, note) VALUES(20090601, 1338 ,50, 53, '' );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54" calcext:value-type="float">
            <text:p>54</text:p>
          </table:table-cell>
          <table:table-cell office:value-type="float" office:value="1614" calcext:value-type="float">
            <text:p>1614</text:p>
          </table:table-cell>
          <table:table-cell office:value-type="float" office:value="50" calcext:value-type="float">
            <text:p>50</text:p>
          </table:table-cell>
          <table:table-cell office:value-type="float" office:value="20090601" calcext:value-type="float">
            <text:p>20090601</text:p>
          </table:table-cell>
          <table:table-cell table:formula="of:=CONCATENATE(&quot;INSERT INTO export(date, ck_no, amount, fk_lot_id, note) VALUES(&quot;   ;[.E326];    &quot;, &quot;    ;[.C326];    &quot; ,&quot;    ; [.D326];    &quot;, &quot;    ;[.B326];&quot;, '&quot;   ;[.H326];      &quot;' );&quot;)" office:value-type="string" office:string-value="INSERT INTO export(date, ck_no, amount, fk_lot_id, note) VALUES(20090601, 1614 ,50, 54, '' );" calcext:value-type="string">
            <text:p>INSERT INTO export(date, ck_no, amount, fk_lot_id, note) VALUES(20090601, 1614 ,50, 54, '' );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55" calcext:value-type="float">
            <text:p>55</text:p>
          </table:table-cell>
          <table:table-cell office:value-type="float" office:value="4325" calcext:value-type="float">
            <text:p>4325</text:p>
          </table:table-cell>
          <table:table-cell office:value-type="float" office:value="50" calcext:value-type="float">
            <text:p>50</text:p>
          </table:table-cell>
          <table:table-cell office:value-type="float" office:value="20090601" calcext:value-type="float">
            <text:p>20090601</text:p>
          </table:table-cell>
          <table:table-cell table:formula="of:=CONCATENATE(&quot;INSERT INTO export(date, ck_no, amount, fk_lot_id, note) VALUES(&quot;   ;[.E327];    &quot;, &quot;    ;[.C327];    &quot; ,&quot;    ; [.D327];    &quot;, &quot;    ;[.B327];&quot;, '&quot;   ;[.H327];      &quot;' );&quot;)" office:value-type="string" office:string-value="INSERT INTO export(date, ck_no, amount, fk_lot_id, note) VALUES(20090601, 4325 ,50, 55, '' );" calcext:value-type="string">
            <text:p>INSERT INTO export(date, ck_no, amount, fk_lot_id, note) VALUES(20090601, 4325 ,50, 55, '' );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56" calcext:value-type="float">
            <text:p>56</text:p>
          </table:table-cell>
          <table:table-cell office:value-type="float" office:value="5177" calcext:value-type="float">
            <text:p>5177</text:p>
          </table:table-cell>
          <table:table-cell office:value-type="float" office:value="50" calcext:value-type="float">
            <text:p>50</text:p>
          </table:table-cell>
          <table:table-cell office:value-type="float" office:value="20090601" calcext:value-type="float">
            <text:p>20090601</text:p>
          </table:table-cell>
          <table:table-cell table:formula="of:=CONCATENATE(&quot;INSERT INTO export(date, ck_no, amount, fk_lot_id, note) VALUES(&quot;   ;[.E328];    &quot;, &quot;    ;[.C328];    &quot; ,&quot;    ; [.D328];    &quot;, &quot;    ;[.B328];&quot;, '&quot;   ;[.H328];      &quot;' );&quot;)" office:value-type="string" office:string-value="INSERT INTO export(date, ck_no, amount, fk_lot_id, note) VALUES(20090601, 5177 ,50, 56, '' );" calcext:value-type="string">
            <text:p>INSERT INTO export(date, ck_no, amount, fk_lot_id, note) VALUES(20090601, 5177 ,50, 56, '' );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7" calcext:value-type="float">
            <text:p>67</text:p>
          </table:table-cell>
          <table:table-cell office:value-type="float" office:value="780" calcext:value-type="float">
            <text:p>780</text:p>
          </table:table-cell>
          <table:table-cell office:value-type="float" office:value="50" calcext:value-type="float">
            <text:p>50</text:p>
          </table:table-cell>
          <table:table-cell office:value-type="float" office:value="20090601" calcext:value-type="float">
            <text:p>20090601</text:p>
          </table:table-cell>
          <table:table-cell table:formula="of:=CONCATENATE(&quot;INSERT INTO export(date, ck_no, amount, fk_lot_id, note) VALUES(&quot;   ;[.E329];    &quot;, &quot;    ;[.C329];    &quot; ,&quot;    ; [.D329];    &quot;, &quot;    ;[.B329];&quot;, '&quot;   ;[.H329];      &quot;' );&quot;)" office:value-type="string" office:string-value="INSERT INTO export(date, ck_no, amount, fk_lot_id, note) VALUES(20090601, 780 ,50, 67, '' );" calcext:value-type="string">
            <text:p>INSERT INTO export(date, ck_no, amount, fk_lot_id, note) VALUES(20090601, 780 ,50, 67, '' );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8" calcext:value-type="float">
            <text:p>68</text:p>
          </table:table-cell>
          <table:table-cell office:value-type="float" office:value="8609" calcext:value-type="float">
            <text:p>8609</text:p>
          </table:table-cell>
          <table:table-cell office:value-type="float" office:value="50" calcext:value-type="float">
            <text:p>50</text:p>
          </table:table-cell>
          <table:table-cell office:value-type="float" office:value="20090601" calcext:value-type="float">
            <text:p>20090601</text:p>
          </table:table-cell>
          <table:table-cell table:formula="of:=CONCATENATE(&quot;INSERT INTO export(date, ck_no, amount, fk_lot_id, note) VALUES(&quot;   ;[.E330];    &quot;, &quot;    ;[.C330];    &quot; ,&quot;    ; [.D330];    &quot;, &quot;    ;[.B330];&quot;, '&quot;   ;[.H330];      &quot;' );&quot;)" office:value-type="string" office:string-value="INSERT INTO export(date, ck_no, amount, fk_lot_id, note) VALUES(20090601, 8609 ,50, 68, '' );" calcext:value-type="string">
            <text:p>INSERT INTO export(date, ck_no, amount, fk_lot_id, note) VALUES(20090601, 8609 ,50, 68, '' );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59" calcext:value-type="float">
            <text:p>59</text:p>
          </table:table-cell>
          <table:table-cell office:value-type="float" office:value="6113" calcext:value-type="float">
            <text:p>6113</text:p>
          </table:table-cell>
          <table:table-cell office:value-type="float" office:value="50" calcext:value-type="float">
            <text:p>50</text:p>
          </table:table-cell>
          <table:table-cell office:value-type="float" office:value="20090601" calcext:value-type="float">
            <text:p>20090601</text:p>
          </table:table-cell>
          <table:table-cell table:formula="of:=CONCATENATE(&quot;INSERT INTO export(date, ck_no, amount, fk_lot_id, note) VALUES(&quot;   ;[.E331];    &quot;, &quot;    ;[.C331];    &quot; ,&quot;    ; [.D331];    &quot;, &quot;    ;[.B331];&quot;, '&quot;   ;[.H331];      &quot;' );&quot;)" office:value-type="string" office:string-value="INSERT INTO export(date, ck_no, amount, fk_lot_id, note) VALUES(20090601, 6113 ,50, 59, '' );" calcext:value-type="string">
            <text:p>INSERT INTO export(date, ck_no, amount, fk_lot_id, note) VALUES(20090601, 6113 ,50, 59, '' );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0" calcext:value-type="float">
            <text:p>60</text:p>
          </table:table-cell>
          <table:table-cell office:value-type="float" office:value="1083" calcext:value-type="float">
            <text:p>1083</text:p>
          </table:table-cell>
          <table:table-cell office:value-type="float" office:value="50" calcext:value-type="float">
            <text:p>50</text:p>
          </table:table-cell>
          <table:table-cell office:value-type="float" office:value="20090601" calcext:value-type="float">
            <text:p>20090601</text:p>
          </table:table-cell>
          <table:table-cell table:formula="of:=CONCATENATE(&quot;INSERT INTO export(date, ck_no, amount, fk_lot_id, note) VALUES(&quot;   ;[.E332];    &quot;, &quot;    ;[.C332];    &quot; ,&quot;    ; [.D332];    &quot;, &quot;    ;[.B332];&quot;, '&quot;   ;[.H332];      &quot;' );&quot;)" office:value-type="string" office:string-value="INSERT INTO export(date, ck_no, amount, fk_lot_id, note) VALUES(20090601, 1083 ,50, 60, '' );" calcext:value-type="string">
            <text:p>INSERT INTO export(date, ck_no, amount, fk_lot_id, note) VALUES(20090601, 1083 ,50, 60, '' );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61" calcext:value-type="float">
            <text:p>61</text:p>
          </table:table-cell>
          <table:table-cell office:value-type="float" office:value="4203" calcext:value-type="float">
            <text:p>4203</text:p>
          </table:table-cell>
          <table:table-cell office:value-type="float" office:value="50" calcext:value-type="float">
            <text:p>50</text:p>
          </table:table-cell>
          <table:table-cell office:value-type="float" office:value="20090601" calcext:value-type="float">
            <text:p>20090601</text:p>
          </table:table-cell>
          <table:table-cell table:formula="of:=CONCATENATE(&quot;INSERT INTO export(date, ck_no, amount, fk_lot_id, note) VALUES(&quot;   ;[.E333];    &quot;, &quot;    ;[.C333];    &quot; ,&quot;    ; [.D333];    &quot;, &quot;    ;[.B333];&quot;, '&quot;   ;[.H333];      &quot;' );&quot;)" office:value-type="string" office:string-value="INSERT INTO export(date, ck_no, amount, fk_lot_id, note) VALUES(20090601, 4203 ,50, 61, '' );" calcext:value-type="string">
            <text:p>INSERT INTO export(date, ck_no, amount, fk_lot_id, note) VALUES(20090601, 4203 ,50, 61, '' );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62" calcext:value-type="float">
            <text:p>62</text:p>
          </table:table-cell>
          <table:table-cell office:value-type="float" office:value="4666" calcext:value-type="float">
            <text:p>4666</text:p>
          </table:table-cell>
          <table:table-cell office:value-type="float" office:value="50" calcext:value-type="float">
            <text:p>50</text:p>
          </table:table-cell>
          <table:table-cell office:value-type="float" office:value="20090601" calcext:value-type="float">
            <text:p>20090601</text:p>
          </table:table-cell>
          <table:table-cell table:formula="of:=CONCATENATE(&quot;INSERT INTO export(date, ck_no, amount, fk_lot_id, note) VALUES(&quot;   ;[.E334];    &quot;, &quot;    ;[.C334];    &quot; ,&quot;    ; [.D334];    &quot;, &quot;    ;[.B334];&quot;, '&quot;   ;[.H334];      &quot;' );&quot;)" office:value-type="string" office:string-value="INSERT INTO export(date, ck_no, amount, fk_lot_id, note) VALUES(20090601, 4666 ,50, 62, '' );" calcext:value-type="string">
            <text:p>INSERT INTO export(date, ck_no, amount, fk_lot_id, note) VALUES(20090601, 4666 ,50, 62, '' );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3" calcext:value-type="float">
            <text:p>63</text:p>
          </table:table-cell>
          <table:table-cell office:value-type="float" office:value="2073" calcext:value-type="float">
            <text:p>2073</text:p>
          </table:table-cell>
          <table:table-cell office:value-type="float" office:value="50" calcext:value-type="float">
            <text:p>50</text:p>
          </table:table-cell>
          <table:table-cell office:value-type="float" office:value="20090601" calcext:value-type="float">
            <text:p>20090601</text:p>
          </table:table-cell>
          <table:table-cell table:formula="of:=CONCATENATE(&quot;INSERT INTO export(date, ck_no, amount, fk_lot_id, note) VALUES(&quot;   ;[.E335];    &quot;, &quot;    ;[.C335];    &quot; ,&quot;    ; [.D335];    &quot;, &quot;    ;[.B335];&quot;, '&quot;   ;[.H335];      &quot;' );&quot;)" office:value-type="string" office:string-value="INSERT INTO export(date, ck_no, amount, fk_lot_id, note) VALUES(20090601, 2073 ,50, 63, '' );" calcext:value-type="string">
            <text:p>INSERT INTO export(date, ck_no, amount, fk_lot_id, note) VALUES(20090601, 2073 ,50, 63, '' );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64" calcext:value-type="float">
            <text:p>64</text:p>
          </table:table-cell>
          <table:table-cell office:value-type="float" office:value="1534" calcext:value-type="float">
            <text:p>1534</text:p>
          </table:table-cell>
          <table:table-cell office:value-type="float" office:value="50" calcext:value-type="float">
            <text:p>50</text:p>
          </table:table-cell>
          <table:table-cell office:value-type="float" office:value="20090601" calcext:value-type="float">
            <text:p>20090601</text:p>
          </table:table-cell>
          <table:table-cell table:formula="of:=CONCATENATE(&quot;INSERT INTO export(date, ck_no, amount, fk_lot_id, note) VALUES(&quot;   ;[.E336];    &quot;, &quot;    ;[.C336];    &quot; ,&quot;    ; [.D336];    &quot;, &quot;    ;[.B336];&quot;, '&quot;   ;[.H336];      &quot;' );&quot;)" office:value-type="string" office:string-value="INSERT INTO export(date, ck_no, amount, fk_lot_id, note) VALUES(20090601, 1534 ,50, 64, '' );" calcext:value-type="string">
            <text:p>INSERT INTO export(date, ck_no, amount, fk_lot_id, note) VALUES(20090601, 1534 ,50, 64, '' );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5" calcext:value-type="float">
            <text:p>65</text:p>
          </table:table-cell>
          <table:table-cell office:value-type="float" office:value="1143" calcext:value-type="float">
            <text:p>1143</text:p>
          </table:table-cell>
          <table:table-cell office:value-type="float" office:value="50" calcext:value-type="float">
            <text:p>50</text:p>
          </table:table-cell>
          <table:table-cell office:value-type="float" office:value="20090601" calcext:value-type="float">
            <text:p>20090601</text:p>
          </table:table-cell>
          <table:table-cell table:formula="of:=CONCATENATE(&quot;INSERT INTO export(date, ck_no, amount, fk_lot_id, note) VALUES(&quot;   ;[.E337];    &quot;, &quot;    ;[.C337];    &quot; ,&quot;    ; [.D337];    &quot;, &quot;    ;[.B337];&quot;, '&quot;   ;[.H337];      &quot;' );&quot;)" office:value-type="string" office:string-value="INSERT INTO export(date, ck_no, amount, fk_lot_id, note) VALUES(20090601, 1143 ,50, 65, '' );" calcext:value-type="string">
            <text:p>INSERT INTO export(date, ck_no, amount, fk_lot_id, note) VALUES(20090601, 1143 ,50, 65, '' );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6" calcext:value-type="float">
            <text:p>66</text:p>
          </table:table-cell>
          <table:table-cell office:value-type="float" office:value="2027" calcext:value-type="float">
            <text:p>2027</text:p>
          </table:table-cell>
          <table:table-cell office:value-type="float" office:value="50" calcext:value-type="float">
            <text:p>50</text:p>
          </table:table-cell>
          <table:table-cell office:value-type="float" office:value="20090601" calcext:value-type="float">
            <text:p>20090601</text:p>
          </table:table-cell>
          <table:table-cell table:formula="of:=CONCATENATE(&quot;INSERT INTO export(date, ck_no, amount, fk_lot_id, note) VALUES(&quot;   ;[.E338];    &quot;, &quot;    ;[.C338];    &quot; ,&quot;    ; [.D338];    &quot;, &quot;    ;[.B338];&quot;, '&quot;   ;[.H338];      &quot;' );&quot;)" office:value-type="string" office:string-value="INSERT INTO export(date, ck_no, amount, fk_lot_id, note) VALUES(20090601, 2027 ,50, 66, '' );" calcext:value-type="string">
            <text:p>INSERT INTO export(date, ck_no, amount, fk_lot_id, note) VALUES(20090601, 2027 ,50, 66, '' );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8" calcext:value-type="float">
            <text:p>58</text:p>
          </table:table-cell>
          <table:table-cell office:value-type="float" office:value="1134" calcext:value-type="float">
            <text:p>1134</text:p>
          </table:table-cell>
          <table:table-cell office:value-type="float" office:value="50" calcext:value-type="float">
            <text:p>50</text:p>
          </table:table-cell>
          <table:table-cell office:value-type="float" office:value="20090601" calcext:value-type="float">
            <text:p>20090601</text:p>
          </table:table-cell>
          <table:table-cell table:formula="of:=CONCATENATE(&quot;INSERT INTO export(date, ck_no, amount, fk_lot_id, note) VALUES(&quot;   ;[.E339];    &quot;, &quot;    ;[.C339];    &quot; ,&quot;    ; [.D339];    &quot;, &quot;    ;[.B339];&quot;, '&quot;   ;[.H339];      &quot;' );&quot;)" office:value-type="string" office:string-value="INSERT INTO export(date, ck_no, amount, fk_lot_id, note) VALUES(20090601, 1134 ,50, 58, '' );" calcext:value-type="string">
            <text:p>INSERT INTO export(date, ck_no, amount, fk_lot_id, note) VALUES(20090601, 1134 ,50, 58, '' );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90601" calcext:value-type="float">
            <text:p>20090601</text:p>
          </table:table-cell>
          <table:table-cell table:formula="of:=CONCATENATE(&quot;INSERT INTO export(date, ck_no, amount, fk_lot_id, note) VALUES(&quot;   ;[.E340];    &quot;, &quot;    ;[.C340];    &quot; ,&quot;    ; [.D340];    &quot;, &quot;    ;[.B340];&quot;, '&quot;   ;[.H340];      &quot;' );&quot;)" office:value-type="string" office:string-value="INSERT INTO export(date, ck_no, amount, fk_lot_id, note) VALUES(20090601, 0 ,0, 57, '' );" calcext:value-type="string">
            <text:p>INSERT INTO export(date, ck_no, amount, fk_lot_id, note) VALUES(20090601, 0 ,0, 57, '' );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  <table:table-cell office:value-type="float" office:value="5308" calcext:value-type="float">
            <text:p>5308</text:p>
          </table:table-cell>
          <table:table-cell office:value-type="float" office:value="50" calcext:value-type="float">
            <text:p>50</text:p>
          </table:table-cell>
          <table:table-cell office:value-type="float" office:value="20100601" calcext:value-type="float">
            <text:p>20100601</text:p>
          </table:table-cell>
          <table:table-cell table:formula="of:=CONCATENATE(&quot;INSERT INTO export(date, ck_no, amount, fk_lot_id, note) VALUES(&quot;   ;[.E341];    &quot;, &quot;    ;[.C341];    &quot; ,&quot;    ; [.D341];    &quot;, &quot;    ;[.B341];&quot;, '&quot;   ;[.H341];      &quot;' );&quot;)" office:value-type="string" office:string-value="INSERT INTO export(date, ck_no, amount, fk_lot_id, note) VALUES(20100601, 5308 ,50, 1, '' );" calcext:value-type="string">
            <text:p>INSERT INTO export(date, ck_no, amount, fk_lot_id, note) VALUES(20100601, 5308 ,50, 1, '' );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" calcext:value-type="float">
            <text:p>2</text:p>
          </table:table-cell>
          <table:table-cell office:value-type="float" office:value="5207" calcext:value-type="float">
            <text:p>5207</text:p>
          </table:table-cell>
          <table:table-cell office:value-type="float" office:value="50" calcext:value-type="float">
            <text:p>50</text:p>
          </table:table-cell>
          <table:table-cell office:value-type="float" office:value="20100601" calcext:value-type="float">
            <text:p>20100601</text:p>
          </table:table-cell>
          <table:table-cell table:formula="of:=CONCATENATE(&quot;INSERT INTO export(date, ck_no, amount, fk_lot_id, note) VALUES(&quot;   ;[.E342];    &quot;, &quot;    ;[.C342];    &quot; ,&quot;    ; [.D342];    &quot;, &quot;    ;[.B342];&quot;, '&quot;   ;[.H342];      &quot;' );&quot;)" office:value-type="string" office:string-value="INSERT INTO export(date, ck_no, amount, fk_lot_id, note) VALUES(20100601, 5207 ,50, 2, '' );" calcext:value-type="string">
            <text:p>INSERT INTO export(date, ck_no, amount, fk_lot_id, note) VALUES(20100601, 5207 ,50, 2, '' );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float" office:value="50" calcext:value-type="float">
            <text:p>50</text:p>
          </table:table-cell>
          <table:table-cell office:value-type="float" office:value="20100601" calcext:value-type="float">
            <text:p>20100601</text:p>
          </table:table-cell>
          <table:table-cell table:formula="of:=CONCATENATE(&quot;INSERT INTO export(date, ck_no, amount, fk_lot_id, note) VALUES(&quot;   ;[.E343];    &quot;, &quot;    ;[.C343];    &quot; ,&quot;    ; [.D343];    &quot;, &quot;    ;[.B343];&quot;, '&quot;   ;[.H343];      &quot;' );&quot;)" office:value-type="string" office:string-value="INSERT INTO export(date, ck_no, amount, fk_lot_id, note) VALUES(20100601, 2016 ,50, 3, '' );" calcext:value-type="string">
            <text:p>INSERT INTO export(date, ck_no, amount, fk_lot_id, note) VALUES(20100601, 2016 ,50, 3, '' );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4" calcext:value-type="float">
            <text:p>4</text:p>
          </table:table-cell>
          <table:table-cell office:value-type="float" office:value="3013" calcext:value-type="float">
            <text:p>3013</text:p>
          </table:table-cell>
          <table:table-cell office:value-type="float" office:value="50" calcext:value-type="float">
            <text:p>50</text:p>
          </table:table-cell>
          <table:table-cell office:value-type="float" office:value="20100601" calcext:value-type="float">
            <text:p>20100601</text:p>
          </table:table-cell>
          <table:table-cell table:formula="of:=CONCATENATE(&quot;INSERT INTO export(date, ck_no, amount, fk_lot_id, note) VALUES(&quot;   ;[.E344];    &quot;, &quot;    ;[.C344];    &quot; ,&quot;    ; [.D344];    &quot;, &quot;    ;[.B344];&quot;, '&quot;   ;[.H344];      &quot;' );&quot;)" office:value-type="string" office:string-value="INSERT INTO export(date, ck_no, amount, fk_lot_id, note) VALUES(20100601, 3013 ,50, 4, '' );" calcext:value-type="string">
            <text:p>INSERT INTO export(date, ck_no, amount, fk_lot_id, note) VALUES(20100601, 3013 ,50, 4, '' );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5" calcext:value-type="float">
            <text:p>5</text:p>
          </table:table-cell>
          <table:table-cell office:value-type="float" office:value="1704" calcext:value-type="float">
            <text:p>1704</text:p>
          </table:table-cell>
          <table:table-cell office:value-type="float" office:value="50" calcext:value-type="float">
            <text:p>50</text:p>
          </table:table-cell>
          <table:table-cell office:value-type="float" office:value="20100601" calcext:value-type="float">
            <text:p>20100601</text:p>
          </table:table-cell>
          <table:table-cell table:formula="of:=CONCATENATE(&quot;INSERT INTO export(date, ck_no, amount, fk_lot_id, note) VALUES(&quot;   ;[.E345];    &quot;, &quot;    ;[.C345];    &quot; ,&quot;    ; [.D345];    &quot;, &quot;    ;[.B345];&quot;, '&quot;   ;[.H345];      &quot;' );&quot;)" office:value-type="string" office:string-value="INSERT INTO export(date, ck_no, amount, fk_lot_id, note) VALUES(20100601, 1704 ,50, 5, '' );" calcext:value-type="string">
            <text:p>INSERT INTO export(date, ck_no, amount, fk_lot_id, note) VALUES(20100601, 1704 ,50, 5, '' );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6" calcext:value-type="float">
            <text:p>6</text:p>
          </table:table-cell>
          <table:table-cell office:value-type="float" office:value="1633" calcext:value-type="float">
            <text:p>1633</text:p>
          </table:table-cell>
          <table:table-cell office:value-type="float" office:value="50" calcext:value-type="float">
            <text:p>50</text:p>
          </table:table-cell>
          <table:table-cell office:value-type="float" office:value="20100601" calcext:value-type="float">
            <text:p>20100601</text:p>
          </table:table-cell>
          <table:table-cell table:formula="of:=CONCATENATE(&quot;INSERT INTO export(date, ck_no, amount, fk_lot_id, note) VALUES(&quot;   ;[.E346];    &quot;, &quot;    ;[.C346];    &quot; ,&quot;    ; [.D346];    &quot;, &quot;    ;[.B346];&quot;, '&quot;   ;[.H346];      &quot;' );&quot;)" office:value-type="string" office:string-value="INSERT INTO export(date, ck_no, amount, fk_lot_id, note) VALUES(20100601, 1633 ,50, 6, '' );" calcext:value-type="string">
            <text:p>INSERT INTO export(date, ck_no, amount, fk_lot_id, note) VALUES(20100601, 1633 ,50, 6, '' );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7" calcext:value-type="float">
            <text:p>7</text:p>
          </table:table-cell>
          <table:table-cell office:value-type="float" office:value="1479" calcext:value-type="float">
            <text:p>1479</text:p>
          </table:table-cell>
          <table:table-cell office:value-type="float" office:value="50" calcext:value-type="float">
            <text:p>50</text:p>
          </table:table-cell>
          <table:table-cell office:value-type="float" office:value="20100601" calcext:value-type="float">
            <text:p>20100601</text:p>
          </table:table-cell>
          <table:table-cell table:formula="of:=CONCATENATE(&quot;INSERT INTO export(date, ck_no, amount, fk_lot_id, note) VALUES(&quot;   ;[.E347];    &quot;, &quot;    ;[.C347];    &quot; ,&quot;    ; [.D347];    &quot;, &quot;    ;[.B347];&quot;, '&quot;   ;[.H347];      &quot;' );&quot;)" office:value-type="string" office:string-value="INSERT INTO export(date, ck_no, amount, fk_lot_id, note) VALUES(20100601, 1479 ,50, 7, '' );" calcext:value-type="string">
            <text:p>INSERT INTO export(date, ck_no, amount, fk_lot_id, note) VALUES(20100601, 1479 ,50, 7, '' );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8" calcext:value-type="float">
            <text:p>8</text:p>
          </table:table-cell>
          <table:table-cell office:value-type="float" office:value="455" calcext:value-type="float">
            <text:p>455</text:p>
          </table:table-cell>
          <table:table-cell office:value-type="float" office:value="50" calcext:value-type="float">
            <text:p>50</text:p>
          </table:table-cell>
          <table:table-cell office:value-type="float" office:value="20100601" calcext:value-type="float">
            <text:p>20100601</text:p>
          </table:table-cell>
          <table:table-cell table:formula="of:=CONCATENATE(&quot;INSERT INTO export(date, ck_no, amount, fk_lot_id, note) VALUES(&quot;   ;[.E348];    &quot;, &quot;    ;[.C348];    &quot; ,&quot;    ; [.D348];    &quot;, &quot;    ;[.B348];&quot;, '&quot;   ;[.H348];      &quot;' );&quot;)" office:value-type="string" office:string-value="INSERT INTO export(date, ck_no, amount, fk_lot_id, note) VALUES(20100601, 455 ,50, 8, '' );" calcext:value-type="string">
            <text:p>INSERT INTO export(date, ck_no, amount, fk_lot_id, note) VALUES(20100601, 455 ,50, 8, '' );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9" calcext:value-type="float">
            <text:p>9</text:p>
          </table:table-cell>
          <table:table-cell office:value-type="float" office:value="862" calcext:value-type="float">
            <text:p>862</text:p>
          </table:table-cell>
          <table:table-cell office:value-type="float" office:value="50" calcext:value-type="float">
            <text:p>50</text:p>
          </table:table-cell>
          <table:table-cell office:value-type="float" office:value="20100601" calcext:value-type="float">
            <text:p>20100601</text:p>
          </table:table-cell>
          <table:table-cell table:formula="of:=CONCATENATE(&quot;INSERT INTO export(date, ck_no, amount, fk_lot_id, note) VALUES(&quot;   ;[.E349];    &quot;, &quot;    ;[.C349];    &quot; ,&quot;    ; [.D349];    &quot;, &quot;    ;[.B349];&quot;, '&quot;   ;[.H349];      &quot;' );&quot;)" office:value-type="string" office:string-value="INSERT INTO export(date, ck_no, amount, fk_lot_id, note) VALUES(20100601, 862 ,50, 9, '' );" calcext:value-type="string">
            <text:p>INSERT INTO export(date, ck_no, amount, fk_lot_id, note) VALUES(20100601, 862 ,50, 9, '' );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3319" calcext:value-type="float">
            <text:p>3319</text:p>
          </table:table-cell>
          <table:table-cell office:value-type="float" office:value="50" calcext:value-type="float">
            <text:p>50</text:p>
          </table:table-cell>
          <table:table-cell office:value-type="float" office:value="20100601" calcext:value-type="float">
            <text:p>20100601</text:p>
          </table:table-cell>
          <table:table-cell table:formula="of:=CONCATENATE(&quot;INSERT INTO export(date, ck_no, amount, fk_lot_id, note) VALUES(&quot;   ;[.E350];    &quot;, &quot;    ;[.C350];    &quot; ,&quot;    ; [.D350];    &quot;, &quot;    ;[.B350];&quot;, '&quot;   ;[.H350];      &quot;' );&quot;)" office:value-type="string" office:string-value="INSERT INTO export(date, ck_no, amount, fk_lot_id, note) VALUES(20100601, 3319 ,50, 10, '' );" calcext:value-type="string">
            <text:p>INSERT INTO export(date, ck_no, amount, fk_lot_id, note) VALUES(20100601, 3319 ,50, 10, '' );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1" calcext:value-type="float">
            <text:p>11</text:p>
          </table:table-cell>
          <table:table-cell office:value-type="float" office:value="5582" calcext:value-type="float">
            <text:p>5582</text:p>
          </table:table-cell>
          <table:table-cell office:value-type="float" office:value="50" calcext:value-type="float">
            <text:p>50</text:p>
          </table:table-cell>
          <table:table-cell office:value-type="float" office:value="20100601" calcext:value-type="float">
            <text:p>20100601</text:p>
          </table:table-cell>
          <table:table-cell table:formula="of:=CONCATENATE(&quot;INSERT INTO export(date, ck_no, amount, fk_lot_id, note) VALUES(&quot;   ;[.E351];    &quot;, &quot;    ;[.C351];    &quot; ,&quot;    ; [.D351];    &quot;, &quot;    ;[.B351];&quot;, '&quot;   ;[.H351];      &quot;' );&quot;)" office:value-type="string" office:string-value="INSERT INTO export(date, ck_no, amount, fk_lot_id, note) VALUES(20100601, 5582 ,50, 11, '' );" calcext:value-type="string">
            <text:p>INSERT INTO export(date, ck_no, amount, fk_lot_id, note) VALUES(20100601, 5582 ,50, 11, '' );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2" calcext:value-type="float">
            <text:p>12</text:p>
          </table:table-cell>
          <table:table-cell office:value-type="float" office:value="1452" calcext:value-type="float">
            <text:p>1452</text:p>
          </table:table-cell>
          <table:table-cell office:value-type="float" office:value="50" calcext:value-type="float">
            <text:p>50</text:p>
          </table:table-cell>
          <table:table-cell office:value-type="float" office:value="20100601" calcext:value-type="float">
            <text:p>20100601</text:p>
          </table:table-cell>
          <table:table-cell table:formula="of:=CONCATENATE(&quot;INSERT INTO export(date, ck_no, amount, fk_lot_id, note) VALUES(&quot;   ;[.E352];    &quot;, &quot;    ;[.C352];    &quot; ,&quot;    ; [.D352];    &quot;, &quot;    ;[.B352];&quot;, '&quot;   ;[.H352];      &quot;' );&quot;)" office:value-type="string" office:string-value="INSERT INTO export(date, ck_no, amount, fk_lot_id, note) VALUES(20100601, 1452 ,50, 12, '' );" calcext:value-type="string">
            <text:p>INSERT INTO export(date, ck_no, amount, fk_lot_id, note) VALUES(20100601, 1452 ,50, 12, '' );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3" calcext:value-type="float">
            <text:p>13</text:p>
          </table:table-cell>
          <table:table-cell office:value-type="float" office:value="5915" calcext:value-type="float">
            <text:p>5915</text:p>
          </table:table-cell>
          <table:table-cell office:value-type="float" office:value="50" calcext:value-type="float">
            <text:p>50</text:p>
          </table:table-cell>
          <table:table-cell office:value-type="float" office:value="20100601" calcext:value-type="float">
            <text:p>20100601</text:p>
          </table:table-cell>
          <table:table-cell table:formula="of:=CONCATENATE(&quot;INSERT INTO export(date, ck_no, amount, fk_lot_id, note) VALUES(&quot;   ;[.E353];    &quot;, &quot;    ;[.C353];    &quot; ,&quot;    ; [.D353];    &quot;, &quot;    ;[.B353];&quot;, '&quot;   ;[.H353];      &quot;' );&quot;)" office:value-type="string" office:string-value="INSERT INTO export(date, ck_no, amount, fk_lot_id, note) VALUES(20100601, 5915 ,50, 13, '' );" calcext:value-type="string">
            <text:p>INSERT INTO export(date, ck_no, amount, fk_lot_id, note) VALUES(20100601, 5915 ,50, 13, '' );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4" calcext:value-type="float">
            <text:p>14</text:p>
          </table:table-cell>
          <table:table-cell office:value-type="float" office:value="5650" calcext:value-type="float">
            <text:p>5650</text:p>
          </table:table-cell>
          <table:table-cell office:value-type="float" office:value="50" calcext:value-type="float">
            <text:p>50</text:p>
          </table:table-cell>
          <table:table-cell office:value-type="float" office:value="20100601" calcext:value-type="float">
            <text:p>20100601</text:p>
          </table:table-cell>
          <table:table-cell table:formula="of:=CONCATENATE(&quot;INSERT INTO export(date, ck_no, amount, fk_lot_id, note) VALUES(&quot;   ;[.E354];    &quot;, &quot;    ;[.C354];    &quot; ,&quot;    ; [.D354];    &quot;, &quot;    ;[.B354];&quot;, '&quot;   ;[.H354];      &quot;' );&quot;)" office:value-type="string" office:string-value="INSERT INTO export(date, ck_no, amount, fk_lot_id, note) VALUES(20100601, 5650 ,50, 14, '' );" calcext:value-type="string">
            <text:p>INSERT INTO export(date, ck_no, amount, fk_lot_id, note) VALUES(20100601, 5650 ,50, 14, '' );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5" calcext:value-type="float">
            <text:p>15</text:p>
          </table:table-cell>
          <table:table-cell office:value-type="float" office:value="5179" calcext:value-type="float">
            <text:p>5179</text:p>
          </table:table-cell>
          <table:table-cell office:value-type="float" office:value="50" calcext:value-type="float">
            <text:p>50</text:p>
          </table:table-cell>
          <table:table-cell office:value-type="float" office:value="20100601" calcext:value-type="float">
            <text:p>20100601</text:p>
          </table:table-cell>
          <table:table-cell table:formula="of:=CONCATENATE(&quot;INSERT INTO export(date, ck_no, amount, fk_lot_id, note) VALUES(&quot;   ;[.E355];    &quot;, &quot;    ;[.C355];    &quot; ,&quot;    ; [.D355];    &quot;, &quot;    ;[.B355];&quot;, '&quot;   ;[.H355];      &quot;' );&quot;)" office:value-type="string" office:string-value="INSERT INTO export(date, ck_no, amount, fk_lot_id, note) VALUES(20100601, 5179 ,50, 15, '' );" calcext:value-type="string">
            <text:p>INSERT INTO export(date, ck_no, amount, fk_lot_id, note) VALUES(20100601, 5179 ,50, 15, '' );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6" calcext:value-type="float">
            <text:p>16</text:p>
          </table:table-cell>
          <table:table-cell office:value-type="float" office:value="2289" calcext:value-type="float">
            <text:p>2289</text:p>
          </table:table-cell>
          <table:table-cell office:value-type="float" office:value="50" calcext:value-type="float">
            <text:p>50</text:p>
          </table:table-cell>
          <table:table-cell office:value-type="float" office:value="20100601" calcext:value-type="float">
            <text:p>20100601</text:p>
          </table:table-cell>
          <table:table-cell table:formula="of:=CONCATENATE(&quot;INSERT INTO export(date, ck_no, amount, fk_lot_id, note) VALUES(&quot;   ;[.E356];    &quot;, &quot;    ;[.C356];    &quot; ,&quot;    ; [.D356];    &quot;, &quot;    ;[.B356];&quot;, '&quot;   ;[.H356];      &quot;' );&quot;)" office:value-type="string" office:string-value="INSERT INTO export(date, ck_no, amount, fk_lot_id, note) VALUES(20100601, 2289 ,50, 16, '' );" calcext:value-type="string">
            <text:p>INSERT INTO export(date, ck_no, amount, fk_lot_id, note) VALUES(20100601, 2289 ,50, 16, '' );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7" calcext:value-type="float">
            <text:p>17</text:p>
          </table:table-cell>
          <table:table-cell office:value-type="float" office:value="4066" calcext:value-type="float">
            <text:p>4066</text:p>
          </table:table-cell>
          <table:table-cell office:value-type="float" office:value="50" calcext:value-type="float">
            <text:p>50</text:p>
          </table:table-cell>
          <table:table-cell office:value-type="float" office:value="20100601" calcext:value-type="float">
            <text:p>20100601</text:p>
          </table:table-cell>
          <table:table-cell table:formula="of:=CONCATENATE(&quot;INSERT INTO export(date, ck_no, amount, fk_lot_id, note) VALUES(&quot;   ;[.E357];    &quot;, &quot;    ;[.C357];    &quot; ,&quot;    ; [.D357];    &quot;, &quot;    ;[.B357];&quot;, '&quot;   ;[.H357];      &quot;' );&quot;)" office:value-type="string" office:string-value="INSERT INTO export(date, ck_no, amount, fk_lot_id, note) VALUES(20100601, 4066 ,50, 17, '' );" calcext:value-type="string">
            <text:p>INSERT INTO export(date, ck_no, amount, fk_lot_id, note) VALUES(20100601, 4066 ,50, 17, '' );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8" calcext:value-type="float">
            <text:p>18</text:p>
          </table:table-cell>
          <table:table-cell office:value-type="float" office:value="7229" calcext:value-type="float">
            <text:p>7229</text:p>
          </table:table-cell>
          <table:table-cell office:value-type="float" office:value="50" calcext:value-type="float">
            <text:p>50</text:p>
          </table:table-cell>
          <table:table-cell office:value-type="float" office:value="20100601" calcext:value-type="float">
            <text:p>20100601</text:p>
          </table:table-cell>
          <table:table-cell table:formula="of:=CONCATENATE(&quot;INSERT INTO export(date, ck_no, amount, fk_lot_id, note) VALUES(&quot;   ;[.E358];    &quot;, &quot;    ;[.C358];    &quot; ,&quot;    ; [.D358];    &quot;, &quot;    ;[.B358];&quot;, '&quot;   ;[.H358];      &quot;' );&quot;)" office:value-type="string" office:string-value="INSERT INTO export(date, ck_no, amount, fk_lot_id, note) VALUES(20100601, 7229 ,50, 18, '' );" calcext:value-type="string">
            <text:p>INSERT INTO export(date, ck_no, amount, fk_lot_id, note) VALUES(20100601, 7229 ,50, 18, '' );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9" calcext:value-type="float">
            <text:p>19</text:p>
          </table:table-cell>
          <table:table-cell office:value-type="float" office:value="2184" calcext:value-type="float">
            <text:p>2184</text:p>
          </table:table-cell>
          <table:table-cell office:value-type="float" office:value="50" calcext:value-type="float">
            <text:p>50</text:p>
          </table:table-cell>
          <table:table-cell office:value-type="float" office:value="20100601" calcext:value-type="float">
            <text:p>20100601</text:p>
          </table:table-cell>
          <table:table-cell table:formula="of:=CONCATENATE(&quot;INSERT INTO export(date, ck_no, amount, fk_lot_id, note) VALUES(&quot;   ;[.E359];    &quot;, &quot;    ;[.C359];    &quot; ,&quot;    ; [.D359];    &quot;, &quot;    ;[.B359];&quot;, '&quot;   ;[.H359];      &quot;' );&quot;)" office:value-type="string" office:string-value="INSERT INTO export(date, ck_no, amount, fk_lot_id, note) VALUES(20100601, 2184 ,50, 19, '' );" calcext:value-type="string">
            <text:p>INSERT INTO export(date, ck_no, amount, fk_lot_id, note) VALUES(20100601, 2184 ,50, 19, '' );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0" calcext:value-type="float">
            <text:p>20</text:p>
          </table:table-cell>
          <table:table-cell office:value-type="float" office:value="3198" calcext:value-type="float">
            <text:p>3198</text:p>
          </table:table-cell>
          <table:table-cell office:value-type="float" office:value="50" calcext:value-type="float">
            <text:p>50</text:p>
          </table:table-cell>
          <table:table-cell office:value-type="float" office:value="20100601" calcext:value-type="float">
            <text:p>20100601</text:p>
          </table:table-cell>
          <table:table-cell table:formula="of:=CONCATENATE(&quot;INSERT INTO export(date, ck_no, amount, fk_lot_id, note) VALUES(&quot;   ;[.E360];    &quot;, &quot;    ;[.C360];    &quot; ,&quot;    ; [.D360];    &quot;, &quot;    ;[.B360];&quot;, '&quot;   ;[.H360];      &quot;' );&quot;)" office:value-type="string" office:string-value="INSERT INTO export(date, ck_no, amount, fk_lot_id, note) VALUES(20100601, 3198 ,50, 20, '' );" calcext:value-type="string">
            <text:p>INSERT INTO export(date, ck_no, amount, fk_lot_id, note) VALUES(20100601, 3198 ,50, 20, '' );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1" calcext:value-type="float">
            <text:p>21</text:p>
          </table:table-cell>
          <table:table-cell office:value-type="float" office:value="1277" calcext:value-type="float">
            <text:p>1277</text:p>
          </table:table-cell>
          <table:table-cell office:value-type="float" office:value="50" calcext:value-type="float">
            <text:p>50</text:p>
          </table:table-cell>
          <table:table-cell office:value-type="float" office:value="20100601" calcext:value-type="float">
            <text:p>20100601</text:p>
          </table:table-cell>
          <table:table-cell table:formula="of:=CONCATENATE(&quot;INSERT INTO export(date, ck_no, amount, fk_lot_id, note) VALUES(&quot;   ;[.E361];    &quot;, &quot;    ;[.C361];    &quot; ,&quot;    ; [.D361];    &quot;, &quot;    ;[.B361];&quot;, '&quot;   ;[.H361];      &quot;' );&quot;)" office:value-type="string" office:string-value="INSERT INTO export(date, ck_no, amount, fk_lot_id, note) VALUES(20100601, 1277 ,50, 21, '' );" calcext:value-type="string">
            <text:p>INSERT INTO export(date, ck_no, amount, fk_lot_id, note) VALUES(20100601, 1277 ,50, 21, '' );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office:value-type="float" office:value="299" calcext:value-type="float">
            <text:p>299</text:p>
          </table:table-cell>
          <table:table-cell office:value-type="float" office:value="50" calcext:value-type="float">
            <text:p>50</text:p>
          </table:table-cell>
          <table:table-cell office:value-type="float" office:value="20100601" calcext:value-type="float">
            <text:p>20100601</text:p>
          </table:table-cell>
          <table:table-cell table:formula="of:=CONCATENATE(&quot;INSERT INTO export(date, ck_no, amount, fk_lot_id, note) VALUES(&quot;   ;[.E362];    &quot;, &quot;    ;[.C362];    &quot; ,&quot;    ; [.D362];    &quot;, &quot;    ;[.B362];&quot;, '&quot;   ;[.H362];      &quot;' );&quot;)" office:value-type="string" office:string-value="INSERT INTO export(date, ck_no, amount, fk_lot_id, note) VALUES(20100601, 299 ,50, 22, '' );" calcext:value-type="string">
            <text:p>INSERT INTO export(date, ck_no, amount, fk_lot_id, note) VALUES(20100601, 299 ,50, 22, '' );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3" calcext:value-type="float">
            <text:p>23</text:p>
          </table:table-cell>
          <table:table-cell office:value-type="float" office:value="3819" calcext:value-type="float">
            <text:p>3819</text:p>
          </table:table-cell>
          <table:table-cell office:value-type="float" office:value="50" calcext:value-type="float">
            <text:p>50</text:p>
          </table:table-cell>
          <table:table-cell office:value-type="float" office:value="20100601" calcext:value-type="float">
            <text:p>20100601</text:p>
          </table:table-cell>
          <table:table-cell table:formula="of:=CONCATENATE(&quot;INSERT INTO export(date, ck_no, amount, fk_lot_id, note) VALUES(&quot;   ;[.E363];    &quot;, &quot;    ;[.C363];    &quot; ,&quot;    ; [.D363];    &quot;, &quot;    ;[.B363];&quot;, '&quot;   ;[.H363];      &quot;' );&quot;)" office:value-type="string" office:string-value="INSERT INTO export(date, ck_no, amount, fk_lot_id, note) VALUES(20100601, 3819 ,50, 23, '' );" calcext:value-type="string">
            <text:p>INSERT INTO export(date, ck_no, amount, fk_lot_id, note) VALUES(20100601, 3819 ,50, 23, '' );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4" calcext:value-type="float">
            <text:p>24</text:p>
          </table:table-cell>
          <table:table-cell office:value-type="float" office:value="5337" calcext:value-type="float">
            <text:p>5337</text:p>
          </table:table-cell>
          <table:table-cell office:value-type="float" office:value="50" calcext:value-type="float">
            <text:p>50</text:p>
          </table:table-cell>
          <table:table-cell office:value-type="float" office:value="20100601" calcext:value-type="float">
            <text:p>20100601</text:p>
          </table:table-cell>
          <table:table-cell table:formula="of:=CONCATENATE(&quot;INSERT INTO export(date, ck_no, amount, fk_lot_id, note) VALUES(&quot;   ;[.E364];    &quot;, &quot;    ;[.C364];    &quot; ,&quot;    ; [.D364];    &quot;, &quot;    ;[.B364];&quot;, '&quot;   ;[.H364];      &quot;' );&quot;)" office:value-type="string" office:string-value="INSERT INTO export(date, ck_no, amount, fk_lot_id, note) VALUES(20100601, 5337 ,50, 24, '' );" calcext:value-type="string">
            <text:p>INSERT INTO export(date, ck_no, amount, fk_lot_id, note) VALUES(20100601, 5337 ,50, 24, '' );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5" calcext:value-type="float">
            <text:p>25</text:p>
          </table:table-cell>
          <table:table-cell office:value-type="float" office:value="5149" calcext:value-type="float">
            <text:p>5149</text:p>
          </table:table-cell>
          <table:table-cell office:value-type="float" office:value="50" calcext:value-type="float">
            <text:p>50</text:p>
          </table:table-cell>
          <table:table-cell office:value-type="float" office:value="20100601" calcext:value-type="float">
            <text:p>20100601</text:p>
          </table:table-cell>
          <table:table-cell table:formula="of:=CONCATENATE(&quot;INSERT INTO export(date, ck_no, amount, fk_lot_id, note) VALUES(&quot;   ;[.E365];    &quot;, &quot;    ;[.C365];    &quot; ,&quot;    ; [.D365];    &quot;, &quot;    ;[.B365];&quot;, '&quot;   ;[.H365];      &quot;' );&quot;)" office:value-type="string" office:string-value="INSERT INTO export(date, ck_no, amount, fk_lot_id, note) VALUES(20100601, 5149 ,50, 25, '' );" calcext:value-type="string">
            <text:p>INSERT INTO export(date, ck_no, amount, fk_lot_id, note) VALUES(20100601, 5149 ,50, 25, '' );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6" calcext:value-type="float">
            <text:p>26</text:p>
          </table:table-cell>
          <table:table-cell office:value-type="float" office:value="3347" calcext:value-type="float">
            <text:p>3347</text:p>
          </table:table-cell>
          <table:table-cell office:value-type="float" office:value="50" calcext:value-type="float">
            <text:p>50</text:p>
          </table:table-cell>
          <table:table-cell office:value-type="float" office:value="20100601" calcext:value-type="float">
            <text:p>20100601</text:p>
          </table:table-cell>
          <table:table-cell table:formula="of:=CONCATENATE(&quot;INSERT INTO export(date, ck_no, amount, fk_lot_id, note) VALUES(&quot;   ;[.E366];    &quot;, &quot;    ;[.C366];    &quot; ,&quot;    ; [.D366];    &quot;, &quot;    ;[.B366];&quot;, '&quot;   ;[.H366];      &quot;' );&quot;)" office:value-type="string" office:string-value="INSERT INTO export(date, ck_no, amount, fk_lot_id, note) VALUES(20100601, 3347 ,50, 26, '' );" calcext:value-type="string">
            <text:p>INSERT INTO export(date, ck_no, amount, fk_lot_id, note) VALUES(20100601, 3347 ,50, 26, '' );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7" calcext:value-type="float">
            <text:p>27</text:p>
          </table:table-cell>
          <table:table-cell office:value-type="float" office:value="1597" calcext:value-type="float">
            <text:p>1597</text:p>
          </table:table-cell>
          <table:table-cell office:value-type="float" office:value="50" calcext:value-type="float">
            <text:p>50</text:p>
          </table:table-cell>
          <table:table-cell office:value-type="float" office:value="20100601" calcext:value-type="float">
            <text:p>20100601</text:p>
          </table:table-cell>
          <table:table-cell table:formula="of:=CONCATENATE(&quot;INSERT INTO export(date, ck_no, amount, fk_lot_id, note) VALUES(&quot;   ;[.E367];    &quot;, &quot;    ;[.C367];    &quot; ,&quot;    ; [.D367];    &quot;, &quot;    ;[.B367];&quot;, '&quot;   ;[.H367];      &quot;' );&quot;)" office:value-type="string" office:string-value="INSERT INTO export(date, ck_no, amount, fk_lot_id, note) VALUES(20100601, 1597 ,50, 27, '' );" calcext:value-type="string">
            <text:p>INSERT INTO export(date, ck_no, amount, fk_lot_id, note) VALUES(20100601, 1597 ,50, 27, '' );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8" calcext:value-type="float">
            <text:p>28</text:p>
          </table:table-cell>
          <table:table-cell office:value-type="float" office:value="3630" calcext:value-type="float">
            <text:p>3630</text:p>
          </table:table-cell>
          <table:table-cell office:value-type="float" office:value="50" calcext:value-type="float">
            <text:p>50</text:p>
          </table:table-cell>
          <table:table-cell office:value-type="float" office:value="20100601" calcext:value-type="float">
            <text:p>20100601</text:p>
          </table:table-cell>
          <table:table-cell table:formula="of:=CONCATENATE(&quot;INSERT INTO export(date, ck_no, amount, fk_lot_id, note) VALUES(&quot;   ;[.E368];    &quot;, &quot;    ;[.C368];    &quot; ,&quot;    ; [.D368];    &quot;, &quot;    ;[.B368];&quot;, '&quot;   ;[.H368];      &quot;' );&quot;)" office:value-type="string" office:string-value="INSERT INTO export(date, ck_no, amount, fk_lot_id, note) VALUES(20100601, 3630 ,50, 28, '' );" calcext:value-type="string">
            <text:p>INSERT INTO export(date, ck_no, amount, fk_lot_id, note) VALUES(20100601, 3630 ,50, 28, '' );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9" calcext:value-type="float">
            <text:p>29</text:p>
          </table:table-cell>
          <table:table-cell office:value-type="float" office:value="5061" calcext:value-type="float">
            <text:p>5061</text:p>
          </table:table-cell>
          <table:table-cell office:value-type="float" office:value="50" calcext:value-type="float">
            <text:p>50</text:p>
          </table:table-cell>
          <table:table-cell office:value-type="float" office:value="20100601" calcext:value-type="float">
            <text:p>20100601</text:p>
          </table:table-cell>
          <table:table-cell table:formula="of:=CONCATENATE(&quot;INSERT INTO export(date, ck_no, amount, fk_lot_id, note) VALUES(&quot;   ;[.E369];    &quot;, &quot;    ;[.C369];    &quot; ,&quot;    ; [.D369];    &quot;, &quot;    ;[.B369];&quot;, '&quot;   ;[.H369];      &quot;' );&quot;)" office:value-type="string" office:string-value="INSERT INTO export(date, ck_no, amount, fk_lot_id, note) VALUES(20100601, 5061 ,50, 29, '' );" calcext:value-type="string">
            <text:p>INSERT INTO export(date, ck_no, amount, fk_lot_id, note) VALUES(20100601, 5061 ,50, 29, '' );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0" calcext:value-type="float">
            <text:p>30</text:p>
          </table:table-cell>
          <table:table-cell office:value-type="float" office:value="2479" calcext:value-type="float">
            <text:p>2479</text:p>
          </table:table-cell>
          <table:table-cell office:value-type="float" office:value="50" calcext:value-type="float">
            <text:p>50</text:p>
          </table:table-cell>
          <table:table-cell office:value-type="float" office:value="20100601" calcext:value-type="float">
            <text:p>20100601</text:p>
          </table:table-cell>
          <table:table-cell table:formula="of:=CONCATENATE(&quot;INSERT INTO export(date, ck_no, amount, fk_lot_id, note) VALUES(&quot;   ;[.E370];    &quot;, &quot;    ;[.C370];    &quot; ,&quot;    ; [.D370];    &quot;, &quot;    ;[.B370];&quot;, '&quot;   ;[.H370];      &quot;' );&quot;)" office:value-type="string" office:string-value="INSERT INTO export(date, ck_no, amount, fk_lot_id, note) VALUES(20100601, 2479 ,50, 30, '' );" calcext:value-type="string">
            <text:p>INSERT INTO export(date, ck_no, amount, fk_lot_id, note) VALUES(20100601, 2479 ,50, 30, '' );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1" calcext:value-type="float">
            <text:p>31</text:p>
          </table:table-cell>
          <table:table-cell office:value-type="float" office:value="1482" calcext:value-type="float">
            <text:p>1482</text:p>
          </table:table-cell>
          <table:table-cell office:value-type="float" office:value="50" calcext:value-type="float">
            <text:p>50</text:p>
          </table:table-cell>
          <table:table-cell office:value-type="float" office:value="20100601" calcext:value-type="float">
            <text:p>20100601</text:p>
          </table:table-cell>
          <table:table-cell table:formula="of:=CONCATENATE(&quot;INSERT INTO export(date, ck_no, amount, fk_lot_id, note) VALUES(&quot;   ;[.E371];    &quot;, &quot;    ;[.C371];    &quot; ,&quot;    ; [.D371];    &quot;, &quot;    ;[.B371];&quot;, '&quot;   ;[.H371];      &quot;' );&quot;)" office:value-type="string" office:string-value="INSERT INTO export(date, ck_no, amount, fk_lot_id, note) VALUES(20100601, 1482 ,50, 31, '' );" calcext:value-type="string">
            <text:p>INSERT INTO export(date, ck_no, amount, fk_lot_id, note) VALUES(20100601, 1482 ,50, 31, '' );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2" calcext:value-type="float">
            <text:p>32</text:p>
          </table:table-cell>
          <table:table-cell office:value-type="float" office:value="1236" calcext:value-type="float">
            <text:p>1236</text:p>
          </table:table-cell>
          <table:table-cell office:value-type="float" office:value="50" calcext:value-type="float">
            <text:p>50</text:p>
          </table:table-cell>
          <table:table-cell office:value-type="float" office:value="20100601" calcext:value-type="float">
            <text:p>20100601</text:p>
          </table:table-cell>
          <table:table-cell table:formula="of:=CONCATENATE(&quot;INSERT INTO export(date, ck_no, amount, fk_lot_id, note) VALUES(&quot;   ;[.E372];    &quot;, &quot;    ;[.C372];    &quot; ,&quot;    ; [.D372];    &quot;, &quot;    ;[.B372];&quot;, '&quot;   ;[.H372];      &quot;' );&quot;)" office:value-type="string" office:string-value="INSERT INTO export(date, ck_no, amount, fk_lot_id, note) VALUES(20100601, 1236 ,50, 32, '' );" calcext:value-type="string">
            <text:p>INSERT INTO export(date, ck_no, amount, fk_lot_id, note) VALUES(20100601, 1236 ,50, 32, '' );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3" calcext:value-type="float">
            <text:p>33</text:p>
          </table:table-cell>
          <table:table-cell office:value-type="float" office:value="5523" calcext:value-type="float">
            <text:p>5523</text:p>
          </table:table-cell>
          <table:table-cell office:value-type="float" office:value="50" calcext:value-type="float">
            <text:p>50</text:p>
          </table:table-cell>
          <table:table-cell office:value-type="float" office:value="20100601" calcext:value-type="float">
            <text:p>20100601</text:p>
          </table:table-cell>
          <table:table-cell table:formula="of:=CONCATENATE(&quot;INSERT INTO export(date, ck_no, amount, fk_lot_id, note) VALUES(&quot;   ;[.E373];    &quot;, &quot;    ;[.C373];    &quot; ,&quot;    ; [.D373];    &quot;, &quot;    ;[.B373];&quot;, '&quot;   ;[.H373];      &quot;' );&quot;)" office:value-type="string" office:string-value="INSERT INTO export(date, ck_no, amount, fk_lot_id, note) VALUES(20100601, 5523 ,50, 33, '' );" calcext:value-type="string">
            <text:p>INSERT INTO export(date, ck_no, amount, fk_lot_id, note) VALUES(20100601, 5523 ,50, 33, '' );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4" calcext:value-type="float">
            <text:p>34</text:p>
          </table:table-cell>
          <table:table-cell office:value-type="float" office:value="2545" calcext:value-type="float">
            <text:p>2545</text:p>
          </table:table-cell>
          <table:table-cell office:value-type="float" office:value="50" calcext:value-type="float">
            <text:p>50</text:p>
          </table:table-cell>
          <table:table-cell office:value-type="float" office:value="20100601" calcext:value-type="float">
            <text:p>20100601</text:p>
          </table:table-cell>
          <table:table-cell table:formula="of:=CONCATENATE(&quot;INSERT INTO export(date, ck_no, amount, fk_lot_id, note) VALUES(&quot;   ;[.E374];    &quot;, &quot;    ;[.C374];    &quot; ,&quot;    ; [.D374];    &quot;, &quot;    ;[.B374];&quot;, '&quot;   ;[.H374];      &quot;' );&quot;)" office:value-type="string" office:string-value="INSERT INTO export(date, ck_no, amount, fk_lot_id, note) VALUES(20100601, 2545 ,50, 34, '' );" calcext:value-type="string">
            <text:p>INSERT INTO export(date, ck_no, amount, fk_lot_id, note) VALUES(20100601, 2545 ,50, 34, '' );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5" calcext:value-type="float">
            <text:p>35</text:p>
          </table:table-cell>
          <table:table-cell office:value-type="float" office:value="4866" calcext:value-type="float">
            <text:p>4866</text:p>
          </table:table-cell>
          <table:table-cell office:value-type="float" office:value="50" calcext:value-type="float">
            <text:p>50</text:p>
          </table:table-cell>
          <table:table-cell office:value-type="float" office:value="20100601" calcext:value-type="float">
            <text:p>20100601</text:p>
          </table:table-cell>
          <table:table-cell table:formula="of:=CONCATENATE(&quot;INSERT INTO export(date, ck_no, amount, fk_lot_id, note) VALUES(&quot;   ;[.E375];    &quot;, &quot;    ;[.C375];    &quot; ,&quot;    ; [.D375];    &quot;, &quot;    ;[.B375];&quot;, '&quot;   ;[.H375];      &quot;' );&quot;)" office:value-type="string" office:string-value="INSERT INTO export(date, ck_no, amount, fk_lot_id, note) VALUES(20100601, 4866 ,50, 35, '' );" calcext:value-type="string">
            <text:p>INSERT INTO export(date, ck_no, amount, fk_lot_id, note) VALUES(20100601, 4866 ,50, 35, '' );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6" calcext:value-type="float">
            <text:p>36</text:p>
          </table:table-cell>
          <table:table-cell office:value-type="float" office:value="2599" calcext:value-type="float">
            <text:p>2599</text:p>
          </table:table-cell>
          <table:table-cell office:value-type="float" office:value="50" calcext:value-type="float">
            <text:p>50</text:p>
          </table:table-cell>
          <table:table-cell office:value-type="float" office:value="20100601" calcext:value-type="float">
            <text:p>20100601</text:p>
          </table:table-cell>
          <table:table-cell table:formula="of:=CONCATENATE(&quot;INSERT INTO export(date, ck_no, amount, fk_lot_id, note) VALUES(&quot;   ;[.E376];    &quot;, &quot;    ;[.C376];    &quot; ,&quot;    ; [.D376];    &quot;, &quot;    ;[.B376];&quot;, '&quot;   ;[.H376];      &quot;' );&quot;)" office:value-type="string" office:string-value="INSERT INTO export(date, ck_no, amount, fk_lot_id, note) VALUES(20100601, 2599 ,50, 36, '' );" calcext:value-type="string">
            <text:p>INSERT INTO export(date, ck_no, amount, fk_lot_id, note) VALUES(20100601, 2599 ,50, 36, '' );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7" calcext:value-type="float">
            <text:p>37</text:p>
          </table:table-cell>
          <table:table-cell office:value-type="float" office:value="1059" calcext:value-type="float">
            <text:p>1059</text:p>
          </table:table-cell>
          <table:table-cell office:value-type="float" office:value="50" calcext:value-type="float">
            <text:p>50</text:p>
          </table:table-cell>
          <table:table-cell office:value-type="float" office:value="20100601" calcext:value-type="float">
            <text:p>20100601</text:p>
          </table:table-cell>
          <table:table-cell table:formula="of:=CONCATENATE(&quot;INSERT INTO export(date, ck_no, amount, fk_lot_id, note) VALUES(&quot;   ;[.E377];    &quot;, &quot;    ;[.C377];    &quot; ,&quot;    ; [.D377];    &quot;, &quot;    ;[.B377];&quot;, '&quot;   ;[.H377];      &quot;' );&quot;)" office:value-type="string" office:string-value="INSERT INTO export(date, ck_no, amount, fk_lot_id, note) VALUES(20100601, 1059 ,50, 37, '' );" calcext:value-type="string">
            <text:p>INSERT INTO export(date, ck_no, amount, fk_lot_id, note) VALUES(20100601, 1059 ,50, 37, '' );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8" calcext:value-type="float">
            <text:p>38</text:p>
          </table:table-cell>
          <table:table-cell office:value-type="float" office:value="721" calcext:value-type="float">
            <text:p>721</text:p>
          </table:table-cell>
          <table:table-cell office:value-type="float" office:value="50" calcext:value-type="float">
            <text:p>50</text:p>
          </table:table-cell>
          <table:table-cell office:value-type="float" office:value="20100601" calcext:value-type="float">
            <text:p>20100601</text:p>
          </table:table-cell>
          <table:table-cell table:formula="of:=CONCATENATE(&quot;INSERT INTO export(date, ck_no, amount, fk_lot_id, note) VALUES(&quot;   ;[.E378];    &quot;, &quot;    ;[.C378];    &quot; ,&quot;    ; [.D378];    &quot;, &quot;    ;[.B378];&quot;, '&quot;   ;[.H378];      &quot;' );&quot;)" office:value-type="string" office:string-value="INSERT INTO export(date, ck_no, amount, fk_lot_id, note) VALUES(20100601, 721 ,50, 38, '' );" calcext:value-type="string">
            <text:p>INSERT INTO export(date, ck_no, amount, fk_lot_id, note) VALUES(20100601, 721 ,50, 38, '' );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9" calcext:value-type="float">
            <text:p>39</text:p>
          </table:table-cell>
          <table:table-cell office:value-type="float" office:value="7092" calcext:value-type="float">
            <text:p>7092</text:p>
          </table:table-cell>
          <table:table-cell office:value-type="float" office:value="50" calcext:value-type="float">
            <text:p>50</text:p>
          </table:table-cell>
          <table:table-cell office:value-type="float" office:value="20100601" calcext:value-type="float">
            <text:p>20100601</text:p>
          </table:table-cell>
          <table:table-cell table:formula="of:=CONCATENATE(&quot;INSERT INTO export(date, ck_no, amount, fk_lot_id, note) VALUES(&quot;   ;[.E379];    &quot;, &quot;    ;[.C379];    &quot; ,&quot;    ; [.D379];    &quot;, &quot;    ;[.B379];&quot;, '&quot;   ;[.H379];      &quot;' );&quot;)" office:value-type="string" office:string-value="INSERT INTO export(date, ck_no, amount, fk_lot_id, note) VALUES(20100601, 7092 ,50, 39, '' );" calcext:value-type="string">
            <text:p>INSERT INTO export(date, ck_no, amount, fk_lot_id, note) VALUES(20100601, 7092 ,50, 39, '' );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0" calcext:value-type="float">
            <text:p>40</text:p>
          </table:table-cell>
          <table:table-cell office:value-type="float" office:value="7389" calcext:value-type="float">
            <text:p>7389</text:p>
          </table:table-cell>
          <table:table-cell office:value-type="float" office:value="50" calcext:value-type="float">
            <text:p>50</text:p>
          </table:table-cell>
          <table:table-cell office:value-type="float" office:value="20100601" calcext:value-type="float">
            <text:p>20100601</text:p>
          </table:table-cell>
          <table:table-cell table:formula="of:=CONCATENATE(&quot;INSERT INTO export(date, ck_no, amount, fk_lot_id, note) VALUES(&quot;   ;[.E380];    &quot;, &quot;    ;[.C380];    &quot; ,&quot;    ; [.D380];    &quot;, &quot;    ;[.B380];&quot;, '&quot;   ;[.H380];      &quot;' );&quot;)" office:value-type="string" office:string-value="INSERT INTO export(date, ck_no, amount, fk_lot_id, note) VALUES(20100601, 7389 ,50, 40, '' );" calcext:value-type="string">
            <text:p>INSERT INTO export(date, ck_no, amount, fk_lot_id, note) VALUES(20100601, 7389 ,50, 40, '' );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41" calcext:value-type="float">
            <text:p>41</text:p>
          </table:table-cell>
          <table:table-cell office:value-type="float" office:value="5187" calcext:value-type="float">
            <text:p>5187</text:p>
          </table:table-cell>
          <table:table-cell office:value-type="float" office:value="50" calcext:value-type="float">
            <text:p>50</text:p>
          </table:table-cell>
          <table:table-cell office:value-type="float" office:value="20100601" calcext:value-type="float">
            <text:p>20100601</text:p>
          </table:table-cell>
          <table:table-cell table:formula="of:=CONCATENATE(&quot;INSERT INTO export(date, ck_no, amount, fk_lot_id, note) VALUES(&quot;   ;[.E381];    &quot;, &quot;    ;[.C381];    &quot; ,&quot;    ; [.D381];    &quot;, &quot;    ;[.B381];&quot;, '&quot;   ;[.H381];      &quot;' );&quot;)" office:value-type="string" office:string-value="INSERT INTO export(date, ck_no, amount, fk_lot_id, note) VALUES(20100601, 5187 ,50, 41, '' );" calcext:value-type="string">
            <text:p>INSERT INTO export(date, ck_no, amount, fk_lot_id, note) VALUES(20100601, 5187 ,50, 41, '' );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00601" calcext:value-type="float">
            <text:p>20100601</text:p>
          </table:table-cell>
          <table:table-cell table:formula="of:=CONCATENATE(&quot;INSERT INTO export(date, ck_no, amount, fk_lot_id, note) VALUES(&quot;   ;[.E382];    &quot;, &quot;    ;[.C382];    &quot; ,&quot;    ; [.D382];    &quot;, &quot;    ;[.B382];&quot;, '&quot;   ;[.H382];      &quot;' );&quot;)" office:value-type="string" office:string-value="INSERT INTO export(date, ck_no, amount, fk_lot_id, note) VALUES(20100601, 0 ,0, 42, '' );" calcext:value-type="string">
            <text:p>INSERT INTO export(date, ck_no, amount, fk_lot_id, note) VALUES(20100601, 0 ,0, 42, '' );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43" calcext:value-type="float">
            <text:p>43</text:p>
          </table:table-cell>
          <table:table-cell office:value-type="float" office:value="4711" calcext:value-type="float">
            <text:p>4711</text:p>
          </table:table-cell>
          <table:table-cell office:value-type="float" office:value="50" calcext:value-type="float">
            <text:p>50</text:p>
          </table:table-cell>
          <table:table-cell office:value-type="float" office:value="20100601" calcext:value-type="float">
            <text:p>20100601</text:p>
          </table:table-cell>
          <table:table-cell table:formula="of:=CONCATENATE(&quot;INSERT INTO export(date, ck_no, amount, fk_lot_id, note) VALUES(&quot;   ;[.E383];    &quot;, &quot;    ;[.C383];    &quot; ,&quot;    ; [.D383];    &quot;, &quot;    ;[.B383];&quot;, '&quot;   ;[.H383];      &quot;' );&quot;)" office:value-type="string" office:string-value="INSERT INTO export(date, ck_no, amount, fk_lot_id, note) VALUES(20100601, 4711 ,50, 43, '' );" calcext:value-type="string">
            <text:p>INSERT INTO export(date, ck_no, amount, fk_lot_id, note) VALUES(20100601, 4711 ,50, 43, '' );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44" calcext:value-type="float">
            <text:p>44</text:p>
          </table:table-cell>
          <table:table-cell office:value-type="float" office:value="1711" calcext:value-type="float">
            <text:p>1711</text:p>
          </table:table-cell>
          <table:table-cell office:value-type="float" office:value="50" calcext:value-type="float">
            <text:p>50</text:p>
          </table:table-cell>
          <table:table-cell office:value-type="float" office:value="20100601" calcext:value-type="float">
            <text:p>20100601</text:p>
          </table:table-cell>
          <table:table-cell table:formula="of:=CONCATENATE(&quot;INSERT INTO export(date, ck_no, amount, fk_lot_id, note) VALUES(&quot;   ;[.E384];    &quot;, &quot;    ;[.C384];    &quot; ,&quot;    ; [.D384];    &quot;, &quot;    ;[.B384];&quot;, '&quot;   ;[.H384];      &quot;' );&quot;)" office:value-type="string" office:string-value="INSERT INTO export(date, ck_no, amount, fk_lot_id, note) VALUES(20100601, 1711 ,50, 44, '' );" calcext:value-type="string">
            <text:p>INSERT INTO export(date, ck_no, amount, fk_lot_id, note) VALUES(20100601, 1711 ,50, 44, '' );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45" calcext:value-type="float">
            <text:p>45</text:p>
          </table:table-cell>
          <table:table-cell office:value-type="float" office:value="2342" calcext:value-type="float">
            <text:p>2342</text:p>
          </table:table-cell>
          <table:table-cell office:value-type="float" office:value="50" calcext:value-type="float">
            <text:p>50</text:p>
          </table:table-cell>
          <table:table-cell office:value-type="float" office:value="20100601" calcext:value-type="float">
            <text:p>20100601</text:p>
          </table:table-cell>
          <table:table-cell table:formula="of:=CONCATENATE(&quot;INSERT INTO export(date, ck_no, amount, fk_lot_id, note) VALUES(&quot;   ;[.E385];    &quot;, &quot;    ;[.C385];    &quot; ,&quot;    ; [.D385];    &quot;, &quot;    ;[.B385];&quot;, '&quot;   ;[.H385];      &quot;' );&quot;)" office:value-type="string" office:string-value="INSERT INTO export(date, ck_no, amount, fk_lot_id, note) VALUES(20100601, 2342 ,50, 45, '' );" calcext:value-type="string">
            <text:p>INSERT INTO export(date, ck_no, amount, fk_lot_id, note) VALUES(20100601, 2342 ,50, 45, '' );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6" calcext:value-type="float">
            <text:p>46</text:p>
          </table:table-cell>
          <table:table-cell office:value-type="float" office:value="2510" calcext:value-type="float">
            <text:p>2510</text:p>
          </table:table-cell>
          <table:table-cell office:value-type="float" office:value="50" calcext:value-type="float">
            <text:p>50</text:p>
          </table:table-cell>
          <table:table-cell office:value-type="float" office:value="20100601" calcext:value-type="float">
            <text:p>20100601</text:p>
          </table:table-cell>
          <table:table-cell table:formula="of:=CONCATENATE(&quot;INSERT INTO export(date, ck_no, amount, fk_lot_id, note) VALUES(&quot;   ;[.E386];    &quot;, &quot;    ;[.C386];    &quot; ,&quot;    ; [.D386];    &quot;, &quot;    ;[.B386];&quot;, '&quot;   ;[.H386];      &quot;' );&quot;)" office:value-type="string" office:string-value="INSERT INTO export(date, ck_no, amount, fk_lot_id, note) VALUES(20100601, 2510 ,50, 46, '' );" calcext:value-type="string">
            <text:p>INSERT INTO export(date, ck_no, amount, fk_lot_id, note) VALUES(20100601, 2510 ,50, 46, '' );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7" calcext:value-type="float">
            <text:p>47</text:p>
          </table:table-cell>
          <table:table-cell office:value-type="float" office:value="2120" calcext:value-type="float">
            <text:p>2120</text:p>
          </table:table-cell>
          <table:table-cell office:value-type="float" office:value="50" calcext:value-type="float">
            <text:p>50</text:p>
          </table:table-cell>
          <table:table-cell office:value-type="float" office:value="20100601" calcext:value-type="float">
            <text:p>20100601</text:p>
          </table:table-cell>
          <table:table-cell table:formula="of:=CONCATENATE(&quot;INSERT INTO export(date, ck_no, amount, fk_lot_id, note) VALUES(&quot;   ;[.E387];    &quot;, &quot;    ;[.C387];    &quot; ,&quot;    ; [.D387];    &quot;, &quot;    ;[.B387];&quot;, '&quot;   ;[.H387];      &quot;' );&quot;)" office:value-type="string" office:string-value="INSERT INTO export(date, ck_no, amount, fk_lot_id, note) VALUES(20100601, 2120 ,50, 47, '' );" calcext:value-type="string">
            <text:p>INSERT INTO export(date, ck_no, amount, fk_lot_id, note) VALUES(20100601, 2120 ,50, 47, '' );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8" calcext:value-type="float">
            <text:p>48</text:p>
          </table:table-cell>
          <table:table-cell office:value-type="float" office:value="2208" calcext:value-type="float">
            <text:p>2208</text:p>
          </table:table-cell>
          <table:table-cell office:value-type="float" office:value="50" calcext:value-type="float">
            <text:p>50</text:p>
          </table:table-cell>
          <table:table-cell office:value-type="float" office:value="20100601" calcext:value-type="float">
            <text:p>20100601</text:p>
          </table:table-cell>
          <table:table-cell table:formula="of:=CONCATENATE(&quot;INSERT INTO export(date, ck_no, amount, fk_lot_id, note) VALUES(&quot;   ;[.E388];    &quot;, &quot;    ;[.C388];    &quot; ,&quot;    ; [.D388];    &quot;, &quot;    ;[.B388];&quot;, '&quot;   ;[.H388];      &quot;' );&quot;)" office:value-type="string" office:string-value="INSERT INTO export(date, ck_no, amount, fk_lot_id, note) VALUES(20100601, 2208 ,50, 48, '' );" calcext:value-type="string">
            <text:p>INSERT INTO export(date, ck_no, amount, fk_lot_id, note) VALUES(20100601, 2208 ,50, 48, '' );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49" calcext:value-type="float">
            <text:p>49</text:p>
          </table:table-cell>
          <table:table-cell office:value-type="float" office:value="2116" calcext:value-type="float">
            <text:p>2116</text:p>
          </table:table-cell>
          <table:table-cell office:value-type="float" office:value="50" calcext:value-type="float">
            <text:p>50</text:p>
          </table:table-cell>
          <table:table-cell office:value-type="float" office:value="20100601" calcext:value-type="float">
            <text:p>20100601</text:p>
          </table:table-cell>
          <table:table-cell table:formula="of:=CONCATENATE(&quot;INSERT INTO export(date, ck_no, amount, fk_lot_id, note) VALUES(&quot;   ;[.E389];    &quot;, &quot;    ;[.C389];    &quot; ,&quot;    ; [.D389];    &quot;, &quot;    ;[.B389];&quot;, '&quot;   ;[.H389];      &quot;' );&quot;)" office:value-type="string" office:string-value="INSERT INTO export(date, ck_no, amount, fk_lot_id, note) VALUES(20100601, 2116 ,50, 49, '' );" calcext:value-type="string">
            <text:p>INSERT INTO export(date, ck_no, amount, fk_lot_id, note) VALUES(20100601, 2116 ,50, 49, '' );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50" calcext:value-type="float">
            <text:p>50</text:p>
          </table:table-cell>
          <table:table-cell office:value-type="float" office:value="607" calcext:value-type="float">
            <text:p>607</text:p>
          </table:table-cell>
          <table:table-cell office:value-type="float" office:value="50" calcext:value-type="float">
            <text:p>50</text:p>
          </table:table-cell>
          <table:table-cell office:value-type="float" office:value="20100601" calcext:value-type="float">
            <text:p>20100601</text:p>
          </table:table-cell>
          <table:table-cell table:formula="of:=CONCATENATE(&quot;INSERT INTO export(date, ck_no, amount, fk_lot_id, note) VALUES(&quot;   ;[.E390];    &quot;, &quot;    ;[.C390];    &quot; ,&quot;    ; [.D390];    &quot;, &quot;    ;[.B390];&quot;, '&quot;   ;[.H390];      &quot;' );&quot;)" office:value-type="string" office:string-value="INSERT INTO export(date, ck_no, amount, fk_lot_id, note) VALUES(20100601, 607 ,50, 50, '' );" calcext:value-type="string">
            <text:p>INSERT INTO export(date, ck_no, amount, fk_lot_id, note) VALUES(20100601, 607 ,50, 50, '' );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51" calcext:value-type="float">
            <text:p>51</text:p>
          </table:table-cell>
          <table:table-cell office:value-type="float" office:value="530" calcext:value-type="float">
            <text:p>530</text:p>
          </table:table-cell>
          <table:table-cell office:value-type="float" office:value="50" calcext:value-type="float">
            <text:p>50</text:p>
          </table:table-cell>
          <table:table-cell office:value-type="float" office:value="20100601" calcext:value-type="float">
            <text:p>20100601</text:p>
          </table:table-cell>
          <table:table-cell table:formula="of:=CONCATENATE(&quot;INSERT INTO export(date, ck_no, amount, fk_lot_id, note) VALUES(&quot;   ;[.E391];    &quot;, &quot;    ;[.C391];    &quot; ,&quot;    ; [.D391];    &quot;, &quot;    ;[.B391];&quot;, '&quot;   ;[.H391];      &quot;' );&quot;)" office:value-type="string" office:string-value="INSERT INTO export(date, ck_no, amount, fk_lot_id, note) VALUES(20100601, 530 ,50, 51, '' );" calcext:value-type="string">
            <text:p>INSERT INTO export(date, ck_no, amount, fk_lot_id, note) VALUES(20100601, 530 ,50, 51, '' );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52" calcext:value-type="float">
            <text:p>52</text:p>
          </table:table-cell>
          <table:table-cell office:value-type="float" office:value="583" calcext:value-type="float">
            <text:p>583</text:p>
          </table:table-cell>
          <table:table-cell office:value-type="float" office:value="50" calcext:value-type="float">
            <text:p>50</text:p>
          </table:table-cell>
          <table:table-cell office:value-type="float" office:value="20100601" calcext:value-type="float">
            <text:p>20100601</text:p>
          </table:table-cell>
          <table:table-cell table:formula="of:=CONCATENATE(&quot;INSERT INTO export(date, ck_no, amount, fk_lot_id, note) VALUES(&quot;   ;[.E392];    &quot;, &quot;    ;[.C392];    &quot; ,&quot;    ; [.D392];    &quot;, &quot;    ;[.B392];&quot;, '&quot;   ;[.H392];      &quot;' );&quot;)" office:value-type="string" office:string-value="INSERT INTO export(date, ck_no, amount, fk_lot_id, note) VALUES(20100601, 583 ,50, 52, '' );" calcext:value-type="string">
            <text:p>INSERT INTO export(date, ck_no, amount, fk_lot_id, note) VALUES(20100601, 583 ,50, 52, '' );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53" calcext:value-type="float">
            <text:p>53</text:p>
          </table:table-cell>
          <table:table-cell office:value-type="float" office:value="1524" calcext:value-type="float">
            <text:p>1524</text:p>
          </table:table-cell>
          <table:table-cell office:value-type="float" office:value="50" calcext:value-type="float">
            <text:p>50</text:p>
          </table:table-cell>
          <table:table-cell office:value-type="float" office:value="20100601" calcext:value-type="float">
            <text:p>20100601</text:p>
          </table:table-cell>
          <table:table-cell table:formula="of:=CONCATENATE(&quot;INSERT INTO export(date, ck_no, amount, fk_lot_id, note) VALUES(&quot;   ;[.E393];    &quot;, &quot;    ;[.C393];    &quot; ,&quot;    ; [.D393];    &quot;, &quot;    ;[.B393];&quot;, '&quot;   ;[.H393];      &quot;' );&quot;)" office:value-type="string" office:string-value="INSERT INTO export(date, ck_no, amount, fk_lot_id, note) VALUES(20100601, 1524 ,50, 53, '' );" calcext:value-type="string">
            <text:p>INSERT INTO export(date, ck_no, amount, fk_lot_id, note) VALUES(20100601, 1524 ,50, 53, '' );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54" calcext:value-type="float">
            <text:p>54</text:p>
          </table:table-cell>
          <table:table-cell office:value-type="float" office:value="1182" calcext:value-type="float">
            <text:p>1182</text:p>
          </table:table-cell>
          <table:table-cell office:value-type="float" office:value="50" calcext:value-type="float">
            <text:p>50</text:p>
          </table:table-cell>
          <table:table-cell office:value-type="float" office:value="20100601" calcext:value-type="float">
            <text:p>20100601</text:p>
          </table:table-cell>
          <table:table-cell table:formula="of:=CONCATENATE(&quot;INSERT INTO export(date, ck_no, amount, fk_lot_id, note) VALUES(&quot;   ;[.E394];    &quot;, &quot;    ;[.C394];    &quot; ,&quot;    ; [.D394];    &quot;, &quot;    ;[.B394];&quot;, '&quot;   ;[.H394];      &quot;' );&quot;)" office:value-type="string" office:string-value="INSERT INTO export(date, ck_no, amount, fk_lot_id, note) VALUES(20100601, 1182 ,50, 54, '' );" calcext:value-type="string">
            <text:p>INSERT INTO export(date, ck_no, amount, fk_lot_id, note) VALUES(20100601, 1182 ,50, 54, '' );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55" calcext:value-type="float">
            <text:p>55</text:p>
          </table:table-cell>
          <table:table-cell office:value-type="float" office:value="4379" calcext:value-type="float">
            <text:p>4379</text:p>
          </table:table-cell>
          <table:table-cell office:value-type="float" office:value="50" calcext:value-type="float">
            <text:p>50</text:p>
          </table:table-cell>
          <table:table-cell office:value-type="float" office:value="20100601" calcext:value-type="float">
            <text:p>20100601</text:p>
          </table:table-cell>
          <table:table-cell table:formula="of:=CONCATENATE(&quot;INSERT INTO export(date, ck_no, amount, fk_lot_id, note) VALUES(&quot;   ;[.E395];    &quot;, &quot;    ;[.C395];    &quot; ,&quot;    ; [.D395];    &quot;, &quot;    ;[.B395];&quot;, '&quot;   ;[.H395];      &quot;' );&quot;)" office:value-type="string" office:string-value="INSERT INTO export(date, ck_no, amount, fk_lot_id, note) VALUES(20100601, 4379 ,50, 55, '' );" calcext:value-type="string">
            <text:p>INSERT INTO export(date, ck_no, amount, fk_lot_id, note) VALUES(20100601, 4379 ,50, 55, '' );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56" calcext:value-type="float">
            <text:p>56</text:p>
          </table:table-cell>
          <table:table-cell office:value-type="float" office:value="6007" calcext:value-type="float">
            <text:p>6007</text:p>
          </table:table-cell>
          <table:table-cell office:value-type="float" office:value="50" calcext:value-type="float">
            <text:p>50</text:p>
          </table:table-cell>
          <table:table-cell office:value-type="float" office:value="20100601" calcext:value-type="float">
            <text:p>20100601</text:p>
          </table:table-cell>
          <table:table-cell table:formula="of:=CONCATENATE(&quot;INSERT INTO export(date, ck_no, amount, fk_lot_id, note) VALUES(&quot;   ;[.E396];    &quot;, &quot;    ;[.C396];    &quot; ,&quot;    ; [.D396];    &quot;, &quot;    ;[.B396];&quot;, '&quot;   ;[.H396];      &quot;' );&quot;)" office:value-type="string" office:string-value="INSERT INTO export(date, ck_no, amount, fk_lot_id, note) VALUES(20100601, 6007 ,50, 56, '' );" calcext:value-type="string">
            <text:p>INSERT INTO export(date, ck_no, amount, fk_lot_id, note) VALUES(20100601, 6007 ,50, 56, '' );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67" calcext:value-type="float">
            <text:p>67</text:p>
          </table:table-cell>
          <table:table-cell office:value-type="float" office:value="33071331" calcext:value-type="float">
            <text:p>33071331</text:p>
          </table:table-cell>
          <table:table-cell office:value-type="float" office:value="50" calcext:value-type="float">
            <text:p>50</text:p>
          </table:table-cell>
          <table:table-cell office:value-type="float" office:value="20100601" calcext:value-type="float">
            <text:p>20100601</text:p>
          </table:table-cell>
          <table:table-cell table:formula="of:=CONCATENATE(&quot;INSERT INTO export(date, ck_no, amount, fk_lot_id, note) VALUES(&quot;   ;[.E397];    &quot;, &quot;    ;[.C397];    &quot; ,&quot;    ; [.D397];    &quot;, &quot;    ;[.B397];&quot;, '&quot;   ;[.H397];      &quot;' );&quot;)" office:value-type="string" office:string-value="INSERT INTO export(date, ck_no, amount, fk_lot_id, note) VALUES(20100601, 33071331 ,50, 67, '' );" calcext:value-type="string">
            <text:p>INSERT INTO export(date, ck_no, amount, fk_lot_id, note) VALUES(20100601, 33071331 ,50, 67, '' );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8" calcext:value-type="float">
            <text:p>68</text:p>
          </table:table-cell>
          <table:table-cell office:value-type="float" office:value="8609" calcext:value-type="float">
            <text:p>8609</text:p>
          </table:table-cell>
          <table:table-cell office:value-type="float" office:value="50" calcext:value-type="float">
            <text:p>50</text:p>
          </table:table-cell>
          <table:table-cell office:value-type="float" office:value="20100601" calcext:value-type="float">
            <text:p>20100601</text:p>
          </table:table-cell>
          <table:table-cell table:formula="of:=CONCATENATE(&quot;INSERT INTO export(date, ck_no, amount, fk_lot_id, note) VALUES(&quot;   ;[.E398];    &quot;, &quot;    ;[.C398];    &quot; ,&quot;    ; [.D398];    &quot;, &quot;    ;[.B398];&quot;, '&quot;   ;[.H398];      &quot;' );&quot;)" office:value-type="string" office:string-value="INSERT INTO export(date, ck_no, amount, fk_lot_id, note) VALUES(20100601, 8609 ,50, 68, '' );" calcext:value-type="string">
            <text:p>INSERT INTO export(date, ck_no, amount, fk_lot_id, note) VALUES(20100601, 8609 ,50, 68, '' );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59" calcext:value-type="float">
            <text:p>59</text:p>
          </table:table-cell>
          <table:table-cell office:value-type="float" office:value="6410" calcext:value-type="float">
            <text:p>6410</text:p>
          </table:table-cell>
          <table:table-cell office:value-type="float" office:value="50" calcext:value-type="float">
            <text:p>50</text:p>
          </table:table-cell>
          <table:table-cell office:value-type="float" office:value="20100601" calcext:value-type="float">
            <text:p>20100601</text:p>
          </table:table-cell>
          <table:table-cell table:formula="of:=CONCATENATE(&quot;INSERT INTO export(date, ck_no, amount, fk_lot_id, note) VALUES(&quot;   ;[.E399];    &quot;, &quot;    ;[.C399];    &quot; ,&quot;    ; [.D399];    &quot;, &quot;    ;[.B399];&quot;, '&quot;   ;[.H399];      &quot;' );&quot;)" office:value-type="string" office:string-value="INSERT INTO export(date, ck_no, amount, fk_lot_id, note) VALUES(20100601, 6410 ,50, 59, '' );" calcext:value-type="string">
            <text:p>INSERT INTO export(date, ck_no, amount, fk_lot_id, note) VALUES(20100601, 6410 ,50, 59, '' );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0" calcext:value-type="float">
            <text:p>60</text:p>
          </table:table-cell>
          <table:table-cell office:value-type="float" office:value="1113" calcext:value-type="float">
            <text:p>1113</text:p>
          </table:table-cell>
          <table:table-cell office:value-type="float" office:value="50" calcext:value-type="float">
            <text:p>50</text:p>
          </table:table-cell>
          <table:table-cell office:value-type="float" office:value="20100601" calcext:value-type="float">
            <text:p>20100601</text:p>
          </table:table-cell>
          <table:table-cell table:formula="of:=CONCATENATE(&quot;INSERT INTO export(date, ck_no, amount, fk_lot_id, note) VALUES(&quot;   ;[.E400];    &quot;, &quot;    ;[.C400];    &quot; ,&quot;    ; [.D400];    &quot;, &quot;    ;[.B400];&quot;, '&quot;   ;[.H400];      &quot;' );&quot;)" office:value-type="string" office:string-value="INSERT INTO export(date, ck_no, amount, fk_lot_id, note) VALUES(20100601, 1113 ,50, 60, '' );" calcext:value-type="string">
            <text:p>INSERT INTO export(date, ck_no, amount, fk_lot_id, note) VALUES(20100601, 1113 ,50, 60, '' );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61" calcext:value-type="float">
            <text:p>61</text:p>
          </table:table-cell>
          <table:table-cell office:value-type="float" office:value="4278" calcext:value-type="float">
            <text:p>4278</text:p>
          </table:table-cell>
          <table:table-cell office:value-type="float" office:value="50" calcext:value-type="float">
            <text:p>50</text:p>
          </table:table-cell>
          <table:table-cell office:value-type="float" office:value="20100601" calcext:value-type="float">
            <text:p>20100601</text:p>
          </table:table-cell>
          <table:table-cell table:formula="of:=CONCATENATE(&quot;INSERT INTO export(date, ck_no, amount, fk_lot_id, note) VALUES(&quot;   ;[.E401];    &quot;, &quot;    ;[.C401];    &quot; ,&quot;    ; [.D401];    &quot;, &quot;    ;[.B401];&quot;, '&quot;   ;[.H401];      &quot;' );&quot;)" office:value-type="string" office:string-value="INSERT INTO export(date, ck_no, amount, fk_lot_id, note) VALUES(20100601, 4278 ,50, 61, '' );" calcext:value-type="string">
            <text:p>INSERT INTO export(date, ck_no, amount, fk_lot_id, note) VALUES(20100601, 4278 ,50, 61, '' );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2" calcext:value-type="float">
            <text:p>62</text:p>
          </table:table-cell>
          <table:table-cell office:value-type="float" office:value="4822" calcext:value-type="float">
            <text:p>4822</text:p>
          </table:table-cell>
          <table:table-cell office:value-type="float" office:value="50" calcext:value-type="float">
            <text:p>50</text:p>
          </table:table-cell>
          <table:table-cell office:value-type="float" office:value="20100601" calcext:value-type="float">
            <text:p>20100601</text:p>
          </table:table-cell>
          <table:table-cell table:formula="of:=CONCATENATE(&quot;INSERT INTO export(date, ck_no, amount, fk_lot_id, note) VALUES(&quot;   ;[.E402];    &quot;, &quot;    ;[.C402];    &quot; ,&quot;    ; [.D402];    &quot;, &quot;    ;[.B402];&quot;, '&quot;   ;[.H402];      &quot;' );&quot;)" office:value-type="string" office:string-value="INSERT INTO export(date, ck_no, amount, fk_lot_id, note) VALUES(20100601, 4822 ,50, 62, '' );" calcext:value-type="string">
            <text:p>INSERT INTO export(date, ck_no, amount, fk_lot_id, note) VALUES(20100601, 4822 ,50, 62, '' );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63" calcext:value-type="float">
            <text:p>63</text:p>
          </table:table-cell>
          <table:table-cell office:value-type="float" office:value="2312" calcext:value-type="float">
            <text:p>2312</text:p>
          </table:table-cell>
          <table:table-cell office:value-type="float" office:value="50" calcext:value-type="float">
            <text:p>50</text:p>
          </table:table-cell>
          <table:table-cell office:value-type="float" office:value="20100601" calcext:value-type="float">
            <text:p>20100601</text:p>
          </table:table-cell>
          <table:table-cell table:formula="of:=CONCATENATE(&quot;INSERT INTO export(date, ck_no, amount, fk_lot_id, note) VALUES(&quot;   ;[.E403];    &quot;, &quot;    ;[.C403];    &quot; ,&quot;    ; [.D403];    &quot;, &quot;    ;[.B403];&quot;, '&quot;   ;[.H403];      &quot;' );&quot;)" office:value-type="string" office:string-value="INSERT INTO export(date, ck_no, amount, fk_lot_id, note) VALUES(20100601, 2312 ,50, 63, '' );" calcext:value-type="string">
            <text:p>INSERT INTO export(date, ck_no, amount, fk_lot_id, note) VALUES(20100601, 2312 ,50, 63, '' );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64" calcext:value-type="float">
            <text:p>64</text:p>
          </table:table-cell>
          <table:table-cell office:value-type="float" office:value="1712" calcext:value-type="float">
            <text:p>1712</text:p>
          </table:table-cell>
          <table:table-cell office:value-type="float" office:value="50" calcext:value-type="float">
            <text:p>50</text:p>
          </table:table-cell>
          <table:table-cell office:value-type="float" office:value="20100601" calcext:value-type="float">
            <text:p>20100601</text:p>
          </table:table-cell>
          <table:table-cell table:formula="of:=CONCATENATE(&quot;INSERT INTO export(date, ck_no, amount, fk_lot_id, note) VALUES(&quot;   ;[.E404];    &quot;, &quot;    ;[.C404];    &quot; ,&quot;    ; [.D404];    &quot;, &quot;    ;[.B404];&quot;, '&quot;   ;[.H404];      &quot;' );&quot;)" office:value-type="string" office:string-value="INSERT INTO export(date, ck_no, amount, fk_lot_id, note) VALUES(20100601, 1712 ,50, 64, '' );" calcext:value-type="string">
            <text:p>INSERT INTO export(date, ck_no, amount, fk_lot_id, note) VALUES(20100601, 1712 ,50, 64, '' );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65" calcext:value-type="float">
            <text:p>65</text:p>
          </table:table-cell>
          <table:table-cell office:value-type="float" office:value="1235" calcext:value-type="float">
            <text:p>1235</text:p>
          </table:table-cell>
          <table:table-cell office:value-type="float" office:value="50" calcext:value-type="float">
            <text:p>50</text:p>
          </table:table-cell>
          <table:table-cell office:value-type="float" office:value="20100601" calcext:value-type="float">
            <text:p>20100601</text:p>
          </table:table-cell>
          <table:table-cell table:formula="of:=CONCATENATE(&quot;INSERT INTO export(date, ck_no, amount, fk_lot_id, note) VALUES(&quot;   ;[.E405];    &quot;, &quot;    ;[.C405];    &quot; ,&quot;    ; [.D405];    &quot;, &quot;    ;[.B405];&quot;, '&quot;   ;[.H405];      &quot;' );&quot;)" office:value-type="string" office:string-value="INSERT INTO export(date, ck_no, amount, fk_lot_id, note) VALUES(20100601, 1235 ,50, 65, '' );" calcext:value-type="string">
            <text:p>INSERT INTO export(date, ck_no, amount, fk_lot_id, note) VALUES(20100601, 1235 ,50, 65, '' );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6" calcext:value-type="float">
            <text:p>66</text:p>
          </table:table-cell>
          <table:table-cell office:value-type="float" office:value="6375359" calcext:value-type="float">
            <text:p>6375359</text:p>
          </table:table-cell>
          <table:table-cell office:value-type="float" office:value="50" calcext:value-type="float">
            <text:p>50</text:p>
          </table:table-cell>
          <table:table-cell office:value-type="float" office:value="20100601" calcext:value-type="float">
            <text:p>20100601</text:p>
          </table:table-cell>
          <table:table-cell table:formula="of:=CONCATENATE(&quot;INSERT INTO export(date, ck_no, amount, fk_lot_id, note) VALUES(&quot;   ;[.E406];    &quot;, &quot;    ;[.C406];    &quot; ,&quot;    ; [.D406];    &quot;, &quot;    ;[.B406];&quot;, '&quot;   ;[.H406];      &quot;' );&quot;)" office:value-type="string" office:string-value="INSERT INTO export(date, ck_no, amount, fk_lot_id, note) VALUES(20100601, 6375359 ,50, 66, '' );" calcext:value-type="string">
            <text:p>INSERT INTO export(date, ck_no, amount, fk_lot_id, note) VALUES(20100601, 6375359 ,50, 66, '' );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58" calcext:value-type="float">
            <text:p>58</text:p>
          </table:table-cell>
          <table:table-cell office:value-type="float" office:value="1331" calcext:value-type="float">
            <text:p>1331</text:p>
          </table:table-cell>
          <table:table-cell office:value-type="float" office:value="50" calcext:value-type="float">
            <text:p>50</text:p>
          </table:table-cell>
          <table:table-cell office:value-type="float" office:value="20100601" calcext:value-type="float">
            <text:p>20100601</text:p>
          </table:table-cell>
          <table:table-cell table:formula="of:=CONCATENATE(&quot;INSERT INTO export(date, ck_no, amount, fk_lot_id, note) VALUES(&quot;   ;[.E407];    &quot;, &quot;    ;[.C407];    &quot; ,&quot;    ; [.D407];    &quot;, &quot;    ;[.B407];&quot;, '&quot;   ;[.H407];      &quot;' );&quot;)" office:value-type="string" office:string-value="INSERT INTO export(date, ck_no, amount, fk_lot_id, note) VALUES(20100601, 1331 ,50, 58, '' );" calcext:value-type="string">
            <text:p>INSERT INTO export(date, ck_no, amount, fk_lot_id, note) VALUES(20100601, 1331 ,50, 58, '' );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00601" calcext:value-type="float">
            <text:p>20100601</text:p>
          </table:table-cell>
          <table:table-cell table:formula="of:=CONCATENATE(&quot;INSERT INTO export(date, ck_no, amount, fk_lot_id, note) VALUES(&quot;   ;[.E408];    &quot;, &quot;    ;[.C408];    &quot; ,&quot;    ; [.D408];    &quot;, &quot;    ;[.B408];&quot;, '&quot;   ;[.H408];      &quot;' );&quot;)" office:value-type="string" office:string-value="INSERT INTO export(date, ck_no, amount, fk_lot_id, note) VALUES(20100601, 0 ,0, 57, '' );" calcext:value-type="string">
            <text:p>INSERT INTO export(date, ck_no, amount, fk_lot_id, note) VALUES(20100601, 0 ,0, 57, '' );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" calcext:value-type="float">
            <text:p>1</text:p>
          </table:table-cell>
          <table:table-cell office:value-type="float" office:value="342525" calcext:value-type="float">
            <text:p>342525</text:p>
          </table:table-cell>
          <table:table-cell office:value-type="float" office:value="50" calcext:value-type="float">
            <text:p>50</text:p>
          </table:table-cell>
          <table:table-cell office:value-type="float" office:value="20110601" calcext:value-type="float">
            <text:p>20110601</text:p>
          </table:table-cell>
          <table:table-cell table:formula="of:=CONCATENATE(&quot;INSERT INTO export(date, ck_no, amount, fk_lot_id, note) VALUES(&quot;   ;[.E409];    &quot;, &quot;    ;[.C409];    &quot; ,&quot;    ; [.D409];    &quot;, &quot;    ;[.B409];&quot;, '&quot;   ;[.H409];      &quot;' );&quot;)" office:value-type="string" office:string-value="INSERT INTO export(date, ck_no, amount, fk_lot_id, note) VALUES(20110601, 342525 ,50, 1, '' );" calcext:value-type="string">
            <text:p>INSERT INTO export(date, ck_no, amount, fk_lot_id, note) VALUES(20110601, 342525 ,50, 1, '' );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" calcext:value-type="float">
            <text:p>2</text:p>
          </table:table-cell>
          <table:table-cell office:value-type="float" office:value="513372" calcext:value-type="float">
            <text:p>513372</text:p>
          </table:table-cell>
          <table:table-cell office:value-type="float" office:value="50" calcext:value-type="float">
            <text:p>50</text:p>
          </table:table-cell>
          <table:table-cell office:value-type="float" office:value="20110601" calcext:value-type="float">
            <text:p>20110601</text:p>
          </table:table-cell>
          <table:table-cell table:formula="of:=CONCATENATE(&quot;INSERT INTO export(date, ck_no, amount, fk_lot_id, note) VALUES(&quot;   ;[.E410];    &quot;, &quot;    ;[.C410];    &quot; ,&quot;    ; [.D410];    &quot;, &quot;    ;[.B410];&quot;, '&quot;   ;[.H410];      &quot;' );&quot;)" office:value-type="string" office:string-value="INSERT INTO export(date, ck_no, amount, fk_lot_id, note) VALUES(20110601, 513372 ,50, 2, '' );" calcext:value-type="string">
            <text:p>INSERT INTO export(date, ck_no, amount, fk_lot_id, note) VALUES(20110601, 513372 ,50, 2, '' );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3" calcext:value-type="float">
            <text:p>3</text:p>
          </table:table-cell>
          <table:table-cell office:value-type="float" office:value="2175" calcext:value-type="float">
            <text:p>2175</text:p>
          </table:table-cell>
          <table:table-cell office:value-type="float" office:value="50" calcext:value-type="float">
            <text:p>50</text:p>
          </table:table-cell>
          <table:table-cell office:value-type="float" office:value="20110601" calcext:value-type="float">
            <text:p>20110601</text:p>
          </table:table-cell>
          <table:table-cell table:formula="of:=CONCATENATE(&quot;INSERT INTO export(date, ck_no, amount, fk_lot_id, note) VALUES(&quot;   ;[.E411];    &quot;, &quot;    ;[.C411];    &quot; ,&quot;    ; [.D411];    &quot;, &quot;    ;[.B411];&quot;, '&quot;   ;[.H411];      &quot;' );&quot;)" office:value-type="string" office:string-value="INSERT INTO export(date, ck_no, amount, fk_lot_id, note) VALUES(20110601, 2175 ,50, 3, '' );" calcext:value-type="string">
            <text:p>INSERT INTO export(date, ck_no, amount, fk_lot_id, note) VALUES(20110601, 2175 ,50, 3, '' );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" calcext:value-type="float">
            <text:p>4</text:p>
          </table:table-cell>
          <table:table-cell office:value-type="float" office:value="3274" calcext:value-type="float">
            <text:p>3274</text:p>
          </table:table-cell>
          <table:table-cell office:value-type="float" office:value="50" calcext:value-type="float">
            <text:p>50</text:p>
          </table:table-cell>
          <table:table-cell office:value-type="float" office:value="20110601" calcext:value-type="float">
            <text:p>20110601</text:p>
          </table:table-cell>
          <table:table-cell table:formula="of:=CONCATENATE(&quot;INSERT INTO export(date, ck_no, amount, fk_lot_id, note) VALUES(&quot;   ;[.E412];    &quot;, &quot;    ;[.C412];    &quot; ,&quot;    ; [.D412];    &quot;, &quot;    ;[.B412];&quot;, '&quot;   ;[.H412];      &quot;' );&quot;)" office:value-type="string" office:string-value="INSERT INTO export(date, ck_no, amount, fk_lot_id, note) VALUES(20110601, 3274 ,50, 4, '' );" calcext:value-type="string">
            <text:p>INSERT INTO export(date, ck_no, amount, fk_lot_id, note) VALUES(20110601, 3274 ,50, 4, '' );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5" calcext:value-type="float">
            <text:p>5</text:p>
          </table:table-cell>
          <table:table-cell office:value-type="float" office:value="2344" calcext:value-type="float">
            <text:p>2344</text:p>
          </table:table-cell>
          <table:table-cell office:value-type="float" office:value="50" calcext:value-type="float">
            <text:p>50</text:p>
          </table:table-cell>
          <table:table-cell office:value-type="float" office:value="20110601" calcext:value-type="float">
            <text:p>20110601</text:p>
          </table:table-cell>
          <table:table-cell table:formula="of:=CONCATENATE(&quot;INSERT INTO export(date, ck_no, amount, fk_lot_id, note) VALUES(&quot;   ;[.E413];    &quot;, &quot;    ;[.C413];    &quot; ,&quot;    ; [.D413];    &quot;, &quot;    ;[.B413];&quot;, '&quot;   ;[.H413];      &quot;' );&quot;)" office:value-type="string" office:string-value="INSERT INTO export(date, ck_no, amount, fk_lot_id, note) VALUES(20110601, 2344 ,50, 5, '' );" calcext:value-type="string">
            <text:p>INSERT INTO export(date, ck_no, amount, fk_lot_id, note) VALUES(20110601, 2344 ,50, 5, '' );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10601" calcext:value-type="float">
            <text:p>20110601</text:p>
          </table:table-cell>
          <table:table-cell table:formula="of:=CONCATENATE(&quot;INSERT INTO export(date, ck_no, amount, fk_lot_id, note) VALUES(&quot;   ;[.E414];    &quot;, &quot;    ;[.C414];    &quot; ,&quot;    ; [.D414];    &quot;, &quot;    ;[.B414];&quot;, '&quot;   ;[.H414];      &quot;' );&quot;)" office:value-type="string" office:string-value="INSERT INTO export(date, ck_no, amount, fk_lot_id, note) VALUES(20110601, 0 ,0, 6, '' );" calcext:value-type="string">
            <text:p>INSERT INTO export(date, ck_no, amount, fk_lot_id, note) VALUES(20110601, 0 ,0, 6, '' );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7" calcext:value-type="float">
            <text:p>7</text:p>
          </table:table-cell>
          <table:table-cell office:value-type="float" office:value="1500" calcext:value-type="float">
            <text:p>1500</text:p>
          </table:table-cell>
          <table:table-cell office:value-type="float" office:value="50" calcext:value-type="float">
            <text:p>50</text:p>
          </table:table-cell>
          <table:table-cell office:value-type="float" office:value="20110601" calcext:value-type="float">
            <text:p>20110601</text:p>
          </table:table-cell>
          <table:table-cell table:formula="of:=CONCATENATE(&quot;INSERT INTO export(date, ck_no, amount, fk_lot_id, note) VALUES(&quot;   ;[.E415];    &quot;, &quot;    ;[.C415];    &quot; ,&quot;    ; [.D415];    &quot;, &quot;    ;[.B415];&quot;, '&quot;   ;[.H415];      &quot;' );&quot;)" office:value-type="string" office:string-value="INSERT INTO export(date, ck_no, amount, fk_lot_id, note) VALUES(20110601, 1500 ,50, 7, '' );" calcext:value-type="string">
            <text:p>INSERT INTO export(date, ck_no, amount, fk_lot_id, note) VALUES(20110601, 1500 ,50, 7, '' );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8" calcext:value-type="float">
            <text:p>8</text:p>
          </table:table-cell>
          <table:table-cell office:value-type="float" office:value="502" calcext:value-type="float">
            <text:p>502</text:p>
          </table:table-cell>
          <table:table-cell office:value-type="float" office:value="50" calcext:value-type="float">
            <text:p>50</text:p>
          </table:table-cell>
          <table:table-cell office:value-type="float" office:value="20110601" calcext:value-type="float">
            <text:p>20110601</text:p>
          </table:table-cell>
          <table:table-cell table:formula="of:=CONCATENATE(&quot;INSERT INTO export(date, ck_no, amount, fk_lot_id, note) VALUES(&quot;   ;[.E416];    &quot;, &quot;    ;[.C416];    &quot; ,&quot;    ; [.D416];    &quot;, &quot;    ;[.B416];&quot;, '&quot;   ;[.H416];      &quot;' );&quot;)" office:value-type="string" office:string-value="INSERT INTO export(date, ck_no, amount, fk_lot_id, note) VALUES(20110601, 502 ,50, 8, '' );" calcext:value-type="string">
            <text:p>INSERT INTO export(date, ck_no, amount, fk_lot_id, note) VALUES(20110601, 502 ,50, 8, '' );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9" calcext:value-type="float">
            <text:p>9</text:p>
          </table:table-cell>
          <table:table-cell office:value-type="float" office:value="978" calcext:value-type="float">
            <text:p>978</text:p>
          </table:table-cell>
          <table:table-cell office:value-type="float" office:value="50" calcext:value-type="float">
            <text:p>50</text:p>
          </table:table-cell>
          <table:table-cell office:value-type="float" office:value="20110601" calcext:value-type="float">
            <text:p>20110601</text:p>
          </table:table-cell>
          <table:table-cell table:formula="of:=CONCATENATE(&quot;INSERT INTO export(date, ck_no, amount, fk_lot_id, note) VALUES(&quot;   ;[.E417];    &quot;, &quot;    ;[.C417];    &quot; ,&quot;    ; [.D417];    &quot;, &quot;    ;[.B417];&quot;, '&quot;   ;[.H417];      &quot;' );&quot;)" office:value-type="string" office:string-value="INSERT INTO export(date, ck_no, amount, fk_lot_id, note) VALUES(20110601, 978 ,50, 9, '' );" calcext:value-type="string">
            <text:p>INSERT INTO export(date, ck_no, amount, fk_lot_id, note) VALUES(20110601, 978 ,50, 9, '' );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0" calcext:value-type="float">
            <text:p>10</text:p>
          </table:table-cell>
          <table:table-cell office:value-type="float" office:value="3403" calcext:value-type="float">
            <text:p>3403</text:p>
          </table:table-cell>
          <table:table-cell office:value-type="float" office:value="50" calcext:value-type="float">
            <text:p>50</text:p>
          </table:table-cell>
          <table:table-cell office:value-type="float" office:value="20110601" calcext:value-type="float">
            <text:p>20110601</text:p>
          </table:table-cell>
          <table:table-cell table:formula="of:=CONCATENATE(&quot;INSERT INTO export(date, ck_no, amount, fk_lot_id, note) VALUES(&quot;   ;[.E418];    &quot;, &quot;    ;[.C418];    &quot; ,&quot;    ; [.D418];    &quot;, &quot;    ;[.B418];&quot;, '&quot;   ;[.H418];      &quot;' );&quot;)" office:value-type="string" office:string-value="INSERT INTO export(date, ck_no, amount, fk_lot_id, note) VALUES(20110601, 3403 ,50, 10, '' );" calcext:value-type="string">
            <text:p>INSERT INTO export(date, ck_no, amount, fk_lot_id, note) VALUES(20110601, 3403 ,50, 10, '' );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1" calcext:value-type="float">
            <text:p>11</text:p>
          </table:table-cell>
          <table:table-cell office:value-type="float" office:value="5957" calcext:value-type="float">
            <text:p>5957</text:p>
          </table:table-cell>
          <table:table-cell office:value-type="float" office:value="50" calcext:value-type="float">
            <text:p>50</text:p>
          </table:table-cell>
          <table:table-cell office:value-type="float" office:value="20110601" calcext:value-type="float">
            <text:p>20110601</text:p>
          </table:table-cell>
          <table:table-cell table:formula="of:=CONCATENATE(&quot;INSERT INTO export(date, ck_no, amount, fk_lot_id, note) VALUES(&quot;   ;[.E419];    &quot;, &quot;    ;[.C419];    &quot; ,&quot;    ; [.D419];    &quot;, &quot;    ;[.B419];&quot;, '&quot;   ;[.H419];      &quot;' );&quot;)" office:value-type="string" office:string-value="INSERT INTO export(date, ck_no, amount, fk_lot_id, note) VALUES(20110601, 5957 ,50, 11, '' );" calcext:value-type="string">
            <text:p>INSERT INTO export(date, ck_no, amount, fk_lot_id, note) VALUES(20110601, 5957 ,50, 11, '' );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2" calcext:value-type="float">
            <text:p>12</text:p>
          </table:table-cell>
          <table:table-cell office:value-type="float" office:value="1640" calcext:value-type="float">
            <text:p>1640</text:p>
          </table:table-cell>
          <table:table-cell office:value-type="float" office:value="50" calcext:value-type="float">
            <text:p>50</text:p>
          </table:table-cell>
          <table:table-cell office:value-type="float" office:value="20110601" calcext:value-type="float">
            <text:p>20110601</text:p>
          </table:table-cell>
          <table:table-cell table:formula="of:=CONCATENATE(&quot;INSERT INTO export(date, ck_no, amount, fk_lot_id, note) VALUES(&quot;   ;[.E420];    &quot;, &quot;    ;[.C420];    &quot; ,&quot;    ; [.D420];    &quot;, &quot;    ;[.B420];&quot;, '&quot;   ;[.H420];      &quot;' );&quot;)" office:value-type="string" office:string-value="INSERT INTO export(date, ck_no, amount, fk_lot_id, note) VALUES(20110601, 1640 ,50, 12, '' );" calcext:value-type="string">
            <text:p>INSERT INTO export(date, ck_no, amount, fk_lot_id, note) VALUES(20110601, 1640 ,50, 12, '' );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3" calcext:value-type="float">
            <text:p>13</text:p>
          </table:table-cell>
          <table:table-cell office:value-type="float" office:value="6578" calcext:value-type="float">
            <text:p>6578</text:p>
          </table:table-cell>
          <table:table-cell office:value-type="float" office:value="50" calcext:value-type="float">
            <text:p>50</text:p>
          </table:table-cell>
          <table:table-cell office:value-type="float" office:value="20110601" calcext:value-type="float">
            <text:p>20110601</text:p>
          </table:table-cell>
          <table:table-cell table:formula="of:=CONCATENATE(&quot;INSERT INTO export(date, ck_no, amount, fk_lot_id, note) VALUES(&quot;   ;[.E421];    &quot;, &quot;    ;[.C421];    &quot; ,&quot;    ; [.D421];    &quot;, &quot;    ;[.B421];&quot;, '&quot;   ;[.H421];      &quot;' );&quot;)" office:value-type="string" office:string-value="INSERT INTO export(date, ck_no, amount, fk_lot_id, note) VALUES(20110601, 6578 ,50, 13, '' );" calcext:value-type="string">
            <text:p>INSERT INTO export(date, ck_no, amount, fk_lot_id, note) VALUES(20110601, 6578 ,50, 13, '' );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4" calcext:value-type="float">
            <text:p>14</text:p>
          </table:table-cell>
          <table:table-cell office:value-type="float" office:value="5817" calcext:value-type="float">
            <text:p>5817</text:p>
          </table:table-cell>
          <table:table-cell office:value-type="float" office:value="50" calcext:value-type="float">
            <text:p>50</text:p>
          </table:table-cell>
          <table:table-cell office:value-type="float" office:value="20110601" calcext:value-type="float">
            <text:p>20110601</text:p>
          </table:table-cell>
          <table:table-cell table:formula="of:=CONCATENATE(&quot;INSERT INTO export(date, ck_no, amount, fk_lot_id, note) VALUES(&quot;   ;[.E422];    &quot;, &quot;    ;[.C422];    &quot; ,&quot;    ; [.D422];    &quot;, &quot;    ;[.B422];&quot;, '&quot;   ;[.H422];      &quot;' );&quot;)" office:value-type="string" office:string-value="INSERT INTO export(date, ck_no, amount, fk_lot_id, note) VALUES(20110601, 5817 ,50, 14, '' );" calcext:value-type="string">
            <text:p>INSERT INTO export(date, ck_no, amount, fk_lot_id, note) VALUES(20110601, 5817 ,50, 14, '' );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5" calcext:value-type="float">
            <text:p>15</text:p>
          </table:table-cell>
          <table:table-cell office:value-type="float" office:value="5257" calcext:value-type="float">
            <text:p>5257</text:p>
          </table:table-cell>
          <table:table-cell office:value-type="float" office:value="50" calcext:value-type="float">
            <text:p>50</text:p>
          </table:table-cell>
          <table:table-cell office:value-type="float" office:value="20110601" calcext:value-type="float">
            <text:p>20110601</text:p>
          </table:table-cell>
          <table:table-cell table:formula="of:=CONCATENATE(&quot;INSERT INTO export(date, ck_no, amount, fk_lot_id, note) VALUES(&quot;   ;[.E423];    &quot;, &quot;    ;[.C423];    &quot; ,&quot;    ; [.D423];    &quot;, &quot;    ;[.B423];&quot;, '&quot;   ;[.H423];      &quot;' );&quot;)" office:value-type="string" office:string-value="INSERT INTO export(date, ck_no, amount, fk_lot_id, note) VALUES(20110601, 5257 ,50, 15, '' );" calcext:value-type="string">
            <text:p>INSERT INTO export(date, ck_no, amount, fk_lot_id, note) VALUES(20110601, 5257 ,50, 15, '' );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6" calcext:value-type="float">
            <text:p>16</text:p>
          </table:table-cell>
          <table:table-cell office:value-type="float" office:value="2394" calcext:value-type="float">
            <text:p>2394</text:p>
          </table:table-cell>
          <table:table-cell office:value-type="float" office:value="50" calcext:value-type="float">
            <text:p>50</text:p>
          </table:table-cell>
          <table:table-cell office:value-type="float" office:value="20110601" calcext:value-type="float">
            <text:p>20110601</text:p>
          </table:table-cell>
          <table:table-cell table:formula="of:=CONCATENATE(&quot;INSERT INTO export(date, ck_no, amount, fk_lot_id, note) VALUES(&quot;   ;[.E424];    &quot;, &quot;    ;[.C424];    &quot; ,&quot;    ; [.D424];    &quot;, &quot;    ;[.B424];&quot;, '&quot;   ;[.H424];      &quot;' );&quot;)" office:value-type="string" office:string-value="INSERT INTO export(date, ck_no, amount, fk_lot_id, note) VALUES(20110601, 2394 ,50, 16, '' );" calcext:value-type="string">
            <text:p>INSERT INTO export(date, ck_no, amount, fk_lot_id, note) VALUES(20110601, 2394 ,50, 16, '' );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7" calcext:value-type="float">
            <text:p>17</text:p>
          </table:table-cell>
          <table:table-cell office:value-type="float" office:value="4089" calcext:value-type="float">
            <text:p>4089</text:p>
          </table:table-cell>
          <table:table-cell office:value-type="float" office:value="50" calcext:value-type="float">
            <text:p>50</text:p>
          </table:table-cell>
          <table:table-cell office:value-type="float" office:value="20110601" calcext:value-type="float">
            <text:p>20110601</text:p>
          </table:table-cell>
          <table:table-cell table:formula="of:=CONCATENATE(&quot;INSERT INTO export(date, ck_no, amount, fk_lot_id, note) VALUES(&quot;   ;[.E425];    &quot;, &quot;    ;[.C425];    &quot; ,&quot;    ; [.D425];    &quot;, &quot;    ;[.B425];&quot;, '&quot;   ;[.H425];      &quot;' );&quot;)" office:value-type="string" office:string-value="INSERT INTO export(date, ck_no, amount, fk_lot_id, note) VALUES(20110601, 4089 ,50, 17, '' );" calcext:value-type="string">
            <text:p>INSERT INTO export(date, ck_no, amount, fk_lot_id, note) VALUES(20110601, 4089 ,50, 17, '' );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8" calcext:value-type="float">
            <text:p>18</text:p>
          </table:table-cell>
          <table:table-cell office:value-type="float" office:value="7351" calcext:value-type="float">
            <text:p>7351</text:p>
          </table:table-cell>
          <table:table-cell office:value-type="float" office:value="50" calcext:value-type="float">
            <text:p>50</text:p>
          </table:table-cell>
          <table:table-cell office:value-type="float" office:value="20110601" calcext:value-type="float">
            <text:p>20110601</text:p>
          </table:table-cell>
          <table:table-cell table:formula="of:=CONCATENATE(&quot;INSERT INTO export(date, ck_no, amount, fk_lot_id, note) VALUES(&quot;   ;[.E426];    &quot;, &quot;    ;[.C426];    &quot; ,&quot;    ; [.D426];    &quot;, &quot;    ;[.B426];&quot;, '&quot;   ;[.H426];      &quot;' );&quot;)" office:value-type="string" office:string-value="INSERT INTO export(date, ck_no, amount, fk_lot_id, note) VALUES(20110601, 7351 ,50, 18, '' );" calcext:value-type="string">
            <text:p>INSERT INTO export(date, ck_no, amount, fk_lot_id, note) VALUES(20110601, 7351 ,50, 18, '' );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9" calcext:value-type="float">
            <text:p>19</text:p>
          </table:table-cell>
          <table:table-cell office:value-type="float" office:value="2337" calcext:value-type="float">
            <text:p>2337</text:p>
          </table:table-cell>
          <table:table-cell office:value-type="float" office:value="50" calcext:value-type="float">
            <text:p>50</text:p>
          </table:table-cell>
          <table:table-cell office:value-type="float" office:value="20110601" calcext:value-type="float">
            <text:p>20110601</text:p>
          </table:table-cell>
          <table:table-cell table:formula="of:=CONCATENATE(&quot;INSERT INTO export(date, ck_no, amount, fk_lot_id, note) VALUES(&quot;   ;[.E427];    &quot;, &quot;    ;[.C427];    &quot; ,&quot;    ; [.D427];    &quot;, &quot;    ;[.B427];&quot;, '&quot;   ;[.H427];      &quot;' );&quot;)" office:value-type="string" office:string-value="INSERT INTO export(date, ck_no, amount, fk_lot_id, note) VALUES(20110601, 2337 ,50, 19, '' );" calcext:value-type="string">
            <text:p>INSERT INTO export(date, ck_no, amount, fk_lot_id, note) VALUES(20110601, 2337 ,50, 19, '' );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0" calcext:value-type="float">
            <text:p>20</text:p>
          </table:table-cell>
          <table:table-cell office:value-type="float" office:value="3471" calcext:value-type="float">
            <text:p>3471</text:p>
          </table:table-cell>
          <table:table-cell office:value-type="float" office:value="50" calcext:value-type="float">
            <text:p>50</text:p>
          </table:table-cell>
          <table:table-cell office:value-type="float" office:value="20110601" calcext:value-type="float">
            <text:p>20110601</text:p>
          </table:table-cell>
          <table:table-cell table:formula="of:=CONCATENATE(&quot;INSERT INTO export(date, ck_no, amount, fk_lot_id, note) VALUES(&quot;   ;[.E428];    &quot;, &quot;    ;[.C428];    &quot; ,&quot;    ; [.D428];    &quot;, &quot;    ;[.B428];&quot;, '&quot;   ;[.H428];      &quot;' );&quot;)" office:value-type="string" office:string-value="INSERT INTO export(date, ck_no, amount, fk_lot_id, note) VALUES(20110601, 3471 ,50, 20, '' );" calcext:value-type="string">
            <text:p>INSERT INTO export(date, ck_no, amount, fk_lot_id, note) VALUES(20110601, 3471 ,50, 20, '' );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1" calcext:value-type="float">
            <text:p>21</text:p>
          </table:table-cell>
          <table:table-cell office:value-type="float" office:value="1284" calcext:value-type="float">
            <text:p>1284</text:p>
          </table:table-cell>
          <table:table-cell office:value-type="float" office:value="50" calcext:value-type="float">
            <text:p>50</text:p>
          </table:table-cell>
          <table:table-cell office:value-type="float" office:value="20110601" calcext:value-type="float">
            <text:p>20110601</text:p>
          </table:table-cell>
          <table:table-cell table:formula="of:=CONCATENATE(&quot;INSERT INTO export(date, ck_no, amount, fk_lot_id, note) VALUES(&quot;   ;[.E429];    &quot;, &quot;    ;[.C429];    &quot; ,&quot;    ; [.D429];    &quot;, &quot;    ;[.B429];&quot;, '&quot;   ;[.H429];      &quot;' );&quot;)" office:value-type="string" office:string-value="INSERT INTO export(date, ck_no, amount, fk_lot_id, note) VALUES(20110601, 1284 ,50, 21, '' );" calcext:value-type="string">
            <text:p>INSERT INTO export(date, ck_no, amount, fk_lot_id, note) VALUES(20110601, 1284 ,50, 21, '' );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2" calcext:value-type="float">
            <text:p>22</text:p>
          </table:table-cell>
          <table:table-cell office:value-type="float" office:value="620" calcext:value-type="float">
            <text:p>620</text:p>
          </table:table-cell>
          <table:table-cell office:value-type="float" office:value="50" calcext:value-type="float">
            <text:p>50</text:p>
          </table:table-cell>
          <table:table-cell office:value-type="float" office:value="20110601" calcext:value-type="float">
            <text:p>20110601</text:p>
          </table:table-cell>
          <table:table-cell table:formula="of:=CONCATENATE(&quot;INSERT INTO export(date, ck_no, amount, fk_lot_id, note) VALUES(&quot;   ;[.E430];    &quot;, &quot;    ;[.C430];    &quot; ,&quot;    ; [.D430];    &quot;, &quot;    ;[.B430];&quot;, '&quot;   ;[.H430];      &quot;' );&quot;)" office:value-type="string" office:string-value="INSERT INTO export(date, ck_no, amount, fk_lot_id, note) VALUES(20110601, 620 ,50, 22, '' );" calcext:value-type="string">
            <text:p>INSERT INTO export(date, ck_no, amount, fk_lot_id, note) VALUES(20110601, 620 ,50, 22, '' );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3" calcext:value-type="float">
            <text:p>23</text:p>
          </table:table-cell>
          <table:table-cell office:value-type="float" office:value="4002" calcext:value-type="float">
            <text:p>4002</text:p>
          </table:table-cell>
          <table:table-cell office:value-type="float" office:value="50" calcext:value-type="float">
            <text:p>50</text:p>
          </table:table-cell>
          <table:table-cell office:value-type="float" office:value="20110601" calcext:value-type="float">
            <text:p>20110601</text:p>
          </table:table-cell>
          <table:table-cell table:formula="of:=CONCATENATE(&quot;INSERT INTO export(date, ck_no, amount, fk_lot_id, note) VALUES(&quot;   ;[.E431];    &quot;, &quot;    ;[.C431];    &quot; ,&quot;    ; [.D431];    &quot;, &quot;    ;[.B431];&quot;, '&quot;   ;[.H431];      &quot;' );&quot;)" office:value-type="string" office:string-value="INSERT INTO export(date, ck_no, amount, fk_lot_id, note) VALUES(20110601, 4002 ,50, 23, '' );" calcext:value-type="string">
            <text:p>INSERT INTO export(date, ck_no, amount, fk_lot_id, note) VALUES(20110601, 4002 ,50, 23, '' );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4" calcext:value-type="float">
            <text:p>24</text:p>
          </table:table-cell>
          <table:table-cell office:value-type="float" office:value="5575" calcext:value-type="float">
            <text:p>5575</text:p>
          </table:table-cell>
          <table:table-cell office:value-type="float" office:value="50" calcext:value-type="float">
            <text:p>50</text:p>
          </table:table-cell>
          <table:table-cell office:value-type="float" office:value="20110601" calcext:value-type="float">
            <text:p>20110601</text:p>
          </table:table-cell>
          <table:table-cell table:formula="of:=CONCATENATE(&quot;INSERT INTO export(date, ck_no, amount, fk_lot_id, note) VALUES(&quot;   ;[.E432];    &quot;, &quot;    ;[.C432];    &quot; ,&quot;    ; [.D432];    &quot;, &quot;    ;[.B432];&quot;, '&quot;   ;[.H432];      &quot;' );&quot;)" office:value-type="string" office:string-value="INSERT INTO export(date, ck_no, amount, fk_lot_id, note) VALUES(20110601, 5575 ,50, 24, '' );" calcext:value-type="string">
            <text:p>INSERT INTO export(date, ck_no, amount, fk_lot_id, note) VALUES(20110601, 5575 ,50, 24, '' );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10601" calcext:value-type="float">
            <text:p>20110601</text:p>
          </table:table-cell>
          <table:table-cell table:formula="of:=CONCATENATE(&quot;INSERT INTO export(date, ck_no, amount, fk_lot_id, note) VALUES(&quot;   ;[.E433];    &quot;, &quot;    ;[.C433];    &quot; ,&quot;    ; [.D433];    &quot;, &quot;    ;[.B433];&quot;, '&quot;   ;[.H433];      &quot;' );&quot;)" office:value-type="string" office:string-value="INSERT INTO export(date, ck_no, amount, fk_lot_id, note) VALUES(20110601, 0 ,0, 25, '' );" calcext:value-type="string">
            <text:p>INSERT INTO export(date, ck_no, amount, fk_lot_id, note) VALUES(20110601, 0 ,0, 25, '' );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6" calcext:value-type="float">
            <text:p>26</text:p>
          </table:table-cell>
          <table:table-cell office:value-type="float" office:value="3955" calcext:value-type="float">
            <text:p>3955</text:p>
          </table:table-cell>
          <table:table-cell office:value-type="float" office:value="50" calcext:value-type="float">
            <text:p>50</text:p>
          </table:table-cell>
          <table:table-cell office:value-type="float" office:value="20110601" calcext:value-type="float">
            <text:p>20110601</text:p>
          </table:table-cell>
          <table:table-cell table:formula="of:=CONCATENATE(&quot;INSERT INTO export(date, ck_no, amount, fk_lot_id, note) VALUES(&quot;   ;[.E434];    &quot;, &quot;    ;[.C434];    &quot; ,&quot;    ; [.D434];    &quot;, &quot;    ;[.B434];&quot;, '&quot;   ;[.H434];      &quot;' );&quot;)" office:value-type="string" office:string-value="INSERT INTO export(date, ck_no, amount, fk_lot_id, note) VALUES(20110601, 3955 ,50, 26, '' );" calcext:value-type="string">
            <text:p>INSERT INTO export(date, ck_no, amount, fk_lot_id, note) VALUES(20110601, 3955 ,50, 26, '' );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7" calcext:value-type="float">
            <text:p>27</text:p>
          </table:table-cell>
          <table:table-cell office:value-type="float" office:value="1642" calcext:value-type="float">
            <text:p>1642</text:p>
          </table:table-cell>
          <table:table-cell office:value-type="float" office:value="50" calcext:value-type="float">
            <text:p>50</text:p>
          </table:table-cell>
          <table:table-cell office:value-type="float" office:value="20110601" calcext:value-type="float">
            <text:p>20110601</text:p>
          </table:table-cell>
          <table:table-cell table:formula="of:=CONCATENATE(&quot;INSERT INTO export(date, ck_no, amount, fk_lot_id, note) VALUES(&quot;   ;[.E435];    &quot;, &quot;    ;[.C435];    &quot; ,&quot;    ; [.D435];    &quot;, &quot;    ;[.B435];&quot;, '&quot;   ;[.H435];      &quot;' );&quot;)" office:value-type="string" office:string-value="INSERT INTO export(date, ck_no, amount, fk_lot_id, note) VALUES(20110601, 1642 ,50, 27, '' );" calcext:value-type="string">
            <text:p>INSERT INTO export(date, ck_no, amount, fk_lot_id, note) VALUES(20110601, 1642 ,50, 27, '' );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8" calcext:value-type="float">
            <text:p>28</text:p>
          </table:table-cell>
          <table:table-cell office:value-type="float" office:value="1026" calcext:value-type="float">
            <text:p>1026</text:p>
          </table:table-cell>
          <table:table-cell office:value-type="float" office:value="50" calcext:value-type="float">
            <text:p>50</text:p>
          </table:table-cell>
          <table:table-cell office:value-type="float" office:value="20110601" calcext:value-type="float">
            <text:p>20110601</text:p>
          </table:table-cell>
          <table:table-cell table:formula="of:=CONCATENATE(&quot;INSERT INTO export(date, ck_no, amount, fk_lot_id, note) VALUES(&quot;   ;[.E436];    &quot;, &quot;    ;[.C436];    &quot; ,&quot;    ; [.D436];    &quot;, &quot;    ;[.B436];&quot;, '&quot;   ;[.H436];      &quot;' );&quot;)" office:value-type="string" office:string-value="INSERT INTO export(date, ck_no, amount, fk_lot_id, note) VALUES(20110601, 1026 ,50, 28, '' );" calcext:value-type="string">
            <text:p>INSERT INTO export(date, ck_no, amount, fk_lot_id, note) VALUES(20110601, 1026 ,50, 28, '' );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9" calcext:value-type="float">
            <text:p>29</text:p>
          </table:table-cell>
          <table:table-cell office:value-type="float" office:value="5051" calcext:value-type="float">
            <text:p>5051</text:p>
          </table:table-cell>
          <table:table-cell office:value-type="float" office:value="50" calcext:value-type="float">
            <text:p>50</text:p>
          </table:table-cell>
          <table:table-cell office:value-type="float" office:value="20110601" calcext:value-type="float">
            <text:p>20110601</text:p>
          </table:table-cell>
          <table:table-cell table:formula="of:=CONCATENATE(&quot;INSERT INTO export(date, ck_no, amount, fk_lot_id, note) VALUES(&quot;   ;[.E437];    &quot;, &quot;    ;[.C437];    &quot; ,&quot;    ; [.D437];    &quot;, &quot;    ;[.B437];&quot;, '&quot;   ;[.H437];      &quot;' );&quot;)" office:value-type="string" office:string-value="INSERT INTO export(date, ck_no, amount, fk_lot_id, note) VALUES(20110601, 5051 ,50, 29, '' );" calcext:value-type="string">
            <text:p>INSERT INTO export(date, ck_no, amount, fk_lot_id, note) VALUES(20110601, 5051 ,50, 29, '' );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30" calcext:value-type="float">
            <text:p>30</text:p>
          </table:table-cell>
          <table:table-cell office:value-type="float" office:value="2787" calcext:value-type="float">
            <text:p>2787</text:p>
          </table:table-cell>
          <table:table-cell office:value-type="float" office:value="50" calcext:value-type="float">
            <text:p>50</text:p>
          </table:table-cell>
          <table:table-cell office:value-type="float" office:value="20110601" calcext:value-type="float">
            <text:p>20110601</text:p>
          </table:table-cell>
          <table:table-cell table:formula="of:=CONCATENATE(&quot;INSERT INTO export(date, ck_no, amount, fk_lot_id, note) VALUES(&quot;   ;[.E438];    &quot;, &quot;    ;[.C438];    &quot; ,&quot;    ; [.D438];    &quot;, &quot;    ;[.B438];&quot;, '&quot;   ;[.H438];      &quot;' );&quot;)" office:value-type="string" office:string-value="INSERT INTO export(date, ck_no, amount, fk_lot_id, note) VALUES(20110601, 2787 ,50, 30, '' );" calcext:value-type="string">
            <text:p>INSERT INTO export(date, ck_no, amount, fk_lot_id, note) VALUES(20110601, 2787 ,50, 30, '' );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1" calcext:value-type="float">
            <text:p>31</text:p>
          </table:table-cell>
          <table:table-cell office:value-type="float" office:value="1406" calcext:value-type="float">
            <text:p>1406</text:p>
          </table:table-cell>
          <table:table-cell office:value-type="float" office:value="50" calcext:value-type="float">
            <text:p>50</text:p>
          </table:table-cell>
          <table:table-cell office:value-type="float" office:value="20110601" calcext:value-type="float">
            <text:p>20110601</text:p>
          </table:table-cell>
          <table:table-cell table:formula="of:=CONCATENATE(&quot;INSERT INTO export(date, ck_no, amount, fk_lot_id, note) VALUES(&quot;   ;[.E439];    &quot;, &quot;    ;[.C439];    &quot; ,&quot;    ; [.D439];    &quot;, &quot;    ;[.B439];&quot;, '&quot;   ;[.H439];      &quot;' );&quot;)" office:value-type="string" office:string-value="INSERT INTO export(date, ck_no, amount, fk_lot_id, note) VALUES(20110601, 1406 ,50, 31, '' );" calcext:value-type="string">
            <text:p>INSERT INTO export(date, ck_no, amount, fk_lot_id, note) VALUES(20110601, 1406 ,50, 31, '' );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2" calcext:value-type="float">
            <text:p>32</text:p>
          </table:table-cell>
          <table:table-cell office:value-type="float" office:value="1456" calcext:value-type="float">
            <text:p>1456</text:p>
          </table:table-cell>
          <table:table-cell office:value-type="float" office:value="50" calcext:value-type="float">
            <text:p>50</text:p>
          </table:table-cell>
          <table:table-cell office:value-type="float" office:value="20110601" calcext:value-type="float">
            <text:p>20110601</text:p>
          </table:table-cell>
          <table:table-cell table:formula="of:=CONCATENATE(&quot;INSERT INTO export(date, ck_no, amount, fk_lot_id, note) VALUES(&quot;   ;[.E440];    &quot;, &quot;    ;[.C440];    &quot; ,&quot;    ; [.D440];    &quot;, &quot;    ;[.B440];&quot;, '&quot;   ;[.H440];      &quot;' );&quot;)" office:value-type="string" office:string-value="INSERT INTO export(date, ck_no, amount, fk_lot_id, note) VALUES(20110601, 1456 ,50, 32, '' );" calcext:value-type="string">
            <text:p>INSERT INTO export(date, ck_no, amount, fk_lot_id, note) VALUES(20110601, 1456 ,50, 32, '' );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33" calcext:value-type="float">
            <text:p>33</text:p>
          </table:table-cell>
          <table:table-cell office:value-type="float" office:value="5723" calcext:value-type="float">
            <text:p>5723</text:p>
          </table:table-cell>
          <table:table-cell office:value-type="float" office:value="50" calcext:value-type="float">
            <text:p>50</text:p>
          </table:table-cell>
          <table:table-cell office:value-type="float" office:value="20110601" calcext:value-type="float">
            <text:p>20110601</text:p>
          </table:table-cell>
          <table:table-cell table:formula="of:=CONCATENATE(&quot;INSERT INTO export(date, ck_no, amount, fk_lot_id, note) VALUES(&quot;   ;[.E441];    &quot;, &quot;    ;[.C441];    &quot; ,&quot;    ; [.D441];    &quot;, &quot;    ;[.B441];&quot;, '&quot;   ;[.H441];      &quot;' );&quot;)" office:value-type="string" office:string-value="INSERT INTO export(date, ck_no, amount, fk_lot_id, note) VALUES(20110601, 5723 ,50, 33, '' );" calcext:value-type="string">
            <text:p>INSERT INTO export(date, ck_no, amount, fk_lot_id, note) VALUES(20110601, 5723 ,50, 33, '' );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34" calcext:value-type="float">
            <text:p>34</text:p>
          </table:table-cell>
          <table:table-cell office:value-type="float" office:value="1106747" calcext:value-type="float">
            <text:p>1106747</text:p>
          </table:table-cell>
          <table:table-cell office:value-type="float" office:value="50" calcext:value-type="float">
            <text:p>50</text:p>
          </table:table-cell>
          <table:table-cell office:value-type="float" office:value="20110601" calcext:value-type="float">
            <text:p>20110601</text:p>
          </table:table-cell>
          <table:table-cell table:formula="of:=CONCATENATE(&quot;INSERT INTO export(date, ck_no, amount, fk_lot_id, note) VALUES(&quot;   ;[.E442];    &quot;, &quot;    ;[.C442];    &quot; ,&quot;    ; [.D442];    &quot;, &quot;    ;[.B442];&quot;, '&quot;   ;[.H442];      &quot;' );&quot;)" office:value-type="string" office:string-value="INSERT INTO export(date, ck_no, amount, fk_lot_id, note) VALUES(20110601, 1106747 ,50, 34, '' );" calcext:value-type="string">
            <text:p>INSERT INTO export(date, ck_no, amount, fk_lot_id, note) VALUES(20110601, 1106747 ,50, 34, '' );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35" calcext:value-type="float">
            <text:p>35</text:p>
          </table:table-cell>
          <table:table-cell office:value-type="float" office:value="4953" calcext:value-type="float">
            <text:p>4953</text:p>
          </table:table-cell>
          <table:table-cell office:value-type="float" office:value="50" calcext:value-type="float">
            <text:p>50</text:p>
          </table:table-cell>
          <table:table-cell office:value-type="float" office:value="20110601" calcext:value-type="float">
            <text:p>20110601</text:p>
          </table:table-cell>
          <table:table-cell table:formula="of:=CONCATENATE(&quot;INSERT INTO export(date, ck_no, amount, fk_lot_id, note) VALUES(&quot;   ;[.E443];    &quot;, &quot;    ;[.C443];    &quot; ,&quot;    ; [.D443];    &quot;, &quot;    ;[.B443];&quot;, '&quot;   ;[.H443];      &quot;' );&quot;)" office:value-type="string" office:string-value="INSERT INTO export(date, ck_no, amount, fk_lot_id, note) VALUES(20110601, 4953 ,50, 35, '' );" calcext:value-type="string">
            <text:p>INSERT INTO export(date, ck_no, amount, fk_lot_id, note) VALUES(20110601, 4953 ,50, 35, '' );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36" calcext:value-type="float">
            <text:p>36</text:p>
          </table:table-cell>
          <table:table-cell office:value-type="float" office:value="2569" calcext:value-type="float">
            <text:p>2569</text:p>
          </table:table-cell>
          <table:table-cell office:value-type="float" office:value="50" calcext:value-type="float">
            <text:p>50</text:p>
          </table:table-cell>
          <table:table-cell office:value-type="float" office:value="20110601" calcext:value-type="float">
            <text:p>20110601</text:p>
          </table:table-cell>
          <table:table-cell table:formula="of:=CONCATENATE(&quot;INSERT INTO export(date, ck_no, amount, fk_lot_id, note) VALUES(&quot;   ;[.E444];    &quot;, &quot;    ;[.C444];    &quot; ,&quot;    ; [.D444];    &quot;, &quot;    ;[.B444];&quot;, '&quot;   ;[.H444];      &quot;' );&quot;)" office:value-type="string" office:string-value="INSERT INTO export(date, ck_no, amount, fk_lot_id, note) VALUES(20110601, 2569 ,50, 36, '' );" calcext:value-type="string">
            <text:p>INSERT INTO export(date, ck_no, amount, fk_lot_id, note) VALUES(20110601, 2569 ,50, 36, '' );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37" calcext:value-type="float">
            <text:p>37</text:p>
          </table:table-cell>
          <table:table-cell office:value-type="float" office:value="1152" calcext:value-type="float">
            <text:p>1152</text:p>
          </table:table-cell>
          <table:table-cell office:value-type="float" office:value="50" calcext:value-type="float">
            <text:p>50</text:p>
          </table:table-cell>
          <table:table-cell office:value-type="float" office:value="20110601" calcext:value-type="float">
            <text:p>20110601</text:p>
          </table:table-cell>
          <table:table-cell table:formula="of:=CONCATENATE(&quot;INSERT INTO export(date, ck_no, amount, fk_lot_id, note) VALUES(&quot;   ;[.E445];    &quot;, &quot;    ;[.C445];    &quot; ,&quot;    ; [.D445];    &quot;, &quot;    ;[.B445];&quot;, '&quot;   ;[.H445];      &quot;' );&quot;)" office:value-type="string" office:string-value="INSERT INTO export(date, ck_no, amount, fk_lot_id, note) VALUES(20110601, 1152 ,50, 37, '' );" calcext:value-type="string">
            <text:p>INSERT INTO export(date, ck_no, amount, fk_lot_id, note) VALUES(20110601, 1152 ,50, 37, '' );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38" calcext:value-type="float">
            <text:p>38</text:p>
          </table:table-cell>
          <table:table-cell office:value-type="float" office:value="744" calcext:value-type="float">
            <text:p>744</text:p>
          </table:table-cell>
          <table:table-cell office:value-type="float" office:value="50" calcext:value-type="float">
            <text:p>50</text:p>
          </table:table-cell>
          <table:table-cell office:value-type="float" office:value="20110601" calcext:value-type="float">
            <text:p>20110601</text:p>
          </table:table-cell>
          <table:table-cell table:formula="of:=CONCATENATE(&quot;INSERT INTO export(date, ck_no, amount, fk_lot_id, note) VALUES(&quot;   ;[.E446];    &quot;, &quot;    ;[.C446];    &quot; ,&quot;    ; [.D446];    &quot;, &quot;    ;[.B446];&quot;, '&quot;   ;[.H446];      &quot;' );&quot;)" office:value-type="string" office:string-value="INSERT INTO export(date, ck_no, amount, fk_lot_id, note) VALUES(20110601, 744 ,50, 38, '' );" calcext:value-type="string">
            <text:p>INSERT INTO export(date, ck_no, amount, fk_lot_id, note) VALUES(20110601, 744 ,50, 38, '' );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39" calcext:value-type="float">
            <text:p>39</text:p>
          </table:table-cell>
          <table:table-cell office:value-type="float" office:value="7320" calcext:value-type="float">
            <text:p>7320</text:p>
          </table:table-cell>
          <table:table-cell office:value-type="float" office:value="50" calcext:value-type="float">
            <text:p>50</text:p>
          </table:table-cell>
          <table:table-cell office:value-type="float" office:value="20110601" calcext:value-type="float">
            <text:p>20110601</text:p>
          </table:table-cell>
          <table:table-cell table:formula="of:=CONCATENATE(&quot;INSERT INTO export(date, ck_no, amount, fk_lot_id, note) VALUES(&quot;   ;[.E447];    &quot;, &quot;    ;[.C447];    &quot; ,&quot;    ; [.D447];    &quot;, &quot;    ;[.B447];&quot;, '&quot;   ;[.H447];      &quot;' );&quot;)" office:value-type="string" office:string-value="INSERT INTO export(date, ck_no, amount, fk_lot_id, note) VALUES(20110601, 7320 ,50, 39, '' );" calcext:value-type="string">
            <text:p>INSERT INTO export(date, ck_no, amount, fk_lot_id, note) VALUES(20110601, 7320 ,50, 39, '' );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0" calcext:value-type="float">
            <text:p>40</text:p>
          </table:table-cell>
          <table:table-cell office:value-type="float" office:value="7703" calcext:value-type="float">
            <text:p>7703</text:p>
          </table:table-cell>
          <table:table-cell office:value-type="float" office:value="50" calcext:value-type="float">
            <text:p>50</text:p>
          </table:table-cell>
          <table:table-cell office:value-type="float" office:value="20110601" calcext:value-type="float">
            <text:p>20110601</text:p>
          </table:table-cell>
          <table:table-cell table:formula="of:=CONCATENATE(&quot;INSERT INTO export(date, ck_no, amount, fk_lot_id, note) VALUES(&quot;   ;[.E448];    &quot;, &quot;    ;[.C448];    &quot; ,&quot;    ; [.D448];    &quot;, &quot;    ;[.B448];&quot;, '&quot;   ;[.H448];      &quot;' );&quot;)" office:value-type="string" office:string-value="INSERT INTO export(date, ck_no, amount, fk_lot_id, note) VALUES(20110601, 7703 ,50, 40, '' );" calcext:value-type="string">
            <text:p>INSERT INTO export(date, ck_no, amount, fk_lot_id, note) VALUES(20110601, 7703 ,50, 40, '' );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1" calcext:value-type="float">
            <text:p>41</text:p>
          </table:table-cell>
          <table:table-cell office:value-type="float" office:value="3269" calcext:value-type="float">
            <text:p>3269</text:p>
          </table:table-cell>
          <table:table-cell office:value-type="float" office:value="50" calcext:value-type="float">
            <text:p>50</text:p>
          </table:table-cell>
          <table:table-cell office:value-type="float" office:value="20110601" calcext:value-type="float">
            <text:p>20110601</text:p>
          </table:table-cell>
          <table:table-cell table:formula="of:=CONCATENATE(&quot;INSERT INTO export(date, ck_no, amount, fk_lot_id, note) VALUES(&quot;   ;[.E449];    &quot;, &quot;    ;[.C449];    &quot; ,&quot;    ; [.D449];    &quot;, &quot;    ;[.B449];&quot;, '&quot;   ;[.H449];      &quot;' );&quot;)" office:value-type="string" office:string-value="INSERT INTO export(date, ck_no, amount, fk_lot_id, note) VALUES(20110601, 3269 ,50, 41, '' );" calcext:value-type="string">
            <text:p>INSERT INTO export(date, ck_no, amount, fk_lot_id, note) VALUES(20110601, 3269 ,50, 41, '' );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2" calcext:value-type="float">
            <text:p>42</text:p>
          </table:table-cell>
          <table:table-cell office:value-type="float" office:value="2545" calcext:value-type="float">
            <text:p>2545</text:p>
          </table:table-cell>
          <table:table-cell office:value-type="float" office:value="50" calcext:value-type="float">
            <text:p>50</text:p>
          </table:table-cell>
          <table:table-cell office:value-type="float" office:value="20110601" calcext:value-type="float">
            <text:p>20110601</text:p>
          </table:table-cell>
          <table:table-cell table:formula="of:=CONCATENATE(&quot;INSERT INTO export(date, ck_no, amount, fk_lot_id, note) VALUES(&quot;   ;[.E450];    &quot;, &quot;    ;[.C450];    &quot; ,&quot;    ; [.D450];    &quot;, &quot;    ;[.B450];&quot;, '&quot;   ;[.H450];      &quot;' );&quot;)" office:value-type="string" office:string-value="INSERT INTO export(date, ck_no, amount, fk_lot_id, note) VALUES(20110601, 2545 ,50, 42, '' );" calcext:value-type="string">
            <text:p>INSERT INTO export(date, ck_no, amount, fk_lot_id, note) VALUES(20110601, 2545 ,50, 42, '' );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3" calcext:value-type="float">
            <text:p>43</text:p>
          </table:table-cell>
          <table:table-cell office:value-type="float" office:value="4822" calcext:value-type="float">
            <text:p>4822</text:p>
          </table:table-cell>
          <table:table-cell office:value-type="float" office:value="50" calcext:value-type="float">
            <text:p>50</text:p>
          </table:table-cell>
          <table:table-cell office:value-type="float" office:value="20110601" calcext:value-type="float">
            <text:p>20110601</text:p>
          </table:table-cell>
          <table:table-cell table:formula="of:=CONCATENATE(&quot;INSERT INTO export(date, ck_no, amount, fk_lot_id, note) VALUES(&quot;   ;[.E451];    &quot;, &quot;    ;[.C451];    &quot; ,&quot;    ; [.D451];    &quot;, &quot;    ;[.B451];&quot;, '&quot;   ;[.H451];      &quot;' );&quot;)" office:value-type="string" office:string-value="INSERT INTO export(date, ck_no, amount, fk_lot_id, note) VALUES(20110601, 4822 ,50, 43, '' );" calcext:value-type="string">
            <text:p>INSERT INTO export(date, ck_no, amount, fk_lot_id, note) VALUES(20110601, 4822 ,50, 43, '' );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4" calcext:value-type="float">
            <text:p>44</text:p>
          </table:table-cell>
          <table:table-cell office:value-type="float" office:value="1897" calcext:value-type="float">
            <text:p>1897</text:p>
          </table:table-cell>
          <table:table-cell office:value-type="float" office:value="50" calcext:value-type="float">
            <text:p>50</text:p>
          </table:table-cell>
          <table:table-cell office:value-type="float" office:value="20110601" calcext:value-type="float">
            <text:p>20110601</text:p>
          </table:table-cell>
          <table:table-cell table:formula="of:=CONCATENATE(&quot;INSERT INTO export(date, ck_no, amount, fk_lot_id, note) VALUES(&quot;   ;[.E452];    &quot;, &quot;    ;[.C452];    &quot; ,&quot;    ; [.D452];    &quot;, &quot;    ;[.B452];&quot;, '&quot;   ;[.H452];      &quot;' );&quot;)" office:value-type="string" office:string-value="INSERT INTO export(date, ck_no, amount, fk_lot_id, note) VALUES(20110601, 1897 ,50, 44, '' );" calcext:value-type="string">
            <text:p>INSERT INTO export(date, ck_no, amount, fk_lot_id, note) VALUES(20110601, 1897 ,50, 44, '' );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5" calcext:value-type="float">
            <text:p>45</text:p>
          </table:table-cell>
          <table:table-cell office:value-type="float" office:value="2437" calcext:value-type="float">
            <text:p>2437</text:p>
          </table:table-cell>
          <table:table-cell office:value-type="float" office:value="50" calcext:value-type="float">
            <text:p>50</text:p>
          </table:table-cell>
          <table:table-cell office:value-type="float" office:value="20110601" calcext:value-type="float">
            <text:p>20110601</text:p>
          </table:table-cell>
          <table:table-cell table:formula="of:=CONCATENATE(&quot;INSERT INTO export(date, ck_no, amount, fk_lot_id, note) VALUES(&quot;   ;[.E453];    &quot;, &quot;    ;[.C453];    &quot; ,&quot;    ; [.D453];    &quot;, &quot;    ;[.B453];&quot;, '&quot;   ;[.H453];      &quot;' );&quot;)" office:value-type="string" office:string-value="INSERT INTO export(date, ck_no, amount, fk_lot_id, note) VALUES(20110601, 2437 ,50, 45, '' );" calcext:value-type="string">
            <text:p>INSERT INTO export(date, ck_no, amount, fk_lot_id, note) VALUES(20110601, 2437 ,50, 45, '' );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6" calcext:value-type="float">
            <text:p>46</text:p>
          </table:table-cell>
          <table:table-cell office:value-type="float" office:value="2739" calcext:value-type="float">
            <text:p>2739</text:p>
          </table:table-cell>
          <table:table-cell office:value-type="float" office:value="50" calcext:value-type="float">
            <text:p>50</text:p>
          </table:table-cell>
          <table:table-cell office:value-type="float" office:value="20110601" calcext:value-type="float">
            <text:p>20110601</text:p>
          </table:table-cell>
          <table:table-cell table:formula="of:=CONCATENATE(&quot;INSERT INTO export(date, ck_no, amount, fk_lot_id, note) VALUES(&quot;   ;[.E454];    &quot;, &quot;    ;[.C454];    &quot; ,&quot;    ; [.D454];    &quot;, &quot;    ;[.B454];&quot;, '&quot;   ;[.H454];      &quot;' );&quot;)" office:value-type="string" office:string-value="INSERT INTO export(date, ck_no, amount, fk_lot_id, note) VALUES(20110601, 2739 ,50, 46, '' );" calcext:value-type="string">
            <text:p>INSERT INTO export(date, ck_no, amount, fk_lot_id, note) VALUES(20110601, 2739 ,50, 46, '' );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7" calcext:value-type="float">
            <text:p>47</text:p>
          </table:table-cell>
          <table:table-cell office:value-type="float" office:value="2306" calcext:value-type="float">
            <text:p>2306</text:p>
          </table:table-cell>
          <table:table-cell office:value-type="float" office:value="50" calcext:value-type="float">
            <text:p>50</text:p>
          </table:table-cell>
          <table:table-cell office:value-type="float" office:value="20110601" calcext:value-type="float">
            <text:p>20110601</text:p>
          </table:table-cell>
          <table:table-cell table:formula="of:=CONCATENATE(&quot;INSERT INTO export(date, ck_no, amount, fk_lot_id, note) VALUES(&quot;   ;[.E455];    &quot;, &quot;    ;[.C455];    &quot; ,&quot;    ; [.D455];    &quot;, &quot;    ;[.B455];&quot;, '&quot;   ;[.H455];      &quot;' );&quot;)" office:value-type="string" office:string-value="INSERT INTO export(date, ck_no, amount, fk_lot_id, note) VALUES(20110601, 2306 ,50, 47, '' );" calcext:value-type="string">
            <text:p>INSERT INTO export(date, ck_no, amount, fk_lot_id, note) VALUES(20110601, 2306 ,50, 47, '' );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8" calcext:value-type="float">
            <text:p>48</text:p>
          </table:table-cell>
          <table:table-cell office:value-type="float" office:value="2268" calcext:value-type="float">
            <text:p>2268</text:p>
          </table:table-cell>
          <table:table-cell office:value-type="float" office:value="50" calcext:value-type="float">
            <text:p>50</text:p>
          </table:table-cell>
          <table:table-cell office:value-type="float" office:value="20110601" calcext:value-type="float">
            <text:p>20110601</text:p>
          </table:table-cell>
          <table:table-cell table:formula="of:=CONCATENATE(&quot;INSERT INTO export(date, ck_no, amount, fk_lot_id, note) VALUES(&quot;   ;[.E456];    &quot;, &quot;    ;[.C456];    &quot; ,&quot;    ; [.D456];    &quot;, &quot;    ;[.B456];&quot;, '&quot;   ;[.H456];      &quot;' );&quot;)" office:value-type="string" office:string-value="INSERT INTO export(date, ck_no, amount, fk_lot_id, note) VALUES(20110601, 2268 ,50, 48, '' );" calcext:value-type="string">
            <text:p>INSERT INTO export(date, ck_no, amount, fk_lot_id, note) VALUES(20110601, 2268 ,50, 48, '' );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9" calcext:value-type="float">
            <text:p>49</text:p>
          </table:table-cell>
          <table:table-cell office:value-type="float" office:value="2220" calcext:value-type="float">
            <text:p>2220</text:p>
          </table:table-cell>
          <table:table-cell office:value-type="float" office:value="50" calcext:value-type="float">
            <text:p>50</text:p>
          </table:table-cell>
          <table:table-cell office:value-type="float" office:value="20110601" calcext:value-type="float">
            <text:p>20110601</text:p>
          </table:table-cell>
          <table:table-cell table:formula="of:=CONCATENATE(&quot;INSERT INTO export(date, ck_no, amount, fk_lot_id, note) VALUES(&quot;   ;[.E457];    &quot;, &quot;    ;[.C457];    &quot; ,&quot;    ; [.D457];    &quot;, &quot;    ;[.B457];&quot;, '&quot;   ;[.H457];      &quot;' );&quot;)" office:value-type="string" office:string-value="INSERT INTO export(date, ck_no, amount, fk_lot_id, note) VALUES(20110601, 2220 ,50, 49, '' );" calcext:value-type="string">
            <text:p>INSERT INTO export(date, ck_no, amount, fk_lot_id, note) VALUES(20110601, 2220 ,50, 49, '' );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50" calcext:value-type="float">
            <text:p>50</text:p>
          </table:table-cell>
          <table:table-cell office:value-type="float" office:value="688" calcext:value-type="float">
            <text:p>688</text:p>
          </table:table-cell>
          <table:table-cell office:value-type="float" office:value="50" calcext:value-type="float">
            <text:p>50</text:p>
          </table:table-cell>
          <table:table-cell office:value-type="float" office:value="20110601" calcext:value-type="float">
            <text:p>20110601</text:p>
          </table:table-cell>
          <table:table-cell table:formula="of:=CONCATENATE(&quot;INSERT INTO export(date, ck_no, amount, fk_lot_id, note) VALUES(&quot;   ;[.E458];    &quot;, &quot;    ;[.C458];    &quot; ,&quot;    ; [.D458];    &quot;, &quot;    ;[.B458];&quot;, '&quot;   ;[.H458];      &quot;' );&quot;)" office:value-type="string" office:string-value="INSERT INTO export(date, ck_no, amount, fk_lot_id, note) VALUES(20110601, 688 ,50, 50, '' );" calcext:value-type="string">
            <text:p>INSERT INTO export(date, ck_no, amount, fk_lot_id, note) VALUES(20110601, 688 ,50, 50, '' );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51" calcext:value-type="float">
            <text:p>51</text:p>
          </table:table-cell>
          <table:table-cell office:value-type="float" office:value="556" calcext:value-type="float">
            <text:p>556</text:p>
          </table:table-cell>
          <table:table-cell office:value-type="float" office:value="50" calcext:value-type="float">
            <text:p>50</text:p>
          </table:table-cell>
          <table:table-cell office:value-type="float" office:value="20110601" calcext:value-type="float">
            <text:p>20110601</text:p>
          </table:table-cell>
          <table:table-cell table:formula="of:=CONCATENATE(&quot;INSERT INTO export(date, ck_no, amount, fk_lot_id, note) VALUES(&quot;   ;[.E459];    &quot;, &quot;    ;[.C459];    &quot; ,&quot;    ; [.D459];    &quot;, &quot;    ;[.B459];&quot;, '&quot;   ;[.H459];      &quot;' );&quot;)" office:value-type="string" office:string-value="INSERT INTO export(date, ck_no, amount, fk_lot_id, note) VALUES(20110601, 556 ,50, 51, '' );" calcext:value-type="string">
            <text:p>INSERT INTO export(date, ck_no, amount, fk_lot_id, note) VALUES(20110601, 556 ,50, 51, '' );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52" calcext:value-type="float">
            <text:p>52</text:p>
          </table:table-cell>
          <table:table-cell office:value-type="float" office:value="612" calcext:value-type="float">
            <text:p>612</text:p>
          </table:table-cell>
          <table:table-cell office:value-type="float" office:value="50" calcext:value-type="float">
            <text:p>50</text:p>
          </table:table-cell>
          <table:table-cell office:value-type="float" office:value="20110601" calcext:value-type="float">
            <text:p>20110601</text:p>
          </table:table-cell>
          <table:table-cell table:formula="of:=CONCATENATE(&quot;INSERT INTO export(date, ck_no, amount, fk_lot_id, note) VALUES(&quot;   ;[.E460];    &quot;, &quot;    ;[.C460];    &quot; ,&quot;    ; [.D460];    &quot;, &quot;    ;[.B460];&quot;, '&quot;   ;[.H460];      &quot;' );&quot;)" office:value-type="string" office:string-value="INSERT INTO export(date, ck_no, amount, fk_lot_id, note) VALUES(20110601, 612 ,50, 52, '' );" calcext:value-type="string">
            <text:p>INSERT INTO export(date, ck_no, amount, fk_lot_id, note) VALUES(20110601, 612 ,50, 52, '' );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53" calcext:value-type="float">
            <text:p>53</text:p>
          </table:table-cell>
          <table:table-cell office:value-type="float" office:value="1743" calcext:value-type="float">
            <text:p>1743</text:p>
          </table:table-cell>
          <table:table-cell office:value-type="float" office:value="50" calcext:value-type="float">
            <text:p>50</text:p>
          </table:table-cell>
          <table:table-cell office:value-type="float" office:value="20110601" calcext:value-type="float">
            <text:p>20110601</text:p>
          </table:table-cell>
          <table:table-cell table:formula="of:=CONCATENATE(&quot;INSERT INTO export(date, ck_no, amount, fk_lot_id, note) VALUES(&quot;   ;[.E461];    &quot;, &quot;    ;[.C461];    &quot; ,&quot;    ; [.D461];    &quot;, &quot;    ;[.B461];&quot;, '&quot;   ;[.H461];      &quot;' );&quot;)" office:value-type="string" office:string-value="INSERT INTO export(date, ck_no, amount, fk_lot_id, note) VALUES(20110601, 1743 ,50, 53, '' );" calcext:value-type="string">
            <text:p>INSERT INTO export(date, ck_no, amount, fk_lot_id, note) VALUES(20110601, 1743 ,50, 53, '' );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54" calcext:value-type="float">
            <text:p>54</text:p>
          </table:table-cell>
          <table:table-cell office:value-type="float" office:value="1438" calcext:value-type="float">
            <text:p>1438</text:p>
          </table:table-cell>
          <table:table-cell office:value-type="float" office:value="50" calcext:value-type="float">
            <text:p>50</text:p>
          </table:table-cell>
          <table:table-cell office:value-type="float" office:value="20110601" calcext:value-type="float">
            <text:p>20110601</text:p>
          </table:table-cell>
          <table:table-cell table:formula="of:=CONCATENATE(&quot;INSERT INTO export(date, ck_no, amount, fk_lot_id, note) VALUES(&quot;   ;[.E462];    &quot;, &quot;    ;[.C462];    &quot; ,&quot;    ; [.D462];    &quot;, &quot;    ;[.B462];&quot;, '&quot;   ;[.H462];      &quot;' );&quot;)" office:value-type="string" office:string-value="INSERT INTO export(date, ck_no, amount, fk_lot_id, note) VALUES(20110601, 1438 ,50, 54, '' );" calcext:value-type="string">
            <text:p>INSERT INTO export(date, ck_no, amount, fk_lot_id, note) VALUES(20110601, 1438 ,50, 54, '' );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55" calcext:value-type="float">
            <text:p>55</text:p>
          </table:table-cell>
          <table:table-cell office:value-type="float" office:value="4443" calcext:value-type="float">
            <text:p>4443</text:p>
          </table:table-cell>
          <table:table-cell office:value-type="float" office:value="50" calcext:value-type="float">
            <text:p>50</text:p>
          </table:table-cell>
          <table:table-cell office:value-type="float" office:value="20110601" calcext:value-type="float">
            <text:p>20110601</text:p>
          </table:table-cell>
          <table:table-cell table:formula="of:=CONCATENATE(&quot;INSERT INTO export(date, ck_no, amount, fk_lot_id, note) VALUES(&quot;   ;[.E463];    &quot;, &quot;    ;[.C463];    &quot; ,&quot;    ; [.D463];    &quot;, &quot;    ;[.B463];&quot;, '&quot;   ;[.H463];      &quot;' );&quot;)" office:value-type="string" office:string-value="INSERT INTO export(date, ck_no, amount, fk_lot_id, note) VALUES(20110601, 4443 ,50, 55, '' );" calcext:value-type="string">
            <text:p>INSERT INTO export(date, ck_no, amount, fk_lot_id, note) VALUES(20110601, 4443 ,50, 55, '' );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56" calcext:value-type="float">
            <text:p>56</text:p>
          </table:table-cell>
          <table:table-cell office:value-type="float" office:value="6103" calcext:value-type="float">
            <text:p>6103</text:p>
          </table:table-cell>
          <table:table-cell office:value-type="float" office:value="50" calcext:value-type="float">
            <text:p>50</text:p>
          </table:table-cell>
          <table:table-cell office:value-type="float" office:value="20110601" calcext:value-type="float">
            <text:p>20110601</text:p>
          </table:table-cell>
          <table:table-cell table:formula="of:=CONCATENATE(&quot;INSERT INTO export(date, ck_no, amount, fk_lot_id, note) VALUES(&quot;   ;[.E464];    &quot;, &quot;    ;[.C464];    &quot; ,&quot;    ; [.D464];    &quot;, &quot;    ;[.B464];&quot;, '&quot;   ;[.H464];      &quot;' );&quot;)" office:value-type="string" office:string-value="INSERT INTO export(date, ck_no, amount, fk_lot_id, note) VALUES(20110601, 6103 ,50, 56, '' );" calcext:value-type="string">
            <text:p>INSERT INTO export(date, ck_no, amount, fk_lot_id, note) VALUES(20110601, 6103 ,50, 56, '' );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67" calcext:value-type="float">
            <text:p>67</text:p>
          </table:table-cell>
          <table:table-cell office:value-type="float" office:value="57991466" calcext:value-type="float">
            <text:p>57991466</text:p>
          </table:table-cell>
          <table:table-cell office:value-type="float" office:value="50" calcext:value-type="float">
            <text:p>50</text:p>
          </table:table-cell>
          <table:table-cell office:value-type="float" office:value="20110601" calcext:value-type="float">
            <text:p>20110601</text:p>
          </table:table-cell>
          <table:table-cell table:formula="of:=CONCATENATE(&quot;INSERT INTO export(date, ck_no, amount, fk_lot_id, note) VALUES(&quot;   ;[.E465];    &quot;, &quot;    ;[.C465];    &quot; ,&quot;    ; [.D465];    &quot;, &quot;    ;[.B465];&quot;, '&quot;   ;[.H465];      &quot;' );&quot;)" office:value-type="string" office:string-value="INSERT INTO export(date, ck_no, amount, fk_lot_id, note) VALUES(20110601, 57991466 ,50, 67, '' );" calcext:value-type="string">
            <text:p>INSERT INTO export(date, ck_no, amount, fk_lot_id, note) VALUES(20110601, 57991466 ,50, 67, '' );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68" calcext:value-type="float">
            <text:p>68</text:p>
          </table:table-cell>
          <table:table-cell office:value-type="float" office:value="131791" calcext:value-type="float">
            <text:p>131791</text:p>
          </table:table-cell>
          <table:table-cell office:value-type="float" office:value="50" calcext:value-type="float">
            <text:p>50</text:p>
          </table:table-cell>
          <table:table-cell office:value-type="float" office:value="20110601" calcext:value-type="float">
            <text:p>20110601</text:p>
          </table:table-cell>
          <table:table-cell table:formula="of:=CONCATENATE(&quot;INSERT INTO export(date, ck_no, amount, fk_lot_id, note) VALUES(&quot;   ;[.E466];    &quot;, &quot;    ;[.C466];    &quot; ,&quot;    ; [.D466];    &quot;, &quot;    ;[.B466];&quot;, '&quot;   ;[.H466];      &quot;' );&quot;)" office:value-type="string" office:string-value="INSERT INTO export(date, ck_no, amount, fk_lot_id, note) VALUES(20110601, 131791 ,50, 68, '' );" calcext:value-type="string">
            <text:p>INSERT INTO export(date, ck_no, amount, fk_lot_id, note) VALUES(20110601, 131791 ,50, 68, '' );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59" calcext:value-type="float">
            <text:p>59</text:p>
          </table:table-cell>
          <table:table-cell office:value-type="float" office:value="6853" calcext:value-type="float">
            <text:p>6853</text:p>
          </table:table-cell>
          <table:table-cell office:value-type="float" office:value="50" calcext:value-type="float">
            <text:p>50</text:p>
          </table:table-cell>
          <table:table-cell office:value-type="float" office:value="20110601" calcext:value-type="float">
            <text:p>20110601</text:p>
          </table:table-cell>
          <table:table-cell table:formula="of:=CONCATENATE(&quot;INSERT INTO export(date, ck_no, amount, fk_lot_id, note) VALUES(&quot;   ;[.E467];    &quot;, &quot;    ;[.C467];    &quot; ,&quot;    ; [.D467];    &quot;, &quot;    ;[.B467];&quot;, '&quot;   ;[.H467];      &quot;' );&quot;)" office:value-type="string" office:string-value="INSERT INTO export(date, ck_no, amount, fk_lot_id, note) VALUES(20110601, 6853 ,50, 59, '' );" calcext:value-type="string">
            <text:p>INSERT INTO export(date, ck_no, amount, fk_lot_id, note) VALUES(20110601, 6853 ,50, 59, '' );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60" calcext:value-type="float">
            <text:p>60</text:p>
          </table:table-cell>
          <table:table-cell office:value-type="float" office:value="1122" calcext:value-type="float">
            <text:p>1122</text:p>
          </table:table-cell>
          <table:table-cell office:value-type="float" office:value="50" calcext:value-type="float">
            <text:p>50</text:p>
          </table:table-cell>
          <table:table-cell office:value-type="float" office:value="20110601" calcext:value-type="float">
            <text:p>20110601</text:p>
          </table:table-cell>
          <table:table-cell table:formula="of:=CONCATENATE(&quot;INSERT INTO export(date, ck_no, amount, fk_lot_id, note) VALUES(&quot;   ;[.E468];    &quot;, &quot;    ;[.C468];    &quot; ,&quot;    ; [.D468];    &quot;, &quot;    ;[.B468];&quot;, '&quot;   ;[.H468];      &quot;' );&quot;)" office:value-type="string" office:string-value="INSERT INTO export(date, ck_no, amount, fk_lot_id, note) VALUES(20110601, 1122 ,50, 60, '' );" calcext:value-type="string">
            <text:p>INSERT INTO export(date, ck_no, amount, fk_lot_id, note) VALUES(20110601, 1122 ,50, 60, '' );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61" calcext:value-type="float">
            <text:p>61</text:p>
          </table:table-cell>
          <table:table-cell office:value-type="float" office:value="4366" calcext:value-type="float">
            <text:p>4366</text:p>
          </table:table-cell>
          <table:table-cell office:value-type="float" office:value="50" calcext:value-type="float">
            <text:p>50</text:p>
          </table:table-cell>
          <table:table-cell office:value-type="float" office:value="20110601" calcext:value-type="float">
            <text:p>20110601</text:p>
          </table:table-cell>
          <table:table-cell table:formula="of:=CONCATENATE(&quot;INSERT INTO export(date, ck_no, amount, fk_lot_id, note) VALUES(&quot;   ;[.E469];    &quot;, &quot;    ;[.C469];    &quot; ,&quot;    ; [.D469];    &quot;, &quot;    ;[.B469];&quot;, '&quot;   ;[.H469];      &quot;' );&quot;)" office:value-type="string" office:string-value="INSERT INTO export(date, ck_no, amount, fk_lot_id, note) VALUES(20110601, 4366 ,50, 61, '' );" calcext:value-type="string">
            <text:p>INSERT INTO export(date, ck_no, amount, fk_lot_id, note) VALUES(20110601, 4366 ,50, 61, '' );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62" calcext:value-type="float">
            <text:p>62</text:p>
          </table:table-cell>
          <table:table-cell office:value-type="float" office:value="5035" calcext:value-type="float">
            <text:p>5035</text:p>
          </table:table-cell>
          <table:table-cell office:value-type="float" office:value="50" calcext:value-type="float">
            <text:p>50</text:p>
          </table:table-cell>
          <table:table-cell office:value-type="float" office:value="20110601" calcext:value-type="float">
            <text:p>20110601</text:p>
          </table:table-cell>
          <table:table-cell table:formula="of:=CONCATENATE(&quot;INSERT INTO export(date, ck_no, amount, fk_lot_id, note) VALUES(&quot;   ;[.E470];    &quot;, &quot;    ;[.C470];    &quot; ,&quot;    ; [.D470];    &quot;, &quot;    ;[.B470];&quot;, '&quot;   ;[.H470];      &quot;' );&quot;)" office:value-type="string" office:string-value="INSERT INTO export(date, ck_no, amount, fk_lot_id, note) VALUES(20110601, 5035 ,50, 62, '' );" calcext:value-type="string">
            <text:p>INSERT INTO export(date, ck_no, amount, fk_lot_id, note) VALUES(20110601, 5035 ,50, 62, '' );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63" calcext:value-type="float">
            <text:p>63</text:p>
          </table:table-cell>
          <table:table-cell office:value-type="float" office:value="2535" calcext:value-type="float">
            <text:p>2535</text:p>
          </table:table-cell>
          <table:table-cell office:value-type="float" office:value="50" calcext:value-type="float">
            <text:p>50</text:p>
          </table:table-cell>
          <table:table-cell office:value-type="float" office:value="20110601" calcext:value-type="float">
            <text:p>20110601</text:p>
          </table:table-cell>
          <table:table-cell table:formula="of:=CONCATENATE(&quot;INSERT INTO export(date, ck_no, amount, fk_lot_id, note) VALUES(&quot;   ;[.E471];    &quot;, &quot;    ;[.C471];    &quot; ,&quot;    ; [.D471];    &quot;, &quot;    ;[.B471];&quot;, '&quot;   ;[.H471];      &quot;' );&quot;)" office:value-type="string" office:string-value="INSERT INTO export(date, ck_no, amount, fk_lot_id, note) VALUES(20110601, 2535 ,50, 63, '' );" calcext:value-type="string">
            <text:p>INSERT INTO export(date, ck_no, amount, fk_lot_id, note) VALUES(20110601, 2535 ,50, 63, '' );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64" calcext:value-type="float">
            <text:p>64</text:p>
          </table:table-cell>
          <table:table-cell office:value-type="float" office:value="1916" calcext:value-type="float">
            <text:p>1916</text:p>
          </table:table-cell>
          <table:table-cell office:value-type="float" office:value="50" calcext:value-type="float">
            <text:p>50</text:p>
          </table:table-cell>
          <table:table-cell office:value-type="float" office:value="20110601" calcext:value-type="float">
            <text:p>20110601</text:p>
          </table:table-cell>
          <table:table-cell table:formula="of:=CONCATENATE(&quot;INSERT INTO export(date, ck_no, amount, fk_lot_id, note) VALUES(&quot;   ;[.E472];    &quot;, &quot;    ;[.C472];    &quot; ,&quot;    ; [.D472];    &quot;, &quot;    ;[.B472];&quot;, '&quot;   ;[.H472];      &quot;' );&quot;)" office:value-type="string" office:string-value="INSERT INTO export(date, ck_no, amount, fk_lot_id, note) VALUES(20110601, 1916 ,50, 64, '' );" calcext:value-type="string">
            <text:p>INSERT INTO export(date, ck_no, amount, fk_lot_id, note) VALUES(20110601, 1916 ,50, 64, '' );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65" calcext:value-type="float">
            <text:p>65</text:p>
          </table:table-cell>
          <table:table-cell office:value-type="float" office:value="1305" calcext:value-type="float">
            <text:p>1305</text:p>
          </table:table-cell>
          <table:table-cell office:value-type="float" office:value="50" calcext:value-type="float">
            <text:p>50</text:p>
          </table:table-cell>
          <table:table-cell office:value-type="float" office:value="20110601" calcext:value-type="float">
            <text:p>20110601</text:p>
          </table:table-cell>
          <table:table-cell table:formula="of:=CONCATENATE(&quot;INSERT INTO export(date, ck_no, amount, fk_lot_id, note) VALUES(&quot;   ;[.E473];    &quot;, &quot;    ;[.C473];    &quot; ,&quot;    ; [.D473];    &quot;, &quot;    ;[.B473];&quot;, '&quot;   ;[.H473];      &quot;' );&quot;)" office:value-type="string" office:string-value="INSERT INTO export(date, ck_no, amount, fk_lot_id, note) VALUES(20110601, 1305 ,50, 65, '' );" calcext:value-type="string">
            <text:p>INSERT INTO export(date, ck_no, amount, fk_lot_id, note) VALUES(20110601, 1305 ,50, 65, '' );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66" calcext:value-type="float">
            <text:p>66</text:p>
          </table:table-cell>
          <table:table-cell office:value-type="float" office:value="83905211" calcext:value-type="float">
            <text:p>83905211</text:p>
          </table:table-cell>
          <table:table-cell office:value-type="float" office:value="50" calcext:value-type="float">
            <text:p>50</text:p>
          </table:table-cell>
          <table:table-cell office:value-type="float" office:value="20110601" calcext:value-type="float">
            <text:p>20110601</text:p>
          </table:table-cell>
          <table:table-cell table:formula="of:=CONCATENATE(&quot;INSERT INTO export(date, ck_no, amount, fk_lot_id, note) VALUES(&quot;   ;[.E474];    &quot;, &quot;    ;[.C474];    &quot; ,&quot;    ; [.D474];    &quot;, &quot;    ;[.B474];&quot;, '&quot;   ;[.H474];      &quot;' );&quot;)" office:value-type="string" office:string-value="INSERT INTO export(date, ck_no, amount, fk_lot_id, note) VALUES(20110601, 83905211 ,50, 66, '' );" calcext:value-type="string">
            <text:p>INSERT INTO export(date, ck_no, amount, fk_lot_id, note) VALUES(20110601, 83905211 ,50, 66, '' );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58" calcext:value-type="float">
            <text:p>58</text:p>
          </table:table-cell>
          <table:table-cell office:value-type="float" office:value="1517" calcext:value-type="float">
            <text:p>1517</text:p>
          </table:table-cell>
          <table:table-cell office:value-type="float" office:value="50" calcext:value-type="float">
            <text:p>50</text:p>
          </table:table-cell>
          <table:table-cell office:value-type="float" office:value="20110601" calcext:value-type="float">
            <text:p>20110601</text:p>
          </table:table-cell>
          <table:table-cell table:formula="of:=CONCATENATE(&quot;INSERT INTO export(date, ck_no, amount, fk_lot_id, note) VALUES(&quot;   ;[.E475];    &quot;, &quot;    ;[.C475];    &quot; ,&quot;    ; [.D475];    &quot;, &quot;    ;[.B475];&quot;, '&quot;   ;[.H475];      &quot;' );&quot;)" office:value-type="string" office:string-value="INSERT INTO export(date, ck_no, amount, fk_lot_id, note) VALUES(20110601, 1517 ,50, 58, '' );" calcext:value-type="string">
            <text:p>INSERT INTO export(date, ck_no, amount, fk_lot_id, note) VALUES(20110601, 1517 ,50, 58, '' );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10601" calcext:value-type="float">
            <text:p>20110601</text:p>
          </table:table-cell>
          <table:table-cell table:formula="of:=CONCATENATE(&quot;INSERT INTO export(date, ck_no, amount, fk_lot_id, note) VALUES(&quot;   ;[.E476];    &quot;, &quot;    ;[.C476];    &quot; ,&quot;    ; [.D476];    &quot;, &quot;    ;[.B476];&quot;, '&quot;   ;[.H476];      &quot;' );&quot;)" office:value-type="string" office:string-value="INSERT INTO export(date, ck_no, amount, fk_lot_id, note) VALUES(20110601, 0 ,0, 57, '' );" calcext:value-type="string">
            <text:p>INSERT INTO export(date, ck_no, amount, fk_lot_id, note) VALUES(20110601, 0 ,0, 57, '' );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20601" calcext:value-type="float">
            <text:p>20120601</text:p>
          </table:table-cell>
          <table:table-cell table:formula="of:=CONCATENATE(&quot;INSERT INTO export(date, ck_no, amount, fk_lot_id, note) VALUES(&quot;   ;[.E477];    &quot;, &quot;    ;[.C477];    &quot; ,&quot;    ; [.D477];    &quot;, &quot;    ;[.B477];&quot;, '&quot;   ;[.H477];      &quot;' );&quot;)" office:value-type="string" office:string-value="INSERT INTO export(date, ck_no, amount, fk_lot_id, note) VALUES(20120601, 0 ,0, 1, '' );" calcext:value-type="string">
            <text:p>INSERT INTO export(date, ck_no, amount, fk_lot_id, note) VALUES(20120601, 0 ,0, 1, '' );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" calcext:value-type="float">
            <text:p>2</text:p>
          </table:table-cell>
          <table:table-cell office:value-type="float" office:value="1531" calcext:value-type="float">
            <text:p>1531</text:p>
          </table:table-cell>
          <table:table-cell office:value-type="float" office:value="50" calcext:value-type="float">
            <text:p>50</text:p>
          </table:table-cell>
          <table:table-cell office:value-type="float" office:value="20120601" calcext:value-type="float">
            <text:p>20120601</text:p>
          </table:table-cell>
          <table:table-cell table:formula="of:=CONCATENATE(&quot;INSERT INTO export(date, ck_no, amount, fk_lot_id, note) VALUES(&quot;   ;[.E478];    &quot;, &quot;    ;[.C478];    &quot; ,&quot;    ; [.D478];    &quot;, &quot;    ;[.B478];&quot;, '&quot;   ;[.H478];      &quot;' );&quot;)" office:value-type="string" office:string-value="INSERT INTO export(date, ck_no, amount, fk_lot_id, note) VALUES(20120601, 1531 ,50, 2, '' );" calcext:value-type="string">
            <text:p>INSERT INTO export(date, ck_no, amount, fk_lot_id, note) VALUES(20120601, 1531 ,50, 2, '' );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20601" calcext:value-type="float">
            <text:p>20120601</text:p>
          </table:table-cell>
          <table:table-cell table:formula="of:=CONCATENATE(&quot;INSERT INTO export(date, ck_no, amount, fk_lot_id, note) VALUES(&quot;   ;[.E479];    &quot;, &quot;    ;[.C479];    &quot; ,&quot;    ; [.D479];    &quot;, &quot;    ;[.B479];&quot;, '&quot;   ;[.H479];      &quot;' );&quot;)" office:value-type="string" office:string-value="INSERT INTO export(date, ck_no, amount, fk_lot_id, note) VALUES(20120601, 0 ,0, 3, '' );" calcext:value-type="string">
            <text:p>INSERT INTO export(date, ck_no, amount, fk_lot_id, note) VALUES(20120601, 0 ,0, 3, '' );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 office:value-type="float" office:value="3557" calcext:value-type="float">
            <text:p>3557</text:p>
          </table:table-cell>
          <table:table-cell office:value-type="float" office:value="50" calcext:value-type="float">
            <text:p>50</text:p>
          </table:table-cell>
          <table:table-cell office:value-type="float" office:value="20120601" calcext:value-type="float">
            <text:p>20120601</text:p>
          </table:table-cell>
          <table:table-cell table:formula="of:=CONCATENATE(&quot;INSERT INTO export(date, ck_no, amount, fk_lot_id, note) VALUES(&quot;   ;[.E480];    &quot;, &quot;    ;[.C480];    &quot; ,&quot;    ; [.D480];    &quot;, &quot;    ;[.B480];&quot;, '&quot;   ;[.H480];      &quot;' );&quot;)" office:value-type="string" office:string-value="INSERT INTO export(date, ck_no, amount, fk_lot_id, note) VALUES(20120601, 3557 ,50, 4, '' );" calcext:value-type="string">
            <text:p>INSERT INTO export(date, ck_no, amount, fk_lot_id, note) VALUES(20120601, 3557 ,50, 4, '' );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5" calcext:value-type="float">
            <text:p>5</text:p>
          </table:table-cell>
          <table:table-cell office:value-type="float" office:value="1111" calcext:value-type="float">
            <text:p>1111</text:p>
          </table:table-cell>
          <table:table-cell office:value-type="float" office:value="50" calcext:value-type="float">
            <text:p>50</text:p>
          </table:table-cell>
          <table:table-cell office:value-type="float" office:value="20120601" calcext:value-type="float">
            <text:p>20120601</text:p>
          </table:table-cell>
          <table:table-cell table:formula="of:=CONCATENATE(&quot;INSERT INTO export(date, ck_no, amount, fk_lot_id, note) VALUES(&quot;   ;[.E481];    &quot;, &quot;    ;[.C481];    &quot; ,&quot;    ; [.D481];    &quot;, &quot;    ;[.B481];&quot;, '&quot;   ;[.H481];      &quot;' );&quot;)" office:value-type="string" office:string-value="INSERT INTO export(date, ck_no, amount, fk_lot_id, note) VALUES(20120601, 1111 ,50, 5, '' );" calcext:value-type="string">
            <text:p>INSERT INTO export(date, ck_no, amount, fk_lot_id, note) VALUES(20120601, 1111 ,50, 5, '' );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20601" calcext:value-type="float">
            <text:p>20120601</text:p>
          </table:table-cell>
          <table:table-cell table:formula="of:=CONCATENATE(&quot;INSERT INTO export(date, ck_no, amount, fk_lot_id, note) VALUES(&quot;   ;[.E482];    &quot;, &quot;    ;[.C482];    &quot; ,&quot;    ; [.D482];    &quot;, &quot;    ;[.B482];&quot;, '&quot;   ;[.H482];      &quot;' );&quot;)" office:value-type="string" office:string-value="INSERT INTO export(date, ck_no, amount, fk_lot_id, note) VALUES(20120601, 0 ,0, 6, '' );" calcext:value-type="string">
            <text:p>INSERT INTO export(date, ck_no, amount, fk_lot_id, note) VALUES(20120601, 0 ,0, 6, '' );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7" calcext:value-type="float">
            <text:p>7</text:p>
          </table:table-cell>
          <table:table-cell office:value-type="float" office:value="1192" calcext:value-type="float">
            <text:p>1192</text:p>
          </table:table-cell>
          <table:table-cell office:value-type="float" office:value="50" calcext:value-type="float">
            <text:p>50</text:p>
          </table:table-cell>
          <table:table-cell office:value-type="float" office:value="20120601" calcext:value-type="float">
            <text:p>20120601</text:p>
          </table:table-cell>
          <table:table-cell table:formula="of:=CONCATENATE(&quot;INSERT INTO export(date, ck_no, amount, fk_lot_id, note) VALUES(&quot;   ;[.E483];    &quot;, &quot;    ;[.C483];    &quot; ,&quot;    ; [.D483];    &quot;, &quot;    ;[.B483];&quot;, '&quot;   ;[.H483];      &quot;' );&quot;)" office:value-type="string" office:string-value="INSERT INTO export(date, ck_no, amount, fk_lot_id, note) VALUES(20120601, 1192 ,50, 7, '' );" calcext:value-type="string">
            <text:p>INSERT INTO export(date, ck_no, amount, fk_lot_id, note) VALUES(20120601, 1192 ,50, 7, '' );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8" calcext:value-type="float">
            <text:p>8</text:p>
          </table:table-cell>
          <table:table-cell office:value-type="float" office:value="548" calcext:value-type="float">
            <text:p>548</text:p>
          </table:table-cell>
          <table:table-cell office:value-type="float" office:value="50" calcext:value-type="float">
            <text:p>50</text:p>
          </table:table-cell>
          <table:table-cell office:value-type="float" office:value="20120601" calcext:value-type="float">
            <text:p>20120601</text:p>
          </table:table-cell>
          <table:table-cell table:formula="of:=CONCATENATE(&quot;INSERT INTO export(date, ck_no, amount, fk_lot_id, note) VALUES(&quot;   ;[.E484];    &quot;, &quot;    ;[.C484];    &quot; ,&quot;    ; [.D484];    &quot;, &quot;    ;[.B484];&quot;, '&quot;   ;[.H484];      &quot;' );&quot;)" office:value-type="string" office:string-value="INSERT INTO export(date, ck_no, amount, fk_lot_id, note) VALUES(20120601, 548 ,50, 8, '' );" calcext:value-type="string">
            <text:p>INSERT INTO export(date, ck_no, amount, fk_lot_id, note) VALUES(20120601, 548 ,50, 8, '' );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9" calcext:value-type="float">
            <text:p>9</text:p>
          </table:table-cell>
          <table:table-cell office:value-type="float" office:value="1110" calcext:value-type="float">
            <text:p>1110</text:p>
          </table:table-cell>
          <table:table-cell office:value-type="float" office:value="50" calcext:value-type="float">
            <text:p>50</text:p>
          </table:table-cell>
          <table:table-cell office:value-type="float" office:value="20120601" calcext:value-type="float">
            <text:p>20120601</text:p>
          </table:table-cell>
          <table:table-cell table:formula="of:=CONCATENATE(&quot;INSERT INTO export(date, ck_no, amount, fk_lot_id, note) VALUES(&quot;   ;[.E485];    &quot;, &quot;    ;[.C485];    &quot; ,&quot;    ; [.D485];    &quot;, &quot;    ;[.B485];&quot;, '&quot;   ;[.H485];      &quot;' );&quot;)" office:value-type="string" office:string-value="INSERT INTO export(date, ck_no, amount, fk_lot_id, note) VALUES(20120601, 1110 ,50, 9, '' );" calcext:value-type="string">
            <text:p>INSERT INTO export(date, ck_no, amount, fk_lot_id, note) VALUES(20120601, 1110 ,50, 9, '' );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0" calcext:value-type="float">
            <text:p>10</text:p>
          </table:table-cell>
          <table:table-cell office:value-type="float" office:value="3489" calcext:value-type="float">
            <text:p>3489</text:p>
          </table:table-cell>
          <table:table-cell office:value-type="float" office:value="50" calcext:value-type="float">
            <text:p>50</text:p>
          </table:table-cell>
          <table:table-cell office:value-type="float" office:value="20120601" calcext:value-type="float">
            <text:p>20120601</text:p>
          </table:table-cell>
          <table:table-cell table:formula="of:=CONCATENATE(&quot;INSERT INTO export(date, ck_no, amount, fk_lot_id, note) VALUES(&quot;   ;[.E486];    &quot;, &quot;    ;[.C486];    &quot; ,&quot;    ; [.D486];    &quot;, &quot;    ;[.B486];&quot;, '&quot;   ;[.H486];      &quot;' );&quot;)" office:value-type="string" office:string-value="INSERT INTO export(date, ck_no, amount, fk_lot_id, note) VALUES(20120601, 3489 ,50, 10, '' );" calcext:value-type="string">
            <text:p>INSERT INTO export(date, ck_no, amount, fk_lot_id, note) VALUES(20120601, 3489 ,50, 10, '' );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1" calcext:value-type="float">
            <text:p>11</text:p>
          </table:table-cell>
          <table:table-cell office:value-type="float" office:value="6309" calcext:value-type="float">
            <text:p>6309</text:p>
          </table:table-cell>
          <table:table-cell office:value-type="float" office:value="50" calcext:value-type="float">
            <text:p>50</text:p>
          </table:table-cell>
          <table:table-cell office:value-type="float" office:value="20120601" calcext:value-type="float">
            <text:p>20120601</text:p>
          </table:table-cell>
          <table:table-cell table:formula="of:=CONCATENATE(&quot;INSERT INTO export(date, ck_no, amount, fk_lot_id, note) VALUES(&quot;   ;[.E487];    &quot;, &quot;    ;[.C487];    &quot; ,&quot;    ; [.D487];    &quot;, &quot;    ;[.B487];&quot;, '&quot;   ;[.H487];      &quot;' );&quot;)" office:value-type="string" office:string-value="INSERT INTO export(date, ck_no, amount, fk_lot_id, note) VALUES(20120601, 6309 ,50, 11, '' );" calcext:value-type="string">
            <text:p>INSERT INTO export(date, ck_no, amount, fk_lot_id, note) VALUES(20120601, 6309 ,50, 11, '' );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2" calcext:value-type="float">
            <text:p>12</text:p>
          </table:table-cell>
          <table:table-cell office:value-type="float" office:value="1193" calcext:value-type="float">
            <text:p>1193</text:p>
          </table:table-cell>
          <table:table-cell office:value-type="float" office:value="50" calcext:value-type="float">
            <text:p>50</text:p>
          </table:table-cell>
          <table:table-cell office:value-type="float" office:value="20120601" calcext:value-type="float">
            <text:p>20120601</text:p>
          </table:table-cell>
          <table:table-cell table:formula="of:=CONCATENATE(&quot;INSERT INTO export(date, ck_no, amount, fk_lot_id, note) VALUES(&quot;   ;[.E488];    &quot;, &quot;    ;[.C488];    &quot; ,&quot;    ; [.D488];    &quot;, &quot;    ;[.B488];&quot;, '&quot;   ;[.H488];      &quot;' );&quot;)" office:value-type="string" office:string-value="INSERT INTO export(date, ck_no, amount, fk_lot_id, note) VALUES(20120601, 1193 ,50, 12, '' );" calcext:value-type="string">
            <text:p>INSERT INTO export(date, ck_no, amount, fk_lot_id, note) VALUES(20120601, 1193 ,50, 12, '' );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3" calcext:value-type="float">
            <text:p>13</text:p>
          </table:table-cell>
          <table:table-cell office:value-type="float" office:value="6997" calcext:value-type="float">
            <text:p>6997</text:p>
          </table:table-cell>
          <table:table-cell office:value-type="float" office:value="50" calcext:value-type="float">
            <text:p>50</text:p>
          </table:table-cell>
          <table:table-cell office:value-type="float" office:value="20120601" calcext:value-type="float">
            <text:p>20120601</text:p>
          </table:table-cell>
          <table:table-cell table:formula="of:=CONCATENATE(&quot;INSERT INTO export(date, ck_no, amount, fk_lot_id, note) VALUES(&quot;   ;[.E489];    &quot;, &quot;    ;[.C489];    &quot; ,&quot;    ; [.D489];    &quot;, &quot;    ;[.B489];&quot;, '&quot;   ;[.H489];      &quot;' );&quot;)" office:value-type="string" office:string-value="INSERT INTO export(date, ck_no, amount, fk_lot_id, note) VALUES(20120601, 6997 ,50, 13, '' );" calcext:value-type="string">
            <text:p>INSERT INTO export(date, ck_no, amount, fk_lot_id, note) VALUES(20120601, 6997 ,50, 13, '' );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4" calcext:value-type="float">
            <text:p>14</text:p>
          </table:table-cell>
          <table:table-cell office:value-type="float" office:value="5872" calcext:value-type="float">
            <text:p>5872</text:p>
          </table:table-cell>
          <table:table-cell office:value-type="float" office:value="50" calcext:value-type="float">
            <text:p>50</text:p>
          </table:table-cell>
          <table:table-cell office:value-type="float" office:value="20120601" calcext:value-type="float">
            <text:p>20120601</text:p>
          </table:table-cell>
          <table:table-cell table:formula="of:=CONCATENATE(&quot;INSERT INTO export(date, ck_no, amount, fk_lot_id, note) VALUES(&quot;   ;[.E490];    &quot;, &quot;    ;[.C490];    &quot; ,&quot;    ; [.D490];    &quot;, &quot;    ;[.B490];&quot;, '&quot;   ;[.H490];      &quot;' );&quot;)" office:value-type="string" office:string-value="INSERT INTO export(date, ck_no, amount, fk_lot_id, note) VALUES(20120601, 5872 ,50, 14, '' );" calcext:value-type="string">
            <text:p>INSERT INTO export(date, ck_no, amount, fk_lot_id, note) VALUES(20120601, 5872 ,50, 14, '' );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5" calcext:value-type="float">
            <text:p>15</text:p>
          </table:table-cell>
          <table:table-cell office:value-type="float" office:value="209" calcext:value-type="float">
            <text:p>209</text:p>
          </table:table-cell>
          <table:table-cell office:value-type="float" office:value="50" calcext:value-type="float">
            <text:p>50</text:p>
          </table:table-cell>
          <table:table-cell office:value-type="float" office:value="20120601" calcext:value-type="float">
            <text:p>20120601</text:p>
          </table:table-cell>
          <table:table-cell table:formula="of:=CONCATENATE(&quot;INSERT INTO export(date, ck_no, amount, fk_lot_id, note) VALUES(&quot;   ;[.E491];    &quot;, &quot;    ;[.C491];    &quot; ,&quot;    ; [.D491];    &quot;, &quot;    ;[.B491];&quot;, '&quot;   ;[.H491];      &quot;' );&quot;)" office:value-type="string" office:string-value="INSERT INTO export(date, ck_no, amount, fk_lot_id, note) VALUES(20120601, 209 ,50, 15, '' );" calcext:value-type="string">
            <text:p>INSERT INTO export(date, ck_no, amount, fk_lot_id, note) VALUES(20120601, 209 ,50, 15, '' );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6" calcext:value-type="float">
            <text:p>16</text:p>
          </table:table-cell>
          <table:table-cell office:value-type="float" office:value="2512" calcext:value-type="float">
            <text:p>2512</text:p>
          </table:table-cell>
          <table:table-cell office:value-type="float" office:value="50" calcext:value-type="float">
            <text:p>50</text:p>
          </table:table-cell>
          <table:table-cell office:value-type="float" office:value="20120601" calcext:value-type="float">
            <text:p>20120601</text:p>
          </table:table-cell>
          <table:table-cell table:formula="of:=CONCATENATE(&quot;INSERT INTO export(date, ck_no, amount, fk_lot_id, note) VALUES(&quot;   ;[.E492];    &quot;, &quot;    ;[.C492];    &quot; ,&quot;    ; [.D492];    &quot;, &quot;    ;[.B492];&quot;, '&quot;   ;[.H492];      &quot;' );&quot;)" office:value-type="string" office:string-value="INSERT INTO export(date, ck_no, amount, fk_lot_id, note) VALUES(20120601, 2512 ,50, 16, '' );" calcext:value-type="string">
            <text:p>INSERT INTO export(date, ck_no, amount, fk_lot_id, note) VALUES(20120601, 2512 ,50, 16, '' );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7" calcext:value-type="float">
            <text:p>17</text:p>
          </table:table-cell>
          <table:table-cell office:value-type="float" office:value="4190" calcext:value-type="float">
            <text:p>4190</text:p>
          </table:table-cell>
          <table:table-cell office:value-type="float" office:value="50" calcext:value-type="float">
            <text:p>50</text:p>
          </table:table-cell>
          <table:table-cell office:value-type="float" office:value="20120601" calcext:value-type="float">
            <text:p>20120601</text:p>
          </table:table-cell>
          <table:table-cell table:formula="of:=CONCATENATE(&quot;INSERT INTO export(date, ck_no, amount, fk_lot_id, note) VALUES(&quot;   ;[.E493];    &quot;, &quot;    ;[.C493];    &quot; ,&quot;    ; [.D493];    &quot;, &quot;    ;[.B493];&quot;, '&quot;   ;[.H493];      &quot;' );&quot;)" office:value-type="string" office:string-value="INSERT INTO export(date, ck_no, amount, fk_lot_id, note) VALUES(20120601, 4190 ,50, 17, '' );" calcext:value-type="string">
            <text:p>INSERT INTO export(date, ck_no, amount, fk_lot_id, note) VALUES(20120601, 4190 ,50, 17, '' );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8" calcext:value-type="float">
            <text:p>18</text:p>
          </table:table-cell>
          <table:table-cell office:value-type="float" office:value="7455" calcext:value-type="float">
            <text:p>7455</text:p>
          </table:table-cell>
          <table:table-cell office:value-type="float" office:value="50" calcext:value-type="float">
            <text:p>50</text:p>
          </table:table-cell>
          <table:table-cell office:value-type="float" office:value="20120601" calcext:value-type="float">
            <text:p>20120601</text:p>
          </table:table-cell>
          <table:table-cell table:formula="of:=CONCATENATE(&quot;INSERT INTO export(date, ck_no, amount, fk_lot_id, note) VALUES(&quot;   ;[.E494];    &quot;, &quot;    ;[.C494];    &quot; ,&quot;    ; [.D494];    &quot;, &quot;    ;[.B494];&quot;, '&quot;   ;[.H494];      &quot;' );&quot;)" office:value-type="string" office:string-value="INSERT INTO export(date, ck_no, amount, fk_lot_id, note) VALUES(20120601, 7455 ,50, 18, '' );" calcext:value-type="string">
            <text:p>INSERT INTO export(date, ck_no, amount, fk_lot_id, note) VALUES(20120601, 7455 ,50, 18, '' );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9" calcext:value-type="float">
            <text:p>19</text:p>
          </table:table-cell>
          <table:table-cell office:value-type="float" office:value="1661" calcext:value-type="float">
            <text:p>1661</text:p>
          </table:table-cell>
          <table:table-cell office:value-type="float" office:value="50" calcext:value-type="float">
            <text:p>50</text:p>
          </table:table-cell>
          <table:table-cell office:value-type="float" office:value="20120601" calcext:value-type="float">
            <text:p>20120601</text:p>
          </table:table-cell>
          <table:table-cell table:formula="of:=CONCATENATE(&quot;INSERT INTO export(date, ck_no, amount, fk_lot_id, note) VALUES(&quot;   ;[.E495];    &quot;, &quot;    ;[.C495];    &quot; ,&quot;    ; [.D495];    &quot;, &quot;    ;[.B495];&quot;, '&quot;   ;[.H495];      &quot;' );&quot;)" office:value-type="string" office:string-value="INSERT INTO export(date, ck_no, amount, fk_lot_id, note) VALUES(20120601, 1661 ,50, 19, '' );" calcext:value-type="string">
            <text:p>INSERT INTO export(date, ck_no, amount, fk_lot_id, note) VALUES(20120601, 1661 ,50, 19, '' );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0" calcext:value-type="float">
            <text:p>20</text:p>
          </table:table-cell>
          <table:table-cell office:value-type="float" office:value="3721" calcext:value-type="float">
            <text:p>3721</text:p>
          </table:table-cell>
          <table:table-cell office:value-type="float" office:value="50" calcext:value-type="float">
            <text:p>50</text:p>
          </table:table-cell>
          <table:table-cell office:value-type="float" office:value="20120601" calcext:value-type="float">
            <text:p>20120601</text:p>
          </table:table-cell>
          <table:table-cell table:formula="of:=CONCATENATE(&quot;INSERT INTO export(date, ck_no, amount, fk_lot_id, note) VALUES(&quot;   ;[.E496];    &quot;, &quot;    ;[.C496];    &quot; ,&quot;    ; [.D496];    &quot;, &quot;    ;[.B496];&quot;, '&quot;   ;[.H496];      &quot;' );&quot;)" office:value-type="string" office:string-value="INSERT INTO export(date, ck_no, amount, fk_lot_id, note) VALUES(20120601, 3721 ,50, 20, '' );" calcext:value-type="string">
            <text:p>INSERT INTO export(date, ck_no, amount, fk_lot_id, note) VALUES(20120601, 3721 ,50, 20, '' );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1" calcext:value-type="float">
            <text:p>21</text:p>
          </table:table-cell>
          <table:table-cell office:value-type="float" office:value="1269" calcext:value-type="float">
            <text:p>1269</text:p>
          </table:table-cell>
          <table:table-cell office:value-type="float" office:value="50" calcext:value-type="float">
            <text:p>50</text:p>
          </table:table-cell>
          <table:table-cell office:value-type="float" office:value="20120601" calcext:value-type="float">
            <text:p>20120601</text:p>
          </table:table-cell>
          <table:table-cell table:formula="of:=CONCATENATE(&quot;INSERT INTO export(date, ck_no, amount, fk_lot_id, note) VALUES(&quot;   ;[.E497];    &quot;, &quot;    ;[.C497];    &quot; ,&quot;    ; [.D497];    &quot;, &quot;    ;[.B497];&quot;, '&quot;   ;[.H497];      &quot;' );&quot;)" office:value-type="string" office:string-value="INSERT INTO export(date, ck_no, amount, fk_lot_id, note) VALUES(20120601, 1269 ,50, 21, '' );" calcext:value-type="string">
            <text:p>INSERT INTO export(date, ck_no, amount, fk_lot_id, note) VALUES(20120601, 1269 ,50, 21, '' );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2" calcext:value-type="float">
            <text:p>22</text:p>
          </table:table-cell>
          <table:table-cell office:value-type="float" office:value="738" calcext:value-type="float">
            <text:p>738</text:p>
          </table:table-cell>
          <table:table-cell office:value-type="float" office:value="50" calcext:value-type="float">
            <text:p>50</text:p>
          </table:table-cell>
          <table:table-cell office:value-type="float" office:value="20120601" calcext:value-type="float">
            <text:p>20120601</text:p>
          </table:table-cell>
          <table:table-cell table:formula="of:=CONCATENATE(&quot;INSERT INTO export(date, ck_no, amount, fk_lot_id, note) VALUES(&quot;   ;[.E498];    &quot;, &quot;    ;[.C498];    &quot; ,&quot;    ; [.D498];    &quot;, &quot;    ;[.B498];&quot;, '&quot;   ;[.H498];      &quot;' );&quot;)" office:value-type="string" office:string-value="INSERT INTO export(date, ck_no, amount, fk_lot_id, note) VALUES(20120601, 738 ,50, 22, '' );" calcext:value-type="string">
            <text:p>INSERT INTO export(date, ck_no, amount, fk_lot_id, note) VALUES(20120601, 738 ,50, 22, '' );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3" calcext:value-type="float">
            <text:p>23</text:p>
          </table:table-cell>
          <table:table-cell office:value-type="float" office:value="4084" calcext:value-type="float">
            <text:p>4084</text:p>
          </table:table-cell>
          <table:table-cell office:value-type="float" office:value="50" calcext:value-type="float">
            <text:p>50</text:p>
          </table:table-cell>
          <table:table-cell office:value-type="float" office:value="20120601" calcext:value-type="float">
            <text:p>20120601</text:p>
          </table:table-cell>
          <table:table-cell table:formula="of:=CONCATENATE(&quot;INSERT INTO export(date, ck_no, amount, fk_lot_id, note) VALUES(&quot;   ;[.E499];    &quot;, &quot;    ;[.C499];    &quot; ,&quot;    ; [.D499];    &quot;, &quot;    ;[.B499];&quot;, '&quot;   ;[.H499];      &quot;' );&quot;)" office:value-type="string" office:string-value="INSERT INTO export(date, ck_no, amount, fk_lot_id, note) VALUES(20120601, 4084 ,50, 23, '' );" calcext:value-type="string">
            <text:p>INSERT INTO export(date, ck_no, amount, fk_lot_id, note) VALUES(20120601, 4084 ,50, 23, '' );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office:value-type="float" office:value="5811" calcext:value-type="float">
            <text:p>5811</text:p>
          </table:table-cell>
          <table:table-cell office:value-type="float" office:value="50" calcext:value-type="float">
            <text:p>50</text:p>
          </table:table-cell>
          <table:table-cell office:value-type="float" office:value="20120601" calcext:value-type="float">
            <text:p>20120601</text:p>
          </table:table-cell>
          <table:table-cell table:formula="of:=CONCATENATE(&quot;INSERT INTO export(date, ck_no, amount, fk_lot_id, note) VALUES(&quot;   ;[.E500];    &quot;, &quot;    ;[.C500];    &quot; ,&quot;    ; [.D500];    &quot;, &quot;    ;[.B500];&quot;, '&quot;   ;[.H500];      &quot;' );&quot;)" office:value-type="string" office:string-value="INSERT INTO export(date, ck_no, amount, fk_lot_id, note) VALUES(20120601, 5811 ,50, 24, '' );" calcext:value-type="string">
            <text:p>INSERT INTO export(date, ck_no, amount, fk_lot_id, note) VALUES(20120601, 5811 ,50, 24, '' );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20601" calcext:value-type="float">
            <text:p>20120601</text:p>
          </table:table-cell>
          <table:table-cell table:formula="of:=CONCATENATE(&quot;INSERT INTO export(date, ck_no, amount, fk_lot_id, note) VALUES(&quot;   ;[.E501];    &quot;, &quot;    ;[.C501];    &quot; ,&quot;    ; [.D501];    &quot;, &quot;    ;[.B501];&quot;, '&quot;   ;[.H501];      &quot;' );&quot;)" office:value-type="string" office:string-value="INSERT INTO export(date, ck_no, amount, fk_lot_id, note) VALUES(20120601, 0 ,0, 25, '' );" calcext:value-type="string">
            <text:p>INSERT INTO export(date, ck_no, amount, fk_lot_id, note) VALUES(20120601, 0 ,0, 25, '' );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6" calcext:value-type="float">
            <text:p>26</text:p>
          </table:table-cell>
          <table:table-cell office:value-type="float" office:value="5057" calcext:value-type="float">
            <text:p>5057</text:p>
          </table:table-cell>
          <table:table-cell office:value-type="float" office:value="50" calcext:value-type="float">
            <text:p>50</text:p>
          </table:table-cell>
          <table:table-cell office:value-type="float" office:value="20120601" calcext:value-type="float">
            <text:p>20120601</text:p>
          </table:table-cell>
          <table:table-cell table:formula="of:=CONCATENATE(&quot;INSERT INTO export(date, ck_no, amount, fk_lot_id, note) VALUES(&quot;   ;[.E502];    &quot;, &quot;    ;[.C502];    &quot; ,&quot;    ; [.D502];    &quot;, &quot;    ;[.B502];&quot;, '&quot;   ;[.H502];      &quot;' );&quot;)" office:value-type="string" office:string-value="INSERT INTO export(date, ck_no, amount, fk_lot_id, note) VALUES(20120601, 5057 ,50, 26, '' );" calcext:value-type="string">
            <text:p>INSERT INTO export(date, ck_no, amount, fk_lot_id, note) VALUES(20120601, 5057 ,50, 26, '' );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27" calcext:value-type="float">
            <text:p>27</text:p>
          </table:table-cell>
          <table:table-cell office:value-type="float" office:value="1782" calcext:value-type="float">
            <text:p>1782</text:p>
          </table:table-cell>
          <table:table-cell office:value-type="float" office:value="50" calcext:value-type="float">
            <text:p>50</text:p>
          </table:table-cell>
          <table:table-cell office:value-type="float" office:value="20120601" calcext:value-type="float">
            <text:p>20120601</text:p>
          </table:table-cell>
          <table:table-cell table:formula="of:=CONCATENATE(&quot;INSERT INTO export(date, ck_no, amount, fk_lot_id, note) VALUES(&quot;   ;[.E503];    &quot;, &quot;    ;[.C503];    &quot; ,&quot;    ; [.D503];    &quot;, &quot;    ;[.B503];&quot;, '&quot;   ;[.H503];      &quot;' );&quot;)" office:value-type="string" office:string-value="INSERT INTO export(date, ck_no, amount, fk_lot_id, note) VALUES(20120601, 1782 ,50, 27, '' );" calcext:value-type="string">
            <text:p>INSERT INTO export(date, ck_no, amount, fk_lot_id, note) VALUES(20120601, 1782 ,50, 27, '' );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8" calcext:value-type="float">
            <text:p>28</text:p>
          </table:table-cell>
          <table:table-cell office:value-type="float" office:value="1026" calcext:value-type="float">
            <text:p>1026</text:p>
          </table:table-cell>
          <table:table-cell office:value-type="float" office:value="50" calcext:value-type="float">
            <text:p>50</text:p>
          </table:table-cell>
          <table:table-cell office:value-type="float" office:value="20120601" calcext:value-type="float">
            <text:p>20120601</text:p>
          </table:table-cell>
          <table:table-cell table:formula="of:=CONCATENATE(&quot;INSERT INTO export(date, ck_no, amount, fk_lot_id, note) VALUES(&quot;   ;[.E504];    &quot;, &quot;    ;[.C504];    &quot; ,&quot;    ; [.D504];    &quot;, &quot;    ;[.B504];&quot;, '&quot;   ;[.H504];      &quot;' );&quot;)" office:value-type="string" office:string-value="INSERT INTO export(date, ck_no, amount, fk_lot_id, note) VALUES(20120601, 1026 ,50, 28, '' );" calcext:value-type="string">
            <text:p>INSERT INTO export(date, ck_no, amount, fk_lot_id, note) VALUES(20120601, 1026 ,50, 28, '' );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29" calcext:value-type="float">
            <text:p>29</text:p>
          </table:table-cell>
          <table:table-cell office:value-type="float" office:value="5174" calcext:value-type="float">
            <text:p>5174</text:p>
          </table:table-cell>
          <table:table-cell office:value-type="float" office:value="50" calcext:value-type="float">
            <text:p>50</text:p>
          </table:table-cell>
          <table:table-cell office:value-type="float" office:value="20120601" calcext:value-type="float">
            <text:p>20120601</text:p>
          </table:table-cell>
          <table:table-cell table:formula="of:=CONCATENATE(&quot;INSERT INTO export(date, ck_no, amount, fk_lot_id, note) VALUES(&quot;   ;[.E505];    &quot;, &quot;    ;[.C505];    &quot; ,&quot;    ; [.D505];    &quot;, &quot;    ;[.B505];&quot;, '&quot;   ;[.H505];      &quot;' );&quot;)" office:value-type="string" office:string-value="INSERT INTO export(date, ck_no, amount, fk_lot_id, note) VALUES(20120601, 5174 ,50, 29, '' );" calcext:value-type="string">
            <text:p>INSERT INTO export(date, ck_no, amount, fk_lot_id, note) VALUES(20120601, 5174 ,50, 29, '' );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30" calcext:value-type="float">
            <text:p>30</text:p>
          </table:table-cell>
          <table:table-cell office:value-type="float" office:value="3102" calcext:value-type="float">
            <text:p>3102</text:p>
          </table:table-cell>
          <table:table-cell office:value-type="float" office:value="50" calcext:value-type="float">
            <text:p>50</text:p>
          </table:table-cell>
          <table:table-cell office:value-type="float" office:value="20120601" calcext:value-type="float">
            <text:p>20120601</text:p>
          </table:table-cell>
          <table:table-cell table:formula="of:=CONCATENATE(&quot;INSERT INTO export(date, ck_no, amount, fk_lot_id, note) VALUES(&quot;   ;[.E506];    &quot;, &quot;    ;[.C506];    &quot; ,&quot;    ; [.D506];    &quot;, &quot;    ;[.B506];&quot;, '&quot;   ;[.H506];      &quot;' );&quot;)" office:value-type="string" office:string-value="INSERT INTO export(date, ck_no, amount, fk_lot_id, note) VALUES(20120601, 3102 ,50, 30, '' );" calcext:value-type="string">
            <text:p>INSERT INTO export(date, ck_no, amount, fk_lot_id, note) VALUES(20120601, 3102 ,50, 30, '' );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31" calcext:value-type="float">
            <text:p>31</text:p>
          </table:table-cell>
          <table:table-cell office:value-type="float" office:value="1613" calcext:value-type="float">
            <text:p>1613</text:p>
          </table:table-cell>
          <table:table-cell office:value-type="float" office:value="50" calcext:value-type="float">
            <text:p>50</text:p>
          </table:table-cell>
          <table:table-cell office:value-type="float" office:value="20120601" calcext:value-type="float">
            <text:p>20120601</text:p>
          </table:table-cell>
          <table:table-cell table:formula="of:=CONCATENATE(&quot;INSERT INTO export(date, ck_no, amount, fk_lot_id, note) VALUES(&quot;   ;[.E507];    &quot;, &quot;    ;[.C507];    &quot; ,&quot;    ; [.D507];    &quot;, &quot;    ;[.B507];&quot;, '&quot;   ;[.H507];      &quot;' );&quot;)" office:value-type="string" office:string-value="INSERT INTO export(date, ck_no, amount, fk_lot_id, note) VALUES(20120601, 1613 ,50, 31, '' );" calcext:value-type="string">
            <text:p>INSERT INTO export(date, ck_no, amount, fk_lot_id, note) VALUES(20120601, 1613 ,50, 31, '' );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32" calcext:value-type="float">
            <text:p>32</text:p>
          </table:table-cell>
          <table:table-cell office:value-type="float" office:value="1707" calcext:value-type="float">
            <text:p>1707</text:p>
          </table:table-cell>
          <table:table-cell office:value-type="float" office:value="50" calcext:value-type="float">
            <text:p>50</text:p>
          </table:table-cell>
          <table:table-cell office:value-type="float" office:value="20120601" calcext:value-type="float">
            <text:p>20120601</text:p>
          </table:table-cell>
          <table:table-cell table:formula="of:=CONCATENATE(&quot;INSERT INTO export(date, ck_no, amount, fk_lot_id, note) VALUES(&quot;   ;[.E508];    &quot;, &quot;    ;[.C508];    &quot; ,&quot;    ; [.D508];    &quot;, &quot;    ;[.B508];&quot;, '&quot;   ;[.H508];      &quot;' );&quot;)" office:value-type="string" office:string-value="INSERT INTO export(date, ck_no, amount, fk_lot_id, note) VALUES(20120601, 1707 ,50, 32, '' );" calcext:value-type="string">
            <text:p>INSERT INTO export(date, ck_no, amount, fk_lot_id, note) VALUES(20120601, 1707 ,50, 32, '' );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33" calcext:value-type="float">
            <text:p>33</text:p>
          </table:table-cell>
          <table:table-cell office:value-type="float" office:value="5558" calcext:value-type="float">
            <text:p>5558</text:p>
          </table:table-cell>
          <table:table-cell office:value-type="float" office:value="50" calcext:value-type="float">
            <text:p>50</text:p>
          </table:table-cell>
          <table:table-cell office:value-type="float" office:value="20120601" calcext:value-type="float">
            <text:p>20120601</text:p>
          </table:table-cell>
          <table:table-cell table:formula="of:=CONCATENATE(&quot;INSERT INTO export(date, ck_no, amount, fk_lot_id, note) VALUES(&quot;   ;[.E509];    &quot;, &quot;    ;[.C509];    &quot; ,&quot;    ; [.D509];    &quot;, &quot;    ;[.B509];&quot;, '&quot;   ;[.H509];      &quot;' );&quot;)" office:value-type="string" office:string-value="INSERT INTO export(date, ck_no, amount, fk_lot_id, note) VALUES(20120601, 5558 ,50, 33, '' );" calcext:value-type="string">
            <text:p>INSERT INTO export(date, ck_no, amount, fk_lot_id, note) VALUES(20120601, 5558 ,50, 33, '' );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34" calcext:value-type="float">
            <text:p>34</text:p>
          </table:table-cell>
          <table:table-cell office:value-type="float" office:value="1124" calcext:value-type="float">
            <text:p>1124</text:p>
          </table:table-cell>
          <table:table-cell office:value-type="float" office:value="50" calcext:value-type="float">
            <text:p>50</text:p>
          </table:table-cell>
          <table:table-cell office:value-type="float" office:value="20120601" calcext:value-type="float">
            <text:p>20120601</text:p>
          </table:table-cell>
          <table:table-cell table:formula="of:=CONCATENATE(&quot;INSERT INTO export(date, ck_no, amount, fk_lot_id, note) VALUES(&quot;   ;[.E510];    &quot;, &quot;    ;[.C510];    &quot; ,&quot;    ; [.D510];    &quot;, &quot;    ;[.B510];&quot;, '&quot;   ;[.H510];      &quot;' );&quot;)" office:value-type="string" office:string-value="INSERT INTO export(date, ck_no, amount, fk_lot_id, note) VALUES(20120601, 1124 ,50, 34, '' );" calcext:value-type="string">
            <text:p>INSERT INTO export(date, ck_no, amount, fk_lot_id, note) VALUES(20120601, 1124 ,50, 34, '' );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35" calcext:value-type="float">
            <text:p>35</text:p>
          </table:table-cell>
          <table:table-cell office:value-type="float" office:value="5063" calcext:value-type="float">
            <text:p>5063</text:p>
          </table:table-cell>
          <table:table-cell office:value-type="float" office:value="50" calcext:value-type="float">
            <text:p>50</text:p>
          </table:table-cell>
          <table:table-cell office:value-type="float" office:value="20120601" calcext:value-type="float">
            <text:p>20120601</text:p>
          </table:table-cell>
          <table:table-cell table:formula="of:=CONCATENATE(&quot;INSERT INTO export(date, ck_no, amount, fk_lot_id, note) VALUES(&quot;   ;[.E511];    &quot;, &quot;    ;[.C511];    &quot; ,&quot;    ; [.D511];    &quot;, &quot;    ;[.B511];&quot;, '&quot;   ;[.H511];      &quot;' );&quot;)" office:value-type="string" office:string-value="INSERT INTO export(date, ck_no, amount, fk_lot_id, note) VALUES(20120601, 5063 ,50, 35, '' );" calcext:value-type="string">
            <text:p>INSERT INTO export(date, ck_no, amount, fk_lot_id, note) VALUES(20120601, 5063 ,50, 35, '' );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6" calcext:value-type="float">
            <text:p>36</text:p>
          </table:table-cell>
          <table:table-cell office:value-type="float" office:value="2623" calcext:value-type="float">
            <text:p>2623</text:p>
          </table:table-cell>
          <table:table-cell office:value-type="float" office:value="50" calcext:value-type="float">
            <text:p>50</text:p>
          </table:table-cell>
          <table:table-cell office:value-type="float" office:value="20120601" calcext:value-type="float">
            <text:p>20120601</text:p>
          </table:table-cell>
          <table:table-cell table:formula="of:=CONCATENATE(&quot;INSERT INTO export(date, ck_no, amount, fk_lot_id, note) VALUES(&quot;   ;[.E512];    &quot;, &quot;    ;[.C512];    &quot; ,&quot;    ; [.D512];    &quot;, &quot;    ;[.B512];&quot;, '&quot;   ;[.H512];      &quot;' );&quot;)" office:value-type="string" office:string-value="INSERT INTO export(date, ck_no, amount, fk_lot_id, note) VALUES(20120601, 2623 ,50, 36, '' );" calcext:value-type="string">
            <text:p>INSERT INTO export(date, ck_no, amount, fk_lot_id, note) VALUES(20120601, 2623 ,50, 36, '' );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37" calcext:value-type="float">
            <text:p>37</text:p>
          </table:table-cell>
          <table:table-cell office:value-type="float" office:value="1233" calcext:value-type="float">
            <text:p>1233</text:p>
          </table:table-cell>
          <table:table-cell office:value-type="float" office:value="50" calcext:value-type="float">
            <text:p>50</text:p>
          </table:table-cell>
          <table:table-cell office:value-type="float" office:value="20120601" calcext:value-type="float">
            <text:p>20120601</text:p>
          </table:table-cell>
          <table:table-cell table:formula="of:=CONCATENATE(&quot;INSERT INTO export(date, ck_no, amount, fk_lot_id, note) VALUES(&quot;   ;[.E513];    &quot;, &quot;    ;[.C513];    &quot; ,&quot;    ; [.D513];    &quot;, &quot;    ;[.B513];&quot;, '&quot;   ;[.H513];      &quot;' );&quot;)" office:value-type="string" office:string-value="INSERT INTO export(date, ck_no, amount, fk_lot_id, note) VALUES(20120601, 1233 ,50, 37, '' );" calcext:value-type="string">
            <text:p>INSERT INTO export(date, ck_no, amount, fk_lot_id, note) VALUES(20120601, 1233 ,50, 37, '' );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38" calcext:value-type="float">
            <text:p>38</text:p>
          </table:table-cell>
          <table:table-cell office:value-type="float" office:value="759" calcext:value-type="float">
            <text:p>759</text:p>
          </table:table-cell>
          <table:table-cell office:value-type="float" office:value="50" calcext:value-type="float">
            <text:p>50</text:p>
          </table:table-cell>
          <table:table-cell office:value-type="float" office:value="20120601" calcext:value-type="float">
            <text:p>20120601</text:p>
          </table:table-cell>
          <table:table-cell table:formula="of:=CONCATENATE(&quot;INSERT INTO export(date, ck_no, amount, fk_lot_id, note) VALUES(&quot;   ;[.E514];    &quot;, &quot;    ;[.C514];    &quot; ,&quot;    ; [.D514];    &quot;, &quot;    ;[.B514];&quot;, '&quot;   ;[.H514];      &quot;' );&quot;)" office:value-type="string" office:string-value="INSERT INTO export(date, ck_no, amount, fk_lot_id, note) VALUES(20120601, 759 ,50, 38, '' );" calcext:value-type="string">
            <text:p>INSERT INTO export(date, ck_no, amount, fk_lot_id, note) VALUES(20120601, 759 ,50, 38, '' );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20601" calcext:value-type="float">
            <text:p>20120601</text:p>
          </table:table-cell>
          <table:table-cell table:formula="of:=CONCATENATE(&quot;INSERT INTO export(date, ck_no, amount, fk_lot_id, note) VALUES(&quot;   ;[.E515];    &quot;, &quot;    ;[.C515];    &quot; ,&quot;    ; [.D515];    &quot;, &quot;    ;[.B515];&quot;, '&quot;   ;[.H515];      &quot;' );&quot;)" office:value-type="string" office:string-value="INSERT INTO export(date, ck_no, amount, fk_lot_id, note) VALUES(20120601, 0 ,0, 39, '' );" calcext:value-type="string">
            <text:p>INSERT INTO export(date, ck_no, amount, fk_lot_id, note) VALUES(20120601, 0 ,0, 39, '' );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40" calcext:value-type="float">
            <text:p>40</text:p>
          </table:table-cell>
          <table:table-cell office:value-type="float" office:value="8101" calcext:value-type="float">
            <text:p>8101</text:p>
          </table:table-cell>
          <table:table-cell office:value-type="float" office:value="50" calcext:value-type="float">
            <text:p>50</text:p>
          </table:table-cell>
          <table:table-cell office:value-type="float" office:value="20120601" calcext:value-type="float">
            <text:p>20120601</text:p>
          </table:table-cell>
          <table:table-cell table:formula="of:=CONCATENATE(&quot;INSERT INTO export(date, ck_no, amount, fk_lot_id, note) VALUES(&quot;   ;[.E516];    &quot;, &quot;    ;[.C516];    &quot; ,&quot;    ; [.D516];    &quot;, &quot;    ;[.B516];&quot;, '&quot;   ;[.H516];      &quot;' );&quot;)" office:value-type="string" office:string-value="INSERT INTO export(date, ck_no, amount, fk_lot_id, note) VALUES(20120601, 8101 ,50, 40, '' );" calcext:value-type="string">
            <text:p>INSERT INTO export(date, ck_no, amount, fk_lot_id, note) VALUES(20120601, 8101 ,50, 40, '' );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41" calcext:value-type="float">
            <text:p>41</text:p>
          </table:table-cell>
          <table:table-cell office:value-type="float" office:value="3096" calcext:value-type="float">
            <text:p>3096</text:p>
          </table:table-cell>
          <table:table-cell office:value-type="float" office:value="50" calcext:value-type="float">
            <text:p>50</text:p>
          </table:table-cell>
          <table:table-cell office:value-type="float" office:value="20120601" calcext:value-type="float">
            <text:p>20120601</text:p>
          </table:table-cell>
          <table:table-cell table:formula="of:=CONCATENATE(&quot;INSERT INTO export(date, ck_no, amount, fk_lot_id, note) VALUES(&quot;   ;[.E517];    &quot;, &quot;    ;[.C517];    &quot; ,&quot;    ; [.D517];    &quot;, &quot;    ;[.B517];&quot;, '&quot;   ;[.H517];      &quot;' );&quot;)" office:value-type="string" office:string-value="INSERT INTO export(date, ck_no, amount, fk_lot_id, note) VALUES(20120601, 3096 ,50, 41, '' );" calcext:value-type="string">
            <text:p>INSERT INTO export(date, ck_no, amount, fk_lot_id, note) VALUES(20120601, 3096 ,50, 41, '' );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20601" calcext:value-type="float">
            <text:p>20120601</text:p>
          </table:table-cell>
          <table:table-cell table:formula="of:=CONCATENATE(&quot;INSERT INTO export(date, ck_no, amount, fk_lot_id, note) VALUES(&quot;   ;[.E518];    &quot;, &quot;    ;[.C518];    &quot; ,&quot;    ; [.D518];    &quot;, &quot;    ;[.B518];&quot;, '&quot;   ;[.H518];      &quot;' );&quot;)" office:value-type="string" office:string-value="INSERT INTO export(date, ck_no, amount, fk_lot_id, note) VALUES(20120601, 0 ,0, 42, '' );" calcext:value-type="string">
            <text:p>INSERT INTO export(date, ck_no, amount, fk_lot_id, note) VALUES(20120601, 0 ,0, 42, '' );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43" calcext:value-type="float">
            <text:p>43</text:p>
          </table:table-cell>
          <table:table-cell office:value-type="float" office:value="4925" calcext:value-type="float">
            <text:p>4925</text:p>
          </table:table-cell>
          <table:table-cell office:value-type="float" office:value="50" calcext:value-type="float">
            <text:p>50</text:p>
          </table:table-cell>
          <table:table-cell office:value-type="float" office:value="20120601" calcext:value-type="float">
            <text:p>20120601</text:p>
          </table:table-cell>
          <table:table-cell table:formula="of:=CONCATENATE(&quot;INSERT INTO export(date, ck_no, amount, fk_lot_id, note) VALUES(&quot;   ;[.E519];    &quot;, &quot;    ;[.C519];    &quot; ,&quot;    ; [.D519];    &quot;, &quot;    ;[.B519];&quot;, '&quot;   ;[.H519];      &quot;' );&quot;)" office:value-type="string" office:string-value="INSERT INTO export(date, ck_no, amount, fk_lot_id, note) VALUES(20120601, 4925 ,50, 43, '' );" calcext:value-type="string">
            <text:p>INSERT INTO export(date, ck_no, amount, fk_lot_id, note) VALUES(20120601, 4925 ,50, 43, '' );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44" calcext:value-type="float">
            <text:p>44</text:p>
          </table:table-cell>
          <table:table-cell office:value-type="float" office:value="2081" calcext:value-type="float">
            <text:p>2081</text:p>
          </table:table-cell>
          <table:table-cell office:value-type="float" office:value="50" calcext:value-type="float">
            <text:p>50</text:p>
          </table:table-cell>
          <table:table-cell office:value-type="float" office:value="20120601" calcext:value-type="float">
            <text:p>20120601</text:p>
          </table:table-cell>
          <table:table-cell table:formula="of:=CONCATENATE(&quot;INSERT INTO export(date, ck_no, amount, fk_lot_id, note) VALUES(&quot;   ;[.E520];    &quot;, &quot;    ;[.C520];    &quot; ,&quot;    ; [.D520];    &quot;, &quot;    ;[.B520];&quot;, '&quot;   ;[.H520];      &quot;' );&quot;)" office:value-type="string" office:string-value="INSERT INTO export(date, ck_no, amount, fk_lot_id, note) VALUES(20120601, 2081 ,50, 44, '' );" calcext:value-type="string">
            <text:p>INSERT INTO export(date, ck_no, amount, fk_lot_id, note) VALUES(20120601, 2081 ,50, 44, '' );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45" calcext:value-type="float">
            <text:p>45</text:p>
          </table:table-cell>
          <table:table-cell office:value-type="float" office:value="2537" calcext:value-type="float">
            <text:p>2537</text:p>
          </table:table-cell>
          <table:table-cell office:value-type="float" office:value="50" calcext:value-type="float">
            <text:p>50</text:p>
          </table:table-cell>
          <table:table-cell office:value-type="float" office:value="20120601" calcext:value-type="float">
            <text:p>20120601</text:p>
          </table:table-cell>
          <table:table-cell table:formula="of:=CONCATENATE(&quot;INSERT INTO export(date, ck_no, amount, fk_lot_id, note) VALUES(&quot;   ;[.E521];    &quot;, &quot;    ;[.C521];    &quot; ,&quot;    ; [.D521];    &quot;, &quot;    ;[.B521];&quot;, '&quot;   ;[.H521];      &quot;' );&quot;)" office:value-type="string" office:string-value="INSERT INTO export(date, ck_no, amount, fk_lot_id, note) VALUES(20120601, 2537 ,50, 45, '' );" calcext:value-type="string">
            <text:p>INSERT INTO export(date, ck_no, amount, fk_lot_id, note) VALUES(20120601, 2537 ,50, 45, '' );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46" calcext:value-type="float">
            <text:p>46</text:p>
          </table:table-cell>
          <table:table-cell office:value-type="float" office:value="1079" calcext:value-type="float">
            <text:p>1079</text:p>
          </table:table-cell>
          <table:table-cell office:value-type="float" office:value="50" calcext:value-type="float">
            <text:p>50</text:p>
          </table:table-cell>
          <table:table-cell office:value-type="float" office:value="20120601" calcext:value-type="float">
            <text:p>20120601</text:p>
          </table:table-cell>
          <table:table-cell table:formula="of:=CONCATENATE(&quot;INSERT INTO export(date, ck_no, amount, fk_lot_id, note) VALUES(&quot;   ;[.E522];    &quot;, &quot;    ;[.C522];    &quot; ,&quot;    ; [.D522];    &quot;, &quot;    ;[.B522];&quot;, '&quot;   ;[.H522];      &quot;' );&quot;)" office:value-type="string" office:string-value="INSERT INTO export(date, ck_no, amount, fk_lot_id, note) VALUES(20120601, 1079 ,50, 46, '' );" calcext:value-type="string">
            <text:p>INSERT INTO export(date, ck_no, amount, fk_lot_id, note) VALUES(20120601, 1079 ,50, 46, '' );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20601" calcext:value-type="float">
            <text:p>20120601</text:p>
          </table:table-cell>
          <table:table-cell table:formula="of:=CONCATENATE(&quot;INSERT INTO export(date, ck_no, amount, fk_lot_id, note) VALUES(&quot;   ;[.E523];    &quot;, &quot;    ;[.C523];    &quot; ,&quot;    ; [.D523];    &quot;, &quot;    ;[.B523];&quot;, '&quot;   ;[.H523];      &quot;' );&quot;)" office:value-type="string" office:string-value="INSERT INTO export(date, ck_no, amount, fk_lot_id, note) VALUES(20120601, 0 ,0, 47, '' );" calcext:value-type="string">
            <text:p>INSERT INTO export(date, ck_no, amount, fk_lot_id, note) VALUES(20120601, 0 ,0, 47, '' );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48" calcext:value-type="float">
            <text:p>48</text:p>
          </table:table-cell>
          <table:table-cell office:value-type="float" office:value="2354" calcext:value-type="float">
            <text:p>2354</text:p>
          </table:table-cell>
          <table:table-cell office:value-type="float" office:value="50" calcext:value-type="float">
            <text:p>50</text:p>
          </table:table-cell>
          <table:table-cell office:value-type="float" office:value="20120601" calcext:value-type="float">
            <text:p>20120601</text:p>
          </table:table-cell>
          <table:table-cell table:formula="of:=CONCATENATE(&quot;INSERT INTO export(date, ck_no, amount, fk_lot_id, note) VALUES(&quot;   ;[.E524];    &quot;, &quot;    ;[.C524];    &quot; ,&quot;    ; [.D524];    &quot;, &quot;    ;[.B524];&quot;, '&quot;   ;[.H524];      &quot;' );&quot;)" office:value-type="string" office:string-value="INSERT INTO export(date, ck_no, amount, fk_lot_id, note) VALUES(20120601, 2354 ,50, 48, '' );" calcext:value-type="string">
            <text:p>INSERT INTO export(date, ck_no, amount, fk_lot_id, note) VALUES(20120601, 2354 ,50, 48, '' );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9" calcext:value-type="float">
            <text:p>49</text:p>
          </table:table-cell>
          <table:table-cell office:value-type="float" office:value="2320" calcext:value-type="float">
            <text:p>2320</text:p>
          </table:table-cell>
          <table:table-cell office:value-type="float" office:value="50" calcext:value-type="float">
            <text:p>50</text:p>
          </table:table-cell>
          <table:table-cell office:value-type="float" office:value="20120601" calcext:value-type="float">
            <text:p>20120601</text:p>
          </table:table-cell>
          <table:table-cell table:formula="of:=CONCATENATE(&quot;INSERT INTO export(date, ck_no, amount, fk_lot_id, note) VALUES(&quot;   ;[.E525];    &quot;, &quot;    ;[.C525];    &quot; ,&quot;    ; [.D525];    &quot;, &quot;    ;[.B525];&quot;, '&quot;   ;[.H525];      &quot;' );&quot;)" office:value-type="string" office:string-value="INSERT INTO export(date, ck_no, amount, fk_lot_id, note) VALUES(20120601, 2320 ,50, 49, '' );" calcext:value-type="string">
            <text:p>INSERT INTO export(date, ck_no, amount, fk_lot_id, note) VALUES(20120601, 2320 ,50, 49, '' );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50" calcext:value-type="float">
            <text:p>50</text:p>
          </table:table-cell>
          <table:table-cell office:value-type="float" office:value="752" calcext:value-type="float">
            <text:p>752</text:p>
          </table:table-cell>
          <table:table-cell office:value-type="float" office:value="50" calcext:value-type="float">
            <text:p>50</text:p>
          </table:table-cell>
          <table:table-cell office:value-type="float" office:value="20120601" calcext:value-type="float">
            <text:p>20120601</text:p>
          </table:table-cell>
          <table:table-cell table:formula="of:=CONCATENATE(&quot;INSERT INTO export(date, ck_no, amount, fk_lot_id, note) VALUES(&quot;   ;[.E526];    &quot;, &quot;    ;[.C526];    &quot; ,&quot;    ; [.D526];    &quot;, &quot;    ;[.B526];&quot;, '&quot;   ;[.H526];      &quot;' );&quot;)" office:value-type="string" office:string-value="INSERT INTO export(date, ck_no, amount, fk_lot_id, note) VALUES(20120601, 752 ,50, 50, '' );" calcext:value-type="string">
            <text:p>INSERT INTO export(date, ck_no, amount, fk_lot_id, note) VALUES(20120601, 752 ,50, 50, '' );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51" calcext:value-type="float">
            <text:p>51</text:p>
          </table:table-cell>
          <table:table-cell office:value-type="float" office:value="586" calcext:value-type="float">
            <text:p>586</text:p>
          </table:table-cell>
          <table:table-cell office:value-type="float" office:value="50" calcext:value-type="float">
            <text:p>50</text:p>
          </table:table-cell>
          <table:table-cell office:value-type="float" office:value="20120601" calcext:value-type="float">
            <text:p>20120601</text:p>
          </table:table-cell>
          <table:table-cell table:formula="of:=CONCATENATE(&quot;INSERT INTO export(date, ck_no, amount, fk_lot_id, note) VALUES(&quot;   ;[.E527];    &quot;, &quot;    ;[.C527];    &quot; ,&quot;    ; [.D527];    &quot;, &quot;    ;[.B527];&quot;, '&quot;   ;[.H527];      &quot;' );&quot;)" office:value-type="string" office:string-value="INSERT INTO export(date, ck_no, amount, fk_lot_id, note) VALUES(20120601, 586 ,50, 51, '' );" calcext:value-type="string">
            <text:p>INSERT INTO export(date, ck_no, amount, fk_lot_id, note) VALUES(20120601, 586 ,50, 51, '' );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52" calcext:value-type="float">
            <text:p>52</text:p>
          </table:table-cell>
          <table:table-cell office:value-type="float" office:value="653" calcext:value-type="float">
            <text:p>653</text:p>
          </table:table-cell>
          <table:table-cell office:value-type="float" office:value="50" calcext:value-type="float">
            <text:p>50</text:p>
          </table:table-cell>
          <table:table-cell office:value-type="float" office:value="20120601" calcext:value-type="float">
            <text:p>20120601</text:p>
          </table:table-cell>
          <table:table-cell table:formula="of:=CONCATENATE(&quot;INSERT INTO export(date, ck_no, amount, fk_lot_id, note) VALUES(&quot;   ;[.E528];    &quot;, &quot;    ;[.C528];    &quot; ,&quot;    ; [.D528];    &quot;, &quot;    ;[.B528];&quot;, '&quot;   ;[.H528];      &quot;' );&quot;)" office:value-type="string" office:string-value="INSERT INTO export(date, ck_no, amount, fk_lot_id, note) VALUES(20120601, 653 ,50, 52, '' );" calcext:value-type="string">
            <text:p>INSERT INTO export(date, ck_no, amount, fk_lot_id, note) VALUES(20120601, 653 ,50, 52, '' );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53" calcext:value-type="float">
            <text:p>53</text:p>
          </table:table-cell>
          <table:table-cell office:value-type="float" office:value="1952" calcext:value-type="float">
            <text:p>1952</text:p>
          </table:table-cell>
          <table:table-cell office:value-type="float" office:value="50" calcext:value-type="float">
            <text:p>50</text:p>
          </table:table-cell>
          <table:table-cell office:value-type="float" office:value="20120601" calcext:value-type="float">
            <text:p>20120601</text:p>
          </table:table-cell>
          <table:table-cell table:formula="of:=CONCATENATE(&quot;INSERT INTO export(date, ck_no, amount, fk_lot_id, note) VALUES(&quot;   ;[.E529];    &quot;, &quot;    ;[.C529];    &quot; ,&quot;    ; [.D529];    &quot;, &quot;    ;[.B529];&quot;, '&quot;   ;[.H529];      &quot;' );&quot;)" office:value-type="string" office:string-value="INSERT INTO export(date, ck_no, amount, fk_lot_id, note) VALUES(20120601, 1952 ,50, 53, '' );" calcext:value-type="string">
            <text:p>INSERT INTO export(date, ck_no, amount, fk_lot_id, note) VALUES(20120601, 1952 ,50, 53, '' );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54" calcext:value-type="float">
            <text:p>54</text:p>
          </table:table-cell>
          <table:table-cell office:value-type="float" office:value="1383" calcext:value-type="float">
            <text:p>1383</text:p>
          </table:table-cell>
          <table:table-cell office:value-type="float" office:value="50" calcext:value-type="float">
            <text:p>50</text:p>
          </table:table-cell>
          <table:table-cell office:value-type="float" office:value="20120601" calcext:value-type="float">
            <text:p>20120601</text:p>
          </table:table-cell>
          <table:table-cell table:formula="of:=CONCATENATE(&quot;INSERT INTO export(date, ck_no, amount, fk_lot_id, note) VALUES(&quot;   ;[.E530];    &quot;, &quot;    ;[.C530];    &quot; ,&quot;    ; [.D530];    &quot;, &quot;    ;[.B530];&quot;, '&quot;   ;[.H530];      &quot;' );&quot;)" office:value-type="string" office:string-value="INSERT INTO export(date, ck_no, amount, fk_lot_id, note) VALUES(20120601, 1383 ,50, 54, '' );" calcext:value-type="string">
            <text:p>INSERT INTO export(date, ck_no, amount, fk_lot_id, note) VALUES(20120601, 1383 ,50, 54, '' );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55" calcext:value-type="float">
            <text:p>55</text:p>
          </table:table-cell>
          <table:table-cell office:value-type="float" office:value="4339" calcext:value-type="float">
            <text:p>4339</text:p>
          </table:table-cell>
          <table:table-cell office:value-type="float" office:value="50" calcext:value-type="float">
            <text:p>50</text:p>
          </table:table-cell>
          <table:table-cell office:value-type="float" office:value="20120601" calcext:value-type="float">
            <text:p>20120601</text:p>
          </table:table-cell>
          <table:table-cell table:formula="of:=CONCATENATE(&quot;INSERT INTO export(date, ck_no, amount, fk_lot_id, note) VALUES(&quot;   ;[.E531];    &quot;, &quot;    ;[.C531];    &quot; ,&quot;    ; [.D531];    &quot;, &quot;    ;[.B531];&quot;, '&quot;   ;[.H531];      &quot;' );&quot;)" office:value-type="string" office:string-value="INSERT INTO export(date, ck_no, amount, fk_lot_id, note) VALUES(20120601, 4339 ,50, 55, '' );" calcext:value-type="string">
            <text:p>INSERT INTO export(date, ck_no, amount, fk_lot_id, note) VALUES(20120601, 4339 ,50, 55, '' );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56" calcext:value-type="float">
            <text:p>56</text:p>
          </table:table-cell>
          <table:table-cell office:value-type="float" office:value="7018" calcext:value-type="float">
            <text:p>7018</text:p>
          </table:table-cell>
          <table:table-cell office:value-type="float" office:value="50" calcext:value-type="float">
            <text:p>50</text:p>
          </table:table-cell>
          <table:table-cell office:value-type="float" office:value="20120601" calcext:value-type="float">
            <text:p>20120601</text:p>
          </table:table-cell>
          <table:table-cell table:formula="of:=CONCATENATE(&quot;INSERT INTO export(date, ck_no, amount, fk_lot_id, note) VALUES(&quot;   ;[.E532];    &quot;, &quot;    ;[.C532];    &quot; ,&quot;    ; [.D532];    &quot;, &quot;    ;[.B532];&quot;, '&quot;   ;[.H532];      &quot;' );&quot;)" office:value-type="string" office:string-value="INSERT INTO export(date, ck_no, amount, fk_lot_id, note) VALUES(20120601, 7018 ,50, 56, '' );" calcext:value-type="string">
            <text:p>INSERT INTO export(date, ck_no, amount, fk_lot_id, note) VALUES(20120601, 7018 ,50, 56, '' );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67" calcext:value-type="float">
            <text:p>67</text:p>
          </table:table-cell>
          <table:table-cell office:value-type="float" office:value="995094" calcext:value-type="float">
            <text:p>995094</text:p>
          </table:table-cell>
          <table:table-cell office:value-type="float" office:value="50" calcext:value-type="float">
            <text:p>50</text:p>
          </table:table-cell>
          <table:table-cell office:value-type="float" office:value="20120601" calcext:value-type="float">
            <text:p>20120601</text:p>
          </table:table-cell>
          <table:table-cell table:formula="of:=CONCATENATE(&quot;INSERT INTO export(date, ck_no, amount, fk_lot_id, note) VALUES(&quot;   ;[.E533];    &quot;, &quot;    ;[.C533];    &quot; ,&quot;    ; [.D533];    &quot;, &quot;    ;[.B533];&quot;, '&quot;   ;[.H533];      &quot;' );&quot;)" office:value-type="string" office:string-value="INSERT INTO export(date, ck_no, amount, fk_lot_id, note) VALUES(20120601, 995094 ,50, 67, '' );" calcext:value-type="string">
            <text:p>INSERT INTO export(date, ck_no, amount, fk_lot_id, note) VALUES(20120601, 995094 ,50, 67, '' );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68" calcext:value-type="float">
            <text:p>68</text:p>
          </table:table-cell>
          <table:table-cell office:value-type="float" office:value="11590908" calcext:value-type="float">
            <text:p>11590908</text:p>
          </table:table-cell>
          <table:table-cell office:value-type="float" office:value="50" calcext:value-type="float">
            <text:p>50</text:p>
          </table:table-cell>
          <table:table-cell office:value-type="float" office:value="20120601" calcext:value-type="float">
            <text:p>20120601</text:p>
          </table:table-cell>
          <table:table-cell table:formula="of:=CONCATENATE(&quot;INSERT INTO export(date, ck_no, amount, fk_lot_id, note) VALUES(&quot;   ;[.E534];    &quot;, &quot;    ;[.C534];    &quot; ,&quot;    ; [.D534];    &quot;, &quot;    ;[.B534];&quot;, '&quot;   ;[.H534];      &quot;' );&quot;)" office:value-type="string" office:string-value="INSERT INTO export(date, ck_no, amount, fk_lot_id, note) VALUES(20120601, 11590908 ,50, 68, '' );" calcext:value-type="string">
            <text:p>INSERT INTO export(date, ck_no, amount, fk_lot_id, note) VALUES(20120601, 11590908 ,50, 68, '' );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59" calcext:value-type="float">
            <text:p>59</text:p>
          </table:table-cell>
          <table:table-cell office:value-type="float" office:value="7279" calcext:value-type="float">
            <text:p>7279</text:p>
          </table:table-cell>
          <table:table-cell office:value-type="float" office:value="50" calcext:value-type="float">
            <text:p>50</text:p>
          </table:table-cell>
          <table:table-cell office:value-type="float" office:value="20120601" calcext:value-type="float">
            <text:p>20120601</text:p>
          </table:table-cell>
          <table:table-cell table:formula="of:=CONCATENATE(&quot;INSERT INTO export(date, ck_no, amount, fk_lot_id, note) VALUES(&quot;   ;[.E535];    &quot;, &quot;    ;[.C535];    &quot; ,&quot;    ; [.D535];    &quot;, &quot;    ;[.B535];&quot;, '&quot;   ;[.H535];      &quot;' );&quot;)" office:value-type="string" office:string-value="INSERT INTO export(date, ck_no, amount, fk_lot_id, note) VALUES(20120601, 7279 ,50, 59, '' );" calcext:value-type="string">
            <text:p>INSERT INTO export(date, ck_no, amount, fk_lot_id, note) VALUES(20120601, 7279 ,50, 59, '' );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60" calcext:value-type="float">
            <text:p>60</text:p>
          </table:table-cell>
          <table:table-cell office:value-type="float" office:value="1139" calcext:value-type="float">
            <text:p>1139</text:p>
          </table:table-cell>
          <table:table-cell office:value-type="float" office:value="50" calcext:value-type="float">
            <text:p>50</text:p>
          </table:table-cell>
          <table:table-cell office:value-type="float" office:value="20120601" calcext:value-type="float">
            <text:p>20120601</text:p>
          </table:table-cell>
          <table:table-cell table:formula="of:=CONCATENATE(&quot;INSERT INTO export(date, ck_no, amount, fk_lot_id, note) VALUES(&quot;   ;[.E536];    &quot;, &quot;    ;[.C536];    &quot; ,&quot;    ; [.D536];    &quot;, &quot;    ;[.B536];&quot;, '&quot;   ;[.H536];      &quot;' );&quot;)" office:value-type="string" office:string-value="INSERT INTO export(date, ck_no, amount, fk_lot_id, note) VALUES(20120601, 1139 ,50, 60, '' );" calcext:value-type="string">
            <text:p>INSERT INTO export(date, ck_no, amount, fk_lot_id, note) VALUES(20120601, 1139 ,50, 60, '' );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61" calcext:value-type="float">
            <text:p>61</text:p>
          </table:table-cell>
          <table:table-cell office:value-type="float" office:value="4460" calcext:value-type="float">
            <text:p>4460</text:p>
          </table:table-cell>
          <table:table-cell office:value-type="float" office:value="50" calcext:value-type="float">
            <text:p>50</text:p>
          </table:table-cell>
          <table:table-cell office:value-type="float" office:value="20120601" calcext:value-type="float">
            <text:p>20120601</text:p>
          </table:table-cell>
          <table:table-cell table:formula="of:=CONCATENATE(&quot;INSERT INTO export(date, ck_no, amount, fk_lot_id, note) VALUES(&quot;   ;[.E537];    &quot;, &quot;    ;[.C537];    &quot; ,&quot;    ; [.D537];    &quot;, &quot;    ;[.B537];&quot;, '&quot;   ;[.H537];      &quot;' );&quot;)" office:value-type="string" office:string-value="INSERT INTO export(date, ck_no, amount, fk_lot_id, note) VALUES(20120601, 4460 ,50, 61, '' );" calcext:value-type="string">
            <text:p>INSERT INTO export(date, ck_no, amount, fk_lot_id, note) VALUES(20120601, 4460 ,50, 61, '' );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62" calcext:value-type="float">
            <text:p>62</text:p>
          </table:table-cell>
          <table:table-cell office:value-type="float" office:value="5232" calcext:value-type="float">
            <text:p>5232</text:p>
          </table:table-cell>
          <table:table-cell office:value-type="float" office:value="50" calcext:value-type="float">
            <text:p>50</text:p>
          </table:table-cell>
          <table:table-cell office:value-type="float" office:value="20120601" calcext:value-type="float">
            <text:p>20120601</text:p>
          </table:table-cell>
          <table:table-cell table:formula="of:=CONCATENATE(&quot;INSERT INTO export(date, ck_no, amount, fk_lot_id, note) VALUES(&quot;   ;[.E538];    &quot;, &quot;    ;[.C538];    &quot; ,&quot;    ; [.D538];    &quot;, &quot;    ;[.B538];&quot;, '&quot;   ;[.H538];      &quot;' );&quot;)" office:value-type="string" office:string-value="INSERT INTO export(date, ck_no, amount, fk_lot_id, note) VALUES(20120601, 5232 ,50, 62, '' );" calcext:value-type="string">
            <text:p>INSERT INTO export(date, ck_no, amount, fk_lot_id, note) VALUES(20120601, 5232 ,50, 62, '' );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63" calcext:value-type="float">
            <text:p>63</text:p>
          </table:table-cell>
          <table:table-cell office:value-type="float" office:value="2606" calcext:value-type="float">
            <text:p>2606</text:p>
          </table:table-cell>
          <table:table-cell office:value-type="float" office:value="50" calcext:value-type="float">
            <text:p>50</text:p>
          </table:table-cell>
          <table:table-cell office:value-type="float" office:value="20120601" calcext:value-type="float">
            <text:p>20120601</text:p>
          </table:table-cell>
          <table:table-cell table:formula="of:=CONCATENATE(&quot;INSERT INTO export(date, ck_no, amount, fk_lot_id, note) VALUES(&quot;   ;[.E539];    &quot;, &quot;    ;[.C539];    &quot; ,&quot;    ; [.D539];    &quot;, &quot;    ;[.B539];&quot;, '&quot;   ;[.H539];      &quot;' );&quot;)" office:value-type="string" office:string-value="INSERT INTO export(date, ck_no, amount, fk_lot_id, note) VALUES(20120601, 2606 ,50, 63, '' );" calcext:value-type="string">
            <text:p>INSERT INTO export(date, ck_no, amount, fk_lot_id, note) VALUES(20120601, 2606 ,50, 63, '' );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4" calcext:value-type="float">
            <text:p>64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20120601" calcext:value-type="float">
            <text:p>20120601</text:p>
          </table:table-cell>
          <table:table-cell table:formula="of:=CONCATENATE(&quot;INSERT INTO export(date, ck_no, amount, fk_lot_id, note) VALUES(&quot;   ;[.E540];    &quot;, &quot;    ;[.C540];    &quot; ,&quot;    ; [.D540];    &quot;, &quot;    ;[.B540];&quot;, '&quot;   ;[.H540];      &quot;' );&quot;)" office:value-type="string" office:string-value="INSERT INTO export(date, ck_no, amount, fk_lot_id, note) VALUES(20120601, 135 ,50, 64, '' );" calcext:value-type="string">
            <text:p>INSERT INTO export(date, ck_no, amount, fk_lot_id, note) VALUES(20120601, 135 ,50, 64, '' );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65" calcext:value-type="float">
            <text:p>65</text:p>
          </table:table-cell>
          <table:table-cell office:value-type="float" office:value="68738" calcext:value-type="float">
            <text:p>68738</text:p>
          </table:table-cell>
          <table:table-cell office:value-type="float" office:value="50" calcext:value-type="float">
            <text:p>50</text:p>
          </table:table-cell>
          <table:table-cell office:value-type="float" office:value="20120601" calcext:value-type="float">
            <text:p>20120601</text:p>
          </table:table-cell>
          <table:table-cell table:formula="of:=CONCATENATE(&quot;INSERT INTO export(date, ck_no, amount, fk_lot_id, note) VALUES(&quot;   ;[.E541];    &quot;, &quot;    ;[.C541];    &quot; ,&quot;    ; [.D541];    &quot;, &quot;    ;[.B541];&quot;, '&quot;   ;[.H541];      &quot;' );&quot;)" office:value-type="string" office:string-value="INSERT INTO export(date, ck_no, amount, fk_lot_id, note) VALUES(20120601, 68738 ,50, 65, '' );" calcext:value-type="string">
            <text:p>INSERT INTO export(date, ck_no, amount, fk_lot_id, note) VALUES(20120601, 68738 ,50, 65, '' );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66" calcext:value-type="float">
            <text:p>66</text:p>
          </table:table-cell>
          <table:table-cell office:value-type="float" office:value="7138" calcext:value-type="float">
            <text:p>7138</text:p>
          </table:table-cell>
          <table:table-cell office:value-type="float" office:value="50" calcext:value-type="float">
            <text:p>50</text:p>
          </table:table-cell>
          <table:table-cell office:value-type="float" office:value="20120601" calcext:value-type="float">
            <text:p>20120601</text:p>
          </table:table-cell>
          <table:table-cell table:formula="of:=CONCATENATE(&quot;INSERT INTO export(date, ck_no, amount, fk_lot_id, note) VALUES(&quot;   ;[.E542];    &quot;, &quot;    ;[.C542];    &quot; ,&quot;    ; [.D542];    &quot;, &quot;    ;[.B542];&quot;, '&quot;   ;[.H542];      &quot;' );&quot;)" office:value-type="string" office:string-value="INSERT INTO export(date, ck_no, amount, fk_lot_id, note) VALUES(20120601, 7138 ,50, 66, '' );" calcext:value-type="string">
            <text:p>INSERT INTO export(date, ck_no, amount, fk_lot_id, note) VALUES(20120601, 7138 ,50, 66, '' );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58" calcext:value-type="float">
            <text:p>58</text:p>
          </table:table-cell>
          <table:table-cell office:value-type="float" office:value="580938" calcext:value-type="float">
            <text:p>580938</text:p>
          </table:table-cell>
          <table:table-cell office:value-type="float" office:value="50" calcext:value-type="float">
            <text:p>50</text:p>
          </table:table-cell>
          <table:table-cell office:value-type="float" office:value="20120601" calcext:value-type="float">
            <text:p>20120601</text:p>
          </table:table-cell>
          <table:table-cell table:formula="of:=CONCATENATE(&quot;INSERT INTO export(date, ck_no, amount, fk_lot_id, note) VALUES(&quot;   ;[.E543];    &quot;, &quot;    ;[.C543];    &quot; ,&quot;    ; [.D543];    &quot;, &quot;    ;[.B543];&quot;, '&quot;   ;[.H543];      &quot;' );&quot;)" office:value-type="string" office:string-value="INSERT INTO export(date, ck_no, amount, fk_lot_id, note) VALUES(20120601, 580938 ,50, 58, '' );" calcext:value-type="string">
            <text:p>INSERT INTO export(date, ck_no, amount, fk_lot_id, note) VALUES(20120601, 580938 ,50, 58, '' );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20601" calcext:value-type="float">
            <text:p>20120601</text:p>
          </table:table-cell>
          <table:table-cell table:formula="of:=CONCATENATE(&quot;INSERT INTO export(date, ck_no, amount, fk_lot_id, note) VALUES(&quot;   ;[.E544];    &quot;, &quot;    ;[.C544];    &quot; ,&quot;    ; [.D544];    &quot;, &quot;    ;[.B544];&quot;, '&quot;   ;[.H544];      &quot;' );&quot;)" office:value-type="string" office:string-value="INSERT INTO export(date, ck_no, amount, fk_lot_id, note) VALUES(20120601, 0 ,0, 57, '' );" calcext:value-type="string">
            <text:p>INSERT INTO export(date, ck_no, amount, fk_lot_id, note) VALUES(20120601, 0 ,0, 57, '' );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" calcext:value-type="float">
            <text:p>1</text:p>
          </table:table-cell>
          <table:table-cell office:value-type="float" office:value="4484" calcext:value-type="float">
            <text:p>4484</text:p>
          </table:table-cell>
          <table:table-cell office:value-type="float" office:value="100" calcext:value-type="float">
            <text:p>100</text:p>
          </table:table-cell>
          <table:table-cell office:value-type="float" office:value="20130822" calcext:value-type="float">
            <text:p>20130822</text:p>
          </table:table-cell>
          <table:table-cell table:formula="of:=CONCATENATE(&quot;INSERT INTO export(date, ck_no, amount, fk_lot_id, note) VALUES(&quot;   ;[.E545];    &quot;, &quot;    ;[.C545];    &quot; ,&quot;    ; [.D545];    &quot;, &quot;    ;[.B545];&quot;, '&quot;   ;[.H545];      &quot;' );&quot;)" office:value-type="string" office:string-value="INSERT INTO export(date, ck_no, amount, fk_lot_id, note) VALUES(20130822, 4484 ,100, 1, '' );" calcext:value-type="string">
            <text:p>INSERT INTO export(date, ck_no, amount, fk_lot_id, note) VALUES(20130822, 4484 ,100, 1, '' );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30000" calcext:value-type="float">
            <text:p>20130000</text:p>
          </table:table-cell>
          <table:table-cell table:formula="of:=CONCATENATE(&quot;INSERT INTO export(date, ck_no, amount, fk_lot_id, note) VALUES(&quot;   ;[.E546];    &quot;, &quot;    ;[.C546];    &quot; ,&quot;    ; [.D546];    &quot;, &quot;    ;[.B546];&quot;, '&quot;   ;[.H546];      &quot;' );&quot;)" office:value-type="string" office:string-value="INSERT INTO export(date, ck_no, amount, fk_lot_id, note) VALUES(20130000, 0 ,0, 2, '' );" calcext:value-type="string">
            <text:p>INSERT INTO export(date, ck_no, amount, fk_lot_id, note) VALUES(20130000, 0 ,0, 2, '' );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3" calcext:value-type="float">
            <text:p>3</text:p>
          </table:table-cell>
          <table:table-cell office:value-type="float" office:value="2675" calcext:value-type="float">
            <text:p>2675</text:p>
          </table:table-cell>
          <table:table-cell office:value-type="float" office:value="100" calcext:value-type="float">
            <text:p>100</text:p>
          </table:table-cell>
          <table:table-cell office:value-type="float" office:value="20131022" calcext:value-type="float">
            <text:p>20131022</text:p>
          </table:table-cell>
          <table:table-cell table:formula="of:=CONCATENATE(&quot;INSERT INTO export(date, ck_no, amount, fk_lot_id, note) VALUES(&quot;   ;[.E547];    &quot;, &quot;    ;[.C547];    &quot; ,&quot;    ; [.D547];    &quot;, &quot;    ;[.B547];&quot;, '&quot;   ;[.H547];      &quot;' );&quot;)" office:value-type="string" office:string-value="INSERT INTO export(date, ck_no, amount, fk_lot_id, note) VALUES(20131022, 2675 ,100, 3, '' );" calcext:value-type="string">
            <text:p>INSERT INTO export(date, ck_no, amount, fk_lot_id, note) VALUES(20131022, 2675 ,100, 3, '' );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862" calcext:value-type="float">
            <text:p>3862</text:p>
          </table:table-cell>
          <table:table-cell office:value-type="float" office:value="50" calcext:value-type="float">
            <text:p>50</text:p>
          </table:table-cell>
          <table:table-cell office:value-type="float" office:value="20130914" calcext:value-type="float">
            <text:p>20130914</text:p>
          </table:table-cell>
          <table:table-cell table:formula="of:=CONCATENATE(&quot;INSERT INTO export(date, ck_no, amount, fk_lot_id, note) VALUES(&quot;   ;[.E548];    &quot;, &quot;    ;[.C548];    &quot; ,&quot;    ; [.D548];    &quot;, &quot;    ;[.B548];&quot;, '&quot;   ;[.H548];      &quot;' );&quot;)" office:value-type="string" office:string-value="INSERT INTO export(date, ck_no, amount, fk_lot_id, note) VALUES(20130914, 3862 ,50, 4, '' );" calcext:value-type="string">
            <text:p>INSERT INTO export(date, ck_no, amount, fk_lot_id, note) VALUES(20130914, 3862 ,50, 4, '' );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20130914" calcext:value-type="float">
            <text:p>20130914</text:p>
          </table:table-cell>
          <table:table-cell table:formula="of:=CONCATENATE(&quot;INSERT INTO export(date, ck_no, amount, fk_lot_id, note) VALUES(&quot;   ;[.E549];    &quot;, &quot;    ;[.C549];    &quot; ,&quot;    ; [.D549];    &quot;, &quot;    ;[.B549];&quot;, '&quot;   ;[.H549];      &quot;' );&quot;)" office:value-type="string" office:string-value="INSERT INTO export(date, ck_no, amount, fk_lot_id, note) VALUES(20130914, 1000 ,50, 5, '' );" calcext:value-type="string">
            <text:p>INSERT INTO export(date, ck_no, amount, fk_lot_id, note) VALUES(20130914, 1000 ,50, 5, '' );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30000" calcext:value-type="float">
            <text:p>20130000</text:p>
          </table:table-cell>
          <table:table-cell table:formula="of:=CONCATENATE(&quot;INSERT INTO export(date, ck_no, amount, fk_lot_id, note) VALUES(&quot;   ;[.E550];    &quot;, &quot;    ;[.C550];    &quot; ,&quot;    ; [.D550];    &quot;, &quot;    ;[.B550];&quot;, '&quot;   ;[.H550];      &quot;' );&quot;)" office:value-type="string" office:string-value="INSERT INTO export(date, ck_no, amount, fk_lot_id, note) VALUES(20130000, 0 ,0, 6, '' );" calcext:value-type="string">
            <text:p>INSERT INTO export(date, ck_no, amount, fk_lot_id, note) VALUES(20130000, 0 ,0, 6, '' );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7" calcext:value-type="float">
            <text:p>7</text:p>
          </table:table-cell>
          <table:table-cell office:value-type="float" office:value="1278" calcext:value-type="float">
            <text:p>1278</text:p>
          </table:table-cell>
          <table:table-cell office:value-type="float" office:value="50" calcext:value-type="float">
            <text:p>50</text:p>
          </table:table-cell>
          <table:table-cell office:value-type="float" office:value="20131022" calcext:value-type="float">
            <text:p>20131022</text:p>
          </table:table-cell>
          <table:table-cell table:formula="of:=CONCATENATE(&quot;INSERT INTO export(date, ck_no, amount, fk_lot_id, note) VALUES(&quot;   ;[.E551];    &quot;, &quot;    ;[.C551];    &quot; ,&quot;    ; [.D551];    &quot;, &quot;    ;[.B551];&quot;, '&quot;   ;[.H551];      &quot;' );&quot;)" office:value-type="string" office:string-value="INSERT INTO export(date, ck_no, amount, fk_lot_id, note) VALUES(20131022, 1278 ,50, 7, '' );" calcext:value-type="string">
            <text:p>INSERT INTO export(date, ck_no, amount, fk_lot_id, note) VALUES(20131022, 1278 ,50, 7, '' );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8" calcext:value-type="float">
            <text:p>8</text:p>
          </table:table-cell>
          <table:table-cell office:value-type="float" office:value="575" calcext:value-type="float">
            <text:p>575</text:p>
          </table:table-cell>
          <table:table-cell office:value-type="float" office:value="50" calcext:value-type="float">
            <text:p>50</text:p>
          </table:table-cell>
          <table:table-cell office:value-type="float" office:value="20130914" calcext:value-type="float">
            <text:p>20130914</text:p>
          </table:table-cell>
          <table:table-cell table:formula="of:=CONCATENATE(&quot;INSERT INTO export(date, ck_no, amount, fk_lot_id, note) VALUES(&quot;   ;[.E552];    &quot;, &quot;    ;[.C552];    &quot; ,&quot;    ; [.D552];    &quot;, &quot;    ;[.B552];&quot;, '&quot;   ;[.H552];      &quot;' );&quot;)" office:value-type="string" office:string-value="INSERT INTO export(date, ck_no, amount, fk_lot_id, note) VALUES(20130914, 575 ,50, 8, '' );" calcext:value-type="string">
            <text:p>INSERT INTO export(date, ck_no, amount, fk_lot_id, note) VALUES(20130914, 575 ,50, 8, '' );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9" calcext:value-type="float">
            <text:p>9</text:p>
          </table:table-cell>
          <table:table-cell office:value-type="float" office:value="1238" calcext:value-type="float">
            <text:p>1238</text:p>
          </table:table-cell>
          <table:table-cell office:value-type="float" office:value="50" calcext:value-type="float">
            <text:p>50</text:p>
          </table:table-cell>
          <table:table-cell office:value-type="float" office:value="20130822" calcext:value-type="float">
            <text:p>20130822</text:p>
          </table:table-cell>
          <table:table-cell table:formula="of:=CONCATENATE(&quot;INSERT INTO export(date, ck_no, amount, fk_lot_id, note) VALUES(&quot;   ;[.E553];    &quot;, &quot;    ;[.C553];    &quot; ,&quot;    ; [.D553];    &quot;, &quot;    ;[.B553];&quot;, '&quot;   ;[.H553];      &quot;' );&quot;)" office:value-type="string" office:string-value="INSERT INTO export(date, ck_no, amount, fk_lot_id, note) VALUES(20130822, 1238 ,50, 9, '' );" calcext:value-type="string">
            <text:p>INSERT INTO export(date, ck_no, amount, fk_lot_id, note) VALUES(20130822, 1238 ,50, 9, '' );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0" calcext:value-type="float">
            <text:p>10</text:p>
          </table:table-cell>
          <table:table-cell office:value-type="float" office:value="3646" calcext:value-type="float">
            <text:p>3646</text:p>
          </table:table-cell>
          <table:table-cell office:value-type="float" office:value="50" calcext:value-type="float">
            <text:p>50</text:p>
          </table:table-cell>
          <table:table-cell office:value-type="float" office:value="20130914" calcext:value-type="float">
            <text:p>20130914</text:p>
          </table:table-cell>
          <table:table-cell table:formula="of:=CONCATENATE(&quot;INSERT INTO export(date, ck_no, amount, fk_lot_id, note) VALUES(&quot;   ;[.E554];    &quot;, &quot;    ;[.C554];    &quot; ,&quot;    ; [.D554];    &quot;, &quot;    ;[.B554];&quot;, '&quot;   ;[.H554];      &quot;' );&quot;)" office:value-type="string" office:string-value="INSERT INTO export(date, ck_no, amount, fk_lot_id, note) VALUES(20130914, 3646 ,50, 10, '' );" calcext:value-type="string">
            <text:p>INSERT INTO export(date, ck_no, amount, fk_lot_id, note) VALUES(20130914, 3646 ,50, 10, '' );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1" calcext:value-type="float">
            <text:p>11</text:p>
          </table:table-cell>
          <table:table-cell office:value-type="float" office:value="6700" calcext:value-type="float">
            <text:p>6700</text:p>
          </table:table-cell>
          <table:table-cell office:value-type="float" office:value="50" calcext:value-type="float">
            <text:p>50</text:p>
          </table:table-cell>
          <table:table-cell office:value-type="float" office:value="20130914" calcext:value-type="float">
            <text:p>20130914</text:p>
          </table:table-cell>
          <table:table-cell table:formula="of:=CONCATENATE(&quot;INSERT INTO export(date, ck_no, amount, fk_lot_id, note) VALUES(&quot;   ;[.E555];    &quot;, &quot;    ;[.C555];    &quot; ,&quot;    ; [.D555];    &quot;, &quot;    ;[.B555];&quot;, '&quot;   ;[.H555];      &quot;' );&quot;)" office:value-type="string" office:string-value="INSERT INTO export(date, ck_no, amount, fk_lot_id, note) VALUES(20130914, 6700 ,50, 11, '' );" calcext:value-type="string">
            <text:p>INSERT INTO export(date, ck_no, amount, fk_lot_id, note) VALUES(20130914, 6700 ,50, 11, '' );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2" calcext:value-type="float">
            <text:p>12</text:p>
          </table:table-cell>
          <table:table-cell office:value-type="float" office:value="1404" calcext:value-type="float">
            <text:p>1404</text:p>
          </table:table-cell>
          <table:table-cell office:value-type="float" office:value="50" calcext:value-type="float">
            <text:p>50</text:p>
          </table:table-cell>
          <table:table-cell office:value-type="float" office:value="20130822" calcext:value-type="float">
            <text:p>20130822</text:p>
          </table:table-cell>
          <table:table-cell table:formula="of:=CONCATENATE(&quot;INSERT INTO export(date, ck_no, amount, fk_lot_id, note) VALUES(&quot;   ;[.E556];    &quot;, &quot;    ;[.C556];    &quot; ,&quot;    ; [.D556];    &quot;, &quot;    ;[.B556];&quot;, '&quot;   ;[.H556];      &quot;' );&quot;)" office:value-type="string" office:string-value="INSERT INTO export(date, ck_no, amount, fk_lot_id, note) VALUES(20130822, 1404 ,50, 12, '' );" calcext:value-type="string">
            <text:p>INSERT INTO export(date, ck_no, amount, fk_lot_id, note) VALUES(20130822, 1404 ,50, 12, '' );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3" calcext:value-type="float">
            <text:p>13</text:p>
          </table:table-cell>
          <table:table-cell office:value-type="float" office:value="7257" calcext:value-type="float">
            <text:p>7257</text:p>
          </table:table-cell>
          <table:table-cell office:value-type="float" office:value="50" calcext:value-type="float">
            <text:p>50</text:p>
          </table:table-cell>
          <table:table-cell office:value-type="float" office:value="20130914" calcext:value-type="float">
            <text:p>20130914</text:p>
          </table:table-cell>
          <table:table-cell table:formula="of:=CONCATENATE(&quot;INSERT INTO export(date, ck_no, amount, fk_lot_id, note) VALUES(&quot;   ;[.E557];    &quot;, &quot;    ;[.C557];    &quot; ,&quot;    ; [.D557];    &quot;, &quot;    ;[.B557];&quot;, '&quot;   ;[.H557];      &quot;' );&quot;)" office:value-type="string" office:string-value="INSERT INTO export(date, ck_no, amount, fk_lot_id, note) VALUES(20130914, 7257 ,50, 13, '' );" calcext:value-type="string">
            <text:p>INSERT INTO export(date, ck_no, amount, fk_lot_id, note) VALUES(20130914, 7257 ,50, 13, '' );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4" calcext:value-type="float">
            <text:p>14</text:p>
          </table:table-cell>
          <table:table-cell office:value-type="float" office:value="5921" calcext:value-type="float">
            <text:p>5921</text:p>
          </table:table-cell>
          <table:table-cell office:value-type="float" office:value="50" calcext:value-type="float">
            <text:p>50</text:p>
          </table:table-cell>
          <table:table-cell office:value-type="float" office:value="20130822" calcext:value-type="float">
            <text:p>20130822</text:p>
          </table:table-cell>
          <table:table-cell table:formula="of:=CONCATENATE(&quot;INSERT INTO export(date, ck_no, amount, fk_lot_id, note) VALUES(&quot;   ;[.E558];    &quot;, &quot;    ;[.C558];    &quot; ,&quot;    ; [.D558];    &quot;, &quot;    ;[.B558];&quot;, '&quot;   ;[.H558];      &quot;' );&quot;)" office:value-type="string" office:string-value="INSERT INTO export(date, ck_no, amount, fk_lot_id, note) VALUES(20130822, 5921 ,50, 14, '' );" calcext:value-type="string">
            <text:p>INSERT INTO export(date, ck_no, amount, fk_lot_id, note) VALUES(20130822, 5921 ,50, 14, '' );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30000" calcext:value-type="float">
            <text:p>20130000</text:p>
          </table:table-cell>
          <table:table-cell table:formula="of:=CONCATENATE(&quot;INSERT INTO export(date, ck_no, amount, fk_lot_id, note) VALUES(&quot;   ;[.E559];    &quot;, &quot;    ;[.C559];    &quot; ,&quot;    ; [.D559];    &quot;, &quot;    ;[.B559];&quot;, '&quot;   ;[.H559];      &quot;' );&quot;)" office:value-type="string" office:string-value="INSERT INTO export(date, ck_no, amount, fk_lot_id, note) VALUES(20130000, 0 ,0, 15, '' );" calcext:value-type="string">
            <text:p>INSERT INTO export(date, ck_no, amount, fk_lot_id, note) VALUES(20130000, 0 ,0, 15, '' );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6" calcext:value-type="float">
            <text:p>16</text:p>
          </table:table-cell>
          <table:table-cell office:value-type="float" office:value="2614" calcext:value-type="float">
            <text:p>2614</text:p>
          </table:table-cell>
          <table:table-cell office:value-type="float" office:value="50" calcext:value-type="float">
            <text:p>50</text:p>
          </table:table-cell>
          <table:table-cell office:value-type="float" office:value="20130822" calcext:value-type="float">
            <text:p>20130822</text:p>
          </table:table-cell>
          <table:table-cell table:formula="of:=CONCATENATE(&quot;INSERT INTO export(date, ck_no, amount, fk_lot_id, note) VALUES(&quot;   ;[.E560];    &quot;, &quot;    ;[.C560];    &quot; ,&quot;    ; [.D560];    &quot;, &quot;    ;[.B560];&quot;, '&quot;   ;[.H560];      &quot;' );&quot;)" office:value-type="string" office:string-value="INSERT INTO export(date, ck_no, amount, fk_lot_id, note) VALUES(20130822, 2614 ,50, 16, '' );" calcext:value-type="string">
            <text:p>INSERT INTO export(date, ck_no, amount, fk_lot_id, note) VALUES(20130822, 2614 ,50, 16, '' );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7" calcext:value-type="float">
            <text:p>17</text:p>
          </table:table-cell>
          <table:table-cell office:value-type="float" office:value="4223" calcext:value-type="float">
            <text:p>4223</text:p>
          </table:table-cell>
          <table:table-cell office:value-type="float" office:value="50" calcext:value-type="float">
            <text:p>50</text:p>
          </table:table-cell>
          <table:table-cell office:value-type="float" office:value="20130822" calcext:value-type="float">
            <text:p>20130822</text:p>
          </table:table-cell>
          <table:table-cell table:formula="of:=CONCATENATE(&quot;INSERT INTO export(date, ck_no, amount, fk_lot_id, note) VALUES(&quot;   ;[.E561];    &quot;, &quot;    ;[.C561];    &quot; ,&quot;    ; [.D561];    &quot;, &quot;    ;[.B561];&quot;, '&quot;   ;[.H561];      &quot;' );&quot;)" office:value-type="string" office:string-value="INSERT INTO export(date, ck_no, amount, fk_lot_id, note) VALUES(20130822, 4223 ,50, 17, '' );" calcext:value-type="string">
            <text:p>INSERT INTO export(date, ck_no, amount, fk_lot_id, note) VALUES(20130822, 4223 ,50, 17, '' );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8" calcext:value-type="float">
            <text:p>18</text:p>
          </table:table-cell>
          <table:table-cell office:value-type="float" office:value="7561" calcext:value-type="float">
            <text:p>7561</text:p>
          </table:table-cell>
          <table:table-cell office:value-type="float" office:value="50" calcext:value-type="float">
            <text:p>50</text:p>
          </table:table-cell>
          <table:table-cell office:value-type="float" office:value="20130822" calcext:value-type="float">
            <text:p>20130822</text:p>
          </table:table-cell>
          <table:table-cell table:formula="of:=CONCATENATE(&quot;INSERT INTO export(date, ck_no, amount, fk_lot_id, note) VALUES(&quot;   ;[.E562];    &quot;, &quot;    ;[.C562];    &quot; ,&quot;    ; [.D562];    &quot;, &quot;    ;[.B562];&quot;, '&quot;   ;[.H562];      &quot;' );&quot;)" office:value-type="string" office:string-value="INSERT INTO export(date, ck_no, amount, fk_lot_id, note) VALUES(20130822, 7561 ,50, 18, '' );" calcext:value-type="string">
            <text:p>INSERT INTO export(date, ck_no, amount, fk_lot_id, note) VALUES(20130822, 7561 ,50, 18, '' );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9" calcext:value-type="float">
            <text:p>19</text:p>
          </table:table-cell>
          <table:table-cell office:value-type="float" office:value="1787" calcext:value-type="float">
            <text:p>1787</text:p>
          </table:table-cell>
          <table:table-cell office:value-type="float" office:value="50" calcext:value-type="float">
            <text:p>50</text:p>
          </table:table-cell>
          <table:table-cell office:value-type="float" office:value="20130914" calcext:value-type="float">
            <text:p>20130914</text:p>
          </table:table-cell>
          <table:table-cell table:formula="of:=CONCATENATE(&quot;INSERT INTO export(date, ck_no, amount, fk_lot_id, note) VALUES(&quot;   ;[.E563];    &quot;, &quot;    ;[.C563];    &quot; ,&quot;    ; [.D563];    &quot;, &quot;    ;[.B563];&quot;, '&quot;   ;[.H563];      &quot;' );&quot;)" office:value-type="string" office:string-value="INSERT INTO export(date, ck_no, amount, fk_lot_id, note) VALUES(20130914, 1787 ,50, 19, '' );" calcext:value-type="string">
            <text:p>INSERT INTO export(date, ck_no, amount, fk_lot_id, note) VALUES(20130914, 1787 ,50, 19, '' );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20" calcext:value-type="float">
            <text:p>20</text:p>
          </table:table-cell>
          <table:table-cell office:value-type="float" office:value="3990" calcext:value-type="float">
            <text:p>3990</text:p>
          </table:table-cell>
          <table:table-cell office:value-type="float" office:value="50" calcext:value-type="float">
            <text:p>50</text:p>
          </table:table-cell>
          <table:table-cell office:value-type="float" office:value="20130822" calcext:value-type="float">
            <text:p>20130822</text:p>
          </table:table-cell>
          <table:table-cell table:formula="of:=CONCATENATE(&quot;INSERT INTO export(date, ck_no, amount, fk_lot_id, note) VALUES(&quot;   ;[.E564];    &quot;, &quot;    ;[.C564];    &quot; ,&quot;    ; [.D564];    &quot;, &quot;    ;[.B564];&quot;, '&quot;   ;[.H564];      &quot;' );&quot;)" office:value-type="string" office:string-value="INSERT INTO export(date, ck_no, amount, fk_lot_id, note) VALUES(20130822, 3990 ,50, 20, '' );" calcext:value-type="string">
            <text:p>INSERT INTO export(date, ck_no, amount, fk_lot_id, note) VALUES(20130822, 3990 ,50, 20, '' );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50" calcext:value-type="float">
            <text:p>50</text:p>
          </table:table-cell>
          <table:table-cell office:value-type="float" office:value="20130826" calcext:value-type="float">
            <text:p>20130826</text:p>
          </table:table-cell>
          <table:table-cell table:formula="of:=CONCATENATE(&quot;INSERT INTO export(date, ck_no, amount, fk_lot_id, note) VALUES(&quot;   ;[.E565];    &quot;, &quot;    ;[.C565];    &quot; ,&quot;    ; [.D565];    &quot;, &quot;    ;[.B565];&quot;, '&quot;   ;[.H565];      &quot;' );&quot;)" office:value-type="string" office:string-value="INSERT INTO export(date, ck_no, amount, fk_lot_id, note) VALUES(20130826, 106 ,50, 21, '' );" calcext:value-type="string">
            <text:p>INSERT INTO export(date, ck_no, amount, fk_lot_id, note) VALUES(20130826, 106 ,50, 21, '' );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2" calcext:value-type="float">
            <text:p>22</text:p>
          </table:table-cell>
          <table:table-cell office:value-type="float" office:value="775" calcext:value-type="float">
            <text:p>775</text:p>
          </table:table-cell>
          <table:table-cell office:value-type="float" office:value="50" calcext:value-type="float">
            <text:p>50</text:p>
          </table:table-cell>
          <table:table-cell office:value-type="float" office:value="20130826" calcext:value-type="float">
            <text:p>20130826</text:p>
          </table:table-cell>
          <table:table-cell table:formula="of:=CONCATENATE(&quot;INSERT INTO export(date, ck_no, amount, fk_lot_id, note) VALUES(&quot;   ;[.E566];    &quot;, &quot;    ;[.C566];    &quot; ,&quot;    ; [.D566];    &quot;, &quot;    ;[.B566];&quot;, '&quot;   ;[.H566];      &quot;' );&quot;)" office:value-type="string" office:string-value="INSERT INTO export(date, ck_no, amount, fk_lot_id, note) VALUES(20130826, 775 ,50, 22, '' );" calcext:value-type="string">
            <text:p>INSERT INTO export(date, ck_no, amount, fk_lot_id, note) VALUES(20130826, 775 ,50, 22, '' );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3" calcext:value-type="float">
            <text:p>23</text:p>
          </table:table-cell>
          <table:table-cell office:value-type="float" office:value="4167" calcext:value-type="float">
            <text:p>4167</text:p>
          </table:table-cell>
          <table:table-cell office:value-type="float" office:value="50" calcext:value-type="float">
            <text:p>50</text:p>
          </table:table-cell>
          <table:table-cell office:value-type="float" office:value="20130914" calcext:value-type="float">
            <text:p>20130914</text:p>
          </table:table-cell>
          <table:table-cell table:formula="of:=CONCATENATE(&quot;INSERT INTO export(date, ck_no, amount, fk_lot_id, note) VALUES(&quot;   ;[.E567];    &quot;, &quot;    ;[.C567];    &quot; ,&quot;    ; [.D567];    &quot;, &quot;    ;[.B567];&quot;, '&quot;   ;[.H567];      &quot;' );&quot;)" office:value-type="string" office:string-value="INSERT INTO export(date, ck_no, amount, fk_lot_id, note) VALUES(20130914, 4167 ,50, 23, '' );" calcext:value-type="string">
            <text:p>INSERT INTO export(date, ck_no, amount, fk_lot_id, note) VALUES(20130914, 4167 ,50, 23, '' );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4" calcext:value-type="float">
            <text:p>24</text:p>
          </table:table-cell>
          <table:table-cell office:value-type="float" office:value="6113" calcext:value-type="float">
            <text:p>6113</text:p>
          </table:table-cell>
          <table:table-cell office:value-type="float" office:value="50" calcext:value-type="float">
            <text:p>50</text:p>
          </table:table-cell>
          <table:table-cell office:value-type="float" office:value="20130914" calcext:value-type="float">
            <text:p>20130914</text:p>
          </table:table-cell>
          <table:table-cell table:formula="of:=CONCATENATE(&quot;INSERT INTO export(date, ck_no, amount, fk_lot_id, note) VALUES(&quot;   ;[.E568];    &quot;, &quot;    ;[.C568];    &quot; ,&quot;    ; [.D568];    &quot;, &quot;    ;[.B568];&quot;, '&quot;   ;[.H568];      &quot;' );&quot;)" office:value-type="string" office:string-value="INSERT INTO export(date, ck_no, amount, fk_lot_id, note) VALUES(20130914, 6113 ,50, 24, '' );" calcext:value-type="string">
            <text:p>INSERT INTO export(date, ck_no, amount, fk_lot_id, note) VALUES(20130914, 6113 ,50, 24, '' );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30000" calcext:value-type="float">
            <text:p>20130000</text:p>
          </table:table-cell>
          <table:table-cell table:formula="of:=CONCATENATE(&quot;INSERT INTO export(date, ck_no, amount, fk_lot_id, note) VALUES(&quot;   ;[.E569];    &quot;, &quot;    ;[.C569];    &quot; ,&quot;    ; [.D569];    &quot;, &quot;    ;[.B569];&quot;, '&quot;   ;[.H569];      &quot;' );&quot;)" office:value-type="string" office:string-value="INSERT INTO export(date, ck_no, amount, fk_lot_id, note) VALUES(20130000, 0 ,0, 25, '' );" calcext:value-type="string">
            <text:p>INSERT INTO export(date, ck_no, amount, fk_lot_id, note) VALUES(20130000, 0 ,0, 25, '' );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6" calcext:value-type="float">
            <text:p>26</text:p>
          </table:table-cell>
          <table:table-cell office:value-type="float" office:value="5729" calcext:value-type="float">
            <text:p>5729</text:p>
          </table:table-cell>
          <table:table-cell office:value-type="float" office:value="50" calcext:value-type="float">
            <text:p>50</text:p>
          </table:table-cell>
          <table:table-cell office:value-type="float" office:value="20130914" calcext:value-type="float">
            <text:p>20130914</text:p>
          </table:table-cell>
          <table:table-cell table:formula="of:=CONCATENATE(&quot;INSERT INTO export(date, ck_no, amount, fk_lot_id, note) VALUES(&quot;   ;[.E570];    &quot;, &quot;    ;[.C570];    &quot; ,&quot;    ; [.D570];    &quot;, &quot;    ;[.B570];&quot;, '&quot;   ;[.H570];      &quot;' );&quot;)" office:value-type="string" office:string-value="INSERT INTO export(date, ck_no, amount, fk_lot_id, note) VALUES(20130914, 5729 ,50, 26, '' );" calcext:value-type="string">
            <text:p>INSERT INTO export(date, ck_no, amount, fk_lot_id, note) VALUES(20130914, 5729 ,50, 26, '' );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7" calcext:value-type="float">
            <text:p>27</text:p>
          </table:table-cell>
          <table:table-cell office:value-type="float" office:value="1921" calcext:value-type="float">
            <text:p>1921</text:p>
          </table:table-cell>
          <table:table-cell office:value-type="float" office:value="50" calcext:value-type="float">
            <text:p>50</text:p>
          </table:table-cell>
          <table:table-cell office:value-type="float" office:value="20130826" calcext:value-type="float">
            <text:p>20130826</text:p>
          </table:table-cell>
          <table:table-cell table:formula="of:=CONCATENATE(&quot;INSERT INTO export(date, ck_no, amount, fk_lot_id, note) VALUES(&quot;   ;[.E571];    &quot;, &quot;    ;[.C571];    &quot; ,&quot;    ; [.D571];    &quot;, &quot;    ;[.B571];&quot;, '&quot;   ;[.H571];      &quot;' );&quot;)" office:value-type="string" office:string-value="INSERT INTO export(date, ck_no, amount, fk_lot_id, note) VALUES(20130826, 1921 ,50, 27, '' );" calcext:value-type="string">
            <text:p>INSERT INTO export(date, ck_no, amount, fk_lot_id, note) VALUES(20130826, 1921 ,50, 27, '' );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28" calcext:value-type="float">
            <text:p>28</text:p>
          </table:table-cell>
          <table:table-cell office:value-type="float" office:value="1204" calcext:value-type="float">
            <text:p>1204</text:p>
          </table:table-cell>
          <table:table-cell office:value-type="float" office:value="50" calcext:value-type="float">
            <text:p>50</text:p>
          </table:table-cell>
          <table:table-cell office:value-type="float" office:value="20130826" calcext:value-type="float">
            <text:p>20130826</text:p>
          </table:table-cell>
          <table:table-cell table:formula="of:=CONCATENATE(&quot;INSERT INTO export(date, ck_no, amount, fk_lot_id, note) VALUES(&quot;   ;[.E572];    &quot;, &quot;    ;[.C572];    &quot; ,&quot;    ; [.D572];    &quot;, &quot;    ;[.B572];&quot;, '&quot;   ;[.H572];      &quot;' );&quot;)" office:value-type="string" office:string-value="INSERT INTO export(date, ck_no, amount, fk_lot_id, note) VALUES(20130826, 1204 ,50, 28, '' );" calcext:value-type="string">
            <text:p>INSERT INTO export(date, ck_no, amount, fk_lot_id, note) VALUES(20130826, 1204 ,50, 28, '' );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30000" calcext:value-type="float">
            <text:p>20130000</text:p>
          </table:table-cell>
          <table:table-cell table:formula="of:=CONCATENATE(&quot;INSERT INTO export(date, ck_no, amount, fk_lot_id, note) VALUES(&quot;   ;[.E573];    &quot;, &quot;    ;[.C573];    &quot; ,&quot;    ; [.D573];    &quot;, &quot;    ;[.B573];&quot;, '&quot;   ;[.H573];      &quot;' );&quot;)" office:value-type="string" office:string-value="INSERT INTO export(date, ck_no, amount, fk_lot_id, note) VALUES(20130000, 0 ,0, 29, '' );" calcext:value-type="string">
            <text:p>INSERT INTO export(date, ck_no, amount, fk_lot_id, note) VALUES(20130000, 0 ,0, 29, '' );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30" calcext:value-type="float">
            <text:p>30</text:p>
          </table:table-cell>
          <table:table-cell office:value-type="float" office:value="3428" calcext:value-type="float">
            <text:p>3428</text:p>
          </table:table-cell>
          <table:table-cell office:value-type="float" office:value="50" calcext:value-type="float">
            <text:p>50</text:p>
          </table:table-cell>
          <table:table-cell office:value-type="float" office:value="20130826" calcext:value-type="float">
            <text:p>20130826</text:p>
          </table:table-cell>
          <table:table-cell table:formula="of:=CONCATENATE(&quot;INSERT INTO export(date, ck_no, amount, fk_lot_id, note) VALUES(&quot;   ;[.E574];    &quot;, &quot;    ;[.C574];    &quot; ,&quot;    ; [.D574];    &quot;, &quot;    ;[.B574];&quot;, '&quot;   ;[.H574];      &quot;' );&quot;)" office:value-type="string" office:string-value="INSERT INTO export(date, ck_no, amount, fk_lot_id, note) VALUES(20130826, 3428 ,50, 30, '' );" calcext:value-type="string">
            <text:p>INSERT INTO export(date, ck_no, amount, fk_lot_id, note) VALUES(20130826, 3428 ,50, 30, '' );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31" calcext:value-type="float">
            <text:p>31</text:p>
          </table:table-cell>
          <table:table-cell office:value-type="float" office:value="1447" calcext:value-type="float">
            <text:p>1447</text:p>
          </table:table-cell>
          <table:table-cell office:value-type="float" office:value="50" calcext:value-type="float">
            <text:p>50</text:p>
          </table:table-cell>
          <table:table-cell office:value-type="float" office:value="20130822" calcext:value-type="float">
            <text:p>20130822</text:p>
          </table:table-cell>
          <table:table-cell table:formula="of:=CONCATENATE(&quot;INSERT INTO export(date, ck_no, amount, fk_lot_id, note) VALUES(&quot;   ;[.E575];    &quot;, &quot;    ;[.C575];    &quot; ,&quot;    ; [.D575];    &quot;, &quot;    ;[.B575];&quot;, '&quot;   ;[.H575];      &quot;' );&quot;)" office:value-type="string" office:string-value="INSERT INTO export(date, ck_no, amount, fk_lot_id, note) VALUES(20130822, 1447 ,50, 31, '' );" calcext:value-type="string">
            <text:p>INSERT INTO export(date, ck_no, amount, fk_lot_id, note) VALUES(20130822, 1447 ,50, 31, '' );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32" calcext:value-type="float">
            <text:p>32</text:p>
          </table:table-cell>
          <table:table-cell office:value-type="float" office:value="1957" calcext:value-type="float">
            <text:p>1957</text:p>
          </table:table-cell>
          <table:table-cell office:value-type="float" office:value="50" calcext:value-type="float">
            <text:p>50</text:p>
          </table:table-cell>
          <table:table-cell office:value-type="float" office:value="20130822" calcext:value-type="float">
            <text:p>20130822</text:p>
          </table:table-cell>
          <table:table-cell table:formula="of:=CONCATENATE(&quot;INSERT INTO export(date, ck_no, amount, fk_lot_id, note) VALUES(&quot;   ;[.E576];    &quot;, &quot;    ;[.C576];    &quot; ,&quot;    ; [.D576];    &quot;, &quot;    ;[.B576];&quot;, '&quot;   ;[.H576];      &quot;' );&quot;)" office:value-type="string" office:string-value="INSERT INTO export(date, ck_no, amount, fk_lot_id, note) VALUES(20130822, 1957 ,50, 32, '' );" calcext:value-type="string">
            <text:p>INSERT INTO export(date, ck_no, amount, fk_lot_id, note) VALUES(20130822, 1957 ,50, 32, '' );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33" calcext:value-type="float">
            <text:p>33</text:p>
          </table:table-cell>
          <table:table-cell office:value-type="float" office:value="5488" calcext:value-type="float">
            <text:p>5488</text:p>
          </table:table-cell>
          <table:table-cell office:value-type="float" office:value="50" calcext:value-type="float">
            <text:p>50</text:p>
          </table:table-cell>
          <table:table-cell office:value-type="float" office:value="20131007" calcext:value-type="float">
            <text:p>20131007</text:p>
          </table:table-cell>
          <table:table-cell table:formula="of:=CONCATENATE(&quot;INSERT INTO export(date, ck_no, amount, fk_lot_id, note) VALUES(&quot;   ;[.E577];    &quot;, &quot;    ;[.C577];    &quot; ,&quot;    ; [.D577];    &quot;, &quot;    ;[.B577];&quot;, '&quot;   ;[.H577];      &quot;' );&quot;)" office:value-type="string" office:string-value="INSERT INTO export(date, ck_no, amount, fk_lot_id, note) VALUES(20131007, 5488 ,50, 33, '' );" calcext:value-type="string">
            <text:p>INSERT INTO export(date, ck_no, amount, fk_lot_id, note) VALUES(20131007, 5488 ,50, 33, '' );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34" calcext:value-type="float">
            <text:p>34</text:p>
          </table:table-cell>
          <table:table-cell office:value-type="float" office:value="1091" calcext:value-type="float">
            <text:p>1091</text:p>
          </table:table-cell>
          <table:table-cell office:value-type="float" office:value="50" calcext:value-type="float">
            <text:p>50</text:p>
          </table:table-cell>
          <table:table-cell office:value-type="float" office:value="20130826" calcext:value-type="float">
            <text:p>20130826</text:p>
          </table:table-cell>
          <table:table-cell table:formula="of:=CONCATENATE(&quot;INSERT INTO export(date, ck_no, amount, fk_lot_id, note) VALUES(&quot;   ;[.E578];    &quot;, &quot;    ;[.C578];    &quot; ,&quot;    ; [.D578];    &quot;, &quot;    ;[.B578];&quot;, '&quot;   ;[.H578];      &quot;' );&quot;)" office:value-type="string" office:string-value="INSERT INTO export(date, ck_no, amount, fk_lot_id, note) VALUES(20130826, 1091 ,50, 34, '' );" calcext:value-type="string">
            <text:p>INSERT INTO export(date, ck_no, amount, fk_lot_id, note) VALUES(20130826, 1091 ,50, 34, '' );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35" calcext:value-type="float">
            <text:p>35</text:p>
          </table:table-cell>
          <table:table-cell office:value-type="float" office:value="5187" calcext:value-type="float">
            <text:p>5187</text:p>
          </table:table-cell>
          <table:table-cell office:value-type="float" office:value="50" calcext:value-type="float">
            <text:p>50</text:p>
          </table:table-cell>
          <table:table-cell office:value-type="float" office:value="20130822" calcext:value-type="float">
            <text:p>20130822</text:p>
          </table:table-cell>
          <table:table-cell table:formula="of:=CONCATENATE(&quot;INSERT INTO export(date, ck_no, amount, fk_lot_id, note) VALUES(&quot;   ;[.E579];    &quot;, &quot;    ;[.C579];    &quot; ,&quot;    ; [.D579];    &quot;, &quot;    ;[.B579];&quot;, '&quot;   ;[.H579];      &quot;' );&quot;)" office:value-type="string" office:string-value="INSERT INTO export(date, ck_no, amount, fk_lot_id, note) VALUES(20130822, 5187 ,50, 35, '' );" calcext:value-type="string">
            <text:p>INSERT INTO export(date, ck_no, amount, fk_lot_id, note) VALUES(20130822, 5187 ,50, 35, '' );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36" calcext:value-type="float">
            <text:p>36</text:p>
          </table:table-cell>
          <table:table-cell office:value-type="float" office:value="2574" calcext:value-type="float">
            <text:p>2574</text:p>
          </table:table-cell>
          <table:table-cell office:value-type="float" office:value="50" calcext:value-type="float">
            <text:p>50</text:p>
          </table:table-cell>
          <table:table-cell office:value-type="float" office:value="20130826" calcext:value-type="float">
            <text:p>20130826</text:p>
          </table:table-cell>
          <table:table-cell table:formula="of:=CONCATENATE(&quot;INSERT INTO export(date, ck_no, amount, fk_lot_id, note) VALUES(&quot;   ;[.E580];    &quot;, &quot;    ;[.C580];    &quot; ,&quot;    ; [.D580];    &quot;, &quot;    ;[.B580];&quot;, '&quot;   ;[.H580];      &quot;' );&quot;)" office:value-type="string" office:string-value="INSERT INTO export(date, ck_no, amount, fk_lot_id, note) VALUES(20130826, 2574 ,50, 36, '' );" calcext:value-type="string">
            <text:p>INSERT INTO export(date, ck_no, amount, fk_lot_id, note) VALUES(20130826, 2574 ,50, 36, '' );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37" calcext:value-type="float">
            <text:p>37</text:p>
          </table:table-cell>
          <table:table-cell office:value-type="float" office:value="1558" calcext:value-type="float">
            <text:p>1558</text:p>
          </table:table-cell>
          <table:table-cell office:value-type="float" office:value="50" calcext:value-type="float">
            <text:p>50</text:p>
          </table:table-cell>
          <table:table-cell office:value-type="float" office:value="20130914" calcext:value-type="float">
            <text:p>20130914</text:p>
          </table:table-cell>
          <table:table-cell table:formula="of:=CONCATENATE(&quot;INSERT INTO export(date, ck_no, amount, fk_lot_id, note) VALUES(&quot;   ;[.E581];    &quot;, &quot;    ;[.C581];    &quot; ,&quot;    ; [.D581];    &quot;, &quot;    ;[.B581];&quot;, '&quot;   ;[.H581];      &quot;' );&quot;)" office:value-type="string" office:string-value="INSERT INTO export(date, ck_no, amount, fk_lot_id, note) VALUES(20130914, 1558 ,50, 37, '' );" calcext:value-type="string">
            <text:p>INSERT INTO export(date, ck_no, amount, fk_lot_id, note) VALUES(20130914, 1558 ,50, 37, '' );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38" calcext:value-type="float">
            <text:p>38</text:p>
          </table:table-cell>
          <table:table-cell office:value-type="float" office:value="772" calcext:value-type="float">
            <text:p>772</text:p>
          </table:table-cell>
          <table:table-cell office:value-type="float" office:value="50" calcext:value-type="float">
            <text:p>50</text:p>
          </table:table-cell>
          <table:table-cell office:value-type="float" office:value="20130826" calcext:value-type="float">
            <text:p>20130826</text:p>
          </table:table-cell>
          <table:table-cell table:formula="of:=CONCATENATE(&quot;INSERT INTO export(date, ck_no, amount, fk_lot_id, note) VALUES(&quot;   ;[.E582];    &quot;, &quot;    ;[.C582];    &quot; ,&quot;    ; [.D582];    &quot;, &quot;    ;[.B582];&quot;, '&quot;   ;[.H582];      &quot;' );&quot;)" office:value-type="string" office:string-value="INSERT INTO export(date, ck_no, amount, fk_lot_id, note) VALUES(20130826, 772 ,50, 38, '' );" calcext:value-type="string">
            <text:p>INSERT INTO export(date, ck_no, amount, fk_lot_id, note) VALUES(20130826, 772 ,50, 38, '' );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30000" calcext:value-type="float">
            <text:p>20130000</text:p>
          </table:table-cell>
          <table:table-cell table:formula="of:=CONCATENATE(&quot;INSERT INTO export(date, ck_no, amount, fk_lot_id, note) VALUES(&quot;   ;[.E583];    &quot;, &quot;    ;[.C583];    &quot; ,&quot;    ; [.D583];    &quot;, &quot;    ;[.B583];&quot;, '&quot;   ;[.H583];      &quot;' );&quot;)" office:value-type="string" office:string-value="INSERT INTO export(date, ck_no, amount, fk_lot_id, note) VALUES(20130000, 0 ,0, 39, '' );" calcext:value-type="string">
            <text:p>INSERT INTO export(date, ck_no, amount, fk_lot_id, note) VALUES(20130000, 0 ,0, 39, '' );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40" calcext:value-type="float">
            <text:p>40</text:p>
          </table:table-cell>
          <table:table-cell office:value-type="float" office:value="8696" calcext:value-type="float">
            <text:p>8696</text:p>
          </table:table-cell>
          <table:table-cell office:value-type="float" office:value="50" calcext:value-type="float">
            <text:p>50</text:p>
          </table:table-cell>
          <table:table-cell office:value-type="float" office:value="20130822" calcext:value-type="float">
            <text:p>20130822</text:p>
          </table:table-cell>
          <table:table-cell table:formula="of:=CONCATENATE(&quot;INSERT INTO export(date, ck_no, amount, fk_lot_id, note) VALUES(&quot;   ;[.E584];    &quot;, &quot;    ;[.C584];    &quot; ,&quot;    ; [.D584];    &quot;, &quot;    ;[.B584];&quot;, '&quot;   ;[.H584];      &quot;' );&quot;)" office:value-type="string" office:string-value="INSERT INTO export(date, ck_no, amount, fk_lot_id, note) VALUES(20130822, 8696 ,50, 40, '' );" calcext:value-type="string">
            <text:p>INSERT INTO export(date, ck_no, amount, fk_lot_id, note) VALUES(20130822, 8696 ,50, 40, '' );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30000" calcext:value-type="float">
            <text:p>20130000</text:p>
          </table:table-cell>
          <table:table-cell table:formula="of:=CONCATENATE(&quot;INSERT INTO export(date, ck_no, amount, fk_lot_id, note) VALUES(&quot;   ;[.E585];    &quot;, &quot;    ;[.C585];    &quot; ,&quot;    ; [.D585];    &quot;, &quot;    ;[.B585];&quot;, '&quot;   ;[.H585];      &quot;' );&quot;)" office:value-type="string" office:string-value="INSERT INTO export(date, ck_no, amount, fk_lot_id, note) VALUES(20130000, 0 ,0, 41, '' );" calcext:value-type="string">
            <text:p>INSERT INTO export(date, ck_no, amount, fk_lot_id, note) VALUES(20130000, 0 ,0, 41, '' );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42" calcext:value-type="float">
            <text:p>42</text:p>
          </table:table-cell>
          <table:table-cell office:value-type="float" office:value="2847" calcext:value-type="float">
            <text:p>2847</text:p>
          </table:table-cell>
          <table:table-cell office:value-type="float" office:value="50" calcext:value-type="float">
            <text:p>50</text:p>
          </table:table-cell>
          <table:table-cell office:value-type="float" office:value="20131025" calcext:value-type="float">
            <text:p>20131025</text:p>
          </table:table-cell>
          <table:table-cell table:formula="of:=CONCATENATE(&quot;INSERT INTO export(date, ck_no, amount, fk_lot_id, note) VALUES(&quot;   ;[.E586];    &quot;, &quot;    ;[.C586];    &quot; ,&quot;    ; [.D586];    &quot;, &quot;    ;[.B586];&quot;, '&quot;   ;[.H586];      &quot;' );&quot;)" office:value-type="string" office:string-value="INSERT INTO export(date, ck_no, amount, fk_lot_id, note) VALUES(20131025, 2847 ,50, 42, '' );" calcext:value-type="string">
            <text:p>INSERT INTO export(date, ck_no, amount, fk_lot_id, note) VALUES(20131025, 2847 ,50, 42, '' );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43" calcext:value-type="float">
            <text:p>43</text:p>
          </table:table-cell>
          <table:table-cell office:value-type="float" office:value="5030" calcext:value-type="float">
            <text:p>5030</text:p>
          </table:table-cell>
          <table:table-cell office:value-type="float" office:value="50" calcext:value-type="float">
            <text:p>50</text:p>
          </table:table-cell>
          <table:table-cell office:value-type="float" office:value="20130914" calcext:value-type="float">
            <text:p>20130914</text:p>
          </table:table-cell>
          <table:table-cell table:formula="of:=CONCATENATE(&quot;INSERT INTO export(date, ck_no, amount, fk_lot_id, note) VALUES(&quot;   ;[.E587];    &quot;, &quot;    ;[.C587];    &quot; ,&quot;    ; [.D587];    &quot;, &quot;    ;[.B587];&quot;, '&quot;   ;[.H587];      &quot;' );&quot;)" office:value-type="string" office:string-value="INSERT INTO export(date, ck_no, amount, fk_lot_id, note) VALUES(20130914, 5030 ,50, 43, '' );" calcext:value-type="string">
            <text:p>INSERT INTO export(date, ck_no, amount, fk_lot_id, note) VALUES(20130914, 5030 ,50, 43, '' );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44" calcext:value-type="float">
            <text:p>44</text:p>
          </table:table-cell>
          <table:table-cell office:value-type="float" office:value="2290" calcext:value-type="float">
            <text:p>2290</text:p>
          </table:table-cell>
          <table:table-cell office:value-type="float" office:value="50" calcext:value-type="float">
            <text:p>50</text:p>
          </table:table-cell>
          <table:table-cell office:value-type="float" office:value="20130826" calcext:value-type="float">
            <text:p>20130826</text:p>
          </table:table-cell>
          <table:table-cell table:formula="of:=CONCATENATE(&quot;INSERT INTO export(date, ck_no, amount, fk_lot_id, note) VALUES(&quot;   ;[.E588];    &quot;, &quot;    ;[.C588];    &quot; ,&quot;    ; [.D588];    &quot;, &quot;    ;[.B588];&quot;, '&quot;   ;[.H588];      &quot;' );&quot;)" office:value-type="string" office:string-value="INSERT INTO export(date, ck_no, amount, fk_lot_id, note) VALUES(20130826, 2290 ,50, 44, '' );" calcext:value-type="string">
            <text:p>INSERT INTO export(date, ck_no, amount, fk_lot_id, note) VALUES(20130826, 2290 ,50, 44, '' );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130914" calcext:value-type="float">
            <text:p>20130914</text:p>
          </table:table-cell>
          <table:table-cell table:formula="of:=CONCATENATE(&quot;INSERT INTO export(date, ck_no, amount, fk_lot_id, note) VALUES(&quot;   ;[.E589];    &quot;, &quot;    ;[.C589];    &quot; ,&quot;    ; [.D589];    &quot;, &quot;    ;[.B589];&quot;, '&quot;   ;[.H589];      &quot;' );&quot;)" office:value-type="string" office:string-value="INSERT INTO export(date, ck_no, amount, fk_lot_id, note) VALUES(20130914, 1 ,50, 45, '' );" calcext:value-type="string">
            <text:p>INSERT INTO export(date, ck_no, amount, fk_lot_id, note) VALUES(20130914, 1 ,50, 45, '' );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46" calcext:value-type="float">
            <text:p>46</text:p>
          </table:table-cell>
          <table:table-cell office:value-type="float" office:value="11735148" calcext:value-type="float">
            <text:p>11735148</text:p>
          </table:table-cell>
          <table:table-cell office:value-type="float" office:value="50" calcext:value-type="float">
            <text:p>50</text:p>
          </table:table-cell>
          <table:table-cell office:value-type="float" office:value="20130604" calcext:value-type="float">
            <text:p>20130604</text:p>
          </table:table-cell>
          <table:table-cell table:formula="of:=CONCATENATE(&quot;INSERT INTO export(date, ck_no, amount, fk_lot_id, note) VALUES(&quot;   ;[.E590];    &quot;, &quot;    ;[.C590];    &quot; ,&quot;    ; [.D590];    &quot;, &quot;    ;[.B590];&quot;, '&quot;   ;[.H590];      &quot;' );&quot;)" office:value-type="string" office:string-value="INSERT INTO export(date, ck_no, amount, fk_lot_id, note) VALUES(20130604, 11735148 ,50, 46, '' );" calcext:value-type="string">
            <text:p>INSERT INTO export(date, ck_no, amount, fk_lot_id, note) VALUES(20130604, 11735148 ,50, 46, '' );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47" calcext:value-type="float">
            <text:p>47</text:p>
          </table:table-cell>
          <table:table-cell office:value-type="float" office:value="2890" calcext:value-type="float">
            <text:p>2890</text:p>
          </table:table-cell>
          <table:table-cell office:value-type="float" office:value="100" calcext:value-type="float">
            <text:p>100</text:p>
          </table:table-cell>
          <table:table-cell office:value-type="float" office:value="20130822" calcext:value-type="float">
            <text:p>20130822</text:p>
          </table:table-cell>
          <table:table-cell table:formula="of:=CONCATENATE(&quot;INSERT INTO export(date, ck_no, amount, fk_lot_id, note) VALUES(&quot;   ;[.E591];    &quot;, &quot;    ;[.C591];    &quot; ,&quot;    ; [.D591];    &quot;, &quot;    ;[.B591];&quot;, '&quot;   ;[.H591];      &quot;' );&quot;)" office:value-type="string" office:string-value="INSERT INTO export(date, ck_no, amount, fk_lot_id, note) VALUES(20130822, 2890 ,100, 47, '' );" calcext:value-type="string">
            <text:p>INSERT INTO export(date, ck_no, amount, fk_lot_id, note) VALUES(20130822, 2890 ,100, 47, '' );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48" calcext:value-type="float">
            <text:p>48</text:p>
          </table:table-cell>
          <table:table-cell office:value-type="float" office:value="2415" calcext:value-type="float">
            <text:p>2415</text:p>
          </table:table-cell>
          <table:table-cell office:value-type="float" office:value="50" calcext:value-type="float">
            <text:p>50</text:p>
          </table:table-cell>
          <table:table-cell office:value-type="float" office:value="20130914" calcext:value-type="float">
            <text:p>20130914</text:p>
          </table:table-cell>
          <table:table-cell table:formula="of:=CONCATENATE(&quot;INSERT INTO export(date, ck_no, amount, fk_lot_id, note) VALUES(&quot;   ;[.E592];    &quot;, &quot;    ;[.C592];    &quot; ,&quot;    ; [.D592];    &quot;, &quot;    ;[.B592];&quot;, '&quot;   ;[.H592];      &quot;' );&quot;)" office:value-type="string" office:string-value="INSERT INTO export(date, ck_no, amount, fk_lot_id, note) VALUES(20130914, 2415 ,50, 48, '' );" calcext:value-type="string">
            <text:p>INSERT INTO export(date, ck_no, amount, fk_lot_id, note) VALUES(20130914, 2415 ,50, 48, '' );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49" calcext:value-type="float">
            <text:p>49</text:p>
          </table:table-cell>
          <table:table-cell office:value-type="float" office:value="2412" calcext:value-type="float">
            <text:p>2412</text:p>
          </table:table-cell>
          <table:table-cell office:value-type="float" office:value="50" calcext:value-type="float">
            <text:p>50</text:p>
          </table:table-cell>
          <table:table-cell office:value-type="float" office:value="20130822" calcext:value-type="float">
            <text:p>20130822</text:p>
          </table:table-cell>
          <table:table-cell table:formula="of:=CONCATENATE(&quot;INSERT INTO export(date, ck_no, amount, fk_lot_id, note) VALUES(&quot;   ;[.E593];    &quot;, &quot;    ;[.C593];    &quot; ,&quot;    ; [.D593];    &quot;, &quot;    ;[.B593];&quot;, '&quot;   ;[.H593];      &quot;' );&quot;)" office:value-type="string" office:string-value="INSERT INTO export(date, ck_no, amount, fk_lot_id, note) VALUES(20130822, 2412 ,50, 49, '' );" calcext:value-type="string">
            <text:p>INSERT INTO export(date, ck_no, amount, fk_lot_id, note) VALUES(20130822, 2412 ,50, 49, '' );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50" calcext:value-type="float">
            <text:p>50</text:p>
          </table:table-cell>
          <table:table-cell office:value-type="float" office:value="830" calcext:value-type="float">
            <text:p>830</text:p>
          </table:table-cell>
          <table:table-cell office:value-type="float" office:value="50" calcext:value-type="float">
            <text:p>50</text:p>
          </table:table-cell>
          <table:table-cell office:value-type="float" office:value="20130822" calcext:value-type="float">
            <text:p>20130822</text:p>
          </table:table-cell>
          <table:table-cell table:formula="of:=CONCATENATE(&quot;INSERT INTO export(date, ck_no, amount, fk_lot_id, note) VALUES(&quot;   ;[.E594];    &quot;, &quot;    ;[.C594];    &quot; ,&quot;    ; [.D594];    &quot;, &quot;    ;[.B594];&quot;, '&quot;   ;[.H594];      &quot;' );&quot;)" office:value-type="string" office:string-value="INSERT INTO export(date, ck_no, amount, fk_lot_id, note) VALUES(20130822, 830 ,50, 50, '' );" calcext:value-type="string">
            <text:p>INSERT INTO export(date, ck_no, amount, fk_lot_id, note) VALUES(20130822, 830 ,50, 50, '' );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51" calcext:value-type="float">
            <text:p>51</text:p>
          </table:table-cell>
          <table:table-cell office:value-type="float" office:value="620" calcext:value-type="float">
            <text:p>620</text:p>
          </table:table-cell>
          <table:table-cell office:value-type="float" office:value="50" calcext:value-type="float">
            <text:p>50</text:p>
          </table:table-cell>
          <table:table-cell office:value-type="float" office:value="20131007" calcext:value-type="float">
            <text:p>20131007</text:p>
          </table:table-cell>
          <table:table-cell table:formula="of:=CONCATENATE(&quot;INSERT INTO export(date, ck_no, amount, fk_lot_id, note) VALUES(&quot;   ;[.E595];    &quot;, &quot;    ;[.C595];    &quot; ,&quot;    ; [.D595];    &quot;, &quot;    ;[.B595];&quot;, '&quot;   ;[.H595];      &quot;' );&quot;)" office:value-type="string" office:string-value="INSERT INTO export(date, ck_no, amount, fk_lot_id, note) VALUES(20131007, 620 ,50, 51, '' );" calcext:value-type="string">
            <text:p>INSERT INTO export(date, ck_no, amount, fk_lot_id, note) VALUES(20131007, 620 ,50, 51, '' );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30000" calcext:value-type="float">
            <text:p>20130000</text:p>
          </table:table-cell>
          <table:table-cell table:formula="of:=CONCATENATE(&quot;INSERT INTO export(date, ck_no, amount, fk_lot_id, note) VALUES(&quot;   ;[.E596];    &quot;, &quot;    ;[.C596];    &quot; ,&quot;    ; [.D596];    &quot;, &quot;    ;[.B596];&quot;, '&quot;   ;[.H596];      &quot;' );&quot;)" office:value-type="string" office:string-value="INSERT INTO export(date, ck_no, amount, fk_lot_id, note) VALUES(20130000, 0 ,0, 52, '' );" calcext:value-type="string">
            <text:p>INSERT INTO export(date, ck_no, amount, fk_lot_id, note) VALUES(20130000, 0 ,0, 52, '' );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53" calcext:value-type="float">
            <text:p>53</text:p>
          </table:table-cell>
          <table:table-cell office:value-type="float" office:value="2181" calcext:value-type="float">
            <text:p>2181</text:p>
          </table:table-cell>
          <table:table-cell office:value-type="float" office:value="50" calcext:value-type="float">
            <text:p>50</text:p>
          </table:table-cell>
          <table:table-cell office:value-type="float" office:value="20130822" calcext:value-type="float">
            <text:p>20130822</text:p>
          </table:table-cell>
          <table:table-cell table:formula="of:=CONCATENATE(&quot;INSERT INTO export(date, ck_no, amount, fk_lot_id, note) VALUES(&quot;   ;[.E597];    &quot;, &quot;    ;[.C597];    &quot; ,&quot;    ; [.D597];    &quot;, &quot;    ;[.B597];&quot;, '&quot;   ;[.H597];      &quot;' );&quot;)" office:value-type="string" office:string-value="INSERT INTO export(date, ck_no, amount, fk_lot_id, note) VALUES(20130822, 2181 ,50, 53, '' );" calcext:value-type="string">
            <text:p>INSERT INTO export(date, ck_no, amount, fk_lot_id, note) VALUES(20130822, 2181 ,50, 53, '' );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54" calcext:value-type="float">
            <text:p>54</text:p>
          </table:table-cell>
          <table:table-cell office:value-type="float" office:value="1364" calcext:value-type="float">
            <text:p>1364</text:p>
          </table:table-cell>
          <table:table-cell office:value-type="float" office:value="50" calcext:value-type="float">
            <text:p>50</text:p>
          </table:table-cell>
          <table:table-cell office:value-type="float" office:value="20131007" calcext:value-type="float">
            <text:p>20131007</text:p>
          </table:table-cell>
          <table:table-cell table:formula="of:=CONCATENATE(&quot;INSERT INTO export(date, ck_no, amount, fk_lot_id, note) VALUES(&quot;   ;[.E598];    &quot;, &quot;    ;[.C598];    &quot; ,&quot;    ; [.D598];    &quot;, &quot;    ;[.B598];&quot;, '&quot;   ;[.H598];      &quot;' );&quot;)" office:value-type="string" office:string-value="INSERT INTO export(date, ck_no, amount, fk_lot_id, note) VALUES(20131007, 1364 ,50, 54, '' );" calcext:value-type="string">
            <text:p>INSERT INTO export(date, ck_no, amount, fk_lot_id, note) VALUES(20131007, 1364 ,50, 54, '' );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55" calcext:value-type="float">
            <text:p>55</text:p>
          </table:table-cell>
          <table:table-cell office:value-type="float" office:value="4522" calcext:value-type="float">
            <text:p>4522</text:p>
          </table:table-cell>
          <table:table-cell office:value-type="float" office:value="50" calcext:value-type="float">
            <text:p>50</text:p>
          </table:table-cell>
          <table:table-cell office:value-type="float" office:value="20130822" calcext:value-type="float">
            <text:p>20130822</text:p>
          </table:table-cell>
          <table:table-cell table:formula="of:=CONCATENATE(&quot;INSERT INTO export(date, ck_no, amount, fk_lot_id, note) VALUES(&quot;   ;[.E599];    &quot;, &quot;    ;[.C599];    &quot; ,&quot;    ; [.D599];    &quot;, &quot;    ;[.B599];&quot;, '&quot;   ;[.H599];      &quot;' );&quot;)" office:value-type="string" office:string-value="INSERT INTO export(date, ck_no, amount, fk_lot_id, note) VALUES(20130822, 4522 ,50, 55, '' );" calcext:value-type="string">
            <text:p>INSERT INTO export(date, ck_no, amount, fk_lot_id, note) VALUES(20130822, 4522 ,50, 55, '' );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6" calcext:value-type="float">
            <text:p>56</text:p>
          </table:table-cell>
          <table:table-cell office:value-type="float" office:value="7028" calcext:value-type="float">
            <text:p>7028</text:p>
          </table:table-cell>
          <table:table-cell office:value-type="float" office:value="50" calcext:value-type="float">
            <text:p>50</text:p>
          </table:table-cell>
          <table:table-cell office:value-type="float" office:value="20130914" calcext:value-type="float">
            <text:p>20130914</text:p>
          </table:table-cell>
          <table:table-cell table:formula="of:=CONCATENATE(&quot;INSERT INTO export(date, ck_no, amount, fk_lot_id, note) VALUES(&quot;   ;[.E600];    &quot;, &quot;    ;[.C600];    &quot; ,&quot;    ; [.D600];    &quot;, &quot;    ;[.B600];&quot;, '&quot;   ;[.H600];      &quot;' );&quot;)" office:value-type="string" office:string-value="INSERT INTO export(date, ck_no, amount, fk_lot_id, note) VALUES(20130914, 7028 ,50, 56, '' );" calcext:value-type="string">
            <text:p>INSERT INTO export(date, ck_no, amount, fk_lot_id, note) VALUES(20130914, 7028 ,50, 56, '' );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7" calcext:value-type="float">
            <text:p>67</text:p>
          </table:table-cell>
          <table:table-cell office:value-type="float" office:value="913" calcext:value-type="float">
            <text:p>913</text:p>
          </table:table-cell>
          <table:table-cell office:value-type="float" office:value="50" calcext:value-type="float">
            <text:p>50</text:p>
          </table:table-cell>
          <table:table-cell office:value-type="float" office:value="20130822" calcext:value-type="float">
            <text:p>20130822</text:p>
          </table:table-cell>
          <table:table-cell table:formula="of:=CONCATENATE(&quot;INSERT INTO export(date, ck_no, amount, fk_lot_id, note) VALUES(&quot;   ;[.E601];    &quot;, &quot;    ;[.C601];    &quot; ,&quot;    ; [.D601];    &quot;, &quot;    ;[.B601];&quot;, '&quot;   ;[.H601];      &quot;' );&quot;)" office:value-type="string" office:string-value="INSERT INTO export(date, ck_no, amount, fk_lot_id, note) VALUES(20130822, 913 ,50, 67, '' );" calcext:value-type="string">
            <text:p>INSERT INTO export(date, ck_no, amount, fk_lot_id, note) VALUES(20130822, 913 ,50, 67, '' );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8" calcext:value-type="float">
            <text:p>68</text:p>
          </table:table-cell>
          <table:table-cell office:value-type="float" office:value="6002" calcext:value-type="float">
            <text:p>6002</text:p>
          </table:table-cell>
          <table:table-cell office:value-type="float" office:value="50" calcext:value-type="float">
            <text:p>50</text:p>
          </table:table-cell>
          <table:table-cell office:value-type="float" office:value="20130826" calcext:value-type="float">
            <text:p>20130826</text:p>
          </table:table-cell>
          <table:table-cell table:formula="of:=CONCATENATE(&quot;INSERT INTO export(date, ck_no, amount, fk_lot_id, note) VALUES(&quot;   ;[.E602];    &quot;, &quot;    ;[.C602];    &quot; ,&quot;    ; [.D602];    &quot;, &quot;    ;[.B602];&quot;, '&quot;   ;[.H602];      &quot;' );&quot;)" office:value-type="string" office:string-value="INSERT INTO export(date, ck_no, amount, fk_lot_id, note) VALUES(20130826, 6002 ,50, 68, '' );" calcext:value-type="string">
            <text:p>INSERT INTO export(date, ck_no, amount, fk_lot_id, note) VALUES(20130826, 6002 ,50, 68, '' );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59" calcext:value-type="float">
            <text:p>59</text:p>
          </table:table-cell>
          <table:table-cell office:value-type="float" office:value="7757" calcext:value-type="float">
            <text:p>7757</text:p>
          </table:table-cell>
          <table:table-cell office:value-type="float" office:value="50" calcext:value-type="float">
            <text:p>50</text:p>
          </table:table-cell>
          <table:table-cell office:value-type="float" office:value="20130822" calcext:value-type="float">
            <text:p>20130822</text:p>
          </table:table-cell>
          <table:table-cell table:formula="of:=CONCATENATE(&quot;INSERT INTO export(date, ck_no, amount, fk_lot_id, note) VALUES(&quot;   ;[.E603];    &quot;, &quot;    ;[.C603];    &quot; ,&quot;    ; [.D603];    &quot;, &quot;    ;[.B603];&quot;, '&quot;   ;[.H603];      &quot;' );&quot;)" office:value-type="string" office:string-value="INSERT INTO export(date, ck_no, amount, fk_lot_id, note) VALUES(20130822, 7757 ,50, 59, '' );" calcext:value-type="string">
            <text:p>INSERT INTO export(date, ck_no, amount, fk_lot_id, note) VALUES(20130822, 7757 ,50, 59, '' );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0" calcext:value-type="float">
            <text:p>60</text:p>
          </table:table-cell>
          <table:table-cell office:value-type="float" office:value="1158" calcext:value-type="float">
            <text:p>1158</text:p>
          </table:table-cell>
          <table:table-cell office:value-type="float" office:value="50" calcext:value-type="float">
            <text:p>50</text:p>
          </table:table-cell>
          <table:table-cell office:value-type="float" office:value="20130914" calcext:value-type="float">
            <text:p>20130914</text:p>
          </table:table-cell>
          <table:table-cell table:formula="of:=CONCATENATE(&quot;INSERT INTO export(date, ck_no, amount, fk_lot_id, note) VALUES(&quot;   ;[.E604];    &quot;, &quot;    ;[.C604];    &quot; ,&quot;    ; [.D604];    &quot;, &quot;    ;[.B604];&quot;, '&quot;   ;[.H604];      &quot;' );&quot;)" office:value-type="string" office:string-value="INSERT INTO export(date, ck_no, amount, fk_lot_id, note) VALUES(20130914, 1158 ,50, 60, '' );" calcext:value-type="string">
            <text:p>INSERT INTO export(date, ck_no, amount, fk_lot_id, note) VALUES(20130914, 1158 ,50, 60, '' );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1" calcext:value-type="float">
            <text:p>61</text:p>
          </table:table-cell>
          <table:table-cell office:value-type="float" office:value="4559" calcext:value-type="float">
            <text:p>4559</text:p>
          </table:table-cell>
          <table:table-cell office:value-type="float" office:value="50" calcext:value-type="float">
            <text:p>50</text:p>
          </table:table-cell>
          <table:table-cell office:value-type="float" office:value="20130822" calcext:value-type="float">
            <text:p>20130822</text:p>
          </table:table-cell>
          <table:table-cell table:formula="of:=CONCATENATE(&quot;INSERT INTO export(date, ck_no, amount, fk_lot_id, note) VALUES(&quot;   ;[.E605];    &quot;, &quot;    ;[.C605];    &quot; ,&quot;    ; [.D605];    &quot;, &quot;    ;[.B605];&quot;, '&quot;   ;[.H605];      &quot;' );&quot;)" office:value-type="string" office:string-value="INSERT INTO export(date, ck_no, amount, fk_lot_id, note) VALUES(20130822, 4559 ,50, 61, '' );" calcext:value-type="string">
            <text:p>INSERT INTO export(date, ck_no, amount, fk_lot_id, note) VALUES(20130822, 4559 ,50, 61, '' );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2" calcext:value-type="float">
            <text:p>62</text:p>
          </table:table-cell>
          <table:table-cell office:value-type="float" office:value="5471" calcext:value-type="float">
            <text:p>5471</text:p>
          </table:table-cell>
          <table:table-cell office:value-type="float" office:value="50" calcext:value-type="float">
            <text:p>50</text:p>
          </table:table-cell>
          <table:table-cell office:value-type="float" office:value="20130822" calcext:value-type="float">
            <text:p>20130822</text:p>
          </table:table-cell>
          <table:table-cell table:formula="of:=CONCATENATE(&quot;INSERT INTO export(date, ck_no, amount, fk_lot_id, note) VALUES(&quot;   ;[.E606];    &quot;, &quot;    ;[.C606];    &quot; ,&quot;    ; [.D606];    &quot;, &quot;    ;[.B606];&quot;, '&quot;   ;[.H606];      &quot;' );&quot;)" office:value-type="string" office:string-value="INSERT INTO export(date, ck_no, amount, fk_lot_id, note) VALUES(20130822, 5471 ,50, 62, '' );" calcext:value-type="string">
            <text:p>INSERT INTO export(date, ck_no, amount, fk_lot_id, note) VALUES(20130822, 5471 ,50, 62, '' );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3" calcext:value-type="float">
            <text:p>63</text:p>
          </table:table-cell>
          <table:table-cell office:value-type="float" office:value="2685" calcext:value-type="float">
            <text:p>2685</text:p>
          </table:table-cell>
          <table:table-cell office:value-type="float" office:value="50" calcext:value-type="float">
            <text:p>50</text:p>
          </table:table-cell>
          <table:table-cell office:value-type="float" office:value="20131113" calcext:value-type="float">
            <text:p>20131113</text:p>
          </table:table-cell>
          <table:table-cell table:formula="of:=CONCATENATE(&quot;INSERT INTO export(date, ck_no, amount, fk_lot_id, note) VALUES(&quot;   ;[.E607];    &quot;, &quot;    ;[.C607];    &quot; ,&quot;    ; [.D607];    &quot;, &quot;    ;[.B607];&quot;, '&quot;   ;[.H607];      &quot;' );&quot;)" office:value-type="string" office:string-value="INSERT INTO export(date, ck_no, amount, fk_lot_id, note) VALUES(20131113, 2685 ,50, 63, '' );" calcext:value-type="string">
            <text:p>INSERT INTO export(date, ck_no, amount, fk_lot_id, note) VALUES(20131113, 2685 ,50, 63, '' );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4" calcext:value-type="float">
            <text:p>64</text:p>
          </table:table-cell>
          <table:table-cell office:value-type="float" office:value="297" calcext:value-type="float">
            <text:p>297</text:p>
          </table:table-cell>
          <table:table-cell office:value-type="float" office:value="50" calcext:value-type="float">
            <text:p>50</text:p>
          </table:table-cell>
          <table:table-cell office:value-type="float" office:value="20130914" calcext:value-type="float">
            <text:p>20130914</text:p>
          </table:table-cell>
          <table:table-cell table:formula="of:=CONCATENATE(&quot;INSERT INTO export(date, ck_no, amount, fk_lot_id, note) VALUES(&quot;   ;[.E608];    &quot;, &quot;    ;[.C608];    &quot; ,&quot;    ; [.D608];    &quot;, &quot;    ;[.B608];&quot;, '&quot;   ;[.H608];      &quot;' );&quot;)" office:value-type="string" office:string-value="INSERT INTO export(date, ck_no, amount, fk_lot_id, note) VALUES(20130914, 297 ,50, 64, '' );" calcext:value-type="string">
            <text:p>INSERT INTO export(date, ck_no, amount, fk_lot_id, note) VALUES(20130914, 297 ,50, 64, '' );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5" calcext:value-type="float">
            <text:p>65</text:p>
          </table:table-cell>
          <table:table-cell office:value-type="float" office:value="399" calcext:value-type="float">
            <text:p>399</text:p>
          </table:table-cell>
          <table:table-cell office:value-type="float" office:value="50" calcext:value-type="float">
            <text:p>50</text:p>
          </table:table-cell>
          <table:table-cell office:value-type="float" office:value="20130826" calcext:value-type="float">
            <text:p>20130826</text:p>
          </table:table-cell>
          <table:table-cell table:formula="of:=CONCATENATE(&quot;INSERT INTO export(date, ck_no, amount, fk_lot_id, note) VALUES(&quot;   ;[.E609];    &quot;, &quot;    ;[.C609];    &quot; ,&quot;    ; [.D609];    &quot;, &quot;    ;[.B609];&quot;, '&quot;   ;[.H609];      &quot;' );&quot;)" office:value-type="string" office:string-value="INSERT INTO export(date, ck_no, amount, fk_lot_id, note) VALUES(20130826, 399 ,50, 65, '' );" calcext:value-type="string">
            <text:p>INSERT INTO export(date, ck_no, amount, fk_lot_id, note) VALUES(20130826, 399 ,50, 65, '' );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6" calcext:value-type="float">
            <text:p>66</text:p>
          </table:table-cell>
          <table:table-cell office:value-type="float" office:value="7341" calcext:value-type="float">
            <text:p>7341</text:p>
          </table:table-cell>
          <table:table-cell office:value-type="float" office:value="50" calcext:value-type="float">
            <text:p>50</text:p>
          </table:table-cell>
          <table:table-cell office:value-type="float" office:value="20130914" calcext:value-type="float">
            <text:p>20130914</text:p>
          </table:table-cell>
          <table:table-cell table:formula="of:=CONCATENATE(&quot;INSERT INTO export(date, ck_no, amount, fk_lot_id, note) VALUES(&quot;   ;[.E610];    &quot;, &quot;    ;[.C610];    &quot; ,&quot;    ; [.D610];    &quot;, &quot;    ;[.B610];&quot;, '&quot;   ;[.H610];      &quot;' );&quot;)" office:value-type="string" office:string-value="INSERT INTO export(date, ck_no, amount, fk_lot_id, note) VALUES(20130914, 7341 ,50, 66, '' );" calcext:value-type="string">
            <text:p>INSERT INTO export(date, ck_no, amount, fk_lot_id, note) VALUES(20130914, 7341 ,50, 66, '' );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30000" calcext:value-type="float">
            <text:p>20130000</text:p>
          </table:table-cell>
          <table:table-cell table:formula="of:=CONCATENATE(&quot;INSERT INTO export(date, ck_no, amount, fk_lot_id, note) VALUES(&quot;   ;[.E611];    &quot;, &quot;    ;[.C611];    &quot; ,&quot;    ; [.D611];    &quot;, &quot;    ;[.B611];&quot;, '&quot;   ;[.H611];      &quot;' );&quot;)" office:value-type="string" office:string-value="INSERT INTO export(date, ck_no, amount, fk_lot_id, note) VALUES(20130000, 0 ,0, 58, '' );" calcext:value-type="string">
            <text:p>INSERT INTO export(date, ck_no, amount, fk_lot_id, note) VALUES(20130000, 0 ,0, 58, '' );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30000" calcext:value-type="float">
            <text:p>20130000</text:p>
          </table:table-cell>
          <table:table-cell table:formula="of:=CONCATENATE(&quot;INSERT INTO export(date, ck_no, amount, fk_lot_id, note) VALUES(&quot;   ;[.E612];    &quot;, &quot;    ;[.C612];    &quot; ,&quot;    ; [.D612];    &quot;, &quot;    ;[.B612];&quot;, '&quot;   ;[.H612];      &quot;' );&quot;)" office:value-type="string" office:string-value="INSERT INTO export(date, ck_no, amount, fk_lot_id, note) VALUES(20130000, 0 ,0, 57, '' );" calcext:value-type="string">
            <text:p>INSERT INTO export(date, ck_no, amount, fk_lot_id, note) VALUES(20130000, 0 ,0, 57, '' );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39" calcext:value-type="float">
            <text:p>39</text:p>
          </table:table-cell>
          <table:table-cell office:value-type="float" office:value="7837" calcext:value-type="float">
            <text:p>7837</text:p>
          </table:table-cell>
          <table:table-cell office:value-type="float" office:value="100" calcext:value-type="float">
            <text:p>100</text:p>
          </table:table-cell>
          <table:table-cell office:value-type="float" office:value="20140214" calcext:value-type="float">
            <text:p>20140214</text:p>
          </table:table-cell>
          <table:table-cell table:formula="of:=CONCATENATE(&quot;INSERT INTO export(date, ck_no, amount, fk_lot_id, note) VALUES(&quot;   ;[.E613];    &quot;, &quot;    ;[.C613];    &quot; ,&quot;    ; [.D613];    &quot;, &quot;    ;[.B613];&quot;, '&quot;   ;[.H613];      &quot;' );&quot;)" office:value-type="string" office:string-value="INSERT INTO export(date, ck_no, amount, fk_lot_id, note) VALUES(20140214, 7837 ,100, 39, '' );" calcext:value-type="string">
            <text:p>INSERT INTO export(date, ck_no, amount, fk_lot_id, note) VALUES(20140214, 7837 ,100, 39, '' 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8P0" style:volatile="true">
      <number:text>$</number:text>
      <number:number number:decimal-places="2" number:min-integer-digits="1" number:grouping="true"/>
    </number:number-style>
    <number:number-style style:name="N148"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</number:date-style>
    <number:date-style style:name="N10122" number:language="en" number:country="US">
      <number:month number:textual="true"/>
      <number:text>-</number:text>
      <number:year/>
    </number:date-style>
    <number:time-style style:name="N10123" number:language="en" number:country="US">
      <number:hours/>
      <number:text>:</number:text>
      <number:minutes number:style="long"/>
      <number:text> </number:text>
      <number:am-pm/>
    </number:time-style>
    <number:time-style style:name="N1012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date-style style:name="N10140" number:language="en" number:country="US">
      <number:day/>
      <number:text>-</number:text>
      <number:month number:textual="true"/>
      <number:text>-</number:text>
      <number:year/>
    </number:date-style>
    <number:number-style style:name="N10141" number:language="en" number:country="US">
      <number:number number:decimal-places="0" number:min-integer-digits="2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8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08T22:37:14.386792155</dc:date>
    <dc:creator>Steven Gomez</dc:creator>
    <meta:generator>LibreOffice/4.1.3.2$Linux_x86 LibreOffice_project/70feb7d99726f064edab4605a8ab840c50ec57a</meta:generator>
    <meta:editing-duration>PT48M31S</meta:editing-duration>
    <meta:editing-cycles>4</meta:editing-cycles>
    <meta:document-statistic meta:table-count="1" meta:cell-count="3678" meta:object-count="0"/>
  </office:meta>
</office:document-meta>
</file>